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11.056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7.144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6.027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4.692cm"/>
    </style:style>
    <style:style style:name="co16" style:family="table-column">
      <style:table-column-properties fo:break-before="auto" style:column-width="1.097cm"/>
    </style:style>
    <style:style style:name="co17" style:family="table-column">
      <style:table-column-properties fo:break-before="auto" style:column-width="6.325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016cm"/>
    </style:style>
    <style:style style:name="co20" style:family="table-column">
      <style:table-column-properties fo:break-before="auto" style:column-width="1.969cm"/>
    </style:style>
    <style:style style:name="co21" style:family="table-column">
      <style:table-column-properties fo:break-before="auto" style:column-width="0.497cm"/>
    </style:style>
    <style:style style:name="co22" style:family="table-column">
      <style:table-column-properties fo:break-before="auto" style:column-width="4.447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0.679cm"/>
    </style:style>
    <style:style style:name="co25" style:family="table-column">
      <style:table-column-properties fo:break-before="auto" style:column-width="4.526cm"/>
    </style:style>
    <style:style style:name="co26" style:family="table-column">
      <style:table-column-properties fo:break-before="auto" style:column-width="4.8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fo:color="#ffffff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13" style:family="table-cell" style:parent-style-name="Default">
      <style:text-properties style:font-name="Liberation Sans" fo:font-size="8pt" style:font-name-asian="Droid Sans Fallback" style:font-size-asian="8pt" style:font-name-complex="FreeSans" style:font-size-complex="8pt"/>
    </style:style>
  </office:automatic-styles>
  <office:body>
    <office:spreadsheet>
      <table:table table:name="Wiki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639-1</text:p>
          </table:table-cell>
          <table:table-cell table:style-name="ce1" office:value-type="string" calcext:value-type="string">
            <text:p>639-2</text:p>
          </table:table-cell>
          <table:table-cell table:style-name="ce1" office:value-type="string" calcext:value-type="string">
            <text:p>639-3</text:p>
          </table:table-cell>
          <table:table-cell table:style-name="ce1" office:value-type="string" calcext:value-type="string">
            <text:p>Nom de la langue</text:p>
          </table:table-cell>
          <table:table-cell table:style-name="ce1" office:value-type="string" calcext:value-type="string">
            <text:p>Nom</text:p>
            <text:p>(dans la langue correspondante)</text:p>
          </table:table-cell>
          <table:table-cell table:style-name="ce1" office:value-type="string" calcext:value-type="string">
            <text:p>Nom en anglais</text:p>
          </table:table-cell>
          <table:table-cell table:style-name="ce1" office:value-type="string" calcext:value-type="string">
            <text:p>Commentaire</text:p>
          </table:table-cell>
          <table:table-cell office:value-type="string" calcext:value-type="string">
            <text:p><text:a xlink:href="https://fr.wikipedia.org/wiki/Liste_des_codes_ISO_639-1" xlink:type="simple">https://fr.wikipedia.org/wiki/Liste_des_codes_ISO_639-1</text:a>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fr.wikipedia.org/wiki/Afar_(langue)" xlink:type="simple">Afar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fr.wikipedia.org/wiki/Abkhaze" xlink:type="simple">Abkhaze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fr.wikipedia.org/wiki/Avestique" xlink:type="simple">Avestique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fr.wikipedia.org/wiki/Afrikaans" xlink:type="simple">Afrikaans</text:a></text:p>
          </table:table-cell>
          <table:table-cell table:number-columns-repeated="2" office:value-type="string" calcext:value-type="string">
            <text:p>Afrikaa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 <text:a xlink:href="https://fr.wikipedia.org/w/index.php?title=ISO_639:aka&amp;action=edit&amp;redlink=1" xlink:type="simple">2</text:a></text:p>
          </table:table-cell>
          <table:table-cell office:value-type="string" calcext:value-type="string">
            <text:p><text:a xlink:href="https://fr.wikipedia.org/wiki/Akan_(langue)" xlink:type="simple">Akan</text:a></text:p>
          </table:table-cell>
          <table:table-cell table:number-columns-repeated="2" office:value-type="string" calcext:value-type="string">
            <text:p>Ak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fr.wikipedia.org/wiki/Amharique" xlink:type="simple">Amharique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fr.wikipedia.org/wiki/Aragonais" xlink:type="simple">Aragonais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 <text:a xlink:href="https://fr.wikipedia.org/w/index.php?title=ISO_639:ara&amp;action=edit&amp;redlink=1" xlink:type="simple">30</text:a></text:p>
          </table:table-cell>
          <table:table-cell office:value-type="string" calcext:value-type="string">
            <text:p><text:a xlink:href="https://fr.wikipedia.org/wiki/Arabe" xlink:type="simple">Arabe</text:a></text:p>
          </table:table-cell>
          <table:table-cell office:value-type="string" calcext:value-type="string">
            <text:p>‫العربية</text:p>
          </table:table-cell>
          <table:table-cell office:value-type="string" calcext:value-type="string">
            <text:p>Arabic</text:p>
          </table:table-cell>
          <table:table-cell table:style-name="ce2" office:value-type="string" calcext:value-type="string">
            <text:p>L'arabe standard est arb en ISO 639-3</text:p>
          </table:table-cell>
          <table:table-cell/>
        </table:table-row>
        <table:table-row table:style-name="ro2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fr.wikipedia.org/wiki/Assamais" xlink:type="simple">Assamais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fr.wikipedia.org/wiki/Avar" xlink:type="simple">Avar</text:a></text:p>
          </table:table-cell>
          <table:table-cell office:value-type="string" calcext:value-type="string">
            <text:p>авар мацӀ ; магӀарул мацӀ</text:p>
          </table:table-cell>
          <table:table-cell office:value-type="string" calcext:value-type="string">
            <text:p>Ava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 <text:a xlink:href="https://fr.wikipedia.org/w/index.php?title=ISO_639:aym&amp;action=edit&amp;redlink=1" xlink:type="simple">2</text:a></text:p>
          </table:table-cell>
          <table:table-cell office:value-type="string" calcext:value-type="string">
            <text:p><text:a xlink:href="https://fr.wikipedia.org/wiki/Aymara_(langue)" xlink:type="simple">Aymar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 <text:a xlink:href="https://fr.wikipedia.org/w/index.php?title=ISO_639:aze&amp;action=edit&amp;redlink=1" xlink:type="simple">2</text:a></text:p>
          </table:table-cell>
          <table:table-cell office:value-type="string" calcext:value-type="string">
            <text:p><text:a xlink:href="https://fr.wikipedia.org/wiki/Azéri" xlink:type="simple">Azéri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fr.wikipedia.org/wiki/Bachkir" xlink:type="simple">Bachkir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fr.wikipedia.org/wiki/Biélorusse" xlink:type="simple">Biélorusse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fr.wikipedia.org/wiki/Bulgare" xlink:type="simple">Bulgare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a xlink:href="https://fr.wikipedia.org/wiki/Bihari" xlink:type="simple">Bihari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</text:p>
          </table:table-cell>
          <table:table-cell table:style-name="ce2" office:value-type="string" calcext:value-type="string">
            <text:p>Code de langue collectif pour le <text:a xlink:href="https://fr.wikipedia.org/wiki/Bhodjpouri" xlink:type="simple">bhodjpouri</text:a>, le <text:a xlink:href="https://fr.wikipedia.org/wiki/Magahi" xlink:type="simple">magahi</text:a> et le <text:a xlink:href="https://fr.wikipedia.org/wiki/Maïthili" xlink:type="simple">maïthili</text:a></text:p>
          </table:table-cell>
          <table:table-cell/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fr.wikipedia.org/wiki/Bichelamar" xlink:type="simple">Bichelamar</text:a></text:p>
          </table:table-cell>
          <table:table-cell table:number-columns-repeated="2" office:value-type="string" calcext:value-type="string">
            <text:p>Bisla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fr.wikipedia.org/wiki/Bambara" xlink:type="simple">Bambar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fr.wikipedia.org/wiki/Bengali" xlink:type="simple">Bengali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fr.wikipedia.org/wiki/Tibétain" xlink:type="simple">Tibétain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fr.wikipedia.org/wiki/Breton" xlink:type="simple">Breton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fr.wikipedia.org/wiki/Bosnien" xlink:type="simple">Bosnien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fr.wikipedia.org/wiki/Catalan" xlink:type="simple">Catalan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fr.wikipedia.org/wiki/Tchétchène" xlink:type="simple">Tchétchène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fr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fr.wikipedia.org/wiki/Corse" xlink:type="simple">Corse</text:a></text:p>
          </table:table-cell>
          <table:table-cell office:value-type="string" calcext:value-type="string">
            <text:p>Corsu ; lingua corsa</text:p>
          </table:table-cell>
          <table:table-cell office:value-type="string" calcext:value-type="string">
            <text:p>Corsic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 <text:a xlink:href="https://fr.wikipedia.org/w/index.php?title=ISO_639:cre&amp;action=edit&amp;redlink=1" xlink:type="simple">6</text:a></text:p>
          </table:table-cell>
          <table:table-cell office:value-type="string" calcext:value-type="string">
            <text:p><text:a xlink:href="https://fr.wikipedia.org/wiki/Cri_(langue)" xlink:type="simple">Cri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fr.wikipedia.org/wiki/Tchèque" xlink:type="simple">Tchèque</text:a></text:p>
          </table:table-cell>
          <table:table-cell office:value-type="string" calcext:value-type="string">
            <text:p>Česky ; čeština</text:p>
          </table:table-cell>
          <table:table-cell office:value-type="string" calcext:value-type="string">
            <text:p>Cz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fr.wikipedia.org/wiki/Vieux-slave" xlink:type="simple">Vieux-slave</text:a></text:p>
          </table:table-cell>
          <table:table-cell office:value-type="string" calcext:value-type="string">
            <text:p>Словѣньскъ</text:p>
          </table:table-cell>
          <table:table-cell office:value-type="string" calcext:value-type="string">
            <text:p>Old Church Slavon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fr.wikipedia.org/wiki/Tchouvache" xlink:type="simple">Tchouvache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fr.wikipedia.org/wiki/Gallois" xlink:type="simple">Gallois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fr.wikipedia.org/wiki/Danois" xlink:type="simple">Danois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fr.wikipedia.org/wiki/Allemand" xlink:type="simple">Allemand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fr.wikipedia.org/wiki/Maldivien" xlink:type="simple">Maldivien</text:a></text:p>
          </table:table-cell>
          <table:table-cell office:value-type="string" calcext:value-type="string">
            <text:p>‫ދިވެހި</text:p>
          </table:table-cell>
          <table:table-cell office:value-type="string" calcext:value-type="string">
            <text:p>Dive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fr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fr.wikipedia.org/wiki/Ewe_(langue)" xlink:type="simple">Ewe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fr.wikipedia.org/wiki/Grec_moderne" xlink:type="simple">Grec moderne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fr.wikipedia.org/wiki/Anglais" xlink:type="simple">Anglais</text:a>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fr.wikipedia.org/wiki/Espéranto" xlink:type="simple">Espéranto</text:a></text:p>
          </table:table-cell>
          <table:table-cell table:number-columns-repeated="2" office:value-type="string" calcext:value-type="string">
            <text:p>Esperan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fr.wikipedia.org/wiki/Espagnol" xlink:type="simple">Espagnol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fr.wikipedia.org/wiki/Estonien" xlink:type="simple">Estonien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fr.wikipedia.org/wiki/Basque" xlink:type="simple">Basque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 <text:a xlink:href="https://fr.wikipedia.org/w/index.php?title=ISO_639:fas&amp;action=edit&amp;redlink=1" xlink:type="simple">2</text:a></text:p>
          </table:table-cell>
          <table:table-cell office:value-type="string" calcext:value-type="string">
            <text:p><text:a xlink:href="https://fr.wikipedia.org/wiki/Persan" xlink:type="simple">Persan</text:a></text:p>
          </table:table-cell>
          <table:table-cell office:value-type="string" calcext:value-type="string">
            <text:p>‫فارسی</text:p>
          </table:table-cell>
          <table:table-cell office:value-type="string" calcext:value-type="string">
            <text:p>Per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 <text:a xlink:href="https://fr.wikipedia.org/w/index.php?title=ISO_639:ful&amp;action=edit&amp;redlink=1" xlink:type="simple">9</text:a></text:p>
          </table:table-cell>
          <table:table-cell office:value-type="string" calcext:value-type="string">
            <text:p><text:a xlink:href="https://fr.wikipedia.org/wiki/Peul" xlink:type="simple">Peul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fr.wikipedia.org/wiki/Finnois" xlink:type="simple">Finnois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fr.wikipedia.org/wiki/Fidjien" xlink:type="simple">Fidjien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fr.wikipedia.org/wiki/Féroïen" xlink:type="simple">Féroïen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fr.wikipedia.org/wiki/Français" xlink:type="simple">Français</text:a></text:p>
          </table:table-cell>
          <table:table-cell office:value-type="string" calcext:value-type="string">
            <text:p>Français ; langue française</text:p>
          </table:table-cell>
          <table:table-cell office:value-type="string" calcext:value-type="string">
            <text:p>Fren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 <text:a xlink:href="https://fr.wikipedia.org/w/index.php?title=ISO_639:fry&amp;action=edit&amp;redlink=1" xlink:type="simple">3</text:a></text:p>
          </table:table-cell>
          <table:table-cell office:value-type="string" calcext:value-type="string">
            <text:p><text:a xlink:href="https://fr.wikipedia.org/wiki/Frison_occidental" xlink:type="simple">Frison occidental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fr.wikipedia.org/wiki/Irlandais" xlink:type="simple">Irlandais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fr.wikipedia.org/wiki/Gaélique_écossais" xlink:type="simple">Écossais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Scottish Gael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fr.wikipedia.org/wiki/Galicien" xlink:type="simple">Galicien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 <text:a xlink:href="https://fr.wikipedia.org/w/index.php?title=ISO_639:grn&amp;action=edit&amp;redlink=1" xlink:type="simple">5</text:a></text:p>
          </table:table-cell>
          <table:table-cell office:value-type="string" calcext:value-type="string">
            <text:p><text:a xlink:href="https://fr.wikipedia.org/wiki/Guarani_(langue)" xlink:type="simple">Guarani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fr.wikipedia.org/wiki/Gujarati" xlink:type="simple">Gujarati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fr.wikipedia.org/wiki/Mannois" xlink:type="simple">Mannois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fr.wikipedia.org/wiki/Haoussa" xlink:type="simple">Haoussa</text:a></text:p>
          </table:table-cell>
          <table:table-cell office:value-type="string" calcext:value-type="string">
            <text:p>‫هَوُسَ</text:p>
          </table:table-cell>
          <table:table-cell office:value-type="string" calcext:value-type="string">
            <text:p>Hau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fr.wikipedia.org/wiki/Hébreu" xlink:type="simple">Hébreu</text:a></text:p>
          </table:table-cell>
          <table:table-cell office:value-type="string" calcext:value-type="string">
            <text:p>‫עברית</text:p>
          </table:table-cell>
          <table:table-cell office:value-type="string" calcext:value-type="string">
            <text:p>Hebre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fr.wikipedia.org/wiki/Hindi" xlink:type="simple">Hindi</text:a></text:p>
          </table:table-cell>
          <table:table-cell office:value-type="string" calcext:value-type="string">
            <text:p>हिन्दी ; हिंदी</text:p>
          </table:table-cell>
          <table:table-cell office:value-type="string" calcext:value-type="string">
            <text:p>Hi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fr.wikipedia.org/wiki/Hiri_motu" xlink:type="simple">Hiri motu</text:a></text:p>
          </table:table-cell>
          <table:table-cell table:number-columns-repeated="2" office:value-type="string" calcext:value-type="string">
            <text:p>Hiri Mot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fr.wikipedia.org/wiki/Croate" xlink:type="simple">Croate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fr.wikipedia.org/wiki/Créole_haïtien" xlink:type="simple">Créole haïtien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fr.wikipedia.org/wiki/Hongrois" xlink:type="simple">Hongrois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fr.wikipedia.org/wiki/Arménien" xlink:type="simple">Arménien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fr.wikipedia.org/wiki/Héréro_(langue)" xlink:type="simple">Héréro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fr.wikipedia.org/wiki/Interlingua_(IALA)" xlink:type="simple">Interlingua</text:a></text:p>
          </table:table-cell>
          <table:table-cell table:number-columns-repeated="2" office:value-type="string" calcext:value-type="string">
            <text:p>Interlingu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fr.wikipedia.org/wiki/Indonésien" xlink:type="simple">Indonésien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fr.wikipedia.org/wiki/Occidental_(langue)" xlink:type="simple">Occidental</text:a></text:p>
          </table:table-cell>
          <table:table-cell table:number-columns-repeated="2" office:value-type="string" calcext:value-type="string">
            <text:p>Interling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fr.wikipedia.org/wiki/Igbo" xlink:type="simple">Igbo</text:a></text:p>
          </table:table-cell>
          <table:table-cell table:number-columns-repeated="2" office:value-type="string" calcext:value-type="string">
            <text:p>Igb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fr.wikipedia.org/wiki/Yi_(langue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 <text:a xlink:href="https://fr.wikipedia.org/w/index.php?title=ISO_639:ipk&amp;action=edit&amp;redlink=1" xlink:type="simple">2</text:a></text:p>
          </table:table-cell>
          <table:table-cell office:value-type="string" calcext:value-type="string">
            <text:p><text:a xlink:href="https://fr.wikipedia.org/wiki/Inupiak" xlink:type="simple">Inupiak</text:a></text:p>
          </table:table-cell>
          <table:table-cell office:value-type="string" calcext:value-type="string">
            <text:p>Iñupiaq ; Iñupiatun</text:p>
          </table:table-cell>
          <table:table-cell office:value-type="string" calcext:value-type="string">
            <text:p>Inupi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fr.wikipedia.org/wiki/Ido" xlink:type="simple">Ido</text:a></text:p>
          </table:table-cell>
          <table:table-cell table:number-columns-repeated="2" office:value-type="string" calcext:value-type="string">
            <text:p>I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fr.wikipedia.org/wiki/Islandais" xlink:type="simple">Islandais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fr.wikipedia.org/wiki/Italien" xlink:type="simple">Italien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 <text:a xlink:href="https://fr.wikipedia.org/w/index.php?title=ISO_639:iku&amp;action=edit&amp;redlink=1" xlink:type="simple">2</text:a></text:p>
          </table:table-cell>
          <table:table-cell office:value-type="string" calcext:value-type="string">
            <text:p><text:a xlink:href="https://fr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fr.wikipedia.org/wiki/Japonais" xlink:type="simple">Japonais</text:a></text:p>
          </table:table-cell>
          <table:table-cell office:value-type="string" calcext:value-type="string">
            <text:p>日本語 (にほんご)</text:p>
          </table:table-cell>
          <table:table-cell office:value-type="string" calcext:value-type="string">
            <text:p>Japa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fr.wikipedia.org/wiki/Javanais" xlink:type="simple">Javanais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fr.wikipedia.org/wiki/Géorgien" xlink:type="simple">Géorgien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 <text:a xlink:href="https://fr.wikipedia.org/w/index.php?title=ISO_639:kon&amp;action=edit&amp;redlink=1" xlink:type="simple">3</text:a></text:p>
          </table:table-cell>
          <table:table-cell office:value-type="string" calcext:value-type="string">
            <text:p><text:a xlink:href="https://fr.wikipedia.org/wiki/Kikongo" xlink:type="simple">Kikongo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fr.wikipedia.org/wiki/Kikuyu_(langue)" xlink:type="simple">Kikuyu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fr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wanya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fr.wikipedia.org/wiki/Kazakh" xlink:type="simple">Kazakh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fr.wikipedia.org/wiki/Groenlandais" xlink:type="simple">Groenlandais</text:a></text:p>
          </table:table-cell>
          <table:table-cell office:value-type="string" calcext:value-type="string">
            <text:p>Kalaallisut ; kalaallit oqaasii</text:p>
          </table:table-cell>
          <table:table-cell office:value-type="string" calcext:value-type="string">
            <text:p>Kalaallis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fr.wikipedia.org/wiki/Khmer" xlink:type="simple">Khmer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fr.wikipedia.org/wiki/Kannada" xlink:type="simple">Kannad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fr.wikipedia.org/wiki/Coréen" xlink:type="simple">Coréen</text:a></text:p>
          </table:table-cell>
          <table:table-cell office:value-type="string" calcext:value-type="string">
            <text:p>한국어 (韓國語) ; 조선말 (朝鮮語)</text:p>
          </table:table-cell>
          <table:table-cell office:value-type="string" calcext:value-type="string">
            <text:p>Kor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 <text:a xlink:href="https://fr.wikipedia.org/w/index.php?title=ISO_639:kau&amp;action=edit&amp;redlink=1" xlink:type="simple">3</text:a></text:p>
          </table:table-cell>
          <table:table-cell office:value-type="string" calcext:value-type="string">
            <text:p><text:a xlink:href="https://fr.wikipedia.org/wiki/Kanouri_(langue)" xlink:type="simple">Kanouri</text:a></text:p>
          </table:table-cell>
          <table:table-cell table:number-columns-repeated="2" office:value-type="string" calcext:value-type="string">
            <text:p>Kanu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fr.wikipedia.org/wiki/Cachemiri" xlink:type="simple">Cachemiri</text:a></text:p>
          </table:table-cell>
          <table:table-cell office:value-type="string" calcext:value-type="string">
            <text:p>कश्मीरी ; كشميري</text:p>
          </table:table-cell>
          <table:table-cell office:value-type="string" calcext:value-type="string">
            <text:p>Kashmi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 <text:a xlink:href="https://fr.wikipedia.org/w/index.php?title=ISO_639:kur&amp;action=edit&amp;redlink=1" xlink:type="simple">3</text:a></text:p>
          </table:table-cell>
          <table:table-cell office:value-type="string" calcext:value-type="string">
            <text:p><text:a xlink:href="https://fr.wikipedia.org/wiki/Kurde" xlink:type="simple">Kurde</text:a></text:p>
          </table:table-cell>
          <table:table-cell office:value-type="string" calcext:value-type="string">
            <text:p>Kurdî ; كوردی</text:p>
          </table:table-cell>
          <table:table-cell office:value-type="string" calcext:value-type="string">
            <text:p>Kurd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 <text:a xlink:href="https://fr.wikipedia.org/w/index.php?title=ISO_639:kom&amp;action=edit&amp;redlink=1" xlink:type="simple">2</text:a></text:p>
          </table:table-cell>
          <table:table-cell office:value-type="string" calcext:value-type="string">
            <text:p><text:a xlink:href="https://fr.wikipedia.org/wiki/Komi_(langue)" xlink:type="simple">Komi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fr.wikipedia.org/wiki/Cornique" xlink:type="simple">Cornique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fr.wikipedia.org/wiki/Kirghize_(langue)" xlink:type="simple">Kirghiz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fr.wikipedia.org/wiki/Latin" xlink:type="simple">Latin</text:a></text:p>
          </table:table-cell>
          <table:table-cell office:value-type="string" calcext:value-type="string">
            <text:p>Latine ; lingua latina</text:p>
          </table:table-cell>
          <table:table-cell office:value-type="string" calcext:value-type="string">
            <text:p>Lat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fr.wikipedia.org/wiki/Luxembourgeois" xlink:type="simple">Luxembourgeois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fr.wikipedia.org/wiki/Luganda" xlink:type="simple">Gand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fr.wikipedia.org/wiki/Limbourgeois" xlink:type="simple">Limbourgeois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fr.wikipedia.org/wiki/Lingala" xlink:type="simple">Lingal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fr.wikipedia.org/wiki/Lao_(langue)" xlink:type="simple">Lao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fr.wikipedia.org/wiki/Lituanien" xlink:type="simple">Lituanien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fr.wikipedia.org/wiki/Luba-katanga" xlink:type="simple">Luba-katanga</text:a></text:p>
          </table:table-cell>
          <table:table-cell office:value-type="string" calcext:value-type="string">
            <text:p>kiluba</text:p>
          </table:table-cell>
          <table:table-cell office:value-type="string" calcext:value-type="string">
            <text:p>Luba-Katan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fr.wikipedia.org/wiki/Letton" xlink:type="simple">Letton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 <text:a xlink:href="https://fr.wikipedia.org/w/index.php?title=ISO_639:mlg&amp;action=edit&amp;redlink=1" xlink:type="simple">10</text:a></text:p>
          </table:table-cell>
          <table:table-cell office:value-type="string" calcext:value-type="string">
            <text:p><text:a xlink:href="https://fr.wikipedia.org/wiki/Malgache" xlink:type="simple">Malgache</text:a></text:p>
          </table:table-cell>
          <table:table-cell office:value-type="string" calcext:value-type="string">
            <text:p>Fiteny malagasy</text:p>
          </table:table-cell>
          <table:table-cell office:value-type="string" calcext:value-type="string">
            <text:p>Malagas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fr.wikipedia.org/wiki/Marshallais" xlink:type="simple">Marshallais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fr.wikipedia.org/wiki/Maori_de_Nouvelle-Zélande" xlink:type="simple">Maori de Nouvelle-Zélande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fr.wikipedia.org/wiki/Macédonien" xlink:type="simple">Macédonien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fr.wikipedia.org/wiki/Malayalam" xlink:type="simple">Malayalam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 <text:a xlink:href="https://fr.wikipedia.org/w/index.php?title=ISO_639:mon&amp;action=edit&amp;redlink=1" xlink:type="simple">2</text:a></text:p>
          </table:table-cell>
          <table:table-cell office:value-type="string" calcext:value-type="string">
            <text:p><text:a xlink:href="https://fr.wikipedia.org/wiki/Mongol" xlink:type="simple">Mongol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fr.wikipedia.org/wiki/Moldave" xlink:type="simple">Moldave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</text:p>
          </table:table-cell>
          <table:table-cell table:style-name="ce2" office:value-type="string" calcext:value-type="string">
            <text:p>Codes obsolete, utiliser les codes du roumain<text:a xlink:href="https://fr.wikipedia.org/wiki/Liste_des_codes_ISO_639-1#cite_note-1" xlink:type="simple">1</text:a>.</text:p>
          </table:table-cell>
          <table:table-cell/>
        </table:table-row>
        <table:table-row table:style-name="ro2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fr.wikipedia.org/wiki/Marathi_(langue)" xlink:type="simple">Marathi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 <text:a xlink:href="https://fr.wikipedia.org/w/index.php?title=ISO_639:msa&amp;action=edit&amp;redlink=1" xlink:type="simple">13</text:a></text:p>
          </table:table-cell>
          <table:table-cell office:value-type="string" calcext:value-type="string">
            <text:p><text:a xlink:href="https://fr.wikipedia.org/wiki/Malais_(langue)" xlink:type="simple">Malais</text:a></text:p>
          </table:table-cell>
          <table:table-cell office:value-type="string" calcext:value-type="string">
            <text:p>Bahasa Melayu ; بهاس ملايو</text:p>
          </table:table-cell>
          <table:table-cell office:value-type="string" calcext:value-type="string">
            <text:p>Mal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fr.wikipedia.org/wiki/Maltais" xlink:type="simple">Maltais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fr.wikipedia.org/wiki/Birman_(langue)" xlink:type="simple">Birman</text:a></text:p>
          </table:table-cell>
          <table:table-cell office:value-type="string" calcext:value-type="string">
            <text:p>ဗမာစာ</text:p>
          </table:table-cell>
          <table:table-cell office:value-type="string" calcext:value-type="string">
            <text:p>Burm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fr.wikipedia.org/wiki/Nauruan" xlink:type="simple">Nauruan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fr.wikipedia.org/wiki/Bokmål" xlink:type="simple">Norvégien Bokmål</text:a></text:p>
          </table:table-cell>
          <table:table-cell office:value-type="string" calcext:value-type="string">
            <text:p>Norsk bokmål</text:p>
          </table:table-cell>
          <table:table-cell office:value-type="string" calcext:value-type="string">
            <text:p>Norwegian Bokmå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fr.wikipedia.org/wiki/Sindebele" xlink:type="simple">Sindebele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fr.wikipedia.org/wiki/Népalais" xlink:type="simple">Népalais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fr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fr.wikipedia.org/wiki/Néerlandais" xlink:type="simple">Néerlandais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fr.wikipedia.org/wiki/Nynorsk" xlink:type="simple">Norvégien Nynorsk</text:a></text:p>
          </table:table-cell>
          <table:table-cell office:value-type="string" calcext:value-type="string">
            <text:p>Norsk nynorsk</text:p>
          </table:table-cell>
          <table:table-cell office:value-type="string" calcext:value-type="string">
            <text:p>Norwegian Nynor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 <text:a xlink:href="https://fr.wikipedia.org/wiki/ISO_639:nor" xlink:type="simple">2</text:a></text:p>
          </table:table-cell>
          <table:table-cell office:value-type="string" calcext:value-type="string">
            <text:p><text:a xlink:href="https://fr.wikipedia.org/wiki/Norvégien" xlink:type="simple">Norvégien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fr.wikipedia.org/wiki/Nrebele" xlink:type="simple">Nrebele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fr.wikipedia.org/wiki/Navajo_(langue)" xlink:type="simple">Navajo</text:a></text:p>
          </table:table-cell>
          <table:table-cell office:value-type="string" calcext:value-type="string">
            <text:p>Diné bizaad ; Dinékʼehǰí</text:p>
          </table:table-cell>
          <table:table-cell office:value-type="string" calcext:value-type="string">
            <text:p>Navaj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fr.wikipedia.org/wiki/Chichewa" xlink:type="simple">Chichewa</text:a></text:p>
          </table:table-cell>
          <table:table-cell office:value-type="string" calcext:value-type="string">
            <text:p>ChiCheŵa ; chinyanja</text:p>
          </table:table-cell>
          <table:table-cell office:value-type="string" calcext:value-type="string">
            <text:p>Chichew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 <text:a xlink:href="https://fr.wikipedia.org/w/index.php?title=ISO_639:oci&amp;action=edit&amp;redlink=1" xlink:type="simple">5</text:a></text:p>
          </table:table-cell>
          <table:table-cell office:value-type="string" calcext:value-type="string">
            <text:p><text:a xlink:href="https://fr.wikipedia.org/wiki/Occitan" xlink:type="simple">Occitan</text:a></text:p>
          </table:table-cell>
          <table:table-cell table:number-columns-repeated="2" office:value-type="string" calcext:value-type="string">
            <text:p>Occit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 <text:a xlink:href="https://fr.wikipedia.org/w/index.php?title=ISO_639:oji&amp;action=edit&amp;redlink=1" xlink:type="simple">7</text:a></text:p>
          </table:table-cell>
          <table:table-cell office:value-type="string" calcext:value-type="string">
            <text:p><text:a xlink:href="https://fr.wikipedia.org/wiki/Ojibwé_(langue)" xlink:type="simple">Ojibwé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 <text:a xlink:href="https://fr.wikipedia.org/w/index.php?title=ISO_639:orm&amp;action=edit&amp;redlink=1" xlink:type="simple">4</text:a></text:p>
          </table:table-cell>
          <table:table-cell office:value-type="string" calcext:value-type="string">
            <text:p><text:a xlink:href="https://fr.wikipedia.org/wiki/Oromo_(langue)" xlink:type="simple">Oromo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fr.wikipedia.org/wiki/Oriya" xlink:type="simple">Oriy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fr.wikipedia.org/wiki/Ossète" xlink:type="simple">Ossète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fr.wikipedia.org/wiki/Pendjabi" xlink:type="simple">Pendjabi</text:a></text:p>
          </table:table-cell>
          <table:table-cell office:value-type="string" calcext:value-type="string">
            <text:p>ਪੰਜਾਬੀ ; پنجابی</text:p>
          </table:table-cell>
          <table:table-cell office:value-type="string" calcext:value-type="string">
            <text:p>Panjab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fr.wikipedia.org/wiki/Pali" xlink:type="simple">Pali</text:a></text:p>
          </table:table-cell>
          <table:table-cell office:value-type="string" calcext:value-type="string">
            <text:p>पािऴ</text:p>
          </table:table-cell>
          <table:table-cell office:value-type="string" calcext:value-type="string">
            <text:p>Pāli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fr.wikipedia.org/wiki/Polonais" xlink:type="simple">Polonais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 <text:a xlink:href="https://fr.wikipedia.org/w/index.php?title=ISO_639:pus&amp;action=edit&amp;redlink=1" xlink:type="simple">3</text:a></text:p>
          </table:table-cell>
          <table:table-cell office:value-type="string" calcext:value-type="string">
            <text:p><text:a xlink:href="https://fr.wikipedia.org/wiki/Pachto" xlink:type="simple">Pachto</text:a></text:p>
          </table:table-cell>
          <table:table-cell office:value-type="string" calcext:value-type="string">
            <text:p>‫پښتو</text:p>
          </table:table-cell>
          <table:table-cell office:value-type="string" calcext:value-type="string">
            <text:p>Pash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fr.wikipedia.org/wiki/Portugais" xlink:type="simple">Portugais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 <text:a xlink:href="https://fr.wikipedia.org/w/index.php?title=ISO_639:que&amp;action=edit&amp;redlink=1" xlink:type="simple">44</text:a></text:p>
          </table:table-cell>
          <table:table-cell office:value-type="string" calcext:value-type="string">
            <text:p><text:a xlink:href="https://fr.wikipedia.org/wiki/Quechua" xlink:type="simple">Quechua</text:a></text:p>
          </table:table-cell>
          <table:table-cell office:value-type="string" calcext:value-type="string">
            <text:p>Runa Simi ; Kichwa</text:p>
          </table:table-cell>
          <table:table-cell office:value-type="string" calcext:value-type="string">
            <text:p>Quechu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c</text:p>
          </table:table-cell>
          <table:table-cell table:number-columns-repeated="2" office:value-type="string" calcext:value-type="string">
            <text:p>rcf</text:p>
          </table:table-cell>
          <table:table-cell office:value-type="string" calcext:value-type="string">
            <text:p><text:a xlink:href="https://fr.wikipedia.org/wiki/Créole_réunionnais" xlink:type="simple">Créole Réunionnais</text:a></text:p>
          </table:table-cell>
          <table:table-cell office:value-type="string" calcext:value-type="string">
            <text:p>Kréol Rénioné</text:p>
          </table:table-cell>
          <table:table-cell office:value-type="string" calcext:value-type="string">
            <text:p>Reunio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fr.wikipedia.org/wiki/Romanche" xlink:type="simple">Romanche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oman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fr.wikipedia.org/wiki/Kirundi" xlink:type="simple">Kirundi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fr.wikipedia.org/wiki/Roumain" xlink:type="simple">Roumain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fr.wikipedia.org/wiki/Russe" xlink:type="simple">Russe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fr.wikipedia.org/wiki/Kinyarwanda" xlink:type="simple">Kinyarwanda</text:a></text:p>
          </table:table-cell>
          <table:table-cell table:number-columns-repeated="2" office:value-type="string" calcext:value-type="string">
            <text:p>Kinyarwan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fr.wikipedia.org/wiki/Sanskrit" xlink:type="simple">Sanskri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 <text:a xlink:href="https://fr.wikipedia.org/w/index.php?title=ISO_639:srd&amp;action=edit&amp;redlink=1" xlink:type="simple">4</text:a></text:p>
          </table:table-cell>
          <table:table-cell office:value-type="string" calcext:value-type="string">
            <text:p><text:a xlink:href="https://fr.wikipedia.org/wiki/Sarde" xlink:type="simple">Sarde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fr.wikipedia.org/wiki/Sindhi" xlink:type="simple">Sindhi</text:a></text:p>
          </table:table-cell>
          <table:table-cell office:value-type="string" calcext:value-type="string">
            <text:p>सिन्धी ; ‫سنڌي، سندھی</text:p>
          </table:table-cell>
          <table:table-cell office:value-type="string" calcext:value-type="string">
            <text:p>Sindh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fr.wikipedia.org/wiki/Same_du_Nord" xlink:type="simple">Same du Nord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fr.wikipedia.org/wiki/Sango" xlink:type="simple">Sango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</text:p>
          </table:table-cell>
          <table:table-cell table:style-name="ce3"/>
          <table:table-cell office:value-type="string" calcext:value-type="string">
            <text:p>hbs</text:p>
          </table:table-cell>
          <table:table-cell office:value-type="string" calcext:value-type="string">
            <text:p><text:a xlink:href="https://fr.wikipedia.org/wiki/Serbo-croate" xlink:type="simple">Serbo-croate</text:a></text:p>
          </table:table-cell>
          <table:table-cell office:value-type="string" calcext:value-type="string">
            <text:p>srpskohrvatski jezik ; српскохрватски језик</text:p>
          </table:table-cell>
          <table:table-cell office:value-type="string" calcext:value-type="string">
            <text:p>Serbo-Croa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fr.wikipedia.org/wiki/Cingalais" xlink:type="simple">Cingalais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fr.wikipedia.org/wiki/Slovaque" xlink:type="simple">Slovaque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fr.wikipedia.org/wiki/Slovène" xlink:type="simple">Slovène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fr.wikipedia.org/wiki/Samoan" xlink:type="simple">Samoan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fr.wikipedia.org/wiki/Shona_(langue)" xlink:type="simple">Sho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fr.wikipedia.org/wiki/Somali" xlink:type="simple">Somali</text:a></text:p>
          </table:table-cell>
          <table:table-cell office:value-type="string" calcext:value-type="string">
            <text:p>Soomaaliga ; af Soomaali</text:p>
          </table:table-cell>
          <table:table-cell office:value-type="string" calcext:value-type="string">
            <text:p>Soma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 <text:a xlink:href="https://fr.wikipedia.org/w/index.php?title=ISO_639:sqi&amp;action=edit&amp;redlink=1" xlink:type="simple">4</text:a></text:p>
          </table:table-cell>
          <table:table-cell office:value-type="string" calcext:value-type="string">
            <text:p><text:a xlink:href="https://fr.wikipedia.org/wiki/Albanais" xlink:type="simple">Albanais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fr.wikipedia.org/wiki/Serbe" xlink:type="simple">Serbe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fr.wikipedia.org/wiki/Swati" xlink:type="simple">Swati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fr.wikipedia.org/wiki/Sotho_du_Sud" xlink:type="simple">Sotho du Sud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t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fr.wikipedia.org/wiki/Soundanais" xlink:type="simple">Soundanais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fr.wikipedia.org/wiki/Suédois" xlink:type="simple">Suédois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 <text:a xlink:href="https://fr.wikipedia.org/w/index.php?title=ISO_639:swa&amp;action=edit&amp;redlink=1" xlink:type="simple">2</text:a></text:p>
          </table:table-cell>
          <table:table-cell office:value-type="string" calcext:value-type="string">
            <text:p><text:a xlink:href="https://fr.wikipedia.org/wiki/Swahili" xlink:type="simple">Swahili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fr.wikipedia.org/wiki/Tamoul" xlink:type="simple">Tamoul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fr.wikipedia.org/wiki/Télougou" xlink:type="simple">Télougou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fr.wikipedia.org/wiki/Tadjik" xlink:type="simple">Tadjik</text:a></text:p>
          </table:table-cell>
          <table:table-cell office:value-type="string" calcext:value-type="string">
            <text:p>тоҷикӣ ; toğikī ; ‫تاجیکی</text:p>
          </table:table-cell>
          <table:table-cell office:value-type="string" calcext:value-type="string">
            <text:p>Taj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fr.wikipedia.org/wiki/Thaï" xlink:type="simple">Thaï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fr.wikipedia.org/wiki/Tigrigna" xlink:type="simple">Tigrign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fr.wikipedia.org/wiki/Turkmène" xlink:type="simple">Turkmène</text:a></text:p>
          </table:table-cell>
          <table:table-cell office:value-type="string" calcext:value-type="string">
            <text:p>Türkmen ; Түркмен</text:p>
          </table:table-cell>
          <table:table-cell office:value-type="string" calcext:value-type="string">
            <text:p>Turk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fr.wikipedia.org/wiki/Tagalog" xlink:type="simple">Tagalog</text:a></text:p>
          </table:table-cell>
          <table:table-cell table:number-columns-repeated="2" office:value-type="string" calcext:value-type="string">
            <text:p>Taga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fr.wikipedia.org/wiki/Tswana" xlink:type="simple">Tswa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fr.wikipedia.org/wiki/Tongien" xlink:type="simple">Tongien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fr.wikipedia.org/wiki/Turc" xlink:type="simple">Turc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fr.wikipedia.org/wiki/Tsonga_(langue)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fr.wikipedia.org/wiki/Tatar" xlink:type="simple">Tatar</text:a></text:p>
          </table:table-cell>
          <table:table-cell office:value-type="string" calcext:value-type="string">
            <text:p>татарча ; tatarça ; ‫تاتارچا</text:p>
          </table:table-cell>
          <table:table-cell office:value-type="string" calcext:value-type="string">
            <text:p>Tat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fr.wikipedia.org/wiki/Twi" xlink:type="simple">Twi</text:a></text:p>
          </table:table-cell>
          <table:table-cell table:number-columns-repeated="2" office:value-type="string" calcext:value-type="string">
            <text:p>Tw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fr.wikipedia.org/wiki/Tahitien" xlink:type="simple">Tahitien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fr.wikipedia.org/wiki/Ouïghour" xlink:type="simple">Ouïghour</text:a></text:p>
          </table:table-cell>
          <table:table-cell office:value-type="string" calcext:value-type="string">
            <text:p>Uyƣurqə ; ‫ئۇيغۇرچ</text:p>
          </table:table-cell>
          <table:table-cell office:value-type="string" calcext:value-type="string">
            <text:p>Uigh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fr.wikipedia.org/wiki/Ukrainien" xlink:type="simple">Ukrainien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fr.wikipedia.org/wiki/Ourdou" xlink:type="simple">Ourdou</text:a></text:p>
          </table:table-cell>
          <table:table-cell office:value-type="string" calcext:value-type="string">
            <text:p>‫اردو</text:p>
          </table:table-cell>
          <table:table-cell office:value-type="string" calcext:value-type="string">
            <text:p>Ur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 <text:a xlink:href="https://fr.wikipedia.org/w/index.php?title=ISO_639:uzb&amp;action=edit&amp;redlink=1" xlink:type="simple">2</text:a></text:p>
          </table:table-cell>
          <table:table-cell office:value-type="string" calcext:value-type="string">
            <text:p><text:a xlink:href="https://fr.wikipedia.org/wiki/Ouzbek" xlink:type="simple">Ouzbek</text:a></text:p>
          </table:table-cell>
          <table:table-cell office:value-type="string" calcext:value-type="string">
            <text:p>O'zbek ; Ўзбек ; أۇزبېك</text:p>
          </table:table-cell>
          <table:table-cell office:value-type="string" calcext:value-type="string">
            <text:p>Uzb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fr.wikipedia.org/wiki/Venda_(langue)" xlink:type="simple">Vend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fr.wikipedia.org/wiki/Vietnamien" xlink:type="simple">Vietnamien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êt Nam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fr.wikipedia.org/wiki/Volapük" xlink:type="simple">Volapük</text:a></text:p>
          </table:table-cell>
          <table:table-cell table:number-columns-repeated="2" office:value-type="string" calcext:value-type="string">
            <text:p>Volapü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fr.wikipedia.org/wiki/Wallon" xlink:type="simple">Wallon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fr.wikipedia.org/wiki/Wolof_(langue)" xlink:type="simple">Wolof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fr.wikipedia.org/wiki/Xhosa_(langue)" xlink:type="simple">Xhos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 <text:a xlink:href="https://fr.wikipedia.org/w/index.php?title=ISO_639:yid&amp;action=edit&amp;redlink=1" xlink:type="simple">2</text:a></text:p>
          </table:table-cell>
          <table:table-cell office:value-type="string" calcext:value-type="string">
            <text:p><text:a xlink:href="https://fr.wikipedia.org/wiki/Yiddish" xlink:type="simple">Yiddish</text:a></text:p>
          </table:table-cell>
          <table:table-cell office:value-type="string" calcext:value-type="string">
            <text:p>‫ייִדיש</text:p>
          </table:table-cell>
          <table:table-cell office:value-type="string" calcext:value-type="string">
            <text:p>Yidd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fr.wikipedia.org/wiki/Yoruba_(langue)" xlink:type="simple">Yorub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 <text:a xlink:href="https://fr.wikipedia.org/w/index.php?title=ISO_639:zha&amp;action=edit&amp;redlink=1" xlink:type="simple">2</text:a></text:p>
          </table:table-cell>
          <table:table-cell office:value-type="string" calcext:value-type="string">
            <text:p><text:a xlink:href="https://fr.wikipedia.org/wiki/Zhuang_(langue)" xlink:type="simple">Zhuang</text:a></text:p>
          </table:table-cell>
          <table:table-cell office:value-type="string" calcext:value-type="string">
            <text:p>Saɯ cueŋƅ ; Saw cuengh</text:p>
          </table:table-cell>
          <table:table-cell office:value-type="string" calcext:value-type="string">
            <text:p>Zhua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 <text:a xlink:href="https://fr.wikipedia.org/wiki/ISO_639:zho" xlink:type="simple">13</text:a></text:p>
          </table:table-cell>
          <table:table-cell office:value-type="string" calcext:value-type="string">
            <text:p><text:a xlink:href="https://fr.wikipedia.org/wiki/Langues_chinoises" xlink:type="simple">Chinois</text:a></text:p>
          </table:table-cell>
          <table:table-cell office:value-type="string" calcext:value-type="string">
            <text:p>中文, 汉语, 漢語</text:p>
          </table:table-cell>
          <table:table-cell office:value-type="string" calcext:value-type="string">
            <text:p>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fr.wikipedia.org/wiki/Zoulou" xlink:type="simple">Zoulou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</text:p>
          </table:table-cell>
          <table:table-cell table:style-name="Default"/>
          <table:table-cell/>
        </table:table-row>
      </table:table>
      <table:table table:name="Texte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639-1</text:p>
          </table:table-cell>
          <table:table-cell office:value-type="string" calcext:value-type="string">
            <text:p>639-2</text:p>
          </table:table-cell>
          <table:table-cell office:value-type="string" calcext:value-type="string">
            <text:p>639-3</text:p>
          </table:table-cell>
          <table:table-cell office:value-type="string" calcext:value-type="string">
            <text:p>Nom Original</text:p>
          </table:table-cell>
          <table:table-cell office:value-type="string" calcext:value-type="string">
            <text:p>Nom de la langue</text:p>
          </table:table-cell>
          <table:table-cell office:value-type="string" calcext:value-type="string">
            <text:p>Nom en anglai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Afaraf</text:p>
          </table:table-cell>
          <table:table-cell table:number-columns-repeated="2" office:value-type="string" calcext:value-type="string">
            <text:p>Afa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e</text:p>
          </table:table-cell>
          <table:table-cell office:value-type="string" calcext:value-type="string">
            <text:p>Abkhazia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ique</text:p>
          </table:table-cell>
          <table:table-cell office:value-type="string" calcext:value-type="string">
            <text:p>Avesta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table:number-columns-repeated="3" office:value-type="string" calcext:value-type="string">
            <text:p>Afrikaan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k</text:p>
          </table:table-cell>
          <table:table-cell table:number-columns-repeated="2" office:value-type="string" calcext:value-type="string">
            <text:p>aka</text:p>
          </table:table-cell>
          <table:table-cell table:number-columns-repeated="3" office:value-type="string" calcext:value-type="string">
            <text:p>Aka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que</text:p>
          </table:table-cell>
          <table:table-cell office:value-type="string" calcext:value-type="string">
            <text:p>Amhari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ais</text:p>
          </table:table-cell>
          <table:table-cell office:value-type="string" calcext:value-type="string">
            <text:p>Aragones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ra</text:p>
          </table:table-cell>
          <table:table-cell office:value-type="string" calcext:value-type="string">
            <text:p>‫العربية</text:p>
          </table:table-cell>
          <table:table-cell office:value-type="string" calcext:value-type="string">
            <text:p>Arabe</text:p>
          </table:table-cell>
          <table:table-cell office:value-type="string" calcext:value-type="string">
            <text:p>Arabic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ais</text:p>
          </table:table-cell>
          <table:table-cell office:value-type="string" calcext:value-type="string">
            <text:p>Assames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авар мацӀ ; магӀарул мацӀ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Avaric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y</text:p>
          </table:table-cell>
          <table:table-cell table:number-columns-repeated="2" office:value-type="string" calcext:value-type="string">
            <text:p>aym</text:p>
          </table:table-cell>
          <table:table-cell office:value-type="string" calcext:value-type="string">
            <text:p>Aymar aru</text:p>
          </table:table-cell>
          <table:table-cell table:number-columns-repeated="2" office:value-type="string" calcext:value-type="string">
            <text:p>Aymara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z</text:p>
          </table:table-cell>
          <table:table-cell table:number-columns-repeated="2" office:value-type="string" calcext:value-type="string">
            <text:p>aze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éri</text:p>
          </table:table-cell>
          <table:table-cell office:value-type="string" calcext:value-type="string">
            <text:p>Azerbaijani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chkir</text:p>
          </table:table-cell>
          <table:table-cell office:value-type="string" calcext:value-type="string">
            <text:p>Bashkir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Belarusian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e</text:p>
          </table:table-cell>
          <table:table-cell office:value-type="string" calcext:value-type="string">
            <text:p>Bulgarian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भोजपुरी</text:p>
          </table:table-cell>
          <table:table-cell table:number-columns-repeated="2" office:value-type="string" calcext:value-type="string">
            <text:p>Bihari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elamar</text:p>
          </table:table-cell>
          <table:table-cell office:value-type="string" calcext:value-type="string">
            <text:p>Bislama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Bamanankan</text:p>
          </table:table-cell>
          <table:table-cell table:number-columns-repeated="2" office:value-type="string" calcext:value-type="string">
            <text:p>Bambara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বাংলা</text:p>
          </table:table-cell>
          <table:table-cell table:number-columns-repeated="2" office:value-type="string" calcext:value-type="string">
            <text:p>Bengali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étain</text:p>
          </table:table-cell>
          <table:table-cell office:value-type="string" calcext:value-type="string">
            <text:p>Tibetan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Brezhoneg</text:p>
          </table:table-cell>
          <table:table-cell table:number-columns-repeated="2" office:value-type="string" calcext:value-type="string">
            <text:p>Breton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en</text:p>
          </table:table-cell>
          <table:table-cell office:value-type="string" calcext:value-type="string">
            <text:p>Bosnian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Català</text:p>
          </table:table-cell>
          <table:table-cell table:number-columns-repeated="2" office:value-type="string" calcext:value-type="string">
            <text:p>Catalan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Tchétchène</text:p>
          </table:table-cell>
          <table:table-cell office:value-type="string" calcext:value-type="string">
            <text:p>Chechen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Chamoru</text:p>
          </table:table-cell>
          <table:table-cell table:number-columns-repeated="2" office:value-type="string" calcext:value-type="string">
            <text:p>Chamorro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Corsu ; lingua corsa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Corsican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r</text:p>
          </table:table-cell>
          <table:table-cell table:number-columns-repeated="2" office:value-type="string" calcext:value-type="string">
            <text:p>cre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ee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Česky ; čeština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Czech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Словѣньскъ</text:p>
          </table:table-cell>
          <table:table-cell office:value-type="string" calcext:value-type="string">
            <text:p>Vieux-slave</text:p>
          </table:table-cell>
          <table:table-cell office:value-type="string" calcext:value-type="string">
            <text:p>Old Church Slavonic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Tchouvache</text:p>
          </table:table-cell>
          <table:table-cell office:value-type="string" calcext:value-type="string">
            <text:p>Chuvash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Welsh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Danish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German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‫ދިވެހި</text:p>
          </table:table-cell>
          <table:table-cell office:value-type="string" calcext:value-type="string">
            <text:p>Maldivien</text:p>
          </table:table-cell>
          <table:table-cell office:value-type="string" calcext:value-type="string">
            <text:p>Divehi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རྫོང་ཁ</text:p>
          </table:table-cell>
          <table:table-cell table:number-columns-repeated="2" office:value-type="string" calcext:value-type="string">
            <text:p>Dzongkha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Ɛʋɛgbɛ</text:p>
          </table:table-cell>
          <table:table-cell table:number-columns-repeated="2" office:value-type="string" calcext:value-type="string">
            <text:p>Ewe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c moderne</text:p>
          </table:table-cell>
          <table:table-cell office:value-type="string" calcext:value-type="string">
            <text:p>Greek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English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  <table:table-cell office:value-type="string" calcext:value-type="string">
            <text:p>Esperanto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Spanish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en</text:p>
          </table:table-cell>
          <table:table-cell office:value-type="string" calcext:value-type="string">
            <text:p>Estonian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skara</text:p>
          </table:table-cell>
          <table:table-cell table:number-columns-repeated="2" office:value-type="string" calcext:value-type="string">
            <text:p>Basque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‫فارسی</text:p>
          </table:table-cell>
          <table:table-cell office:value-type="string" calcext:value-type="string">
            <text:p>Persan</text:p>
          </table:table-cell>
          <table:table-cell office:value-type="string" calcext:value-type="string">
            <text:p>Persian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ul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Peul</text:p>
          </table:table-cell>
          <table:table-cell office:value-type="string" calcext:value-type="string">
            <text:p>Fulah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ois</text:p>
          </table:table-cell>
          <table:table-cell office:value-type="string" calcext:value-type="string">
            <text:p>Finnish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djien</text:p>
          </table:table-cell>
          <table:table-cell office:value-type="string" calcext:value-type="string">
            <text:p>Fijian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éroïen</text:p>
          </table:table-cell>
          <table:table-cell office:value-type="string" calcext:value-type="string">
            <text:p>Faroese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 ; langue français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ench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y</text:p>
          </table:table-cell>
          <table:table-cell table:number-columns-repeated="2" office:value-type="string" calcext:value-type="string">
            <text:p>fry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Frison occidental</text:p>
          </table:table-cell>
          <table:table-cell office:value-type="string" calcext:value-type="string">
            <text:p>Western Frisian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ish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Scottish Gaelic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en</text:p>
          </table:table-cell>
          <table:table-cell office:value-type="string" calcext:value-type="string">
            <text:p>Galician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n</text:p>
          </table:table-cell>
          <table:table-cell table:number-columns-repeated="2" office:value-type="string" calcext:value-type="string">
            <text:p>grn</text:p>
          </table:table-cell>
          <table:table-cell office:value-type="string" calcext:value-type="string">
            <text:p>Avañe'ẽ</text:p>
          </table:table-cell>
          <table:table-cell table:number-columns-repeated="2" office:value-type="string" calcext:value-type="string">
            <text:p>Guarani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ગુજરાતી</text:p>
          </table:table-cell>
          <table:table-cell table:number-columns-repeated="2" office:value-type="string" calcext:value-type="string">
            <text:p>Gujarati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nois</text:p>
          </table:table-cell>
          <table:table-cell office:value-type="string" calcext:value-type="string">
            <text:p>Man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‫هَوُسَ</text:p>
          </table:table-cell>
          <table:table-cell office:value-type="string" calcext:value-type="string">
            <text:p>Haoussa</text:p>
          </table:table-cell>
          <table:table-cell office:value-type="string" calcext:value-type="string">
            <text:p>Hausa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‫עברית</text:p>
          </table:table-cell>
          <table:table-cell office:value-type="string" calcext:value-type="string">
            <text:p>Hébreu</text:p>
          </table:table-cell>
          <table:table-cell office:value-type="string" calcext:value-type="string">
            <text:p>Hebrew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हिन्दी ; हिंदी</text:p>
          </table:table-cell>
          <table:table-cell table:number-columns-repeated="2" office:value-type="string" calcext:value-type="string">
            <text:p>Hindi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e</text:p>
          </table:table-cell>
          <table:table-cell office:value-type="string" calcext:value-type="string">
            <text:p>Croatian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Créole haïtien</text:p>
          </table:table-cell>
          <table:table-cell office:value-type="string" calcext:value-type="string">
            <text:p>Haitian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ongrois</text:p>
          </table:table-cell>
          <table:table-cell office:value-type="string" calcext:value-type="string">
            <text:p>Hungarian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énien</text:p>
          </table:table-cell>
          <table:table-cell office:value-type="string" calcext:value-type="string">
            <text:p>Armenian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éréro</text:p>
          </table:table-cell>
          <table:table-cell office:value-type="string" calcext:value-type="string">
            <text:p>Herero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table:number-columns-repeated="3" office:value-type="string" calcext:value-type="string">
            <text:p>Interlingua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ésien</text:p>
          </table:table-cell>
          <table:table-cell office:value-type="string" calcext:value-type="string">
            <text:p>Indonesian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Occidental</text:p>
          </table:table-cell>
          <table:table-cell office:value-type="string" calcext:value-type="string">
            <text:p>Interlingue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table:number-columns-repeated="3" office:value-type="string" calcext:value-type="string">
            <text:p>Igbo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Sichuan Yi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k</text:p>
          </table:table-cell>
          <table:table-cell table:number-columns-repeated="2" office:value-type="string" calcext:value-type="string">
            <text:p>ipk</text:p>
          </table:table-cell>
          <table:table-cell office:value-type="string" calcext:value-type="string">
            <text:p>Iñupiaq ; Iñupiatun</text:p>
          </table:table-cell>
          <table:table-cell office:value-type="string" calcext:value-type="string">
            <text:p>Inupiak</text:p>
          </table:table-cell>
          <table:table-cell office:value-type="string" calcext:value-type="string">
            <text:p>Inupiaq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table:number-columns-repeated="3" office:value-type="string" calcext:value-type="string">
            <text:p>Ido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celandic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Italian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iku</text:p>
          </table:table-cell>
          <table:table-cell office:value-type="string" calcext:value-type="string">
            <text:p>ᐃᓄᒃᑎᑐᑦ</text:p>
          </table:table-cell>
          <table:table-cell table:number-columns-repeated="2" office:value-type="string" calcext:value-type="string">
            <text:p>Inuktitut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日本語 (にほんご)</text:p>
          </table:table-cell>
          <table:table-cell office:value-type="string" calcext:value-type="string">
            <text:p>Japonais</text:p>
          </table:table-cell>
          <table:table-cell office:value-type="string" calcext:value-type="string">
            <text:p>Japanese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ais</text:p>
          </table:table-cell>
          <table:table-cell office:value-type="string" calcext:value-type="string">
            <text:p>Javanese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éorgien</text:p>
          </table:table-cell>
          <table:table-cell office:value-type="string" calcext:value-type="string">
            <text:p>Georgian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kon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Gĩkũyũ</text:p>
          </table:table-cell>
          <table:table-cell table:number-columns-repeated="2" office:value-type="string" calcext:value-type="string">
            <text:p>Kikuyu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table:number-columns-repeated="2" office:value-type="string" calcext:value-type="string">
            <text:p>Kuanyama</text:p>
          </table:table-cell>
          <table:table-cell office:value-type="string" calcext:value-type="string">
            <text:p>Kwanyama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Қазақ тілі</text:p>
          </table:table-cell>
          <table:table-cell table:number-columns-repeated="2" office:value-type="string" calcext:value-type="string">
            <text:p>Kazakh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Kalaallisut ; kalaallit oqaasii</text:p>
          </table:table-cell>
          <table:table-cell office:value-type="string" calcext:value-type="string">
            <text:p>Groenlandais</text:p>
          </table:table-cell>
          <table:table-cell office:value-type="string" calcext:value-type="string">
            <text:p>Kalaallisut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ភាសាខ្មែរ</text:p>
          </table:table-cell>
          <table:table-cell table:number-columns-repeated="2" office:value-type="string" calcext:value-type="string">
            <text:p>Khmer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ಕನ್ನಡ</text:p>
          </table:table-cell>
          <table:table-cell table:number-columns-repeated="2" office:value-type="string" calcext:value-type="string">
            <text:p>Kannada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한국어 (韓國語) ; 조선말 (朝鮮語)</text:p>
          </table:table-cell>
          <table:table-cell office:value-type="string" calcext:value-type="string">
            <text:p>Coréen</text:p>
          </table:table-cell>
          <table:table-cell office:value-type="string" calcext:value-type="string">
            <text:p>Korean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kau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  <table:table-cell office:value-type="string" calcext:value-type="string">
            <text:p>Kanuri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कश्मीरी ; كشميري</text:p>
          </table:table-cell>
          <table:table-cell office:value-type="string" calcext:value-type="string">
            <text:p>Cachemiri</text:p>
          </table:table-cell>
          <table:table-cell office:value-type="string" calcext:value-type="string">
            <text:p>Kashmiri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ku</text:p>
          </table:table-cell>
          <table:table-cell table:number-columns-repeated="2" office:value-type="string" calcext:value-type="string">
            <text:p>kur</text:p>
          </table:table-cell>
          <table:table-cell office:value-type="string" calcext:value-type="string">
            <text:p>Kurdî ; كوردی</text:p>
          </table:table-cell>
          <table:table-cell office:value-type="string" calcext:value-type="string">
            <text:p>Kurde</text:p>
          </table:table-cell>
          <table:table-cell office:value-type="string" calcext:value-type="string">
            <text:p>Kurdish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v</text:p>
          </table:table-cell>
          <table:table-cell table:number-columns-repeated="2" office:value-type="string" calcext:value-type="string">
            <text:p>kom</text:p>
          </table:table-cell>
          <table:table-cell office:value-type="string" calcext:value-type="string">
            <text:p>коми кыв</text:p>
          </table:table-cell>
          <table:table-cell table:number-columns-repeated="2" office:value-type="string" calcext:value-type="string">
            <text:p>Komi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que</text:p>
          </table:table-cell>
          <table:table-cell office:value-type="string" calcext:value-type="string">
            <text:p>Cornish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кыргыз тили</text:p>
          </table:table-cell>
          <table:table-cell table:number-columns-repeated="2" office:value-type="string" calcext:value-type="string">
            <text:p>Kirghiz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Latine ; lingua latina</text:p>
          </table:table-cell>
          <table:table-cell table:number-columns-repeated="2" office:value-type="string" calcext:value-type="string">
            <text:p>Latin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eois</text:p>
          </table:table-cell>
          <table:table-cell office:value-type="string" calcext:value-type="string">
            <text:p>Luxembourgish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Luganda</text:p>
          </table:table-cell>
          <table:table-cell table:number-columns-repeated="2" office:value-type="string" calcext:value-type="string">
            <text:p>Ganda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ourgeois</text:p>
          </table:table-cell>
          <table:table-cell office:value-type="string" calcext:value-type="string">
            <text:p>Limburgish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Lingála</text:p>
          </table:table-cell>
          <table:table-cell table:number-columns-repeated="2" office:value-type="string" calcext:value-type="string">
            <text:p>Lingala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ພາສາລາວ</text:p>
          </table:table-cell>
          <table:table-cell table:number-columns-repeated="2" office:value-type="string" calcext:value-type="string">
            <text:p>Lao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uanien</text:p>
          </table:table-cell>
          <table:table-cell office:value-type="string" calcext:value-type="string">
            <text:p>Lithuanian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kiluba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etton</text:p>
          </table:table-cell>
          <table:table-cell office:value-type="string" calcext:value-type="string">
            <text:p>Latvian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mlg</text:p>
          </table:table-cell>
          <table:table-cell office:value-type="string" calcext:value-type="string">
            <text:p>Fiteny malagasy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Malagasy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ais</text:p>
          </table:table-cell>
          <table:table-cell office:value-type="string" calcext:value-type="string">
            <text:p>Marshallese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aori de Nouvelle-Zélande</text:p>
          </table:table-cell>
          <table:table-cell office:value-type="string" calcext:value-type="string">
            <text:p>Māori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cedonian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മലയാളം</text:p>
          </table:table-cell>
          <table:table-cell table:number-columns-repeated="2" office:value-type="string" calcext:value-type="string">
            <text:p>Malayalam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n</text:p>
          </table:table-cell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</text:p>
          </table:table-cell>
          <table:table-cell office:value-type="string" calcext:value-type="string">
            <text:p>Mongolian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Moldavian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मराठी</text:p>
          </table:table-cell>
          <table:table-cell table:number-columns-repeated="2" office:value-type="string" calcext:value-type="string">
            <text:p>Marathi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Bahasa Melayu ; بهاس ملايو</text:p>
          </table:table-cell>
          <table:table-cell office:value-type="string" calcext:value-type="string">
            <text:p>Malais</text:p>
          </table:table-cell>
          <table:table-cell office:value-type="string" calcext:value-type="string">
            <text:p>Malay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ais</text:p>
          </table:table-cell>
          <table:table-cell office:value-type="string" calcext:value-type="string">
            <text:p>Maltese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ဗမာစာ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Burmese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an</text:p>
          </table:table-cell>
          <table:table-cell office:value-type="string" calcext:value-type="string">
            <text:p>Nauru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Norsk bokmål</text:p>
          </table:table-cell>
          <table:table-cell office:value-type="string" calcext:value-type="string">
            <text:p>Norvégien Bokmål</text:p>
          </table:table-cell>
          <table:table-cell office:value-type="string" calcext:value-type="string">
            <text:p>Norwegian Bokmål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Sindebele</text:p>
          </table:table-cell>
          <table:table-cell office:value-type="string" calcext:value-type="string">
            <text:p>North Ndebele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épalais</text:p>
          </table:table-cell>
          <table:table-cell office:value-type="string" calcext:value-type="string">
            <text:p>Nepali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Owambo</text:p>
          </table:table-cell>
          <table:table-cell table:number-columns-repeated="2" office:value-type="string" calcext:value-type="string">
            <text:p>Ndonga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Néerlandais</text:p>
          </table:table-cell>
          <table:table-cell office:value-type="string" calcext:value-type="string">
            <text:p>Dutch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Norsk nynorsk</text:p>
          </table:table-cell>
          <table:table-cell office:value-type="string" calcext:value-type="string">
            <text:p>Norvégien Nynorsk</text:p>
          </table:table-cell>
          <table:table-cell office:value-type="string" calcext:value-type="string">
            <text:p>Norwegian Nynorsk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r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végien</text:p>
          </table:table-cell>
          <table:table-cell office:value-type="string" calcext:value-type="string">
            <text:p>Norwegian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Nrebele</text:p>
          </table:table-cell>
          <table:table-cell office:value-type="string" calcext:value-type="string">
            <text:p>South Ndebele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Diné bizaad ; Dinékʼehǰí</text:p>
          </table:table-cell>
          <table:table-cell table:number-columns-repeated="2" office:value-type="string" calcext:value-type="string">
            <text:p>Navajo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ChiCheŵa ; chinyanja</text:p>
          </table:table-cell>
          <table:table-cell table:number-columns-repeated="2" office:value-type="string" calcext:value-type="string">
            <text:p>Chichewa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oci</text:p>
          </table:table-cell>
          <table:table-cell table:number-columns-repeated="3" office:value-type="string" calcext:value-type="string">
            <text:p>Occitan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oj</text:p>
          </table:table-cell>
          <table:table-cell table:number-columns-repeated="2" office:value-type="string" calcext:value-type="string">
            <text:p>oji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é</text:p>
          </table:table-cell>
          <table:table-cell office:value-type="string" calcext:value-type="string">
            <text:p>Ojibwa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orm</text:p>
          </table:table-cell>
          <table:table-cell office:value-type="string" calcext:value-type="string">
            <text:p>Afaan Oromoo</text:p>
          </table:table-cell>
          <table:table-cell table:number-columns-repeated="2" office:value-type="string" calcext:value-type="string">
            <text:p>Oromo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ଓଡ଼ିଆ</text:p>
          </table:table-cell>
          <table:table-cell table:number-columns-repeated="2" office:value-type="string" calcext:value-type="string">
            <text:p>Oriya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ète</text:p>
          </table:table-cell>
          <table:table-cell office:value-type="string" calcext:value-type="string">
            <text:p>Ossetian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ਪੰਜਾਬੀ ; پنجابی</text:p>
          </table:table-cell>
          <table:table-cell office:value-type="string" calcext:value-type="string">
            <text:p>Pendjabi</text:p>
          </table:table-cell>
          <table:table-cell office:value-type="string" calcext:value-type="string">
            <text:p>Panjabi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पािऴ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āli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onais</text:p>
          </table:table-cell>
          <table:table-cell office:value-type="string" calcext:value-type="string">
            <text:p>Polish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s</text:p>
          </table:table-cell>
          <table:table-cell table:number-columns-repeated="2" office:value-type="string" calcext:value-type="string">
            <text:p>pus</text:p>
          </table:table-cell>
          <table:table-cell office:value-type="string" calcext:value-type="string">
            <text:p>‫پښتو</text:p>
          </table:table-cell>
          <table:table-cell office:value-type="string" calcext:value-type="string">
            <text:p>Pachto</text:p>
          </table:table-cell>
          <table:table-cell office:value-type="string" calcext:value-type="string">
            <text:p>Pashto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uese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qu</text:p>
          </table:table-cell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Runa Simi ; Kichwa</text:p>
          </table:table-cell>
          <table:table-cell table:number-columns-repeated="2" office:value-type="string" calcext:value-type="string">
            <text:p>Quechua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c</text:p>
          </table:table-cell>
          <table:table-cell table:number-columns-repeated="2" office:value-type="string" calcext:value-type="string">
            <text:p>rcf</text:p>
          </table:table-cell>
          <table:table-cell office:value-type="string" calcext:value-type="string">
            <text:p>Kréol Rénioné</text:p>
          </table:table-cell>
          <table:table-cell office:value-type="string" calcext:value-type="string">
            <text:p>Créole Réunionnais</text:p>
          </table:table-cell>
          <table:table-cell office:value-type="string" calcext:value-type="string">
            <text:p>Reunionese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omanche</text:p>
          </table:table-cell>
          <table:table-cell office:value-type="string" calcext:value-type="string">
            <text:p>Romansh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kiRundi</text:p>
          </table:table-cell>
          <table:table-cell table:number-columns-repeated="2" office:value-type="string" calcext:value-type="string">
            <text:p>Kirundi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umain</text:p>
          </table:table-cell>
          <table:table-cell office:value-type="string" calcext:value-type="string">
            <text:p>Romanian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Russian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table:number-columns-repeated="3" office:value-type="string" calcext:value-type="string">
            <text:p>Kinyarwanda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संस्कृतम्</text:p>
          </table:table-cell>
          <table:table-cell table:number-columns-repeated="2" office:value-type="string" calcext:value-type="string">
            <text:p>Sanskrit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srd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e</text:p>
          </table:table-cell>
          <table:table-cell office:value-type="string" calcext:value-type="string">
            <text:p>Sardinian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सिन्धी ; ‫سنڌي، سندھی</text:p>
          </table:table-cell>
          <table:table-cell table:number-columns-repeated="2" office:value-type="string" calcext:value-type="string">
            <text:p>Sindhi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Same du Nord</text:p>
          </table:table-cell>
          <table:table-cell office:value-type="string" calcext:value-type="string">
            <text:p>Northern Sami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Yângâ tî sängö</text:p>
          </table:table-cell>
          <table:table-cell table:number-columns-repeated="2" office:value-type="string" calcext:value-type="string">
            <text:p>Sango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hbs</text:p>
          </table:table-cell>
          <table:table-cell office:value-type="string" calcext:value-type="string">
            <text:p>srpskohrvatski jezik ; српскохрватски језик</text:p>
          </table:table-cell>
          <table:table-cell office:value-type="string" calcext:value-type="string">
            <text:p>Serbo-croate</text:p>
          </table:table-cell>
          <table:table-cell office:value-type="string" calcext:value-type="string">
            <text:p>Serbo-Croatian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Cingalais</text:p>
          </table:table-cell>
          <table:table-cell office:value-type="string" calcext:value-type="string">
            <text:p>Sinhalese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vak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ène</text:p>
          </table:table-cell>
          <table:table-cell office:value-type="string" calcext:value-type="string">
            <text:p>Slovene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Gagana fa'a Samoa</text:p>
          </table:table-cell>
          <table:table-cell table:number-columns-repeated="2" office:value-type="string" calcext:value-type="string">
            <text:p>Samoan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chiShona</text:p>
          </table:table-cell>
          <table:table-cell table:number-columns-repeated="2" office:value-type="string" calcext:value-type="string">
            <text:p>Shona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Soomaaliga ; af Soomaali</text:p>
          </table:table-cell>
          <table:table-cell table:number-columns-repeated="2" office:value-type="string" calcext:value-type="string">
            <text:p>Somali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ian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e</text:p>
          </table:table-cell>
          <table:table-cell office:value-type="string" calcext:value-type="string">
            <text:p>Serbian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SiSwati</text:p>
          </table:table-cell>
          <table:table-cell table:number-columns-repeated="2" office:value-type="string" calcext:value-type="string">
            <text:p>Swati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tho du Sud</text:p>
          </table:table-cell>
          <table:table-cell office:value-type="string" calcext:value-type="string">
            <text:p>Sotho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oundanais</text:p>
          </table:table-cell>
          <table:table-cell office:value-type="string" calcext:value-type="string">
            <text:p>Sundanese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uédois</text:p>
          </table:table-cell>
          <table:table-cell office:value-type="string" calcext:value-type="string">
            <text:p>Swedish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swa</text:p>
          </table:table-cell>
          <table:table-cell office:value-type="string" calcext:value-type="string">
            <text:p>Kiswahili</text:p>
          </table:table-cell>
          <table:table-cell table:number-columns-repeated="2" office:value-type="string" calcext:value-type="string">
            <text:p>Swahili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oul</text:p>
          </table:table-cell>
          <table:table-cell office:value-type="string" calcext:value-type="string">
            <text:p>Tamil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élougou</text:p>
          </table:table-cell>
          <table:table-cell office:value-type="string" calcext:value-type="string">
            <text:p>Telugu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тоҷикӣ ; toğikī ; ‫تاجیکی</text:p>
          </table:table-cell>
          <table:table-cell office:value-type="string" calcext:value-type="string">
            <text:p>Tadjik</text:p>
          </table:table-cell>
          <table:table-cell office:value-type="string" calcext:value-type="string">
            <text:p>Tajik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ï</text:p>
          </table:table-cell>
          <table:table-cell office:value-type="string" calcext:value-type="string">
            <text:p>Thai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gna</text:p>
          </table:table-cell>
          <table:table-cell office:value-type="string" calcext:value-type="string">
            <text:p>Tigrinya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Türkmen ; Түркмен</text:p>
          </table:table-cell>
          <table:table-cell office:value-type="string" calcext:value-type="string">
            <text:p>Turkmène</text:p>
          </table:table-cell>
          <table:table-cell office:value-type="string" calcext:value-type="string">
            <text:p>Turkmen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table:number-columns-repeated="3" office:value-type="string" calcext:value-type="string">
            <text:p>Tagalog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seTswana</text:p>
          </table:table-cell>
          <table:table-cell table:number-columns-repeated="2" office:value-type="string" calcext:value-type="string">
            <text:p>Tswana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ien</text:p>
          </table:table-cell>
          <table:table-cell office:value-type="string" calcext:value-type="string">
            <text:p>Tonga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kish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xiTsonga</text:p>
          </table:table-cell>
          <table:table-cell table:number-columns-repeated="2" office:value-type="string" calcext:value-type="string">
            <text:p>Tsonga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татарча ; tatarça ; ‫تاتارچا</text:p>
          </table:table-cell>
          <table:table-cell table:number-columns-repeated="2" office:value-type="string" calcext:value-type="string">
            <text:p>Tatar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table:number-columns-repeated="3" office:value-type="string" calcext:value-type="string">
            <text:p>Twi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en</text:p>
          </table:table-cell>
          <table:table-cell office:value-type="string" calcext:value-type="string">
            <text:p>Tahitian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Uyƣurqə ; ‫ئۇيغۇرچ</text:p>
          </table:table-cell>
          <table:table-cell office:value-type="string" calcext:value-type="string">
            <text:p>Ouïghour</text:p>
          </table:table-cell>
          <table:table-cell office:value-type="string" calcext:value-type="string">
            <text:p>Uighur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en</text:p>
          </table:table-cell>
          <table:table-cell office:value-type="string" calcext:value-type="string">
            <text:p>Ukrainian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‫اردو</text:p>
          </table:table-cell>
          <table:table-cell office:value-type="string" calcext:value-type="string">
            <text:p>Ourdou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uz</text:p>
          </table:table-cell>
          <table:table-cell table:number-columns-repeated="2" office:value-type="string" calcext:value-type="string">
            <text:p>uzb</text:p>
          </table:table-cell>
          <table:table-cell office:value-type="string" calcext:value-type="string">
            <text:p>O'zbek ; Ўзбек ; أۇزبېك</text:p>
          </table:table-cell>
          <table:table-cell office:value-type="string" calcext:value-type="string">
            <text:p>Ouzbek</text:p>
          </table:table-cell>
          <table:table-cell office:value-type="string" calcext:value-type="string">
            <text:p>Uzbek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tshiVenḓa</text:p>
          </table:table-cell>
          <table:table-cell table:number-columns-repeated="2" office:value-type="string" calcext:value-type="string">
            <text:p>Venda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ien</text:p>
          </table:table-cell>
          <table:table-cell office:value-type="string" calcext:value-type="string">
            <text:p>Viêt Namese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table:number-columns-repeated="3" office:value-type="string" calcext:value-type="string">
            <text:p>Volapük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Walloon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Wollof</text:p>
          </table:table-cell>
          <table:table-cell table:number-columns-repeated="2" office:value-type="string" calcext:value-type="string">
            <text:p>Wolof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isiXhosa</text:p>
          </table:table-cell>
          <table:table-cell table:number-columns-repeated="2" office:value-type="string" calcext:value-type="string">
            <text:p>Xhosa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yi</text:p>
          </table:table-cell>
          <table:table-cell table:number-columns-repeated="2" office:value-type="string" calcext:value-type="string">
            <text:p>yid</text:p>
          </table:table-cell>
          <table:table-cell office:value-type="string" calcext:value-type="string">
            <text:p>‫ייִדיש</text:p>
          </table:table-cell>
          <table:table-cell table:number-columns-repeated="2" office:value-type="string" calcext:value-type="string">
            <text:p>Yiddish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Yorùbá</text:p>
          </table:table-cell>
          <table:table-cell table:number-columns-repeated="2" office:value-type="string" calcext:value-type="string">
            <text:p>Yoruba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za</text:p>
          </table:table-cell>
          <table:table-cell table:number-columns-repeated="2" office:value-type="string" calcext:value-type="string">
            <text:p>zha</text:p>
          </table:table-cell>
          <table:table-cell office:value-type="string" calcext:value-type="string">
            <text:p>Saɯ cueŋƅ ; Saw cuengh</text:p>
          </table:table-cell>
          <table:table-cell table:number-columns-repeated="2" office:value-type="string" calcext:value-type="string">
            <text:p>Zhuang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中文, 汉语, 漢語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Chinese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oulou</text:p>
          </table:table-cell>
          <table:table-cell office:value-type="string" calcext:value-type="string">
            <text:p>Zulu</text:p>
          </table:table-cell>
          <table:table-cell/>
        </table:table-row>
      </table:table>
      <table:table table:name="Table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2" table:default-cell-style-name="ce8"/>
        <table:table-column table:style-name="co1" table:default-cell-style-name="ce11"/>
        <table:table-column table:style-name="co15" table:default-cell-style-name="ce8"/>
        <table:table-column table:style-name="co16" table:default-cell-style-name="ce8"/>
        <table:table-column table:style-name="co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" table:default-cell-style-name="ce11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number-columns-repeated="2" table:default-cell-style-name="ce8"/>
        <table:table-column table:style-name="co1" table:number-columns-repeated="1003" table:default-cell-style-name="ce8"/>
        <table:table-row table:style-name="ro5">
          <table:table-cell table:style-name="ce7" table:number-columns-repeated="5"/>
          <table:table-cell table:style-name="ce10"/>
          <table:table-cell table:style-name="ce7" office:value-type="string" calcext:value-type="string">
            <text:p>Script SQL de creation de la table</text:p>
          </table:table-cell>
          <table:table-cell table:style-name="ce7" table:number-columns-repeated="7"/>
          <table:table-cell table:style-name="ce10"/>
          <table:table-cell table:style-name="ce7" office:value-type="string" calcext:value-type="string">
            <text:p>Fonctions_universelles.php</text:p>
          </table:table-cell>
          <table:table-cell table:style-name="ce7" table:number-columns-repeated="1008"/>
        </table:table-row>
        <table:table-row table:style-name="ro5">
          <table:table-cell table:style-name="ce7" table:number-columns-repeated="5"/>
          <table:table-cell table:style-name="ce10"/>
          <table:table-cell table:style-name="ce7" table:number-columns-repeated="8"/>
          <table:table-cell table:style-name="ce10"/>
          <table:table-cell table:style-name="ce7" table:number-columns-repeated="1009"/>
        </table:table-row>
        <table:table-row table:style-name="ro5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639-3</text:p>
          </table:table-cell>
          <table:table-cell table:style-name="ce7" office:value-type="string" calcext:value-type="string">
            <text:p>Nom Original</text:p>
          </table:table-cell>
          <table:table-cell table:style-name="ce7" office:value-type="string" calcext:value-type="string">
            <text:p>639-2</text:p>
          </table:table-cell>
          <table:table-cell table:style-name="ce7" office:value-type="string" calcext:value-type="string">
            <text:p>639-1</text:p>
          </table:table-cell>
          <table:table-cell table:style-name="ce10"/>
          <table:table-cell table:style-name="ce7" table:number-columns-repeated="8"/>
          <table:table-cell table:style-name="ce10"/>
          <table:table-cell table:style-name="ce7"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]&amp;CHAR(34)&amp;&quot;,&quot;" office:value-type="string" office:string-value="&quot;1&quot;," calcext:value-type="string">
            <text:p>"1",</text:p>
          </table:table-cell>
          <table:table-cell table:formula="of:=CHAR(34)&amp;[.B4]&amp;CHAR(34)&amp;&quot;,&quot;" office:value-type="string" office:string-value="&quot;aar&quot;," calcext:value-type="string">
            <text:p>"aar",</text:p>
          </table:table-cell>
          <table:table-cell table:formula="of:=CHAR(34)&amp;[.C4]&amp;CHAR(34)&amp;&quot;,&quot;" office:value-type="string" office:string-value="&quot;Afaraf&quot;," calcext:value-type="string">
            <text:p>"Afaraf",</text:p>
          </table:table-cell>
          <table:table-cell table:formula="of:=CHAR(34)&amp;[.D4]&amp;CHAR(34)&amp;&quot;,&quot;" office:value-type="string" office:string-value="&quot;aar&quot;," calcext:value-type="string">
            <text:p>"aar",</text:p>
          </table:table-cell>
          <table:table-cell table:formula="of:=CHAR(34)&amp;[.E4]&amp;CHAR(34)&amp;&quot;,&quot;" office:value-type="string" office:string-value="&quot;aa&quot;," calcext:value-type="string">
            <text:p>"aa",</text:p>
          </table:table-cell>
          <table:table-cell table:formula="of:=CHAR(34)&amp;&quot;tl_&quot;&amp;[.B4]&amp;&quot;.png&quot;&amp;CHAR(34)" office:value-type="string" office:string-value="&quot;tl_aar.png&quot;" calcext:value-type="string">
            <text:p>"tl_aa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]&amp;&quot;']&quot;" office:value-type="string" office:string-value="$tab_conv_expr['UNI']['aar']" calcext:value-type="string">
            <text:p>$tab_conv_expr['UNI']['aar']</text:p>
          </table:table-cell>
          <table:table-cell table:style-name="Default" table:formula="of:=&quot;= &quot;&amp;[.A4]&amp;&quot;;&quot;" office:value-type="string" office:string-value="= 1;" calcext:value-type="string">
            <text:p>= 1;</text:p>
          </table:table-cell>
          <table:table-cell/>
          <table:table-cell table:formula="of:=&quot;$tab_conv_expr['MSW']['&quot;&amp;[.B4]&amp;&quot;']&quot;" office:value-type="string" office:string-value="$tab_conv_expr['MSW']['aar']" calcext:value-type="string">
            <text:p>$tab_conv_expr['MSW']['aar']</text:p>
          </table:table-cell>
          <table:table-cell table:style-name="ce13" table:formula="of:=&quot;= $tab_conv_expr['MU']['&quot;&amp;[.B4]&amp;&quot;']&quot;" office:value-type="string" office:string-value="= $tab_conv_expr['MU']['aar']" calcext:value-type="string">
            <text:p>= $tab_conv_expr['MU']['aar']</text:p>
          </table:table-cell>
          <table:table-cell table:formula="of:=&quot;= &amp;&quot;&amp;[.P4]&amp;&quot;;&quot;" office:value-type="string" office:string-value="= &amp;$tab_conv_expr['UNI']['aar'];" calcext:value-type="string">
            <text:p>= &amp;$tab_conv_expr['UNI']['aar'];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]&amp;CHAR(34)&amp;&quot;,&quot;" office:value-type="string" office:string-value="&quot;2&quot;," calcext:value-type="string">
            <text:p>"2",</text:p>
          </table:table-cell>
          <table:table-cell table:formula="of:=CHAR(34)&amp;[.B5]&amp;CHAR(34)&amp;&quot;,&quot;" office:value-type="string" office:string-value="&quot;abk&quot;," calcext:value-type="string">
            <text:p>"abk",</text:p>
          </table:table-cell>
          <table:table-cell table:formula="of:=CHAR(34)&amp;[.C5]&amp;CHAR(34)&amp;&quot;,&quot;" office:value-type="string" office:string-value="&quot;Аҧсуа&quot;," calcext:value-type="string">
            <text:p>"Аҧсуа",</text:p>
          </table:table-cell>
          <table:table-cell table:formula="of:=CHAR(34)&amp;[.D5]&amp;CHAR(34)&amp;&quot;,&quot;" office:value-type="string" office:string-value="&quot;abk&quot;," calcext:value-type="string">
            <text:p>"abk",</text:p>
          </table:table-cell>
          <table:table-cell table:formula="of:=CHAR(34)&amp;[.E5]&amp;CHAR(34)&amp;&quot;,&quot;" office:value-type="string" office:string-value="&quot;ab&quot;," calcext:value-type="string">
            <text:p>"ab",</text:p>
          </table:table-cell>
          <table:table-cell table:formula="of:=CHAR(34)&amp;&quot;tl_&quot;&amp;[.B5]&amp;&quot;.png&quot;&amp;CHAR(34)" office:value-type="string" office:string-value="&quot;tl_abk.png&quot;" calcext:value-type="string">
            <text:p>"tl_ab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]&amp;&quot;']&quot;" office:value-type="string" office:string-value="$tab_conv_expr['UNI']['abk']" calcext:value-type="string">
            <text:p>$tab_conv_expr['UNI']['abk']</text:p>
          </table:table-cell>
          <table:table-cell table:style-name="Default" table:formula="of:=&quot;= &quot;&amp;[.A5]&amp;&quot;;&quot;" office:value-type="string" office:string-value="= 2;" calcext:value-type="string">
            <text:p>= 2;</text:p>
          </table:table-cell>
          <table:table-cell/>
          <table:table-cell table:formula="of:=&quot;$tab_conv_expr['MSW']['&quot;&amp;[.B5]&amp;&quot;']&quot;" office:value-type="string" office:string-value="$tab_conv_expr['MSW']['abk']" calcext:value-type="string">
            <text:p>$tab_conv_expr['MSW']['abk']</text:p>
          </table:table-cell>
          <table:table-cell table:style-name="ce13" table:formula="of:=&quot;= $tab_conv_expr['MU']['&quot;&amp;[.B5]&amp;&quot;']&quot;" office:value-type="string" office:string-value="= $tab_conv_expr['MU']['abk']" calcext:value-type="string">
            <text:p>= $tab_conv_expr['MU']['abk']</text:p>
          </table:table-cell>
          <table:table-cell table:formula="of:=&quot;= &amp;&quot;&amp;[.P5]&amp;&quot;;&quot;" office:value-type="string" office:string-value="= &amp;$tab_conv_expr['UNI']['abk'];" calcext:value-type="string">
            <text:p>= &amp;$tab_conv_expr['UNI']['abk'];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]&amp;CHAR(34)&amp;&quot;,&quot;" office:value-type="string" office:string-value="&quot;3&quot;," calcext:value-type="string">
            <text:p>"3",</text:p>
          </table:table-cell>
          <table:table-cell table:formula="of:=CHAR(34)&amp;[.B6]&amp;CHAR(34)&amp;&quot;,&quot;" office:value-type="string" office:string-value="&quot;ave&quot;," calcext:value-type="string">
            <text:p>"ave",</text:p>
          </table:table-cell>
          <table:table-cell table:formula="of:=CHAR(34)&amp;[.C6]&amp;CHAR(34)&amp;&quot;,&quot;" office:value-type="string" office:string-value="&quot;Avesta&quot;," calcext:value-type="string">
            <text:p>"Avesta",</text:p>
          </table:table-cell>
          <table:table-cell table:formula="of:=CHAR(34)&amp;[.D6]&amp;CHAR(34)&amp;&quot;,&quot;" office:value-type="string" office:string-value="&quot;ave&quot;," calcext:value-type="string">
            <text:p>"ave",</text:p>
          </table:table-cell>
          <table:table-cell table:formula="of:=CHAR(34)&amp;[.E6]&amp;CHAR(34)&amp;&quot;,&quot;" office:value-type="string" office:string-value="&quot;ae&quot;," calcext:value-type="string">
            <text:p>"ae",</text:p>
          </table:table-cell>
          <table:table-cell table:formula="of:=CHAR(34)&amp;&quot;tl_&quot;&amp;[.B6]&amp;&quot;.png&quot;&amp;CHAR(34)" office:value-type="string" office:string-value="&quot;tl_ave.png&quot;" calcext:value-type="string">
            <text:p>"tl_av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]&amp;&quot;']&quot;" office:value-type="string" office:string-value="$tab_conv_expr['UNI']['ave']" calcext:value-type="string">
            <text:p>$tab_conv_expr['UNI']['ave']</text:p>
          </table:table-cell>
          <table:table-cell table:style-name="Default" table:formula="of:=&quot;= &quot;&amp;[.A6]&amp;&quot;;&quot;" office:value-type="string" office:string-value="= 3;" calcext:value-type="string">
            <text:p>= 3;</text:p>
          </table:table-cell>
          <table:table-cell/>
          <table:table-cell table:formula="of:=&quot;$tab_conv_expr['MSW']['&quot;&amp;[.B6]&amp;&quot;']&quot;" office:value-type="string" office:string-value="$tab_conv_expr['MSW']['ave']" calcext:value-type="string">
            <text:p>$tab_conv_expr['MSW']['ave']</text:p>
          </table:table-cell>
          <table:table-cell table:style-name="ce13" table:formula="of:=&quot;= $tab_conv_expr['MU']['&quot;&amp;[.B6]&amp;&quot;']&quot;" office:value-type="string" office:string-value="= $tab_conv_expr['MU']['ave']" calcext:value-type="string">
            <text:p>= $tab_conv_expr['MU']['ave']</text:p>
          </table:table-cell>
          <table:table-cell table:formula="of:=&quot;= &amp;&quot;&amp;[.P6]&amp;&quot;;&quot;" office:value-type="string" office:string-value="= &amp;$tab_conv_expr['UNI']['ave'];" calcext:value-type="string">
            <text:p>= &amp;$tab_conv_expr['UNI']['ave'];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]&amp;CHAR(34)&amp;&quot;,&quot;" office:value-type="string" office:string-value="&quot;4&quot;," calcext:value-type="string">
            <text:p>"4",</text:p>
          </table:table-cell>
          <table:table-cell table:formula="of:=CHAR(34)&amp;[.B7]&amp;CHAR(34)&amp;&quot;,&quot;" office:value-type="string" office:string-value="&quot;afr&quot;," calcext:value-type="string">
            <text:p>"afr",</text:p>
          </table:table-cell>
          <table:table-cell table:formula="of:=CHAR(34)&amp;[.C7]&amp;CHAR(34)&amp;&quot;,&quot;" office:value-type="string" office:string-value="&quot;Afrikaans&quot;," calcext:value-type="string">
            <text:p>"Afrikaans",</text:p>
          </table:table-cell>
          <table:table-cell table:formula="of:=CHAR(34)&amp;[.D7]&amp;CHAR(34)&amp;&quot;,&quot;" office:value-type="string" office:string-value="&quot;afr&quot;," calcext:value-type="string">
            <text:p>"afr",</text:p>
          </table:table-cell>
          <table:table-cell table:formula="of:=CHAR(34)&amp;[.E7]&amp;CHAR(34)&amp;&quot;,&quot;" office:value-type="string" office:string-value="&quot;af&quot;," calcext:value-type="string">
            <text:p>"af",</text:p>
          </table:table-cell>
          <table:table-cell table:formula="of:=CHAR(34)&amp;&quot;tl_&quot;&amp;[.B7]&amp;&quot;.png&quot;&amp;CHAR(34)" office:value-type="string" office:string-value="&quot;tl_afr.png&quot;" calcext:value-type="string">
            <text:p>"tl_af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]&amp;&quot;']&quot;" office:value-type="string" office:string-value="$tab_conv_expr['UNI']['afr']" calcext:value-type="string">
            <text:p>$tab_conv_expr['UNI']['afr']</text:p>
          </table:table-cell>
          <table:table-cell table:style-name="Default" table:formula="of:=&quot;= &quot;&amp;[.A7]&amp;&quot;;&quot;" office:value-type="string" office:string-value="= 4;" calcext:value-type="string">
            <text:p>= 4;</text:p>
          </table:table-cell>
          <table:table-cell/>
          <table:table-cell table:formula="of:=&quot;$tab_conv_expr['MSW']['&quot;&amp;[.B7]&amp;&quot;']&quot;" office:value-type="string" office:string-value="$tab_conv_expr['MSW']['afr']" calcext:value-type="string">
            <text:p>$tab_conv_expr['MSW']['afr']</text:p>
          </table:table-cell>
          <table:table-cell table:style-name="ce13" table:formula="of:=&quot;= $tab_conv_expr['MU']['&quot;&amp;[.B7]&amp;&quot;']&quot;" office:value-type="string" office:string-value="= $tab_conv_expr['MU']['afr']" calcext:value-type="string">
            <text:p>= $tab_conv_expr['MU']['afr']</text:p>
          </table:table-cell>
          <table:table-cell table:formula="of:=&quot;= &amp;&quot;&amp;[.P7]&amp;&quot;;&quot;" office:value-type="string" office:string-value="= &amp;$tab_conv_expr['UNI']['afr'];" calcext:value-type="string">
            <text:p>= &amp;$tab_conv_expr['UNI']['afr'];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]&amp;CHAR(34)&amp;&quot;,&quot;" office:value-type="string" office:string-value="&quot;5&quot;," calcext:value-type="string">
            <text:p>"5",</text:p>
          </table:table-cell>
          <table:table-cell table:formula="of:=CHAR(34)&amp;[.B8]&amp;CHAR(34)&amp;&quot;,&quot;" office:value-type="string" office:string-value="&quot;aka&quot;," calcext:value-type="string">
            <text:p>"aka",</text:p>
          </table:table-cell>
          <table:table-cell table:formula="of:=CHAR(34)&amp;[.C8]&amp;CHAR(34)&amp;&quot;,&quot;" office:value-type="string" office:string-value="&quot;Akan&quot;," calcext:value-type="string">
            <text:p>"Akan",</text:p>
          </table:table-cell>
          <table:table-cell table:formula="of:=CHAR(34)&amp;[.D8]&amp;CHAR(34)&amp;&quot;,&quot;" office:value-type="string" office:string-value="&quot;aka&quot;," calcext:value-type="string">
            <text:p>"aka",</text:p>
          </table:table-cell>
          <table:table-cell table:formula="of:=CHAR(34)&amp;[.E8]&amp;CHAR(34)&amp;&quot;,&quot;" office:value-type="string" office:string-value="&quot;ak&quot;," calcext:value-type="string">
            <text:p>"ak",</text:p>
          </table:table-cell>
          <table:table-cell table:formula="of:=CHAR(34)&amp;&quot;tl_&quot;&amp;[.B8]&amp;&quot;.png&quot;&amp;CHAR(34)" office:value-type="string" office:string-value="&quot;tl_aka.png&quot;" calcext:value-type="string">
            <text:p>"tl_ak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]&amp;&quot;']&quot;" office:value-type="string" office:string-value="$tab_conv_expr['UNI']['aka']" calcext:value-type="string">
            <text:p>$tab_conv_expr['UNI']['aka']</text:p>
          </table:table-cell>
          <table:table-cell table:style-name="Default" table:formula="of:=&quot;= &quot;&amp;[.A8]&amp;&quot;;&quot;" office:value-type="string" office:string-value="= 5;" calcext:value-type="string">
            <text:p>= 5;</text:p>
          </table:table-cell>
          <table:table-cell/>
          <table:table-cell table:formula="of:=&quot;$tab_conv_expr['MSW']['&quot;&amp;[.B8]&amp;&quot;']&quot;" office:value-type="string" office:string-value="$tab_conv_expr['MSW']['aka']" calcext:value-type="string">
            <text:p>$tab_conv_expr['MSW']['aka']</text:p>
          </table:table-cell>
          <table:table-cell table:style-name="ce13" table:formula="of:=&quot;= $tab_conv_expr['MU']['&quot;&amp;[.B8]&amp;&quot;']&quot;" office:value-type="string" office:string-value="= $tab_conv_expr['MU']['aka']" calcext:value-type="string">
            <text:p>= $tab_conv_expr['MU']['aka']</text:p>
          </table:table-cell>
          <table:table-cell table:formula="of:=&quot;= &amp;&quot;&amp;[.P8]&amp;&quot;;&quot;" office:value-type="string" office:string-value="= &amp;$tab_conv_expr['UNI']['aka'];" calcext:value-type="string">
            <text:p>= &amp;$tab_conv_expr['UNI']['aka'];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mh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]&amp;CHAR(34)&amp;&quot;,&quot;" office:value-type="string" office:string-value="&quot;6&quot;," calcext:value-type="string">
            <text:p>"6",</text:p>
          </table:table-cell>
          <table:table-cell table:formula="of:=CHAR(34)&amp;[.B9]&amp;CHAR(34)&amp;&quot;,&quot;" office:value-type="string" office:string-value="&quot;amh&quot;," calcext:value-type="string">
            <text:p>"amh",</text:p>
          </table:table-cell>
          <table:table-cell table:formula="of:=CHAR(34)&amp;[.C9]&amp;CHAR(34)&amp;&quot;,&quot;" office:value-type="string" office:string-value="&quot;አማርኛ&quot;," calcext:value-type="string">
            <text:p>"አማርኛ",</text:p>
          </table:table-cell>
          <table:table-cell table:formula="of:=CHAR(34)&amp;[.D9]&amp;CHAR(34)&amp;&quot;,&quot;" office:value-type="string" office:string-value="&quot;amh&quot;," calcext:value-type="string">
            <text:p>"amh",</text:p>
          </table:table-cell>
          <table:table-cell table:formula="of:=CHAR(34)&amp;[.E9]&amp;CHAR(34)&amp;&quot;,&quot;" office:value-type="string" office:string-value="&quot;am&quot;," calcext:value-type="string">
            <text:p>"am",</text:p>
          </table:table-cell>
          <table:table-cell table:formula="of:=CHAR(34)&amp;&quot;tl_&quot;&amp;[.B9]&amp;&quot;.png&quot;&amp;CHAR(34)" office:value-type="string" office:string-value="&quot;tl_amh.png&quot;" calcext:value-type="string">
            <text:p>"tl_amh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]&amp;&quot;']&quot;" office:value-type="string" office:string-value="$tab_conv_expr['UNI']['amh']" calcext:value-type="string">
            <text:p>$tab_conv_expr['UNI']['amh']</text:p>
          </table:table-cell>
          <table:table-cell table:style-name="Default" table:formula="of:=&quot;= &quot;&amp;[.A9]&amp;&quot;;&quot;" office:value-type="string" office:string-value="= 6;" calcext:value-type="string">
            <text:p>= 6;</text:p>
          </table:table-cell>
          <table:table-cell/>
          <table:table-cell table:formula="of:=&quot;$tab_conv_expr['MSW']['&quot;&amp;[.B9]&amp;&quot;']&quot;" office:value-type="string" office:string-value="$tab_conv_expr['MSW']['amh']" calcext:value-type="string">
            <text:p>$tab_conv_expr['MSW']['amh']</text:p>
          </table:table-cell>
          <table:table-cell table:style-name="ce13" table:formula="of:=&quot;= $tab_conv_expr['MU']['&quot;&amp;[.B9]&amp;&quot;']&quot;" office:value-type="string" office:string-value="= $tab_conv_expr['MU']['amh']" calcext:value-type="string">
            <text:p>= $tab_conv_expr['MU']['amh']</text:p>
          </table:table-cell>
          <table:table-cell table:formula="of:=&quot;= &amp;&quot;&amp;[.P9]&amp;&quot;;&quot;" office:value-type="string" office:string-value="= &amp;$tab_conv_expr['UNI']['amh'];" calcext:value-type="string">
            <text:p>= &amp;$tab_conv_expr['UNI']['amh'];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]&amp;CHAR(34)&amp;&quot;,&quot;" office:value-type="string" office:string-value="&quot;7&quot;," calcext:value-type="string">
            <text:p>"7",</text:p>
          </table:table-cell>
          <table:table-cell table:formula="of:=CHAR(34)&amp;[.B10]&amp;CHAR(34)&amp;&quot;,&quot;" office:value-type="string" office:string-value="&quot;arg&quot;," calcext:value-type="string">
            <text:p>"arg",</text:p>
          </table:table-cell>
          <table:table-cell table:formula="of:=CHAR(34)&amp;[.C10]&amp;CHAR(34)&amp;&quot;,&quot;" office:value-type="string" office:string-value="&quot;Aragonés&quot;," calcext:value-type="string">
            <text:p>"Aragonés",</text:p>
          </table:table-cell>
          <table:table-cell table:formula="of:=CHAR(34)&amp;[.D10]&amp;CHAR(34)&amp;&quot;,&quot;" office:value-type="string" office:string-value="&quot;arg&quot;," calcext:value-type="string">
            <text:p>"arg",</text:p>
          </table:table-cell>
          <table:table-cell table:formula="of:=CHAR(34)&amp;[.E10]&amp;CHAR(34)&amp;&quot;,&quot;" office:value-type="string" office:string-value="&quot;an&quot;," calcext:value-type="string">
            <text:p>"an",</text:p>
          </table:table-cell>
          <table:table-cell table:formula="of:=CHAR(34)&amp;&quot;tl_&quot;&amp;[.B10]&amp;&quot;.png&quot;&amp;CHAR(34)" office:value-type="string" office:string-value="&quot;tl_arg.png&quot;" calcext:value-type="string">
            <text:p>"tl_ar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]&amp;&quot;']&quot;" office:value-type="string" office:string-value="$tab_conv_expr['UNI']['arg']" calcext:value-type="string">
            <text:p>$tab_conv_expr['UNI']['arg']</text:p>
          </table:table-cell>
          <table:table-cell table:style-name="Default" table:formula="of:=&quot;= &quot;&amp;[.A10]&amp;&quot;;&quot;" office:value-type="string" office:string-value="= 7;" calcext:value-type="string">
            <text:p>= 7;</text:p>
          </table:table-cell>
          <table:table-cell/>
          <table:table-cell table:formula="of:=&quot;$tab_conv_expr['MSW']['&quot;&amp;[.B10]&amp;&quot;']&quot;" office:value-type="string" office:string-value="$tab_conv_expr['MSW']['arg']" calcext:value-type="string">
            <text:p>$tab_conv_expr['MSW']['arg']</text:p>
          </table:table-cell>
          <table:table-cell table:style-name="ce13" table:formula="of:=&quot;= $tab_conv_expr['MU']['&quot;&amp;[.B10]&amp;&quot;']&quot;" office:value-type="string" office:string-value="= $tab_conv_expr['MU']['arg']" calcext:value-type="string">
            <text:p>= $tab_conv_expr['MU']['arg']</text:p>
          </table:table-cell>
          <table:table-cell table:formula="of:=&quot;= &amp;&quot;&amp;[.P10]&amp;&quot;;&quot;" office:value-type="string" office:string-value="= &amp;$tab_conv_expr['UNI']['arg'];" calcext:value-type="string">
            <text:p>= &amp;$tab_conv_expr['UNI']['arg'];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‫العربية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]&amp;CHAR(34)&amp;&quot;,&quot;" office:value-type="string" office:string-value="&quot;8&quot;," calcext:value-type="string">
            <text:p>"8",</text:p>
          </table:table-cell>
          <table:table-cell table:formula="of:=CHAR(34)&amp;[.B11]&amp;CHAR(34)&amp;&quot;,&quot;" office:value-type="string" office:string-value="&quot;ara&quot;," calcext:value-type="string">
            <text:p>"ara",</text:p>
          </table:table-cell>
          <table:table-cell table:formula="of:=CHAR(34)&amp;[.C11]&amp;CHAR(34)&amp;&quot;,&quot;" office:value-type="string" office:string-value="&quot;‫العربية&quot;," calcext:value-type="string">
            <text:p>"‫العربية",</text:p>
          </table:table-cell>
          <table:table-cell table:formula="of:=CHAR(34)&amp;[.D11]&amp;CHAR(34)&amp;&quot;,&quot;" office:value-type="string" office:string-value="&quot;ara&quot;," calcext:value-type="string">
            <text:p>"ara",</text:p>
          </table:table-cell>
          <table:table-cell table:formula="of:=CHAR(34)&amp;[.E11]&amp;CHAR(34)&amp;&quot;,&quot;" office:value-type="string" office:string-value="&quot;ar&quot;," calcext:value-type="string">
            <text:p>"ar",</text:p>
          </table:table-cell>
          <table:table-cell table:formula="of:=CHAR(34)&amp;&quot;tl_&quot;&amp;[.B11]&amp;&quot;.png&quot;&amp;CHAR(34)" office:value-type="string" office:string-value="&quot;tl_ara.png&quot;" calcext:value-type="string">
            <text:p>"tl_ar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]&amp;&quot;']&quot;" office:value-type="string" office:string-value="$tab_conv_expr['UNI']['ara']" calcext:value-type="string">
            <text:p>$tab_conv_expr['UNI']['ara']</text:p>
          </table:table-cell>
          <table:table-cell table:style-name="Default" table:formula="of:=&quot;= &quot;&amp;[.A11]&amp;&quot;;&quot;" office:value-type="string" office:string-value="= 8;" calcext:value-type="string">
            <text:p>= 8;</text:p>
          </table:table-cell>
          <table:table-cell/>
          <table:table-cell table:formula="of:=&quot;$tab_conv_expr['MSW']['&quot;&amp;[.B11]&amp;&quot;']&quot;" office:value-type="string" office:string-value="$tab_conv_expr['MSW']['ara']" calcext:value-type="string">
            <text:p>$tab_conv_expr['MSW']['ara']</text:p>
          </table:table-cell>
          <table:table-cell table:style-name="ce13" table:formula="of:=&quot;= $tab_conv_expr['MU']['&quot;&amp;[.B11]&amp;&quot;']&quot;" office:value-type="string" office:string-value="= $tab_conv_expr['MU']['ara']" calcext:value-type="string">
            <text:p>= $tab_conv_expr['MU']['ara']</text:p>
          </table:table-cell>
          <table:table-cell table:formula="of:=&quot;= &amp;&quot;&amp;[.P11]&amp;&quot;;&quot;" office:value-type="string" office:string-value="= &amp;$tab_conv_expr['UNI']['ara'];" calcext:value-type="string">
            <text:p>= &amp;$tab_conv_expr['UNI']['ara'];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]&amp;CHAR(34)&amp;&quot;,&quot;" office:value-type="string" office:string-value="&quot;9&quot;," calcext:value-type="string">
            <text:p>"9",</text:p>
          </table:table-cell>
          <table:table-cell table:formula="of:=CHAR(34)&amp;[.B12]&amp;CHAR(34)&amp;&quot;,&quot;" office:value-type="string" office:string-value="&quot;asm&quot;," calcext:value-type="string">
            <text:p>"asm",</text:p>
          </table:table-cell>
          <table:table-cell table:formula="of:=CHAR(34)&amp;[.C12]&amp;CHAR(34)&amp;&quot;,&quot;" office:value-type="string" office:string-value="&quot;অসমীয়া&quot;," calcext:value-type="string">
            <text:p>"অসমীয়া",</text:p>
          </table:table-cell>
          <table:table-cell table:formula="of:=CHAR(34)&amp;[.D12]&amp;CHAR(34)&amp;&quot;,&quot;" office:value-type="string" office:string-value="&quot;asm&quot;," calcext:value-type="string">
            <text:p>"asm",</text:p>
          </table:table-cell>
          <table:table-cell table:formula="of:=CHAR(34)&amp;[.E12]&amp;CHAR(34)&amp;&quot;,&quot;" office:value-type="string" office:string-value="&quot;as&quot;," calcext:value-type="string">
            <text:p>"as",</text:p>
          </table:table-cell>
          <table:table-cell table:formula="of:=CHAR(34)&amp;&quot;tl_&quot;&amp;[.B12]&amp;&quot;.png&quot;&amp;CHAR(34)" office:value-type="string" office:string-value="&quot;tl_asm.png&quot;" calcext:value-type="string">
            <text:p>"tl_as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]&amp;&quot;']&quot;" office:value-type="string" office:string-value="$tab_conv_expr['UNI']['asm']" calcext:value-type="string">
            <text:p>$tab_conv_expr['UNI']['asm']</text:p>
          </table:table-cell>
          <table:table-cell table:style-name="Default" table:formula="of:=&quot;= &quot;&amp;[.A12]&amp;&quot;;&quot;" office:value-type="string" office:string-value="= 9;" calcext:value-type="string">
            <text:p>= 9;</text:p>
          </table:table-cell>
          <table:table-cell/>
          <table:table-cell table:formula="of:=&quot;$tab_conv_expr['MSW']['&quot;&amp;[.B12]&amp;&quot;']&quot;" office:value-type="string" office:string-value="$tab_conv_expr['MSW']['asm']" calcext:value-type="string">
            <text:p>$tab_conv_expr['MSW']['asm']</text:p>
          </table:table-cell>
          <table:table-cell table:style-name="ce13" table:formula="of:=&quot;= $tab_conv_expr['MU']['&quot;&amp;[.B12]&amp;&quot;']&quot;" office:value-type="string" office:string-value="= $tab_conv_expr['MU']['asm']" calcext:value-type="string">
            <text:p>= $tab_conv_expr['MU']['asm']</text:p>
          </table:table-cell>
          <table:table-cell table:formula="of:=&quot;= &amp;&quot;&amp;[.P12]&amp;&quot;;&quot;" office:value-type="string" office:string-value="= &amp;$tab_conv_expr['UNI']['asm'];" calcext:value-type="string">
            <text:p>= &amp;$tab_conv_expr['UNI']['asm'];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авар мацӀ ; магӀарул мацӀ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]&amp;CHAR(34)&amp;&quot;,&quot;" office:value-type="string" office:string-value="&quot;10&quot;," calcext:value-type="string">
            <text:p>"10",</text:p>
          </table:table-cell>
          <table:table-cell table:formula="of:=CHAR(34)&amp;[.B13]&amp;CHAR(34)&amp;&quot;,&quot;" office:value-type="string" office:string-value="&quot;ava&quot;," calcext:value-type="string">
            <text:p>"ava",</text:p>
          </table:table-cell>
          <table:table-cell table:formula="of:=CHAR(34)&amp;[.C13]&amp;CHAR(34)&amp;&quot;,&quot;" office:value-type="string" office:string-value="&quot;авар мацӀ ; магӀарул мацӀ&quot;," calcext:value-type="string">
            <text:p>"авар мацӀ ; магӀарул мацӀ",</text:p>
          </table:table-cell>
          <table:table-cell table:formula="of:=CHAR(34)&amp;[.D13]&amp;CHAR(34)&amp;&quot;,&quot;" office:value-type="string" office:string-value="&quot;ava&quot;," calcext:value-type="string">
            <text:p>"ava",</text:p>
          </table:table-cell>
          <table:table-cell table:formula="of:=CHAR(34)&amp;[.E13]&amp;CHAR(34)&amp;&quot;,&quot;" office:value-type="string" office:string-value="&quot;av&quot;," calcext:value-type="string">
            <text:p>"av",</text:p>
          </table:table-cell>
          <table:table-cell table:formula="of:=CHAR(34)&amp;&quot;tl_&quot;&amp;[.B13]&amp;&quot;.png&quot;&amp;CHAR(34)" office:value-type="string" office:string-value="&quot;tl_ava.png&quot;" calcext:value-type="string">
            <text:p>"tl_av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]&amp;&quot;']&quot;" office:value-type="string" office:string-value="$tab_conv_expr['UNI']['ava']" calcext:value-type="string">
            <text:p>$tab_conv_expr['UNI']['ava']</text:p>
          </table:table-cell>
          <table:table-cell table:style-name="Default" table:formula="of:=&quot;= &quot;&amp;[.A13]&amp;&quot;;&quot;" office:value-type="string" office:string-value="= 10;" calcext:value-type="string">
            <text:p>= 10;</text:p>
          </table:table-cell>
          <table:table-cell/>
          <table:table-cell table:formula="of:=&quot;$tab_conv_expr['MSW']['&quot;&amp;[.B13]&amp;&quot;']&quot;" office:value-type="string" office:string-value="$tab_conv_expr['MSW']['ava']" calcext:value-type="string">
            <text:p>$tab_conv_expr['MSW']['ava']</text:p>
          </table:table-cell>
          <table:table-cell table:style-name="ce13" table:formula="of:=&quot;= $tab_conv_expr['MU']['&quot;&amp;[.B13]&amp;&quot;']&quot;" office:value-type="string" office:string-value="= $tab_conv_expr['MU']['ava']" calcext:value-type="string">
            <text:p>= $tab_conv_expr['MU']['ava']</text:p>
          </table:table-cell>
          <table:table-cell table:formula="of:=&quot;= &amp;&quot;&amp;[.P13]&amp;&quot;;&quot;" office:value-type="string" office:string-value="= &amp;$tab_conv_expr['UNI']['ava'];" calcext:value-type="string">
            <text:p>= &amp;$tab_conv_expr['UNI']['ava'];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]&amp;CHAR(34)&amp;&quot;,&quot;" office:value-type="string" office:string-value="&quot;11&quot;," calcext:value-type="string">
            <text:p>"11",</text:p>
          </table:table-cell>
          <table:table-cell table:formula="of:=CHAR(34)&amp;[.B14]&amp;CHAR(34)&amp;&quot;,&quot;" office:value-type="string" office:string-value="&quot;aym&quot;," calcext:value-type="string">
            <text:p>"aym",</text:p>
          </table:table-cell>
          <table:table-cell table:formula="of:=CHAR(34)&amp;[.C14]&amp;CHAR(34)&amp;&quot;,&quot;" office:value-type="string" office:string-value="&quot;Aymar aru&quot;," calcext:value-type="string">
            <text:p>"Aymar aru",</text:p>
          </table:table-cell>
          <table:table-cell table:formula="of:=CHAR(34)&amp;[.D14]&amp;CHAR(34)&amp;&quot;,&quot;" office:value-type="string" office:string-value="&quot;aym&quot;," calcext:value-type="string">
            <text:p>"aym",</text:p>
          </table:table-cell>
          <table:table-cell table:formula="of:=CHAR(34)&amp;[.E14]&amp;CHAR(34)&amp;&quot;,&quot;" office:value-type="string" office:string-value="&quot;ay&quot;," calcext:value-type="string">
            <text:p>"ay",</text:p>
          </table:table-cell>
          <table:table-cell table:formula="of:=CHAR(34)&amp;&quot;tl_&quot;&amp;[.B14]&amp;&quot;.png&quot;&amp;CHAR(34)" office:value-type="string" office:string-value="&quot;tl_aym.png&quot;" calcext:value-type="string">
            <text:p>"tl_ay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]&amp;&quot;']&quot;" office:value-type="string" office:string-value="$tab_conv_expr['UNI']['aym']" calcext:value-type="string">
            <text:p>$tab_conv_expr['UNI']['aym']</text:p>
          </table:table-cell>
          <table:table-cell table:style-name="Default" table:formula="of:=&quot;= &quot;&amp;[.A14]&amp;&quot;;&quot;" office:value-type="string" office:string-value="= 11;" calcext:value-type="string">
            <text:p>= 11;</text:p>
          </table:table-cell>
          <table:table-cell/>
          <table:table-cell table:formula="of:=&quot;$tab_conv_expr['MSW']['&quot;&amp;[.B14]&amp;&quot;']&quot;" office:value-type="string" office:string-value="$tab_conv_expr['MSW']['aym']" calcext:value-type="string">
            <text:p>$tab_conv_expr['MSW']['aym']</text:p>
          </table:table-cell>
          <table:table-cell table:style-name="ce13" table:formula="of:=&quot;= $tab_conv_expr['MU']['&quot;&amp;[.B14]&amp;&quot;']&quot;" office:value-type="string" office:string-value="= $tab_conv_expr['MU']['aym']" calcext:value-type="string">
            <text:p>= $tab_conv_expr['MU']['aym']</text:p>
          </table:table-cell>
          <table:table-cell table:formula="of:=&quot;= &amp;&quot;&amp;[.P14]&amp;&quot;;&quot;" office:value-type="string" office:string-value="= &amp;$tab_conv_expr['UNI']['aym'];" calcext:value-type="string">
            <text:p>= &amp;$tab_conv_expr['UNI']['aym'];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]&amp;CHAR(34)&amp;&quot;,&quot;" office:value-type="string" office:string-value="&quot;12&quot;," calcext:value-type="string">
            <text:p>"12",</text:p>
          </table:table-cell>
          <table:table-cell table:formula="of:=CHAR(34)&amp;[.B15]&amp;CHAR(34)&amp;&quot;,&quot;" office:value-type="string" office:string-value="&quot;aze&quot;," calcext:value-type="string">
            <text:p>"aze",</text:p>
          </table:table-cell>
          <table:table-cell table:formula="of:=CHAR(34)&amp;[.C15]&amp;CHAR(34)&amp;&quot;,&quot;" office:value-type="string" office:string-value="&quot;Azərbaycan dili&quot;," calcext:value-type="string">
            <text:p>"Azərbaycan dili",</text:p>
          </table:table-cell>
          <table:table-cell table:formula="of:=CHAR(34)&amp;[.D15]&amp;CHAR(34)&amp;&quot;,&quot;" office:value-type="string" office:string-value="&quot;aze&quot;," calcext:value-type="string">
            <text:p>"aze",</text:p>
          </table:table-cell>
          <table:table-cell table:formula="of:=CHAR(34)&amp;[.E15]&amp;CHAR(34)&amp;&quot;,&quot;" office:value-type="string" office:string-value="&quot;az&quot;," calcext:value-type="string">
            <text:p>"az",</text:p>
          </table:table-cell>
          <table:table-cell table:formula="of:=CHAR(34)&amp;&quot;tl_&quot;&amp;[.B15]&amp;&quot;.png&quot;&amp;CHAR(34)" office:value-type="string" office:string-value="&quot;tl_aze.png&quot;" calcext:value-type="string">
            <text:p>"tl_az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]&amp;&quot;']&quot;" office:value-type="string" office:string-value="$tab_conv_expr['UNI']['aze']" calcext:value-type="string">
            <text:p>$tab_conv_expr['UNI']['aze']</text:p>
          </table:table-cell>
          <table:table-cell table:style-name="Default" table:formula="of:=&quot;= &quot;&amp;[.A15]&amp;&quot;;&quot;" office:value-type="string" office:string-value="= 12;" calcext:value-type="string">
            <text:p>= 12;</text:p>
          </table:table-cell>
          <table:table-cell/>
          <table:table-cell table:formula="of:=&quot;$tab_conv_expr['MSW']['&quot;&amp;[.B15]&amp;&quot;']&quot;" office:value-type="string" office:string-value="$tab_conv_expr['MSW']['aze']" calcext:value-type="string">
            <text:p>$tab_conv_expr['MSW']['aze']</text:p>
          </table:table-cell>
          <table:table-cell table:style-name="ce13" table:formula="of:=&quot;= $tab_conv_expr['MU']['&quot;&amp;[.B15]&amp;&quot;']&quot;" office:value-type="string" office:string-value="= $tab_conv_expr['MU']['aze']" calcext:value-type="string">
            <text:p>= $tab_conv_expr['MU']['aze']</text:p>
          </table:table-cell>
          <table:table-cell table:formula="of:=&quot;= &amp;&quot;&amp;[.P15]&amp;&quot;;&quot;" office:value-type="string" office:string-value="= &amp;$tab_conv_expr['UNI']['aze'];" calcext:value-type="string">
            <text:p>= &amp;$tab_conv_expr['UNI']['aze'];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]&amp;CHAR(34)&amp;&quot;,&quot;" office:value-type="string" office:string-value="&quot;13&quot;," calcext:value-type="string">
            <text:p>"13",</text:p>
          </table:table-cell>
          <table:table-cell table:formula="of:=CHAR(34)&amp;[.B16]&amp;CHAR(34)&amp;&quot;,&quot;" office:value-type="string" office:string-value="&quot;bak&quot;," calcext:value-type="string">
            <text:p>"bak",</text:p>
          </table:table-cell>
          <table:table-cell table:formula="of:=CHAR(34)&amp;[.C16]&amp;CHAR(34)&amp;&quot;,&quot;" office:value-type="string" office:string-value="&quot;башҡорт теле&quot;," calcext:value-type="string">
            <text:p>"башҡорт теле",</text:p>
          </table:table-cell>
          <table:table-cell table:formula="of:=CHAR(34)&amp;[.D16]&amp;CHAR(34)&amp;&quot;,&quot;" office:value-type="string" office:string-value="&quot;bak&quot;," calcext:value-type="string">
            <text:p>"bak",</text:p>
          </table:table-cell>
          <table:table-cell table:formula="of:=CHAR(34)&amp;[.E16]&amp;CHAR(34)&amp;&quot;,&quot;" office:value-type="string" office:string-value="&quot;ba&quot;," calcext:value-type="string">
            <text:p>"ba",</text:p>
          </table:table-cell>
          <table:table-cell table:formula="of:=CHAR(34)&amp;&quot;tl_&quot;&amp;[.B16]&amp;&quot;.png&quot;&amp;CHAR(34)" office:value-type="string" office:string-value="&quot;tl_bak.png&quot;" calcext:value-type="string">
            <text:p>"tl_ba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]&amp;&quot;']&quot;" office:value-type="string" office:string-value="$tab_conv_expr['UNI']['bak']" calcext:value-type="string">
            <text:p>$tab_conv_expr['UNI']['bak']</text:p>
          </table:table-cell>
          <table:table-cell table:style-name="Default" table:formula="of:=&quot;= &quot;&amp;[.A16]&amp;&quot;;&quot;" office:value-type="string" office:string-value="= 13;" calcext:value-type="string">
            <text:p>= 13;</text:p>
          </table:table-cell>
          <table:table-cell/>
          <table:table-cell table:formula="of:=&quot;$tab_conv_expr['MSW']['&quot;&amp;[.B16]&amp;&quot;']&quot;" office:value-type="string" office:string-value="$tab_conv_expr['MSW']['bak']" calcext:value-type="string">
            <text:p>$tab_conv_expr['MSW']['bak']</text:p>
          </table:table-cell>
          <table:table-cell table:style-name="ce13" table:formula="of:=&quot;= $tab_conv_expr['MU']['&quot;&amp;[.B16]&amp;&quot;']&quot;" office:value-type="string" office:string-value="= $tab_conv_expr['MU']['bak']" calcext:value-type="string">
            <text:p>= $tab_conv_expr['MU']['bak']</text:p>
          </table:table-cell>
          <table:table-cell table:formula="of:=&quot;= &amp;&quot;&amp;[.P16]&amp;&quot;;&quot;" office:value-type="string" office:string-value="= &amp;$tab_conv_expr['UNI']['bak'];" calcext:value-type="string">
            <text:p>= &amp;$tab_conv_expr['UNI']['bak'];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]&amp;CHAR(34)&amp;&quot;,&quot;" office:value-type="string" office:string-value="&quot;14&quot;," calcext:value-type="string">
            <text:p>"14",</text:p>
          </table:table-cell>
          <table:table-cell table:formula="of:=CHAR(34)&amp;[.B17]&amp;CHAR(34)&amp;&quot;,&quot;" office:value-type="string" office:string-value="&quot;bel&quot;," calcext:value-type="string">
            <text:p>"bel",</text:p>
          </table:table-cell>
          <table:table-cell table:formula="of:=CHAR(34)&amp;[.C17]&amp;CHAR(34)&amp;&quot;,&quot;" office:value-type="string" office:string-value="&quot;Беларуская&quot;," calcext:value-type="string">
            <text:p>"Беларуская",</text:p>
          </table:table-cell>
          <table:table-cell table:formula="of:=CHAR(34)&amp;[.D17]&amp;CHAR(34)&amp;&quot;,&quot;" office:value-type="string" office:string-value="&quot;bel&quot;," calcext:value-type="string">
            <text:p>"bel",</text:p>
          </table:table-cell>
          <table:table-cell table:formula="of:=CHAR(34)&amp;[.E17]&amp;CHAR(34)&amp;&quot;,&quot;" office:value-type="string" office:string-value="&quot;be&quot;," calcext:value-type="string">
            <text:p>"be",</text:p>
          </table:table-cell>
          <table:table-cell table:formula="of:=CHAR(34)&amp;&quot;tl_&quot;&amp;[.B17]&amp;&quot;.png&quot;&amp;CHAR(34)" office:value-type="string" office:string-value="&quot;tl_bel.png&quot;" calcext:value-type="string">
            <text:p>"tl_be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]&amp;&quot;']&quot;" office:value-type="string" office:string-value="$tab_conv_expr['UNI']['bel']" calcext:value-type="string">
            <text:p>$tab_conv_expr['UNI']['bel']</text:p>
          </table:table-cell>
          <table:table-cell table:style-name="Default" table:formula="of:=&quot;= &quot;&amp;[.A17]&amp;&quot;;&quot;" office:value-type="string" office:string-value="= 14;" calcext:value-type="string">
            <text:p>= 14;</text:p>
          </table:table-cell>
          <table:table-cell/>
          <table:table-cell table:formula="of:=&quot;$tab_conv_expr['MSW']['&quot;&amp;[.B17]&amp;&quot;']&quot;" office:value-type="string" office:string-value="$tab_conv_expr['MSW']['bel']" calcext:value-type="string">
            <text:p>$tab_conv_expr['MSW']['bel']</text:p>
          </table:table-cell>
          <table:table-cell table:style-name="ce13" table:formula="of:=&quot;= $tab_conv_expr['MU']['&quot;&amp;[.B17]&amp;&quot;']&quot;" office:value-type="string" office:string-value="= $tab_conv_expr['MU']['bel']" calcext:value-type="string">
            <text:p>= $tab_conv_expr['MU']['bel']</text:p>
          </table:table-cell>
          <table:table-cell table:formula="of:=&quot;= &amp;&quot;&amp;[.P17]&amp;&quot;;&quot;" office:value-type="string" office:string-value="= &amp;$tab_conv_expr['UNI']['bel'];" calcext:value-type="string">
            <text:p>= &amp;$tab_conv_expr['UNI']['bel'];</text:p>
          </table:table-cell>
          <table:table-cell table:number-columns-repeated="100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]&amp;CHAR(34)&amp;&quot;,&quot;" office:value-type="string" office:string-value="&quot;15&quot;," calcext:value-type="string">
            <text:p>"15",</text:p>
          </table:table-cell>
          <table:table-cell table:formula="of:=CHAR(34)&amp;[.B18]&amp;CHAR(34)&amp;&quot;,&quot;" office:value-type="string" office:string-value="&quot;bul&quot;," calcext:value-type="string">
            <text:p>"bul",</text:p>
          </table:table-cell>
          <table:table-cell table:formula="of:=CHAR(34)&amp;[.C18]&amp;CHAR(34)&amp;&quot;,&quot;" office:value-type="string" office:string-value="&quot;български език&quot;," calcext:value-type="string">
            <text:p>"български език",</text:p>
          </table:table-cell>
          <table:table-cell table:formula="of:=CHAR(34)&amp;[.D18]&amp;CHAR(34)&amp;&quot;,&quot;" office:value-type="string" office:string-value="&quot;bul&quot;," calcext:value-type="string">
            <text:p>"bul",</text:p>
          </table:table-cell>
          <table:table-cell table:formula="of:=CHAR(34)&amp;[.E18]&amp;CHAR(34)&amp;&quot;,&quot;" office:value-type="string" office:string-value="&quot;bg&quot;," calcext:value-type="string">
            <text:p>"bg",</text:p>
          </table:table-cell>
          <table:table-cell table:formula="of:=CHAR(34)&amp;&quot;tl_&quot;&amp;[.B18]&amp;&quot;.png&quot;&amp;CHAR(34)" office:value-type="string" office:string-value="&quot;tl_bul.png&quot;" calcext:value-type="string">
            <text:p>"tl_bu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]&amp;&quot;']&quot;" office:value-type="string" office:string-value="$tab_conv_expr['UNI']['bul']" calcext:value-type="string">
            <text:p>$tab_conv_expr['UNI']['bul']</text:p>
          </table:table-cell>
          <table:table-cell table:style-name="Default" table:formula="of:=&quot;= &quot;&amp;[.A18]&amp;&quot;;&quot;" office:value-type="string" office:string-value="= 15;" calcext:value-type="string">
            <text:p>= 15;</text:p>
          </table:table-cell>
          <table:table-cell/>
          <table:table-cell table:formula="of:=&quot;$tab_conv_expr['MSW']['&quot;&amp;[.B18]&amp;&quot;']&quot;" office:value-type="string" office:string-value="$tab_conv_expr['MSW']['bul']" calcext:value-type="string">
            <text:p>$tab_conv_expr['MSW']['bul']</text:p>
          </table:table-cell>
          <table:table-cell table:style-name="ce13" table:formula="of:=&quot;= $tab_conv_expr['MU']['&quot;&amp;[.B18]&amp;&quot;']&quot;" office:value-type="string" office:string-value="= $tab_conv_expr['MU']['bul']" calcext:value-type="string">
            <text:p>= $tab_conv_expr['MU']['bul']</text:p>
          </table:table-cell>
          <table:table-cell table:formula="of:=&quot;= &amp;&quot;&amp;[.P18]&amp;&quot;;&quot;" office:value-type="string" office:string-value="= &amp;$tab_conv_expr['UNI']['bul'];" calcext:value-type="string">
            <text:p>= &amp;$tab_conv_expr['UNI']['bul'];</text:p>
          </table:table-cell>
          <table:table-cell table:number-columns-repeated="1003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--</text:p>
          </table:table-cell>
          <table:table-cell table:style-name="ce9" office:value-type="string" calcext:value-type="string">
            <text:p>भोजपुरी</text:p>
          </table:table-cell>
          <table:table-cell table:style-name="ce9" office:value-type="string" calcext:value-type="string">
            <text:p>bih</text:p>
          </table:table-cell>
          <table:table-cell table:style-name="ce9" office:value-type="string" calcext:value-type="string">
            <text:p>bh</text:p>
          </table:table-cell>
          <table:table-cell/>
          <table:table-cell table:style-name="ce9" office:value-type="string" calcext:value-type="string">
            <text:p>INSERT INTO !table! VALUES (</text:p>
          </table:table-cell>
          <table:table-cell table:style-name="ce12" table:formula="of:=CHAR(34)&amp;[.A19]&amp;CHAR(34)&amp;&quot;,&quot;" office:value-type="string" office:string-value="&quot;16&quot;," calcext:value-type="string">
            <text:p>"16",</text:p>
          </table:table-cell>
          <table:table-cell table:style-name="ce9" table:formula="of:=CHAR(34)&amp;[.B19]&amp;CHAR(34)&amp;&quot;,&quot;" office:value-type="string" office:string-value="&quot;--&quot;," calcext:value-type="string">
            <text:p>"--",</text:p>
          </table:table-cell>
          <table:table-cell table:style-name="ce9" table:formula="of:=CHAR(34)&amp;[.C19]&amp;CHAR(34)&amp;&quot;,&quot;" office:value-type="string" office:string-value="&quot;भोजपुरी&quot;," calcext:value-type="string">
            <text:p>"भोजपुरी",</text:p>
          </table:table-cell>
          <table:table-cell table:style-name="ce9" table:formula="of:=CHAR(34)&amp;[.D19]&amp;CHAR(34)&amp;&quot;,&quot;" office:value-type="string" office:string-value="&quot;bih&quot;," calcext:value-type="string">
            <text:p>"bih",</text:p>
          </table:table-cell>
          <table:table-cell table:style-name="ce9" table:formula="of:=CHAR(34)&amp;[.E19]&amp;CHAR(34)&amp;&quot;,&quot;" office:value-type="string" office:string-value="&quot;bh&quot;," calcext:value-type="string">
            <text:p>"bh",</text:p>
          </table:table-cell>
          <table:table-cell table:style-name="ce9" table:formula="of:=CHAR(34)&amp;&quot;tl_&quot;&amp;[.B19]&amp;&quot;.png&quot;&amp;CHAR(34)" office:value-type="string" office:string-value="&quot;tl_--.png&quot;" calcext:value-type="string">
            <text:p>"tl_--.png"</text:p>
          </table:table-cell>
          <table:table-cell table:style-name="ce9" office:value-type="string" calcext:value-type="string">
            <text:p>);</text:p>
          </table:table-cell>
          <table:table-cell/>
          <table:table-cell table:style-name="ce9" table:formula="of:=&quot;$tab_conv_expr['UNI']['&quot;&amp;[.B19]&amp;&quot;']&quot;" office:value-type="string" office:string-value="$tab_conv_expr['UNI']['--']" calcext:value-type="string">
            <text:p>$tab_conv_expr['UNI']['--']</text:p>
          </table:table-cell>
          <table:table-cell table:style-name="ce12" table:formula="of:=&quot;= &quot;&amp;[.A19]&amp;&quot;;&quot;" office:value-type="string" office:string-value="= 16;" calcext:value-type="string">
            <text:p>= 16;</text:p>
          </table:table-cell>
          <table:table-cell table:style-name="ce9"/>
          <table:table-cell table:style-name="ce9" table:formula="of:=&quot;$tab_conv_expr['MSW']['&quot;&amp;[.B19]&amp;&quot;']&quot;" office:value-type="string" office:string-value="$tab_conv_expr['MSW']['--']" calcext:value-type="string">
            <text:p>$tab_conv_expr['MSW']['--']</text:p>
          </table:table-cell>
          <table:table-cell table:style-name="ce9" table:formula="of:=&quot;= $tab_conv_expr['MU']['&quot;&amp;[.B19]&amp;&quot;']&quot;" office:value-type="string" office:string-value="= $tab_conv_expr['MU']['--']" calcext:value-type="string">
            <text:p>= $tab_conv_expr['MU']['--']</text:p>
          </table:table-cell>
          <table:table-cell table:style-name="ce9" table:formula="of:=&quot;= &amp;&quot;&amp;[.P19]&amp;&quot;;&quot;" office:value-type="string" office:string-value="= &amp;$tab_conv_expr['UNI']['--'];" calcext:value-type="string">
            <text:p>= &amp;$tab_conv_expr['UNI']['--'];</text:p>
          </table:table-cell>
          <table:table-cell table:number-columns-repeated="100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0]&amp;CHAR(34)&amp;&quot;,&quot;" office:value-type="string" office:string-value="&quot;17&quot;," calcext:value-type="string">
            <text:p>"17",</text:p>
          </table:table-cell>
          <table:table-cell table:formula="of:=CHAR(34)&amp;[.B20]&amp;CHAR(34)&amp;&quot;,&quot;" office:value-type="string" office:string-value="&quot;bis&quot;," calcext:value-type="string">
            <text:p>"bis",</text:p>
          </table:table-cell>
          <table:table-cell table:formula="of:=CHAR(34)&amp;[.C20]&amp;CHAR(34)&amp;&quot;,&quot;" office:value-type="string" office:string-value="&quot;Bislama&quot;," calcext:value-type="string">
            <text:p>"Bislama",</text:p>
          </table:table-cell>
          <table:table-cell table:formula="of:=CHAR(34)&amp;[.D20]&amp;CHAR(34)&amp;&quot;,&quot;" office:value-type="string" office:string-value="&quot;bis&quot;," calcext:value-type="string">
            <text:p>"bis",</text:p>
          </table:table-cell>
          <table:table-cell table:formula="of:=CHAR(34)&amp;[.E20]&amp;CHAR(34)&amp;&quot;,&quot;" office:value-type="string" office:string-value="&quot;bi&quot;," calcext:value-type="string">
            <text:p>"bi",</text:p>
          </table:table-cell>
          <table:table-cell table:formula="of:=CHAR(34)&amp;&quot;tl_&quot;&amp;[.B20]&amp;&quot;.png&quot;&amp;CHAR(34)" office:value-type="string" office:string-value="&quot;tl_bis.png&quot;" calcext:value-type="string">
            <text:p>"tl_bi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0]&amp;&quot;']&quot;" office:value-type="string" office:string-value="$tab_conv_expr['UNI']['bis']" calcext:value-type="string">
            <text:p>$tab_conv_expr['UNI']['bis']</text:p>
          </table:table-cell>
          <table:table-cell table:style-name="Default" table:formula="of:=&quot;= &quot;&amp;[.A20]&amp;&quot;;&quot;" office:value-type="string" office:string-value="= 17;" calcext:value-type="string">
            <text:p>= 17;</text:p>
          </table:table-cell>
          <table:table-cell/>
          <table:table-cell table:formula="of:=&quot;$tab_conv_expr['MSW']['&quot;&amp;[.B20]&amp;&quot;']&quot;" office:value-type="string" office:string-value="$tab_conv_expr['MSW']['bis']" calcext:value-type="string">
            <text:p>$tab_conv_expr['MSW']['bis']</text:p>
          </table:table-cell>
          <table:table-cell table:style-name="ce13" table:formula="of:=&quot;= $tab_conv_expr['MU']['&quot;&amp;[.B20]&amp;&quot;']&quot;" office:value-type="string" office:string-value="= $tab_conv_expr['MU']['bis']" calcext:value-type="string">
            <text:p>= $tab_conv_expr['MU']['bis']</text:p>
          </table:table-cell>
          <table:table-cell table:formula="of:=&quot;= &amp;&quot;&amp;[.P20]&amp;&quot;;&quot;" office:value-type="string" office:string-value="= &amp;$tab_conv_expr['UNI']['bis'];" calcext:value-type="string">
            <text:p>= &amp;$tab_conv_expr['UNI']['bis'];</text:p>
          </table:table-cell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1]&amp;CHAR(34)&amp;&quot;,&quot;" office:value-type="string" office:string-value="&quot;18&quot;," calcext:value-type="string">
            <text:p>"18",</text:p>
          </table:table-cell>
          <table:table-cell table:formula="of:=CHAR(34)&amp;[.B21]&amp;CHAR(34)&amp;&quot;,&quot;" office:value-type="string" office:string-value="&quot;bam&quot;," calcext:value-type="string">
            <text:p>"bam",</text:p>
          </table:table-cell>
          <table:table-cell table:formula="of:=CHAR(34)&amp;[.C21]&amp;CHAR(34)&amp;&quot;,&quot;" office:value-type="string" office:string-value="&quot;Bamanankan&quot;," calcext:value-type="string">
            <text:p>"Bamanankan",</text:p>
          </table:table-cell>
          <table:table-cell table:formula="of:=CHAR(34)&amp;[.D21]&amp;CHAR(34)&amp;&quot;,&quot;" office:value-type="string" office:string-value="&quot;bam&quot;," calcext:value-type="string">
            <text:p>"bam",</text:p>
          </table:table-cell>
          <table:table-cell table:formula="of:=CHAR(34)&amp;[.E21]&amp;CHAR(34)&amp;&quot;,&quot;" office:value-type="string" office:string-value="&quot;bm&quot;," calcext:value-type="string">
            <text:p>"bm",</text:p>
          </table:table-cell>
          <table:table-cell table:formula="of:=CHAR(34)&amp;&quot;tl_&quot;&amp;[.B21]&amp;&quot;.png&quot;&amp;CHAR(34)" office:value-type="string" office:string-value="&quot;tl_bam.png&quot;" calcext:value-type="string">
            <text:p>"tl_ba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1]&amp;&quot;']&quot;" office:value-type="string" office:string-value="$tab_conv_expr['UNI']['bam']" calcext:value-type="string">
            <text:p>$tab_conv_expr['UNI']['bam']</text:p>
          </table:table-cell>
          <table:table-cell table:style-name="Default" table:formula="of:=&quot;= &quot;&amp;[.A21]&amp;&quot;;&quot;" office:value-type="string" office:string-value="= 18;" calcext:value-type="string">
            <text:p>= 18;</text:p>
          </table:table-cell>
          <table:table-cell/>
          <table:table-cell table:formula="of:=&quot;$tab_conv_expr['MSW']['&quot;&amp;[.B21]&amp;&quot;']&quot;" office:value-type="string" office:string-value="$tab_conv_expr['MSW']['bam']" calcext:value-type="string">
            <text:p>$tab_conv_expr['MSW']['bam']</text:p>
          </table:table-cell>
          <table:table-cell table:style-name="ce13" table:formula="of:=&quot;= $tab_conv_expr['MU']['&quot;&amp;[.B21]&amp;&quot;']&quot;" office:value-type="string" office:string-value="= $tab_conv_expr['MU']['bam']" calcext:value-type="string">
            <text:p>= $tab_conv_expr['MU']['bam']</text:p>
          </table:table-cell>
          <table:table-cell table:formula="of:=&quot;= &amp;&quot;&amp;[.P21]&amp;&quot;;&quot;" office:value-type="string" office:string-value="= &amp;$tab_conv_expr['UNI']['bam'];" calcext:value-type="string">
            <text:p>= &amp;$tab_conv_expr['UNI']['bam'];</text:p>
          </table:table-cell>
          <table:table-cell table:number-columns-repeated="100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2]&amp;CHAR(34)&amp;&quot;,&quot;" office:value-type="string" office:string-value="&quot;19&quot;," calcext:value-type="string">
            <text:p>"19",</text:p>
          </table:table-cell>
          <table:table-cell table:formula="of:=CHAR(34)&amp;[.B22]&amp;CHAR(34)&amp;&quot;,&quot;" office:value-type="string" office:string-value="&quot;ben&quot;," calcext:value-type="string">
            <text:p>"ben",</text:p>
          </table:table-cell>
          <table:table-cell table:formula="of:=CHAR(34)&amp;[.C22]&amp;CHAR(34)&amp;&quot;,&quot;" office:value-type="string" office:string-value="&quot;বাংলা&quot;," calcext:value-type="string">
            <text:p>"বাংলা",</text:p>
          </table:table-cell>
          <table:table-cell table:formula="of:=CHAR(34)&amp;[.D22]&amp;CHAR(34)&amp;&quot;,&quot;" office:value-type="string" office:string-value="&quot;ben&quot;," calcext:value-type="string">
            <text:p>"ben",</text:p>
          </table:table-cell>
          <table:table-cell table:formula="of:=CHAR(34)&amp;[.E22]&amp;CHAR(34)&amp;&quot;,&quot;" office:value-type="string" office:string-value="&quot;bn&quot;," calcext:value-type="string">
            <text:p>"bn",</text:p>
          </table:table-cell>
          <table:table-cell table:formula="of:=CHAR(34)&amp;&quot;tl_&quot;&amp;[.B22]&amp;&quot;.png&quot;&amp;CHAR(34)" office:value-type="string" office:string-value="&quot;tl_ben.png&quot;" calcext:value-type="string">
            <text:p>"tl_be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2]&amp;&quot;']&quot;" office:value-type="string" office:string-value="$tab_conv_expr['UNI']['ben']" calcext:value-type="string">
            <text:p>$tab_conv_expr['UNI']['ben']</text:p>
          </table:table-cell>
          <table:table-cell table:style-name="Default" table:formula="of:=&quot;= &quot;&amp;[.A22]&amp;&quot;;&quot;" office:value-type="string" office:string-value="= 19;" calcext:value-type="string">
            <text:p>= 19;</text:p>
          </table:table-cell>
          <table:table-cell/>
          <table:table-cell table:formula="of:=&quot;$tab_conv_expr['MSW']['&quot;&amp;[.B22]&amp;&quot;']&quot;" office:value-type="string" office:string-value="$tab_conv_expr['MSW']['ben']" calcext:value-type="string">
            <text:p>$tab_conv_expr['MSW']['ben']</text:p>
          </table:table-cell>
          <table:table-cell table:style-name="ce13" table:formula="of:=&quot;= $tab_conv_expr['MU']['&quot;&amp;[.B22]&amp;&quot;']&quot;" office:value-type="string" office:string-value="= $tab_conv_expr['MU']['ben']" calcext:value-type="string">
            <text:p>= $tab_conv_expr['MU']['ben']</text:p>
          </table:table-cell>
          <table:table-cell table:formula="of:=&quot;= &amp;&quot;&amp;[.P22]&amp;&quot;;&quot;" office:value-type="string" office:string-value="= &amp;$tab_conv_expr['UNI']['ben'];" calcext:value-type="string">
            <text:p>= &amp;$tab_conv_expr['UNI']['ben'];</text:p>
          </table:table-cell>
          <table:table-cell table:number-columns-repeated="100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3]&amp;CHAR(34)&amp;&quot;,&quot;" office:value-type="string" office:string-value="&quot;20&quot;," calcext:value-type="string">
            <text:p>"20",</text:p>
          </table:table-cell>
          <table:table-cell table:formula="of:=CHAR(34)&amp;[.B23]&amp;CHAR(34)&amp;&quot;,&quot;" office:value-type="string" office:string-value="&quot;bod&quot;," calcext:value-type="string">
            <text:p>"bod",</text:p>
          </table:table-cell>
          <table:table-cell table:formula="of:=CHAR(34)&amp;[.C23]&amp;CHAR(34)&amp;&quot;,&quot;" office:value-type="string" office:string-value="&quot;བོད་ཡིག&quot;," calcext:value-type="string">
            <text:p>"བོད་ཡིག",</text:p>
          </table:table-cell>
          <table:table-cell table:formula="of:=CHAR(34)&amp;[.D23]&amp;CHAR(34)&amp;&quot;,&quot;" office:value-type="string" office:string-value="&quot;tib/bod&quot;," calcext:value-type="string">
            <text:p>"tib/bod",</text:p>
          </table:table-cell>
          <table:table-cell table:formula="of:=CHAR(34)&amp;[.E23]&amp;CHAR(34)&amp;&quot;,&quot;" office:value-type="string" office:string-value="&quot;bo&quot;," calcext:value-type="string">
            <text:p>"bo",</text:p>
          </table:table-cell>
          <table:table-cell table:formula="of:=CHAR(34)&amp;&quot;tl_&quot;&amp;[.B23]&amp;&quot;.png&quot;&amp;CHAR(34)" office:value-type="string" office:string-value="&quot;tl_bod.png&quot;" calcext:value-type="string">
            <text:p>"tl_bo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3]&amp;&quot;']&quot;" office:value-type="string" office:string-value="$tab_conv_expr['UNI']['bod']" calcext:value-type="string">
            <text:p>$tab_conv_expr['UNI']['bod']</text:p>
          </table:table-cell>
          <table:table-cell table:style-name="Default" table:formula="of:=&quot;= &quot;&amp;[.A23]&amp;&quot;;&quot;" office:value-type="string" office:string-value="= 20;" calcext:value-type="string">
            <text:p>= 20;</text:p>
          </table:table-cell>
          <table:table-cell/>
          <table:table-cell table:formula="of:=&quot;$tab_conv_expr['MSW']['&quot;&amp;[.B23]&amp;&quot;']&quot;" office:value-type="string" office:string-value="$tab_conv_expr['MSW']['bod']" calcext:value-type="string">
            <text:p>$tab_conv_expr['MSW']['bod']</text:p>
          </table:table-cell>
          <table:table-cell table:style-name="ce13" table:formula="of:=&quot;= $tab_conv_expr['MU']['&quot;&amp;[.B23]&amp;&quot;']&quot;" office:value-type="string" office:string-value="= $tab_conv_expr['MU']['bod']" calcext:value-type="string">
            <text:p>= $tab_conv_expr['MU']['bod']</text:p>
          </table:table-cell>
          <table:table-cell table:formula="of:=&quot;= &amp;&quot;&amp;[.P23]&amp;&quot;;&quot;" office:value-type="string" office:string-value="= &amp;$tab_conv_expr['UNI']['bod'];" calcext:value-type="string">
            <text:p>= &amp;$tab_conv_expr['UNI']['bod'];</text:p>
          </table:table-cell>
          <table:table-cell table:number-columns-repeated="100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4]&amp;CHAR(34)&amp;&quot;,&quot;" office:value-type="string" office:string-value="&quot;21&quot;," calcext:value-type="string">
            <text:p>"21",</text:p>
          </table:table-cell>
          <table:table-cell table:formula="of:=CHAR(34)&amp;[.B24]&amp;CHAR(34)&amp;&quot;,&quot;" office:value-type="string" office:string-value="&quot;bre&quot;," calcext:value-type="string">
            <text:p>"bre",</text:p>
          </table:table-cell>
          <table:table-cell table:formula="of:=CHAR(34)&amp;[.C24]&amp;CHAR(34)&amp;&quot;,&quot;" office:value-type="string" office:string-value="&quot;Brezhoneg&quot;," calcext:value-type="string">
            <text:p>"Brezhoneg",</text:p>
          </table:table-cell>
          <table:table-cell table:formula="of:=CHAR(34)&amp;[.D24]&amp;CHAR(34)&amp;&quot;,&quot;" office:value-type="string" office:string-value="&quot;bre&quot;," calcext:value-type="string">
            <text:p>"bre",</text:p>
          </table:table-cell>
          <table:table-cell table:formula="of:=CHAR(34)&amp;[.E24]&amp;CHAR(34)&amp;&quot;,&quot;" office:value-type="string" office:string-value="&quot;br&quot;," calcext:value-type="string">
            <text:p>"br",</text:p>
          </table:table-cell>
          <table:table-cell table:formula="of:=CHAR(34)&amp;&quot;tl_&quot;&amp;[.B24]&amp;&quot;.png&quot;&amp;CHAR(34)" office:value-type="string" office:string-value="&quot;tl_bre.png&quot;" calcext:value-type="string">
            <text:p>"tl_br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4]&amp;&quot;']&quot;" office:value-type="string" office:string-value="$tab_conv_expr['UNI']['bre']" calcext:value-type="string">
            <text:p>$tab_conv_expr['UNI']['bre']</text:p>
          </table:table-cell>
          <table:table-cell table:style-name="Default" table:formula="of:=&quot;= &quot;&amp;[.A24]&amp;&quot;;&quot;" office:value-type="string" office:string-value="= 21;" calcext:value-type="string">
            <text:p>= 21;</text:p>
          </table:table-cell>
          <table:table-cell/>
          <table:table-cell table:formula="of:=&quot;$tab_conv_expr['MSW']['&quot;&amp;[.B24]&amp;&quot;']&quot;" office:value-type="string" office:string-value="$tab_conv_expr['MSW']['bre']" calcext:value-type="string">
            <text:p>$tab_conv_expr['MSW']['bre']</text:p>
          </table:table-cell>
          <table:table-cell table:style-name="ce13" table:formula="of:=&quot;= $tab_conv_expr['MU']['&quot;&amp;[.B24]&amp;&quot;']&quot;" office:value-type="string" office:string-value="= $tab_conv_expr['MU']['bre']" calcext:value-type="string">
            <text:p>= $tab_conv_expr['MU']['bre']</text:p>
          </table:table-cell>
          <table:table-cell table:formula="of:=&quot;= &amp;&quot;&amp;[.P24]&amp;&quot;;&quot;" office:value-type="string" office:string-value="= &amp;$tab_conv_expr['UNI']['bre'];" calcext:value-type="string">
            <text:p>= &amp;$tab_conv_expr['UNI']['bre'];</text:p>
          </table:table-cell>
          <table:table-cell table:number-columns-repeated="100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5]&amp;CHAR(34)&amp;&quot;,&quot;" office:value-type="string" office:string-value="&quot;22&quot;," calcext:value-type="string">
            <text:p>"22",</text:p>
          </table:table-cell>
          <table:table-cell table:formula="of:=CHAR(34)&amp;[.B25]&amp;CHAR(34)&amp;&quot;,&quot;" office:value-type="string" office:string-value="&quot;bos&quot;," calcext:value-type="string">
            <text:p>"bos",</text:p>
          </table:table-cell>
          <table:table-cell table:formula="of:=CHAR(34)&amp;[.C25]&amp;CHAR(34)&amp;&quot;,&quot;" office:value-type="string" office:string-value="&quot;Bosanski jezik&quot;," calcext:value-type="string">
            <text:p>"Bosanski jezik",</text:p>
          </table:table-cell>
          <table:table-cell table:formula="of:=CHAR(34)&amp;[.D25]&amp;CHAR(34)&amp;&quot;,&quot;" office:value-type="string" office:string-value="&quot;bos&quot;," calcext:value-type="string">
            <text:p>"bos",</text:p>
          </table:table-cell>
          <table:table-cell table:formula="of:=CHAR(34)&amp;[.E25]&amp;CHAR(34)&amp;&quot;,&quot;" office:value-type="string" office:string-value="&quot;bs&quot;," calcext:value-type="string">
            <text:p>"bs",</text:p>
          </table:table-cell>
          <table:table-cell table:formula="of:=CHAR(34)&amp;&quot;tl_&quot;&amp;[.B25]&amp;&quot;.png&quot;&amp;CHAR(34)" office:value-type="string" office:string-value="&quot;tl_bos.png&quot;" calcext:value-type="string">
            <text:p>"tl_bo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5]&amp;&quot;']&quot;" office:value-type="string" office:string-value="$tab_conv_expr['UNI']['bos']" calcext:value-type="string">
            <text:p>$tab_conv_expr['UNI']['bos']</text:p>
          </table:table-cell>
          <table:table-cell table:style-name="Default" table:formula="of:=&quot;= &quot;&amp;[.A25]&amp;&quot;;&quot;" office:value-type="string" office:string-value="= 22;" calcext:value-type="string">
            <text:p>= 22;</text:p>
          </table:table-cell>
          <table:table-cell/>
          <table:table-cell table:formula="of:=&quot;$tab_conv_expr['MSW']['&quot;&amp;[.B25]&amp;&quot;']&quot;" office:value-type="string" office:string-value="$tab_conv_expr['MSW']['bos']" calcext:value-type="string">
            <text:p>$tab_conv_expr['MSW']['bos']</text:p>
          </table:table-cell>
          <table:table-cell table:style-name="ce13" table:formula="of:=&quot;= $tab_conv_expr['MU']['&quot;&amp;[.B25]&amp;&quot;']&quot;" office:value-type="string" office:string-value="= $tab_conv_expr['MU']['bos']" calcext:value-type="string">
            <text:p>= $tab_conv_expr['MU']['bos']</text:p>
          </table:table-cell>
          <table:table-cell table:formula="of:=&quot;= &amp;&quot;&amp;[.P25]&amp;&quot;;&quot;" office:value-type="string" office:string-value="= &amp;$tab_conv_expr['UNI']['bos'];" calcext:value-type="string">
            <text:p>= &amp;$tab_conv_expr['UNI']['bos'];</text:p>
          </table:table-cell>
          <table:table-cell table:number-columns-repeated="100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6]&amp;CHAR(34)&amp;&quot;,&quot;" office:value-type="string" office:string-value="&quot;23&quot;," calcext:value-type="string">
            <text:p>"23",</text:p>
          </table:table-cell>
          <table:table-cell table:formula="of:=CHAR(34)&amp;[.B26]&amp;CHAR(34)&amp;&quot;,&quot;" office:value-type="string" office:string-value="&quot;cat&quot;," calcext:value-type="string">
            <text:p>"cat",</text:p>
          </table:table-cell>
          <table:table-cell table:formula="of:=CHAR(34)&amp;[.C26]&amp;CHAR(34)&amp;&quot;,&quot;" office:value-type="string" office:string-value="&quot;Català&quot;," calcext:value-type="string">
            <text:p>"Català",</text:p>
          </table:table-cell>
          <table:table-cell table:formula="of:=CHAR(34)&amp;[.D26]&amp;CHAR(34)&amp;&quot;,&quot;" office:value-type="string" office:string-value="&quot;cat&quot;," calcext:value-type="string">
            <text:p>"cat",</text:p>
          </table:table-cell>
          <table:table-cell table:formula="of:=CHAR(34)&amp;[.E26]&amp;CHAR(34)&amp;&quot;,&quot;" office:value-type="string" office:string-value="&quot;ca&quot;," calcext:value-type="string">
            <text:p>"ca",</text:p>
          </table:table-cell>
          <table:table-cell table:formula="of:=CHAR(34)&amp;&quot;tl_&quot;&amp;[.B26]&amp;&quot;.png&quot;&amp;CHAR(34)" office:value-type="string" office:string-value="&quot;tl_cat.png&quot;" calcext:value-type="string">
            <text:p>"tl_ca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6]&amp;&quot;']&quot;" office:value-type="string" office:string-value="$tab_conv_expr['UNI']['cat']" calcext:value-type="string">
            <text:p>$tab_conv_expr['UNI']['cat']</text:p>
          </table:table-cell>
          <table:table-cell table:style-name="Default" table:formula="of:=&quot;= &quot;&amp;[.A26]&amp;&quot;;&quot;" office:value-type="string" office:string-value="= 23;" calcext:value-type="string">
            <text:p>= 23;</text:p>
          </table:table-cell>
          <table:table-cell/>
          <table:table-cell table:formula="of:=&quot;$tab_conv_expr['MSW']['&quot;&amp;[.B26]&amp;&quot;']&quot;" office:value-type="string" office:string-value="$tab_conv_expr['MSW']['cat']" calcext:value-type="string">
            <text:p>$tab_conv_expr['MSW']['cat']</text:p>
          </table:table-cell>
          <table:table-cell table:style-name="ce13" table:formula="of:=&quot;= $tab_conv_expr['MU']['&quot;&amp;[.B26]&amp;&quot;']&quot;" office:value-type="string" office:string-value="= $tab_conv_expr['MU']['cat']" calcext:value-type="string">
            <text:p>= $tab_conv_expr['MU']['cat']</text:p>
          </table:table-cell>
          <table:table-cell table:formula="of:=&quot;= &amp;&quot;&amp;[.P26]&amp;&quot;;&quot;" office:value-type="string" office:string-value="= &amp;$tab_conv_expr['UNI']['cat'];" calcext:value-type="string">
            <text:p>= &amp;$tab_conv_expr['UNI']['cat'];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7]&amp;CHAR(34)&amp;&quot;,&quot;" office:value-type="string" office:string-value="&quot;24&quot;," calcext:value-type="string">
            <text:p>"24",</text:p>
          </table:table-cell>
          <table:table-cell table:formula="of:=CHAR(34)&amp;[.B27]&amp;CHAR(34)&amp;&quot;,&quot;" office:value-type="string" office:string-value="&quot;che&quot;," calcext:value-type="string">
            <text:p>"che",</text:p>
          </table:table-cell>
          <table:table-cell table:formula="of:=CHAR(34)&amp;[.C27]&amp;CHAR(34)&amp;&quot;,&quot;" office:value-type="string" office:string-value="&quot;нохчийн мотт&quot;," calcext:value-type="string">
            <text:p>"нохчийн мотт",</text:p>
          </table:table-cell>
          <table:table-cell table:formula="of:=CHAR(34)&amp;[.D27]&amp;CHAR(34)&amp;&quot;,&quot;" office:value-type="string" office:string-value="&quot;che&quot;," calcext:value-type="string">
            <text:p>"che",</text:p>
          </table:table-cell>
          <table:table-cell table:formula="of:=CHAR(34)&amp;[.E27]&amp;CHAR(34)&amp;&quot;,&quot;" office:value-type="string" office:string-value="&quot;ce&quot;," calcext:value-type="string">
            <text:p>"ce",</text:p>
          </table:table-cell>
          <table:table-cell table:formula="of:=CHAR(34)&amp;&quot;tl_&quot;&amp;[.B27]&amp;&quot;.png&quot;&amp;CHAR(34)" office:value-type="string" office:string-value="&quot;tl_che.png&quot;" calcext:value-type="string">
            <text:p>"tl_ch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7]&amp;&quot;']&quot;" office:value-type="string" office:string-value="$tab_conv_expr['UNI']['che']" calcext:value-type="string">
            <text:p>$tab_conv_expr['UNI']['che']</text:p>
          </table:table-cell>
          <table:table-cell table:style-name="Default" table:formula="of:=&quot;= &quot;&amp;[.A27]&amp;&quot;;&quot;" office:value-type="string" office:string-value="= 24;" calcext:value-type="string">
            <text:p>= 24;</text:p>
          </table:table-cell>
          <table:table-cell/>
          <table:table-cell table:formula="of:=&quot;$tab_conv_expr['MSW']['&quot;&amp;[.B27]&amp;&quot;']&quot;" office:value-type="string" office:string-value="$tab_conv_expr['MSW']['che']" calcext:value-type="string">
            <text:p>$tab_conv_expr['MSW']['che']</text:p>
          </table:table-cell>
          <table:table-cell table:style-name="ce13" table:formula="of:=&quot;= $tab_conv_expr['MU']['&quot;&amp;[.B27]&amp;&quot;']&quot;" office:value-type="string" office:string-value="= $tab_conv_expr['MU']['che']" calcext:value-type="string">
            <text:p>= $tab_conv_expr['MU']['che']</text:p>
          </table:table-cell>
          <table:table-cell table:formula="of:=&quot;= &amp;&quot;&amp;[.P27]&amp;&quot;;&quot;" office:value-type="string" office:string-value="= &amp;$tab_conv_expr['UNI']['che'];" calcext:value-type="string">
            <text:p>= &amp;$tab_conv_expr['UNI']['che'];</text:p>
          </table:table-cell>
          <table:table-cell table:number-columns-repeated="100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8]&amp;CHAR(34)&amp;&quot;,&quot;" office:value-type="string" office:string-value="&quot;25&quot;," calcext:value-type="string">
            <text:p>"25",</text:p>
          </table:table-cell>
          <table:table-cell table:formula="of:=CHAR(34)&amp;[.B28]&amp;CHAR(34)&amp;&quot;,&quot;" office:value-type="string" office:string-value="&quot;cha&quot;," calcext:value-type="string">
            <text:p>"cha",</text:p>
          </table:table-cell>
          <table:table-cell table:formula="of:=CHAR(34)&amp;[.C28]&amp;CHAR(34)&amp;&quot;,&quot;" office:value-type="string" office:string-value="&quot;Chamoru&quot;," calcext:value-type="string">
            <text:p>"Chamoru",</text:p>
          </table:table-cell>
          <table:table-cell table:formula="of:=CHAR(34)&amp;[.D28]&amp;CHAR(34)&amp;&quot;,&quot;" office:value-type="string" office:string-value="&quot;cha&quot;," calcext:value-type="string">
            <text:p>"cha",</text:p>
          </table:table-cell>
          <table:table-cell table:formula="of:=CHAR(34)&amp;[.E28]&amp;CHAR(34)&amp;&quot;,&quot;" office:value-type="string" office:string-value="&quot;ch&quot;," calcext:value-type="string">
            <text:p>"ch",</text:p>
          </table:table-cell>
          <table:table-cell table:formula="of:=CHAR(34)&amp;&quot;tl_&quot;&amp;[.B28]&amp;&quot;.png&quot;&amp;CHAR(34)" office:value-type="string" office:string-value="&quot;tl_cha.png&quot;" calcext:value-type="string">
            <text:p>"tl_ch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8]&amp;&quot;']&quot;" office:value-type="string" office:string-value="$tab_conv_expr['UNI']['cha']" calcext:value-type="string">
            <text:p>$tab_conv_expr['UNI']['cha']</text:p>
          </table:table-cell>
          <table:table-cell table:style-name="Default" table:formula="of:=&quot;= &quot;&amp;[.A28]&amp;&quot;;&quot;" office:value-type="string" office:string-value="= 25;" calcext:value-type="string">
            <text:p>= 25;</text:p>
          </table:table-cell>
          <table:table-cell/>
          <table:table-cell table:formula="of:=&quot;$tab_conv_expr['MSW']['&quot;&amp;[.B28]&amp;&quot;']&quot;" office:value-type="string" office:string-value="$tab_conv_expr['MSW']['cha']" calcext:value-type="string">
            <text:p>$tab_conv_expr['MSW']['cha']</text:p>
          </table:table-cell>
          <table:table-cell table:style-name="ce13" table:formula="of:=&quot;= $tab_conv_expr['MU']['&quot;&amp;[.B28]&amp;&quot;']&quot;" office:value-type="string" office:string-value="= $tab_conv_expr['MU']['cha']" calcext:value-type="string">
            <text:p>= $tab_conv_expr['MU']['cha']</text:p>
          </table:table-cell>
          <table:table-cell table:formula="of:=&quot;= &amp;&quot;&amp;[.P28]&amp;&quot;;&quot;" office:value-type="string" office:string-value="= &amp;$tab_conv_expr['UNI']['cha'];" calcext:value-type="string">
            <text:p>= &amp;$tab_conv_expr['UNI']['cha'];</text:p>
          </table:table-cell>
          <table:table-cell table:number-columns-repeated="100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rsu ; lingua cors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29]&amp;CHAR(34)&amp;&quot;,&quot;" office:value-type="string" office:string-value="&quot;26&quot;," calcext:value-type="string">
            <text:p>"26",</text:p>
          </table:table-cell>
          <table:table-cell table:formula="of:=CHAR(34)&amp;[.B29]&amp;CHAR(34)&amp;&quot;,&quot;" office:value-type="string" office:string-value="&quot;cos&quot;," calcext:value-type="string">
            <text:p>"cos",</text:p>
          </table:table-cell>
          <table:table-cell table:formula="of:=CHAR(34)&amp;[.C29]&amp;CHAR(34)&amp;&quot;,&quot;" office:value-type="string" office:string-value="&quot;Corsu ; lingua corsa&quot;," calcext:value-type="string">
            <text:p>"Corsu ; lingua corsa",</text:p>
          </table:table-cell>
          <table:table-cell table:formula="of:=CHAR(34)&amp;[.D29]&amp;CHAR(34)&amp;&quot;,&quot;" office:value-type="string" office:string-value="&quot;cos&quot;," calcext:value-type="string">
            <text:p>"cos",</text:p>
          </table:table-cell>
          <table:table-cell table:formula="of:=CHAR(34)&amp;[.E29]&amp;CHAR(34)&amp;&quot;,&quot;" office:value-type="string" office:string-value="&quot;co&quot;," calcext:value-type="string">
            <text:p>"co",</text:p>
          </table:table-cell>
          <table:table-cell table:formula="of:=CHAR(34)&amp;&quot;tl_&quot;&amp;[.B29]&amp;&quot;.png&quot;&amp;CHAR(34)" office:value-type="string" office:string-value="&quot;tl_cos.png&quot;" calcext:value-type="string">
            <text:p>"tl_co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29]&amp;&quot;']&quot;" office:value-type="string" office:string-value="$tab_conv_expr['UNI']['cos']" calcext:value-type="string">
            <text:p>$tab_conv_expr['UNI']['cos']</text:p>
          </table:table-cell>
          <table:table-cell table:style-name="Default" table:formula="of:=&quot;= &quot;&amp;[.A29]&amp;&quot;;&quot;" office:value-type="string" office:string-value="= 26;" calcext:value-type="string">
            <text:p>= 26;</text:p>
          </table:table-cell>
          <table:table-cell/>
          <table:table-cell table:formula="of:=&quot;$tab_conv_expr['MSW']['&quot;&amp;[.B29]&amp;&quot;']&quot;" office:value-type="string" office:string-value="$tab_conv_expr['MSW']['cos']" calcext:value-type="string">
            <text:p>$tab_conv_expr['MSW']['cos']</text:p>
          </table:table-cell>
          <table:table-cell table:style-name="ce13" table:formula="of:=&quot;= $tab_conv_expr['MU']['&quot;&amp;[.B29]&amp;&quot;']&quot;" office:value-type="string" office:string-value="= $tab_conv_expr['MU']['cos']" calcext:value-type="string">
            <text:p>= $tab_conv_expr['MU']['cos']</text:p>
          </table:table-cell>
          <table:table-cell table:formula="of:=&quot;= &amp;&quot;&amp;[.P29]&amp;&quot;;&quot;" office:value-type="string" office:string-value="= &amp;$tab_conv_expr['UNI']['cos'];" calcext:value-type="string">
            <text:p>= &amp;$tab_conv_expr['UNI']['cos'];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0]&amp;CHAR(34)&amp;&quot;,&quot;" office:value-type="string" office:string-value="&quot;27&quot;," calcext:value-type="string">
            <text:p>"27",</text:p>
          </table:table-cell>
          <table:table-cell table:formula="of:=CHAR(34)&amp;[.B30]&amp;CHAR(34)&amp;&quot;,&quot;" office:value-type="string" office:string-value="&quot;cre&quot;," calcext:value-type="string">
            <text:p>"cre",</text:p>
          </table:table-cell>
          <table:table-cell table:formula="of:=CHAR(34)&amp;[.C30]&amp;CHAR(34)&amp;&quot;,&quot;" office:value-type="string" office:string-value="&quot;ᓀᐦᐃᔭᐍᐏᐣ&quot;," calcext:value-type="string">
            <text:p>"ᓀᐦᐃᔭᐍᐏᐣ",</text:p>
          </table:table-cell>
          <table:table-cell table:formula="of:=CHAR(34)&amp;[.D30]&amp;CHAR(34)&amp;&quot;,&quot;" office:value-type="string" office:string-value="&quot;cre&quot;," calcext:value-type="string">
            <text:p>"cre",</text:p>
          </table:table-cell>
          <table:table-cell table:formula="of:=CHAR(34)&amp;[.E30]&amp;CHAR(34)&amp;&quot;,&quot;" office:value-type="string" office:string-value="&quot;cr&quot;," calcext:value-type="string">
            <text:p>"cr",</text:p>
          </table:table-cell>
          <table:table-cell table:formula="of:=CHAR(34)&amp;&quot;tl_&quot;&amp;[.B30]&amp;&quot;.png&quot;&amp;CHAR(34)" office:value-type="string" office:string-value="&quot;tl_cre.png&quot;" calcext:value-type="string">
            <text:p>"tl_cr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0]&amp;&quot;']&quot;" office:value-type="string" office:string-value="$tab_conv_expr['UNI']['cre']" calcext:value-type="string">
            <text:p>$tab_conv_expr['UNI']['cre']</text:p>
          </table:table-cell>
          <table:table-cell table:style-name="Default" table:formula="of:=&quot;= &quot;&amp;[.A30]&amp;&quot;;&quot;" office:value-type="string" office:string-value="= 27;" calcext:value-type="string">
            <text:p>= 27;</text:p>
          </table:table-cell>
          <table:table-cell/>
          <table:table-cell table:formula="of:=&quot;$tab_conv_expr['MSW']['&quot;&amp;[.B30]&amp;&quot;']&quot;" office:value-type="string" office:string-value="$tab_conv_expr['MSW']['cre']" calcext:value-type="string">
            <text:p>$tab_conv_expr['MSW']['cre']</text:p>
          </table:table-cell>
          <table:table-cell table:style-name="ce13" table:formula="of:=&quot;= $tab_conv_expr['MU']['&quot;&amp;[.B30]&amp;&quot;']&quot;" office:value-type="string" office:string-value="= $tab_conv_expr['MU']['cre']" calcext:value-type="string">
            <text:p>= $tab_conv_expr['MU']['cre']</text:p>
          </table:table-cell>
          <table:table-cell table:formula="of:=&quot;= &amp;&quot;&amp;[.P30]&amp;&quot;;&quot;" office:value-type="string" office:string-value="= &amp;$tab_conv_expr['UNI']['cre'];" calcext:value-type="string">
            <text:p>= &amp;$tab_conv_expr['UNI']['cre'];</text:p>
          </table:table-cell>
          <table:table-cell table:number-columns-repeated="100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Česky ; čeština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1]&amp;CHAR(34)&amp;&quot;,&quot;" office:value-type="string" office:string-value="&quot;28&quot;," calcext:value-type="string">
            <text:p>"28",</text:p>
          </table:table-cell>
          <table:table-cell table:formula="of:=CHAR(34)&amp;[.B31]&amp;CHAR(34)&amp;&quot;,&quot;" office:value-type="string" office:string-value="&quot;ces&quot;," calcext:value-type="string">
            <text:p>"ces",</text:p>
          </table:table-cell>
          <table:table-cell table:formula="of:=CHAR(34)&amp;[.C31]&amp;CHAR(34)&amp;&quot;,&quot;" office:value-type="string" office:string-value="&quot;Česky ; čeština&quot;," calcext:value-type="string">
            <text:p>"Česky ; čeština",</text:p>
          </table:table-cell>
          <table:table-cell table:formula="of:=CHAR(34)&amp;[.D31]&amp;CHAR(34)&amp;&quot;,&quot;" office:value-type="string" office:string-value="&quot;cze/ces&quot;," calcext:value-type="string">
            <text:p>"cze/ces",</text:p>
          </table:table-cell>
          <table:table-cell table:formula="of:=CHAR(34)&amp;[.E31]&amp;CHAR(34)&amp;&quot;,&quot;" office:value-type="string" office:string-value="&quot;cs&quot;," calcext:value-type="string">
            <text:p>"cs",</text:p>
          </table:table-cell>
          <table:table-cell table:formula="of:=CHAR(34)&amp;&quot;tl_&quot;&amp;[.B31]&amp;&quot;.png&quot;&amp;CHAR(34)" office:value-type="string" office:string-value="&quot;tl_ces.png&quot;" calcext:value-type="string">
            <text:p>"tl_ce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1]&amp;&quot;']&quot;" office:value-type="string" office:string-value="$tab_conv_expr['UNI']['ces']" calcext:value-type="string">
            <text:p>$tab_conv_expr['UNI']['ces']</text:p>
          </table:table-cell>
          <table:table-cell table:style-name="Default" table:formula="of:=&quot;= &quot;&amp;[.A31]&amp;&quot;;&quot;" office:value-type="string" office:string-value="= 28;" calcext:value-type="string">
            <text:p>= 28;</text:p>
          </table:table-cell>
          <table:table-cell/>
          <table:table-cell table:formula="of:=&quot;$tab_conv_expr['MSW']['&quot;&amp;[.B31]&amp;&quot;']&quot;" office:value-type="string" office:string-value="$tab_conv_expr['MSW']['ces']" calcext:value-type="string">
            <text:p>$tab_conv_expr['MSW']['ces']</text:p>
          </table:table-cell>
          <table:table-cell table:style-name="ce13" table:formula="of:=&quot;= $tab_conv_expr['MU']['&quot;&amp;[.B31]&amp;&quot;']&quot;" office:value-type="string" office:string-value="= $tab_conv_expr['MU']['ces']" calcext:value-type="string">
            <text:p>= $tab_conv_expr['MU']['ces']</text:p>
          </table:table-cell>
          <table:table-cell table:formula="of:=&quot;= &amp;&quot;&amp;[.P31]&amp;&quot;;&quot;" office:value-type="string" office:string-value="= &amp;$tab_conv_expr['UNI']['ces'];" calcext:value-type="string">
            <text:p>= &amp;$tab_conv_expr['UNI']['ces'];</text:p>
          </table:table-cell>
          <table:table-cell table:number-columns-repeated="100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Словѣньскъ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2]&amp;CHAR(34)&amp;&quot;,&quot;" office:value-type="string" office:string-value="&quot;29&quot;," calcext:value-type="string">
            <text:p>"29",</text:p>
          </table:table-cell>
          <table:table-cell table:formula="of:=CHAR(34)&amp;[.B32]&amp;CHAR(34)&amp;&quot;,&quot;" office:value-type="string" office:string-value="&quot;chu&quot;," calcext:value-type="string">
            <text:p>"chu",</text:p>
          </table:table-cell>
          <table:table-cell table:formula="of:=CHAR(34)&amp;[.C32]&amp;CHAR(34)&amp;&quot;,&quot;" office:value-type="string" office:string-value="&quot;Словѣньскъ&quot;," calcext:value-type="string">
            <text:p>"Словѣньскъ",</text:p>
          </table:table-cell>
          <table:table-cell table:formula="of:=CHAR(34)&amp;[.D32]&amp;CHAR(34)&amp;&quot;,&quot;" office:value-type="string" office:string-value="&quot;chu&quot;," calcext:value-type="string">
            <text:p>"chu",</text:p>
          </table:table-cell>
          <table:table-cell table:formula="of:=CHAR(34)&amp;[.E32]&amp;CHAR(34)&amp;&quot;,&quot;" office:value-type="string" office:string-value="&quot;cu&quot;," calcext:value-type="string">
            <text:p>"cu",</text:p>
          </table:table-cell>
          <table:table-cell table:formula="of:=CHAR(34)&amp;&quot;tl_&quot;&amp;[.B32]&amp;&quot;.png&quot;&amp;CHAR(34)" office:value-type="string" office:string-value="&quot;tl_chu.png&quot;" calcext:value-type="string">
            <text:p>"tl_ch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2]&amp;&quot;']&quot;" office:value-type="string" office:string-value="$tab_conv_expr['UNI']['chu']" calcext:value-type="string">
            <text:p>$tab_conv_expr['UNI']['chu']</text:p>
          </table:table-cell>
          <table:table-cell table:style-name="Default" table:formula="of:=&quot;= &quot;&amp;[.A32]&amp;&quot;;&quot;" office:value-type="string" office:string-value="= 29;" calcext:value-type="string">
            <text:p>= 29;</text:p>
          </table:table-cell>
          <table:table-cell/>
          <table:table-cell table:formula="of:=&quot;$tab_conv_expr['MSW']['&quot;&amp;[.B32]&amp;&quot;']&quot;" office:value-type="string" office:string-value="$tab_conv_expr['MSW']['chu']" calcext:value-type="string">
            <text:p>$tab_conv_expr['MSW']['chu']</text:p>
          </table:table-cell>
          <table:table-cell table:style-name="ce13" table:formula="of:=&quot;= $tab_conv_expr['MU']['&quot;&amp;[.B32]&amp;&quot;']&quot;" office:value-type="string" office:string-value="= $tab_conv_expr['MU']['chu']" calcext:value-type="string">
            <text:p>= $tab_conv_expr['MU']['chu']</text:p>
          </table:table-cell>
          <table:table-cell table:formula="of:=&quot;= &amp;&quot;&amp;[.P32]&amp;&quot;;&quot;" office:value-type="string" office:string-value="= &amp;$tab_conv_expr['UNI']['chu'];" calcext:value-type="string">
            <text:p>= &amp;$tab_conv_expr['UNI']['chu'];</text:p>
          </table:table-cell>
          <table:table-cell table:number-columns-repeated="100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hv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3]&amp;CHAR(34)&amp;&quot;,&quot;" office:value-type="string" office:string-value="&quot;30&quot;," calcext:value-type="string">
            <text:p>"30",</text:p>
          </table:table-cell>
          <table:table-cell table:formula="of:=CHAR(34)&amp;[.B33]&amp;CHAR(34)&amp;&quot;,&quot;" office:value-type="string" office:string-value="&quot;chv&quot;," calcext:value-type="string">
            <text:p>"chv",</text:p>
          </table:table-cell>
          <table:table-cell table:formula="of:=CHAR(34)&amp;[.C33]&amp;CHAR(34)&amp;&quot;,&quot;" office:value-type="string" office:string-value="&quot;чӑваш чӗлхи&quot;," calcext:value-type="string">
            <text:p>"чӑваш чӗлхи",</text:p>
          </table:table-cell>
          <table:table-cell table:formula="of:=CHAR(34)&amp;[.D33]&amp;CHAR(34)&amp;&quot;,&quot;" office:value-type="string" office:string-value="&quot;chv&quot;," calcext:value-type="string">
            <text:p>"chv",</text:p>
          </table:table-cell>
          <table:table-cell table:formula="of:=CHAR(34)&amp;[.E33]&amp;CHAR(34)&amp;&quot;,&quot;" office:value-type="string" office:string-value="&quot;cv&quot;," calcext:value-type="string">
            <text:p>"cv",</text:p>
          </table:table-cell>
          <table:table-cell table:formula="of:=CHAR(34)&amp;&quot;tl_&quot;&amp;[.B33]&amp;&quot;.png&quot;&amp;CHAR(34)" office:value-type="string" office:string-value="&quot;tl_chv.png&quot;" calcext:value-type="string">
            <text:p>"tl_ch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3]&amp;&quot;']&quot;" office:value-type="string" office:string-value="$tab_conv_expr['UNI']['chv']" calcext:value-type="string">
            <text:p>$tab_conv_expr['UNI']['chv']</text:p>
          </table:table-cell>
          <table:table-cell table:style-name="Default" table:formula="of:=&quot;= &quot;&amp;[.A33]&amp;&quot;;&quot;" office:value-type="string" office:string-value="= 30;" calcext:value-type="string">
            <text:p>= 30;</text:p>
          </table:table-cell>
          <table:table-cell/>
          <table:table-cell table:formula="of:=&quot;$tab_conv_expr['MSW']['&quot;&amp;[.B33]&amp;&quot;']&quot;" office:value-type="string" office:string-value="$tab_conv_expr['MSW']['chv']" calcext:value-type="string">
            <text:p>$tab_conv_expr['MSW']['chv']</text:p>
          </table:table-cell>
          <table:table-cell table:style-name="ce13" table:formula="of:=&quot;= $tab_conv_expr['MU']['&quot;&amp;[.B33]&amp;&quot;']&quot;" office:value-type="string" office:string-value="= $tab_conv_expr['MU']['chv']" calcext:value-type="string">
            <text:p>= $tab_conv_expr['MU']['chv']</text:p>
          </table:table-cell>
          <table:table-cell table:formula="of:=&quot;= &amp;&quot;&amp;[.P33]&amp;&quot;;&quot;" office:value-type="string" office:string-value="= &amp;$tab_conv_expr['UNI']['chv'];" calcext:value-type="string">
            <text:p>= &amp;$tab_conv_expr['UNI']['chv'];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4]&amp;CHAR(34)&amp;&quot;,&quot;" office:value-type="string" office:string-value="&quot;31&quot;," calcext:value-type="string">
            <text:p>"31",</text:p>
          </table:table-cell>
          <table:table-cell table:formula="of:=CHAR(34)&amp;[.B34]&amp;CHAR(34)&amp;&quot;,&quot;" office:value-type="string" office:string-value="&quot;cym&quot;," calcext:value-type="string">
            <text:p>"cym",</text:p>
          </table:table-cell>
          <table:table-cell table:formula="of:=CHAR(34)&amp;[.C34]&amp;CHAR(34)&amp;&quot;,&quot;" office:value-type="string" office:string-value="&quot;Cymraeg&quot;," calcext:value-type="string">
            <text:p>"Cymraeg",</text:p>
          </table:table-cell>
          <table:table-cell table:formula="of:=CHAR(34)&amp;[.D34]&amp;CHAR(34)&amp;&quot;,&quot;" office:value-type="string" office:string-value="&quot;wel/cym&quot;," calcext:value-type="string">
            <text:p>"wel/cym",</text:p>
          </table:table-cell>
          <table:table-cell table:formula="of:=CHAR(34)&amp;[.E34]&amp;CHAR(34)&amp;&quot;,&quot;" office:value-type="string" office:string-value="&quot;cy&quot;," calcext:value-type="string">
            <text:p>"cy",</text:p>
          </table:table-cell>
          <table:table-cell table:formula="of:=CHAR(34)&amp;&quot;tl_&quot;&amp;[.B34]&amp;&quot;.png&quot;&amp;CHAR(34)" office:value-type="string" office:string-value="&quot;tl_cym.png&quot;" calcext:value-type="string">
            <text:p>"tl_cy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4]&amp;&quot;']&quot;" office:value-type="string" office:string-value="$tab_conv_expr['UNI']['cym']" calcext:value-type="string">
            <text:p>$tab_conv_expr['UNI']['cym']</text:p>
          </table:table-cell>
          <table:table-cell table:style-name="Default" table:formula="of:=&quot;= &quot;&amp;[.A34]&amp;&quot;;&quot;" office:value-type="string" office:string-value="= 31;" calcext:value-type="string">
            <text:p>= 31;</text:p>
          </table:table-cell>
          <table:table-cell/>
          <table:table-cell table:formula="of:=&quot;$tab_conv_expr['MSW']['&quot;&amp;[.B34]&amp;&quot;']&quot;" office:value-type="string" office:string-value="$tab_conv_expr['MSW']['cym']" calcext:value-type="string">
            <text:p>$tab_conv_expr['MSW']['cym']</text:p>
          </table:table-cell>
          <table:table-cell table:style-name="ce13" table:formula="of:=&quot;= $tab_conv_expr['MU']['&quot;&amp;[.B34]&amp;&quot;']&quot;" office:value-type="string" office:string-value="= $tab_conv_expr['MU']['cym']" calcext:value-type="string">
            <text:p>= $tab_conv_expr['MU']['cym']</text:p>
          </table:table-cell>
          <table:table-cell table:formula="of:=&quot;= &amp;&quot;&amp;[.P34]&amp;&quot;;&quot;" office:value-type="string" office:string-value="= &amp;$tab_conv_expr['UNI']['cym'];" calcext:value-type="string">
            <text:p>= &amp;$tab_conv_expr['UNI']['cym'];</text:p>
          </table:table-cell>
          <table:table-cell table:number-columns-repeated="100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5]&amp;CHAR(34)&amp;&quot;,&quot;" office:value-type="string" office:string-value="&quot;32&quot;," calcext:value-type="string">
            <text:p>"32",</text:p>
          </table:table-cell>
          <table:table-cell table:formula="of:=CHAR(34)&amp;[.B35]&amp;CHAR(34)&amp;&quot;,&quot;" office:value-type="string" office:string-value="&quot;dan&quot;," calcext:value-type="string">
            <text:p>"dan",</text:p>
          </table:table-cell>
          <table:table-cell table:formula="of:=CHAR(34)&amp;[.C35]&amp;CHAR(34)&amp;&quot;,&quot;" office:value-type="string" office:string-value="&quot;Dansk&quot;," calcext:value-type="string">
            <text:p>"Dansk",</text:p>
          </table:table-cell>
          <table:table-cell table:formula="of:=CHAR(34)&amp;[.D35]&amp;CHAR(34)&amp;&quot;,&quot;" office:value-type="string" office:string-value="&quot;dan&quot;," calcext:value-type="string">
            <text:p>"dan",</text:p>
          </table:table-cell>
          <table:table-cell table:formula="of:=CHAR(34)&amp;[.E35]&amp;CHAR(34)&amp;&quot;,&quot;" office:value-type="string" office:string-value="&quot;da&quot;," calcext:value-type="string">
            <text:p>"da",</text:p>
          </table:table-cell>
          <table:table-cell table:formula="of:=CHAR(34)&amp;&quot;tl_&quot;&amp;[.B35]&amp;&quot;.png&quot;&amp;CHAR(34)" office:value-type="string" office:string-value="&quot;tl_dan.png&quot;" calcext:value-type="string">
            <text:p>"tl_da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5]&amp;&quot;']&quot;" office:value-type="string" office:string-value="$tab_conv_expr['UNI']['dan']" calcext:value-type="string">
            <text:p>$tab_conv_expr['UNI']['dan']</text:p>
          </table:table-cell>
          <table:table-cell table:style-name="Default" table:formula="of:=&quot;= &quot;&amp;[.A35]&amp;&quot;;&quot;" office:value-type="string" office:string-value="= 32;" calcext:value-type="string">
            <text:p>= 32;</text:p>
          </table:table-cell>
          <table:table-cell/>
          <table:table-cell table:formula="of:=&quot;$tab_conv_expr['MSW']['&quot;&amp;[.B35]&amp;&quot;']&quot;" office:value-type="string" office:string-value="$tab_conv_expr['MSW']['dan']" calcext:value-type="string">
            <text:p>$tab_conv_expr['MSW']['dan']</text:p>
          </table:table-cell>
          <table:table-cell table:style-name="ce13" table:formula="of:=&quot;= $tab_conv_expr['MU']['&quot;&amp;[.B35]&amp;&quot;']&quot;" office:value-type="string" office:string-value="= $tab_conv_expr['MU']['dan']" calcext:value-type="string">
            <text:p>= $tab_conv_expr['MU']['dan']</text:p>
          </table:table-cell>
          <table:table-cell table:formula="of:=&quot;= &amp;&quot;&amp;[.P35]&amp;&quot;;&quot;" office:value-type="string" office:string-value="= &amp;$tab_conv_expr['UNI']['dan'];" calcext:value-type="string">
            <text:p>= &amp;$tab_conv_expr['UNI']['dan'];</text:p>
          </table:table-cell>
          <table:table-cell table:number-columns-repeated="100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6]&amp;CHAR(34)&amp;&quot;,&quot;" office:value-type="string" office:string-value="&quot;33&quot;," calcext:value-type="string">
            <text:p>"33",</text:p>
          </table:table-cell>
          <table:table-cell table:formula="of:=CHAR(34)&amp;[.B36]&amp;CHAR(34)&amp;&quot;,&quot;" office:value-type="string" office:string-value="&quot;deu&quot;," calcext:value-type="string">
            <text:p>"deu",</text:p>
          </table:table-cell>
          <table:table-cell table:formula="of:=CHAR(34)&amp;[.C36]&amp;CHAR(34)&amp;&quot;,&quot;" office:value-type="string" office:string-value="&quot;Deutsch&quot;," calcext:value-type="string">
            <text:p>"Deutsch",</text:p>
          </table:table-cell>
          <table:table-cell table:formula="of:=CHAR(34)&amp;[.D36]&amp;CHAR(34)&amp;&quot;,&quot;" office:value-type="string" office:string-value="&quot;ger/deu&quot;," calcext:value-type="string">
            <text:p>"ger/deu",</text:p>
          </table:table-cell>
          <table:table-cell table:formula="of:=CHAR(34)&amp;[.E36]&amp;CHAR(34)&amp;&quot;,&quot;" office:value-type="string" office:string-value="&quot;de&quot;," calcext:value-type="string">
            <text:p>"de",</text:p>
          </table:table-cell>
          <table:table-cell table:formula="of:=CHAR(34)&amp;&quot;tl_&quot;&amp;[.B36]&amp;&quot;.png&quot;&amp;CHAR(34)" office:value-type="string" office:string-value="&quot;tl_deu.png&quot;" calcext:value-type="string">
            <text:p>"tl_de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6]&amp;&quot;']&quot;" office:value-type="string" office:string-value="$tab_conv_expr['UNI']['deu']" calcext:value-type="string">
            <text:p>$tab_conv_expr['UNI']['deu']</text:p>
          </table:table-cell>
          <table:table-cell table:style-name="Default" table:formula="of:=&quot;= &quot;&amp;[.A36]&amp;&quot;;&quot;" office:value-type="string" office:string-value="= 33;" calcext:value-type="string">
            <text:p>= 33;</text:p>
          </table:table-cell>
          <table:table-cell/>
          <table:table-cell table:formula="of:=&quot;$tab_conv_expr['MSW']['&quot;&amp;[.B36]&amp;&quot;']&quot;" office:value-type="string" office:string-value="$tab_conv_expr['MSW']['deu']" calcext:value-type="string">
            <text:p>$tab_conv_expr['MSW']['deu']</text:p>
          </table:table-cell>
          <table:table-cell table:style-name="ce13" table:formula="of:=&quot;= $tab_conv_expr['MU']['&quot;&amp;[.B36]&amp;&quot;']&quot;" office:value-type="string" office:string-value="= $tab_conv_expr['MU']['deu']" calcext:value-type="string">
            <text:p>= $tab_conv_expr['MU']['deu']</text:p>
          </table:table-cell>
          <table:table-cell table:formula="of:=&quot;= &amp;&quot;&amp;[.P36]&amp;&quot;;&quot;" office:value-type="string" office:string-value="= &amp;$tab_conv_expr['UNI']['deu'];" calcext:value-type="string">
            <text:p>= &amp;$tab_conv_expr['UNI']['deu'];</text:p>
          </table:table-cell>
          <table:table-cell table:number-columns-repeated="100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‫ދިވެހި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7]&amp;CHAR(34)&amp;&quot;,&quot;" office:value-type="string" office:string-value="&quot;34&quot;," calcext:value-type="string">
            <text:p>"34",</text:p>
          </table:table-cell>
          <table:table-cell table:formula="of:=CHAR(34)&amp;[.B37]&amp;CHAR(34)&amp;&quot;,&quot;" office:value-type="string" office:string-value="&quot;div&quot;," calcext:value-type="string">
            <text:p>"div",</text:p>
          </table:table-cell>
          <table:table-cell table:formula="of:=CHAR(34)&amp;[.C37]&amp;CHAR(34)&amp;&quot;,&quot;" office:value-type="string" office:string-value="&quot;‫ދިވެހި&quot;," calcext:value-type="string">
            <text:p>"‫ދިވެހި",</text:p>
          </table:table-cell>
          <table:table-cell table:formula="of:=CHAR(34)&amp;[.D37]&amp;CHAR(34)&amp;&quot;,&quot;" office:value-type="string" office:string-value="&quot;div&quot;," calcext:value-type="string">
            <text:p>"div",</text:p>
          </table:table-cell>
          <table:table-cell table:formula="of:=CHAR(34)&amp;[.E37]&amp;CHAR(34)&amp;&quot;,&quot;" office:value-type="string" office:string-value="&quot;dv&quot;," calcext:value-type="string">
            <text:p>"dv",</text:p>
          </table:table-cell>
          <table:table-cell table:formula="of:=CHAR(34)&amp;&quot;tl_&quot;&amp;[.B37]&amp;&quot;.png&quot;&amp;CHAR(34)" office:value-type="string" office:string-value="&quot;tl_div.png&quot;" calcext:value-type="string">
            <text:p>"tl_di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7]&amp;&quot;']&quot;" office:value-type="string" office:string-value="$tab_conv_expr['UNI']['div']" calcext:value-type="string">
            <text:p>$tab_conv_expr['UNI']['div']</text:p>
          </table:table-cell>
          <table:table-cell table:style-name="Default" table:formula="of:=&quot;= &quot;&amp;[.A37]&amp;&quot;;&quot;" office:value-type="string" office:string-value="= 34;" calcext:value-type="string">
            <text:p>= 34;</text:p>
          </table:table-cell>
          <table:table-cell/>
          <table:table-cell table:formula="of:=&quot;$tab_conv_expr['MSW']['&quot;&amp;[.B37]&amp;&quot;']&quot;" office:value-type="string" office:string-value="$tab_conv_expr['MSW']['div']" calcext:value-type="string">
            <text:p>$tab_conv_expr['MSW']['div']</text:p>
          </table:table-cell>
          <table:table-cell table:style-name="ce13" table:formula="of:=&quot;= $tab_conv_expr['MU']['&quot;&amp;[.B37]&amp;&quot;']&quot;" office:value-type="string" office:string-value="= $tab_conv_expr['MU']['div']" calcext:value-type="string">
            <text:p>= $tab_conv_expr['MU']['div']</text:p>
          </table:table-cell>
          <table:table-cell table:formula="of:=&quot;= &amp;&quot;&amp;[.P37]&amp;&quot;;&quot;" office:value-type="string" office:string-value="= &amp;$tab_conv_expr['UNI']['div'];" calcext:value-type="string">
            <text:p>= &amp;$tab_conv_expr['UNI']['div'];</text:p>
          </table:table-cell>
          <table:table-cell table:number-columns-repeated="100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zo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8]&amp;CHAR(34)&amp;&quot;,&quot;" office:value-type="string" office:string-value="&quot;35&quot;," calcext:value-type="string">
            <text:p>"35",</text:p>
          </table:table-cell>
          <table:table-cell table:formula="of:=CHAR(34)&amp;[.B38]&amp;CHAR(34)&amp;&quot;,&quot;" office:value-type="string" office:string-value="&quot;dzo&quot;," calcext:value-type="string">
            <text:p>"dzo",</text:p>
          </table:table-cell>
          <table:table-cell table:formula="of:=CHAR(34)&amp;[.C38]&amp;CHAR(34)&amp;&quot;,&quot;" office:value-type="string" office:string-value="&quot;རྫོང་ཁ&quot;," calcext:value-type="string">
            <text:p>"རྫོང་ཁ",</text:p>
          </table:table-cell>
          <table:table-cell table:formula="of:=CHAR(34)&amp;[.D38]&amp;CHAR(34)&amp;&quot;,&quot;" office:value-type="string" office:string-value="&quot;dzo&quot;," calcext:value-type="string">
            <text:p>"dzo",</text:p>
          </table:table-cell>
          <table:table-cell table:formula="of:=CHAR(34)&amp;[.E38]&amp;CHAR(34)&amp;&quot;,&quot;" office:value-type="string" office:string-value="&quot;dz&quot;," calcext:value-type="string">
            <text:p>"dz",</text:p>
          </table:table-cell>
          <table:table-cell table:formula="of:=CHAR(34)&amp;&quot;tl_&quot;&amp;[.B38]&amp;&quot;.png&quot;&amp;CHAR(34)" office:value-type="string" office:string-value="&quot;tl_dzo.png&quot;" calcext:value-type="string">
            <text:p>"tl_dz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8]&amp;&quot;']&quot;" office:value-type="string" office:string-value="$tab_conv_expr['UNI']['dzo']" calcext:value-type="string">
            <text:p>$tab_conv_expr['UNI']['dzo']</text:p>
          </table:table-cell>
          <table:table-cell table:style-name="Default" table:formula="of:=&quot;= &quot;&amp;[.A38]&amp;&quot;;&quot;" office:value-type="string" office:string-value="= 35;" calcext:value-type="string">
            <text:p>= 35;</text:p>
          </table:table-cell>
          <table:table-cell/>
          <table:table-cell table:formula="of:=&quot;$tab_conv_expr['MSW']['&quot;&amp;[.B38]&amp;&quot;']&quot;" office:value-type="string" office:string-value="$tab_conv_expr['MSW']['dzo']" calcext:value-type="string">
            <text:p>$tab_conv_expr['MSW']['dzo']</text:p>
          </table:table-cell>
          <table:table-cell table:style-name="ce13" table:formula="of:=&quot;= $tab_conv_expr['MU']['&quot;&amp;[.B38]&amp;&quot;']&quot;" office:value-type="string" office:string-value="= $tab_conv_expr['MU']['dzo']" calcext:value-type="string">
            <text:p>= $tab_conv_expr['MU']['dzo']</text:p>
          </table:table-cell>
          <table:table-cell table:formula="of:=&quot;= &amp;&quot;&amp;[.P38]&amp;&quot;;&quot;" office:value-type="string" office:string-value="= &amp;$tab_conv_expr['UNI']['dzo'];" calcext:value-type="string">
            <text:p>= &amp;$tab_conv_expr['UNI']['dzo'];</text:p>
          </table:table-cell>
          <table:table-cell table:number-columns-repeated="100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39]&amp;CHAR(34)&amp;&quot;,&quot;" office:value-type="string" office:string-value="&quot;36&quot;," calcext:value-type="string">
            <text:p>"36",</text:p>
          </table:table-cell>
          <table:table-cell table:formula="of:=CHAR(34)&amp;[.B39]&amp;CHAR(34)&amp;&quot;,&quot;" office:value-type="string" office:string-value="&quot;ewe&quot;," calcext:value-type="string">
            <text:p>"ewe",</text:p>
          </table:table-cell>
          <table:table-cell table:formula="of:=CHAR(34)&amp;[.C39]&amp;CHAR(34)&amp;&quot;,&quot;" office:value-type="string" office:string-value="&quot;Ɛʋɛgbɛ&quot;," calcext:value-type="string">
            <text:p>"Ɛʋɛgbɛ",</text:p>
          </table:table-cell>
          <table:table-cell table:formula="of:=CHAR(34)&amp;[.D39]&amp;CHAR(34)&amp;&quot;,&quot;" office:value-type="string" office:string-value="&quot;ewe&quot;," calcext:value-type="string">
            <text:p>"ewe",</text:p>
          </table:table-cell>
          <table:table-cell table:formula="of:=CHAR(34)&amp;[.E39]&amp;CHAR(34)&amp;&quot;,&quot;" office:value-type="string" office:string-value="&quot;ee&quot;," calcext:value-type="string">
            <text:p>"ee",</text:p>
          </table:table-cell>
          <table:table-cell table:formula="of:=CHAR(34)&amp;&quot;tl_&quot;&amp;[.B39]&amp;&quot;.png&quot;&amp;CHAR(34)" office:value-type="string" office:string-value="&quot;tl_ewe.png&quot;" calcext:value-type="string">
            <text:p>"tl_ew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39]&amp;&quot;']&quot;" office:value-type="string" office:string-value="$tab_conv_expr['UNI']['ewe']" calcext:value-type="string">
            <text:p>$tab_conv_expr['UNI']['ewe']</text:p>
          </table:table-cell>
          <table:table-cell table:style-name="Default" table:formula="of:=&quot;= &quot;&amp;[.A39]&amp;&quot;;&quot;" office:value-type="string" office:string-value="= 36;" calcext:value-type="string">
            <text:p>= 36;</text:p>
          </table:table-cell>
          <table:table-cell/>
          <table:table-cell table:formula="of:=&quot;$tab_conv_expr['MSW']['&quot;&amp;[.B39]&amp;&quot;']&quot;" office:value-type="string" office:string-value="$tab_conv_expr['MSW']['ewe']" calcext:value-type="string">
            <text:p>$tab_conv_expr['MSW']['ewe']</text:p>
          </table:table-cell>
          <table:table-cell table:style-name="ce13" table:formula="of:=&quot;= $tab_conv_expr['MU']['&quot;&amp;[.B39]&amp;&quot;']&quot;" office:value-type="string" office:string-value="= $tab_conv_expr['MU']['ewe']" calcext:value-type="string">
            <text:p>= $tab_conv_expr['MU']['ewe']</text:p>
          </table:table-cell>
          <table:table-cell table:formula="of:=&quot;= &amp;&quot;&amp;[.P39]&amp;&quot;;&quot;" office:value-type="string" office:string-value="= &amp;$tab_conv_expr['UNI']['ewe'];" calcext:value-type="string">
            <text:p>= &amp;$tab_conv_expr['UNI']['ewe'];</text:p>
          </table:table-cell>
          <table:table-cell table:number-columns-repeated="100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0]&amp;CHAR(34)&amp;&quot;,&quot;" office:value-type="string" office:string-value="&quot;37&quot;," calcext:value-type="string">
            <text:p>"37",</text:p>
          </table:table-cell>
          <table:table-cell table:formula="of:=CHAR(34)&amp;[.B40]&amp;CHAR(34)&amp;&quot;,&quot;" office:value-type="string" office:string-value="&quot;ell&quot;," calcext:value-type="string">
            <text:p>"ell",</text:p>
          </table:table-cell>
          <table:table-cell table:formula="of:=CHAR(34)&amp;[.C40]&amp;CHAR(34)&amp;&quot;,&quot;" office:value-type="string" office:string-value="&quot;Ελληνικά&quot;," calcext:value-type="string">
            <text:p>"Ελληνικά",</text:p>
          </table:table-cell>
          <table:table-cell table:formula="of:=CHAR(34)&amp;[.D40]&amp;CHAR(34)&amp;&quot;,&quot;" office:value-type="string" office:string-value="&quot;gre/ell&quot;," calcext:value-type="string">
            <text:p>"gre/ell",</text:p>
          </table:table-cell>
          <table:table-cell table:formula="of:=CHAR(34)&amp;[.E40]&amp;CHAR(34)&amp;&quot;,&quot;" office:value-type="string" office:string-value="&quot;el&quot;," calcext:value-type="string">
            <text:p>"el",</text:p>
          </table:table-cell>
          <table:table-cell table:formula="of:=CHAR(34)&amp;&quot;tl_&quot;&amp;[.B40]&amp;&quot;.png&quot;&amp;CHAR(34)" office:value-type="string" office:string-value="&quot;tl_ell.png&quot;" calcext:value-type="string">
            <text:p>"tl_el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0]&amp;&quot;']&quot;" office:value-type="string" office:string-value="$tab_conv_expr['UNI']['ell']" calcext:value-type="string">
            <text:p>$tab_conv_expr['UNI']['ell']</text:p>
          </table:table-cell>
          <table:table-cell table:style-name="Default" table:formula="of:=&quot;= &quot;&amp;[.A40]&amp;&quot;;&quot;" office:value-type="string" office:string-value="= 37;" calcext:value-type="string">
            <text:p>= 37;</text:p>
          </table:table-cell>
          <table:table-cell/>
          <table:table-cell table:formula="of:=&quot;$tab_conv_expr['MSW']['&quot;&amp;[.B40]&amp;&quot;']&quot;" office:value-type="string" office:string-value="$tab_conv_expr['MSW']['ell']" calcext:value-type="string">
            <text:p>$tab_conv_expr['MSW']['ell']</text:p>
          </table:table-cell>
          <table:table-cell table:style-name="ce13" table:formula="of:=&quot;= $tab_conv_expr['MU']['&quot;&amp;[.B40]&amp;&quot;']&quot;" office:value-type="string" office:string-value="= $tab_conv_expr['MU']['ell']" calcext:value-type="string">
            <text:p>= $tab_conv_expr['MU']['ell']</text:p>
          </table:table-cell>
          <table:table-cell table:formula="of:=&quot;= &amp;&quot;&amp;[.P40]&amp;&quot;;&quot;" office:value-type="string" office:string-value="= &amp;$tab_conv_expr['UNI']['ell'];" calcext:value-type="string">
            <text:p>= &amp;$tab_conv_expr['UNI']['ell'];</text:p>
          </table:table-cell>
          <table:table-cell table:number-columns-repeated="100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1]&amp;CHAR(34)&amp;&quot;,&quot;" office:value-type="string" office:string-value="&quot;38&quot;," calcext:value-type="string">
            <text:p>"38",</text:p>
          </table:table-cell>
          <table:table-cell table:formula="of:=CHAR(34)&amp;[.B41]&amp;CHAR(34)&amp;&quot;,&quot;" office:value-type="string" office:string-value="&quot;eng&quot;," calcext:value-type="string">
            <text:p>"eng",</text:p>
          </table:table-cell>
          <table:table-cell table:formula="of:=CHAR(34)&amp;[.C41]&amp;CHAR(34)&amp;&quot;,&quot;" office:value-type="string" office:string-value="&quot;English&quot;," calcext:value-type="string">
            <text:p>"English",</text:p>
          </table:table-cell>
          <table:table-cell table:formula="of:=CHAR(34)&amp;[.D41]&amp;CHAR(34)&amp;&quot;,&quot;" office:value-type="string" office:string-value="&quot;eng&quot;," calcext:value-type="string">
            <text:p>"eng",</text:p>
          </table:table-cell>
          <table:table-cell table:formula="of:=CHAR(34)&amp;[.E41]&amp;CHAR(34)&amp;&quot;,&quot;" office:value-type="string" office:string-value="&quot;en&quot;," calcext:value-type="string">
            <text:p>"en",</text:p>
          </table:table-cell>
          <table:table-cell table:formula="of:=CHAR(34)&amp;&quot;tl_&quot;&amp;[.B41]&amp;&quot;.png&quot;&amp;CHAR(34)" office:value-type="string" office:string-value="&quot;tl_eng.png&quot;" calcext:value-type="string">
            <text:p>"tl_en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1]&amp;&quot;']&quot;" office:value-type="string" office:string-value="$tab_conv_expr['UNI']['eng']" calcext:value-type="string">
            <text:p>$tab_conv_expr['UNI']['eng']</text:p>
          </table:table-cell>
          <table:table-cell table:style-name="Default" table:formula="of:=&quot;= &quot;&amp;[.A41]&amp;&quot;;&quot;" office:value-type="string" office:string-value="= 38;" calcext:value-type="string">
            <text:p>= 38;</text:p>
          </table:table-cell>
          <table:table-cell/>
          <table:table-cell table:formula="of:=&quot;$tab_conv_expr['MSW']['&quot;&amp;[.B41]&amp;&quot;']&quot;" office:value-type="string" office:string-value="$tab_conv_expr['MSW']['eng']" calcext:value-type="string">
            <text:p>$tab_conv_expr['MSW']['eng']</text:p>
          </table:table-cell>
          <table:table-cell table:style-name="ce13" table:formula="of:=&quot;= $tab_conv_expr['MU']['&quot;&amp;[.B41]&amp;&quot;']&quot;" office:value-type="string" office:string-value="= $tab_conv_expr['MU']['eng']" calcext:value-type="string">
            <text:p>= $tab_conv_expr['MU']['eng']</text:p>
          </table:table-cell>
          <table:table-cell table:formula="of:=&quot;= &amp;&quot;&amp;[.P41]&amp;&quot;;&quot;" office:value-type="string" office:string-value="= &amp;$tab_conv_expr['UNI']['eng'];" calcext:value-type="string">
            <text:p>= &amp;$tab_conv_expr['UNI']['eng'];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2]&amp;CHAR(34)&amp;&quot;,&quot;" office:value-type="string" office:string-value="&quot;39&quot;," calcext:value-type="string">
            <text:p>"39",</text:p>
          </table:table-cell>
          <table:table-cell table:formula="of:=CHAR(34)&amp;[.B42]&amp;CHAR(34)&amp;&quot;,&quot;" office:value-type="string" office:string-value="&quot;epo&quot;," calcext:value-type="string">
            <text:p>"epo",</text:p>
          </table:table-cell>
          <table:table-cell table:formula="of:=CHAR(34)&amp;[.C42]&amp;CHAR(34)&amp;&quot;,&quot;" office:value-type="string" office:string-value="&quot;Esperanto&quot;," calcext:value-type="string">
            <text:p>"Esperanto",</text:p>
          </table:table-cell>
          <table:table-cell table:formula="of:=CHAR(34)&amp;[.D42]&amp;CHAR(34)&amp;&quot;,&quot;" office:value-type="string" office:string-value="&quot;epo&quot;," calcext:value-type="string">
            <text:p>"epo",</text:p>
          </table:table-cell>
          <table:table-cell table:formula="of:=CHAR(34)&amp;[.E42]&amp;CHAR(34)&amp;&quot;,&quot;" office:value-type="string" office:string-value="&quot;eo&quot;," calcext:value-type="string">
            <text:p>"eo",</text:p>
          </table:table-cell>
          <table:table-cell table:formula="of:=CHAR(34)&amp;&quot;tl_&quot;&amp;[.B42]&amp;&quot;.png&quot;&amp;CHAR(34)" office:value-type="string" office:string-value="&quot;tl_epo.png&quot;" calcext:value-type="string">
            <text:p>"tl_ep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2]&amp;&quot;']&quot;" office:value-type="string" office:string-value="$tab_conv_expr['UNI']['epo']" calcext:value-type="string">
            <text:p>$tab_conv_expr['UNI']['epo']</text:p>
          </table:table-cell>
          <table:table-cell table:style-name="Default" table:formula="of:=&quot;= &quot;&amp;[.A42]&amp;&quot;;&quot;" office:value-type="string" office:string-value="= 39;" calcext:value-type="string">
            <text:p>= 39;</text:p>
          </table:table-cell>
          <table:table-cell/>
          <table:table-cell table:formula="of:=&quot;$tab_conv_expr['MSW']['&quot;&amp;[.B42]&amp;&quot;']&quot;" office:value-type="string" office:string-value="$tab_conv_expr['MSW']['epo']" calcext:value-type="string">
            <text:p>$tab_conv_expr['MSW']['epo']</text:p>
          </table:table-cell>
          <table:table-cell table:style-name="ce13" table:formula="of:=&quot;= $tab_conv_expr['MU']['&quot;&amp;[.B42]&amp;&quot;']&quot;" office:value-type="string" office:string-value="= $tab_conv_expr['MU']['epo']" calcext:value-type="string">
            <text:p>= $tab_conv_expr['MU']['epo']</text:p>
          </table:table-cell>
          <table:table-cell table:formula="of:=&quot;= &amp;&quot;&amp;[.P42]&amp;&quot;;&quot;" office:value-type="string" office:string-value="= &amp;$tab_conv_expr['UNI']['epo'];" calcext:value-type="string">
            <text:p>= &amp;$tab_conv_expr['UNI']['epo'];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3]&amp;CHAR(34)&amp;&quot;,&quot;" office:value-type="string" office:string-value="&quot;40&quot;," calcext:value-type="string">
            <text:p>"40",</text:p>
          </table:table-cell>
          <table:table-cell table:formula="of:=CHAR(34)&amp;[.B43]&amp;CHAR(34)&amp;&quot;,&quot;" office:value-type="string" office:string-value="&quot;spa&quot;," calcext:value-type="string">
            <text:p>"spa",</text:p>
          </table:table-cell>
          <table:table-cell table:formula="of:=CHAR(34)&amp;[.C43]&amp;CHAR(34)&amp;&quot;,&quot;" office:value-type="string" office:string-value="&quot;Español; castellano&quot;," calcext:value-type="string">
            <text:p>"Español; castellano",</text:p>
          </table:table-cell>
          <table:table-cell table:formula="of:=CHAR(34)&amp;[.D43]&amp;CHAR(34)&amp;&quot;,&quot;" office:value-type="string" office:string-value="&quot;spa&quot;," calcext:value-type="string">
            <text:p>"spa",</text:p>
          </table:table-cell>
          <table:table-cell table:formula="of:=CHAR(34)&amp;[.E43]&amp;CHAR(34)&amp;&quot;,&quot;" office:value-type="string" office:string-value="&quot;es&quot;," calcext:value-type="string">
            <text:p>"es",</text:p>
          </table:table-cell>
          <table:table-cell table:formula="of:=CHAR(34)&amp;&quot;tl_&quot;&amp;[.B43]&amp;&quot;.png&quot;&amp;CHAR(34)" office:value-type="string" office:string-value="&quot;tl_spa.png&quot;" calcext:value-type="string">
            <text:p>"tl_sp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3]&amp;&quot;']&quot;" office:value-type="string" office:string-value="$tab_conv_expr['UNI']['spa']" calcext:value-type="string">
            <text:p>$tab_conv_expr['UNI']['spa']</text:p>
          </table:table-cell>
          <table:table-cell table:style-name="Default" table:formula="of:=&quot;= &quot;&amp;[.A43]&amp;&quot;;&quot;" office:value-type="string" office:string-value="= 40;" calcext:value-type="string">
            <text:p>= 40;</text:p>
          </table:table-cell>
          <table:table-cell/>
          <table:table-cell table:formula="of:=&quot;$tab_conv_expr['MSW']['&quot;&amp;[.B43]&amp;&quot;']&quot;" office:value-type="string" office:string-value="$tab_conv_expr['MSW']['spa']" calcext:value-type="string">
            <text:p>$tab_conv_expr['MSW']['spa']</text:p>
          </table:table-cell>
          <table:table-cell table:style-name="ce13" table:formula="of:=&quot;= $tab_conv_expr['MU']['&quot;&amp;[.B43]&amp;&quot;']&quot;" office:value-type="string" office:string-value="= $tab_conv_expr['MU']['spa']" calcext:value-type="string">
            <text:p>= $tab_conv_expr['MU']['spa']</text:p>
          </table:table-cell>
          <table:table-cell table:formula="of:=&quot;= &amp;&quot;&amp;[.P43]&amp;&quot;;&quot;" office:value-type="string" office:string-value="= &amp;$tab_conv_expr['UNI']['spa'];" calcext:value-type="string">
            <text:p>= &amp;$tab_conv_expr['UNI']['spa'];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4]&amp;CHAR(34)&amp;&quot;,&quot;" office:value-type="string" office:string-value="&quot;41&quot;," calcext:value-type="string">
            <text:p>"41",</text:p>
          </table:table-cell>
          <table:table-cell table:formula="of:=CHAR(34)&amp;[.B44]&amp;CHAR(34)&amp;&quot;,&quot;" office:value-type="string" office:string-value="&quot;est&quot;," calcext:value-type="string">
            <text:p>"est",</text:p>
          </table:table-cell>
          <table:table-cell table:formula="of:=CHAR(34)&amp;[.C44]&amp;CHAR(34)&amp;&quot;,&quot;" office:value-type="string" office:string-value="&quot;Eesti keel&quot;," calcext:value-type="string">
            <text:p>"Eesti keel",</text:p>
          </table:table-cell>
          <table:table-cell table:formula="of:=CHAR(34)&amp;[.D44]&amp;CHAR(34)&amp;&quot;,&quot;" office:value-type="string" office:string-value="&quot;est&quot;," calcext:value-type="string">
            <text:p>"est",</text:p>
          </table:table-cell>
          <table:table-cell table:formula="of:=CHAR(34)&amp;[.E44]&amp;CHAR(34)&amp;&quot;,&quot;" office:value-type="string" office:string-value="&quot;et&quot;," calcext:value-type="string">
            <text:p>"et",</text:p>
          </table:table-cell>
          <table:table-cell table:formula="of:=CHAR(34)&amp;&quot;tl_&quot;&amp;[.B44]&amp;&quot;.png&quot;&amp;CHAR(34)" office:value-type="string" office:string-value="&quot;tl_est.png&quot;" calcext:value-type="string">
            <text:p>"tl_es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4]&amp;&quot;']&quot;" office:value-type="string" office:string-value="$tab_conv_expr['UNI']['est']" calcext:value-type="string">
            <text:p>$tab_conv_expr['UNI']['est']</text:p>
          </table:table-cell>
          <table:table-cell table:style-name="Default" table:formula="of:=&quot;= &quot;&amp;[.A44]&amp;&quot;;&quot;" office:value-type="string" office:string-value="= 41;" calcext:value-type="string">
            <text:p>= 41;</text:p>
          </table:table-cell>
          <table:table-cell/>
          <table:table-cell table:formula="of:=&quot;$tab_conv_expr['MSW']['&quot;&amp;[.B44]&amp;&quot;']&quot;" office:value-type="string" office:string-value="$tab_conv_expr['MSW']['est']" calcext:value-type="string">
            <text:p>$tab_conv_expr['MSW']['est']</text:p>
          </table:table-cell>
          <table:table-cell table:style-name="ce13" table:formula="of:=&quot;= $tab_conv_expr['MU']['&quot;&amp;[.B44]&amp;&quot;']&quot;" office:value-type="string" office:string-value="= $tab_conv_expr['MU']['est']" calcext:value-type="string">
            <text:p>= $tab_conv_expr['MU']['est']</text:p>
          </table:table-cell>
          <table:table-cell table:formula="of:=&quot;= &amp;&quot;&amp;[.P44]&amp;&quot;;&quot;" office:value-type="string" office:string-value="= &amp;$tab_conv_expr['UNI']['est'];" calcext:value-type="string">
            <text:p>= &amp;$tab_conv_expr['UNI']['est'];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5]&amp;CHAR(34)&amp;&quot;,&quot;" office:value-type="string" office:string-value="&quot;42&quot;," calcext:value-type="string">
            <text:p>"42",</text:p>
          </table:table-cell>
          <table:table-cell table:formula="of:=CHAR(34)&amp;[.B45]&amp;CHAR(34)&amp;&quot;,&quot;" office:value-type="string" office:string-value="&quot;eus&quot;," calcext:value-type="string">
            <text:p>"eus",</text:p>
          </table:table-cell>
          <table:table-cell table:formula="of:=CHAR(34)&amp;[.C45]&amp;CHAR(34)&amp;&quot;,&quot;" office:value-type="string" office:string-value="&quot;Euskara&quot;," calcext:value-type="string">
            <text:p>"Euskara",</text:p>
          </table:table-cell>
          <table:table-cell table:formula="of:=CHAR(34)&amp;[.D45]&amp;CHAR(34)&amp;&quot;,&quot;" office:value-type="string" office:string-value="&quot;baq/eus&quot;," calcext:value-type="string">
            <text:p>"baq/eus",</text:p>
          </table:table-cell>
          <table:table-cell table:formula="of:=CHAR(34)&amp;[.E45]&amp;CHAR(34)&amp;&quot;,&quot;" office:value-type="string" office:string-value="&quot;eu&quot;," calcext:value-type="string">
            <text:p>"eu",</text:p>
          </table:table-cell>
          <table:table-cell table:formula="of:=CHAR(34)&amp;&quot;tl_&quot;&amp;[.B45]&amp;&quot;.png&quot;&amp;CHAR(34)" office:value-type="string" office:string-value="&quot;tl_eus.png&quot;" calcext:value-type="string">
            <text:p>"tl_eu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5]&amp;&quot;']&quot;" office:value-type="string" office:string-value="$tab_conv_expr['UNI']['eus']" calcext:value-type="string">
            <text:p>$tab_conv_expr['UNI']['eus']</text:p>
          </table:table-cell>
          <table:table-cell table:style-name="Default" table:formula="of:=&quot;= &quot;&amp;[.A45]&amp;&quot;;&quot;" office:value-type="string" office:string-value="= 42;" calcext:value-type="string">
            <text:p>= 42;</text:p>
          </table:table-cell>
          <table:table-cell/>
          <table:table-cell table:formula="of:=&quot;$tab_conv_expr['MSW']['&quot;&amp;[.B45]&amp;&quot;']&quot;" office:value-type="string" office:string-value="$tab_conv_expr['MSW']['eus']" calcext:value-type="string">
            <text:p>$tab_conv_expr['MSW']['eus']</text:p>
          </table:table-cell>
          <table:table-cell table:style-name="ce13" table:formula="of:=&quot;= $tab_conv_expr['MU']['&quot;&amp;[.B45]&amp;&quot;']&quot;" office:value-type="string" office:string-value="= $tab_conv_expr['MU']['eus']" calcext:value-type="string">
            <text:p>= $tab_conv_expr['MU']['eus']</text:p>
          </table:table-cell>
          <table:table-cell table:formula="of:=&quot;= &amp;&quot;&amp;[.P45]&amp;&quot;;&quot;" office:value-type="string" office:string-value="= &amp;$tab_conv_expr['UNI']['eus'];" calcext:value-type="string">
            <text:p>= &amp;$tab_conv_expr['UNI']['eus'];</text:p>
          </table:table-cell>
          <table:table-cell table:number-columns-repeated="100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‫فارسی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6]&amp;CHAR(34)&amp;&quot;,&quot;" office:value-type="string" office:string-value="&quot;43&quot;," calcext:value-type="string">
            <text:p>"43",</text:p>
          </table:table-cell>
          <table:table-cell table:formula="of:=CHAR(34)&amp;[.B46]&amp;CHAR(34)&amp;&quot;,&quot;" office:value-type="string" office:string-value="&quot;fas&quot;," calcext:value-type="string">
            <text:p>"fas",</text:p>
          </table:table-cell>
          <table:table-cell table:formula="of:=CHAR(34)&amp;[.C46]&amp;CHAR(34)&amp;&quot;,&quot;" office:value-type="string" office:string-value="&quot;‫فارسی&quot;," calcext:value-type="string">
            <text:p>"‫فارسی",</text:p>
          </table:table-cell>
          <table:table-cell table:formula="of:=CHAR(34)&amp;[.D46]&amp;CHAR(34)&amp;&quot;,&quot;" office:value-type="string" office:string-value="&quot;per/fas&quot;," calcext:value-type="string">
            <text:p>"per/fas",</text:p>
          </table:table-cell>
          <table:table-cell table:formula="of:=CHAR(34)&amp;[.E46]&amp;CHAR(34)&amp;&quot;,&quot;" office:value-type="string" office:string-value="&quot;fa&quot;," calcext:value-type="string">
            <text:p>"fa",</text:p>
          </table:table-cell>
          <table:table-cell table:formula="of:=CHAR(34)&amp;&quot;tl_&quot;&amp;[.B46]&amp;&quot;.png&quot;&amp;CHAR(34)" office:value-type="string" office:string-value="&quot;tl_fas.png&quot;" calcext:value-type="string">
            <text:p>"tl_fa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6]&amp;&quot;']&quot;" office:value-type="string" office:string-value="$tab_conv_expr['UNI']['fas']" calcext:value-type="string">
            <text:p>$tab_conv_expr['UNI']['fas']</text:p>
          </table:table-cell>
          <table:table-cell table:style-name="Default" table:formula="of:=&quot;= &quot;&amp;[.A46]&amp;&quot;;&quot;" office:value-type="string" office:string-value="= 43;" calcext:value-type="string">
            <text:p>= 43;</text:p>
          </table:table-cell>
          <table:table-cell/>
          <table:table-cell table:formula="of:=&quot;$tab_conv_expr['MSW']['&quot;&amp;[.B46]&amp;&quot;']&quot;" office:value-type="string" office:string-value="$tab_conv_expr['MSW']['fas']" calcext:value-type="string">
            <text:p>$tab_conv_expr['MSW']['fas']</text:p>
          </table:table-cell>
          <table:table-cell table:style-name="ce13" table:formula="of:=&quot;= $tab_conv_expr['MU']['&quot;&amp;[.B46]&amp;&quot;']&quot;" office:value-type="string" office:string-value="= $tab_conv_expr['MU']['fas']" calcext:value-type="string">
            <text:p>= $tab_conv_expr['MU']['fas']</text:p>
          </table:table-cell>
          <table:table-cell table:formula="of:=&quot;= &amp;&quot;&amp;[.P46]&amp;&quot;;&quot;" office:value-type="string" office:string-value="= &amp;$tab_conv_expr['UNI']['fas'];" calcext:value-type="string">
            <text:p>= &amp;$tab_conv_expr['UNI']['fas'];</text:p>
          </table:table-cell>
          <table:table-cell table:number-columns-repeated="100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7]&amp;CHAR(34)&amp;&quot;,&quot;" office:value-type="string" office:string-value="&quot;44&quot;," calcext:value-type="string">
            <text:p>"44",</text:p>
          </table:table-cell>
          <table:table-cell table:formula="of:=CHAR(34)&amp;[.B47]&amp;CHAR(34)&amp;&quot;,&quot;" office:value-type="string" office:string-value="&quot;ful&quot;," calcext:value-type="string">
            <text:p>"ful",</text:p>
          </table:table-cell>
          <table:table-cell table:formula="of:=CHAR(34)&amp;[.C47]&amp;CHAR(34)&amp;&quot;,&quot;" office:value-type="string" office:string-value="&quot;Fulfulde&quot;," calcext:value-type="string">
            <text:p>"Fulfulde",</text:p>
          </table:table-cell>
          <table:table-cell table:formula="of:=CHAR(34)&amp;[.D47]&amp;CHAR(34)&amp;&quot;,&quot;" office:value-type="string" office:string-value="&quot;ful&quot;," calcext:value-type="string">
            <text:p>"ful",</text:p>
          </table:table-cell>
          <table:table-cell table:formula="of:=CHAR(34)&amp;[.E47]&amp;CHAR(34)&amp;&quot;,&quot;" office:value-type="string" office:string-value="&quot;ff&quot;," calcext:value-type="string">
            <text:p>"ff",</text:p>
          </table:table-cell>
          <table:table-cell table:formula="of:=CHAR(34)&amp;&quot;tl_&quot;&amp;[.B47]&amp;&quot;.png&quot;&amp;CHAR(34)" office:value-type="string" office:string-value="&quot;tl_ful.png&quot;" calcext:value-type="string">
            <text:p>"tl_fu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7]&amp;&quot;']&quot;" office:value-type="string" office:string-value="$tab_conv_expr['UNI']['ful']" calcext:value-type="string">
            <text:p>$tab_conv_expr['UNI']['ful']</text:p>
          </table:table-cell>
          <table:table-cell table:style-name="Default" table:formula="of:=&quot;= &quot;&amp;[.A47]&amp;&quot;;&quot;" office:value-type="string" office:string-value="= 44;" calcext:value-type="string">
            <text:p>= 44;</text:p>
          </table:table-cell>
          <table:table-cell/>
          <table:table-cell table:formula="of:=&quot;$tab_conv_expr['MSW']['&quot;&amp;[.B47]&amp;&quot;']&quot;" office:value-type="string" office:string-value="$tab_conv_expr['MSW']['ful']" calcext:value-type="string">
            <text:p>$tab_conv_expr['MSW']['ful']</text:p>
          </table:table-cell>
          <table:table-cell table:style-name="ce13" table:formula="of:=&quot;= $tab_conv_expr['MU']['&quot;&amp;[.B47]&amp;&quot;']&quot;" office:value-type="string" office:string-value="= $tab_conv_expr['MU']['ful']" calcext:value-type="string">
            <text:p>= $tab_conv_expr['MU']['ful']</text:p>
          </table:table-cell>
          <table:table-cell table:formula="of:=&quot;= &amp;&quot;&amp;[.P47]&amp;&quot;;&quot;" office:value-type="string" office:string-value="= &amp;$tab_conv_expr['UNI']['ful'];" calcext:value-type="string">
            <text:p>= &amp;$tab_conv_expr['UNI']['ful'];</text:p>
          </table:table-cell>
          <table:table-cell table:number-columns-repeated="100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8]&amp;CHAR(34)&amp;&quot;,&quot;" office:value-type="string" office:string-value="&quot;45&quot;," calcext:value-type="string">
            <text:p>"45",</text:p>
          </table:table-cell>
          <table:table-cell table:formula="of:=CHAR(34)&amp;[.B48]&amp;CHAR(34)&amp;&quot;,&quot;" office:value-type="string" office:string-value="&quot;fin&quot;," calcext:value-type="string">
            <text:p>"fin",</text:p>
          </table:table-cell>
          <table:table-cell table:formula="of:=CHAR(34)&amp;[.C48]&amp;CHAR(34)&amp;&quot;,&quot;" office:value-type="string" office:string-value="&quot;Suomen kieli&quot;," calcext:value-type="string">
            <text:p>"Suomen kieli",</text:p>
          </table:table-cell>
          <table:table-cell table:formula="of:=CHAR(34)&amp;[.D48]&amp;CHAR(34)&amp;&quot;,&quot;" office:value-type="string" office:string-value="&quot;fin&quot;," calcext:value-type="string">
            <text:p>"fin",</text:p>
          </table:table-cell>
          <table:table-cell table:formula="of:=CHAR(34)&amp;[.E48]&amp;CHAR(34)&amp;&quot;,&quot;" office:value-type="string" office:string-value="&quot;fi&quot;," calcext:value-type="string">
            <text:p>"fi",</text:p>
          </table:table-cell>
          <table:table-cell table:formula="of:=CHAR(34)&amp;&quot;tl_&quot;&amp;[.B48]&amp;&quot;.png&quot;&amp;CHAR(34)" office:value-type="string" office:string-value="&quot;tl_fin.png&quot;" calcext:value-type="string">
            <text:p>"tl_fi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8]&amp;&quot;']&quot;" office:value-type="string" office:string-value="$tab_conv_expr['UNI']['fin']" calcext:value-type="string">
            <text:p>$tab_conv_expr['UNI']['fin']</text:p>
          </table:table-cell>
          <table:table-cell table:style-name="Default" table:formula="of:=&quot;= &quot;&amp;[.A48]&amp;&quot;;&quot;" office:value-type="string" office:string-value="= 45;" calcext:value-type="string">
            <text:p>= 45;</text:p>
          </table:table-cell>
          <table:table-cell/>
          <table:table-cell table:formula="of:=&quot;$tab_conv_expr['MSW']['&quot;&amp;[.B48]&amp;&quot;']&quot;" office:value-type="string" office:string-value="$tab_conv_expr['MSW']['fin']" calcext:value-type="string">
            <text:p>$tab_conv_expr['MSW']['fin']</text:p>
          </table:table-cell>
          <table:table-cell table:style-name="ce13" table:formula="of:=&quot;= $tab_conv_expr['MU']['&quot;&amp;[.B48]&amp;&quot;']&quot;" office:value-type="string" office:string-value="= $tab_conv_expr['MU']['fin']" calcext:value-type="string">
            <text:p>= $tab_conv_expr['MU']['fin']</text:p>
          </table:table-cell>
          <table:table-cell table:formula="of:=&quot;= &amp;&quot;&amp;[.P48]&amp;&quot;;&quot;" office:value-type="string" office:string-value="= &amp;$tab_conv_expr['UNI']['fin'];" calcext:value-type="string">
            <text:p>= &amp;$tab_conv_expr['UNI']['fin'];</text:p>
          </table:table-cell>
          <table:table-cell table:number-columns-repeated="100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ij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49]&amp;CHAR(34)&amp;&quot;,&quot;" office:value-type="string" office:string-value="&quot;46&quot;," calcext:value-type="string">
            <text:p>"46",</text:p>
          </table:table-cell>
          <table:table-cell table:formula="of:=CHAR(34)&amp;[.B49]&amp;CHAR(34)&amp;&quot;,&quot;" office:value-type="string" office:string-value="&quot;fij&quot;," calcext:value-type="string">
            <text:p>"fij",</text:p>
          </table:table-cell>
          <table:table-cell table:formula="of:=CHAR(34)&amp;[.C49]&amp;CHAR(34)&amp;&quot;,&quot;" office:value-type="string" office:string-value="&quot;Vosa Vakaviti&quot;," calcext:value-type="string">
            <text:p>"Vosa Vakaviti",</text:p>
          </table:table-cell>
          <table:table-cell table:formula="of:=CHAR(34)&amp;[.D49]&amp;CHAR(34)&amp;&quot;,&quot;" office:value-type="string" office:string-value="&quot;fij&quot;," calcext:value-type="string">
            <text:p>"fij",</text:p>
          </table:table-cell>
          <table:table-cell table:formula="of:=CHAR(34)&amp;[.E49]&amp;CHAR(34)&amp;&quot;,&quot;" office:value-type="string" office:string-value="&quot;fj&quot;," calcext:value-type="string">
            <text:p>"fj",</text:p>
          </table:table-cell>
          <table:table-cell table:formula="of:=CHAR(34)&amp;&quot;tl_&quot;&amp;[.B49]&amp;&quot;.png&quot;&amp;CHAR(34)" office:value-type="string" office:string-value="&quot;tl_fij.png&quot;" calcext:value-type="string">
            <text:p>"tl_fij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49]&amp;&quot;']&quot;" office:value-type="string" office:string-value="$tab_conv_expr['UNI']['fij']" calcext:value-type="string">
            <text:p>$tab_conv_expr['UNI']['fij']</text:p>
          </table:table-cell>
          <table:table-cell table:style-name="Default" table:formula="of:=&quot;= &quot;&amp;[.A49]&amp;&quot;;&quot;" office:value-type="string" office:string-value="= 46;" calcext:value-type="string">
            <text:p>= 46;</text:p>
          </table:table-cell>
          <table:table-cell/>
          <table:table-cell table:formula="of:=&quot;$tab_conv_expr['MSW']['&quot;&amp;[.B49]&amp;&quot;']&quot;" office:value-type="string" office:string-value="$tab_conv_expr['MSW']['fij']" calcext:value-type="string">
            <text:p>$tab_conv_expr['MSW']['fij']</text:p>
          </table:table-cell>
          <table:table-cell table:style-name="ce13" table:formula="of:=&quot;= $tab_conv_expr['MU']['&quot;&amp;[.B49]&amp;&quot;']&quot;" office:value-type="string" office:string-value="= $tab_conv_expr['MU']['fij']" calcext:value-type="string">
            <text:p>= $tab_conv_expr['MU']['fij']</text:p>
          </table:table-cell>
          <table:table-cell table:formula="of:=&quot;= &amp;&quot;&amp;[.P49]&amp;&quot;;&quot;" office:value-type="string" office:string-value="= &amp;$tab_conv_expr['UNI']['fij'];" calcext:value-type="string">
            <text:p>= &amp;$tab_conv_expr['UNI']['fij'];</text:p>
          </table:table-cell>
          <table:table-cell table:number-columns-repeated="100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0]&amp;CHAR(34)&amp;&quot;,&quot;" office:value-type="string" office:string-value="&quot;47&quot;," calcext:value-type="string">
            <text:p>"47",</text:p>
          </table:table-cell>
          <table:table-cell table:formula="of:=CHAR(34)&amp;[.B50]&amp;CHAR(34)&amp;&quot;,&quot;" office:value-type="string" office:string-value="&quot;fao&quot;," calcext:value-type="string">
            <text:p>"fao",</text:p>
          </table:table-cell>
          <table:table-cell table:formula="of:=CHAR(34)&amp;[.C50]&amp;CHAR(34)&amp;&quot;,&quot;" office:value-type="string" office:string-value="&quot;Føroyskt&quot;," calcext:value-type="string">
            <text:p>"Føroyskt",</text:p>
          </table:table-cell>
          <table:table-cell table:formula="of:=CHAR(34)&amp;[.D50]&amp;CHAR(34)&amp;&quot;,&quot;" office:value-type="string" office:string-value="&quot;fao&quot;," calcext:value-type="string">
            <text:p>"fao",</text:p>
          </table:table-cell>
          <table:table-cell table:formula="of:=CHAR(34)&amp;[.E50]&amp;CHAR(34)&amp;&quot;,&quot;" office:value-type="string" office:string-value="&quot;fo&quot;," calcext:value-type="string">
            <text:p>"fo",</text:p>
          </table:table-cell>
          <table:table-cell table:formula="of:=CHAR(34)&amp;&quot;tl_&quot;&amp;[.B50]&amp;&quot;.png&quot;&amp;CHAR(34)" office:value-type="string" office:string-value="&quot;tl_fao.png&quot;" calcext:value-type="string">
            <text:p>"tl_fa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0]&amp;&quot;']&quot;" office:value-type="string" office:string-value="$tab_conv_expr['UNI']['fao']" calcext:value-type="string">
            <text:p>$tab_conv_expr['UNI']['fao']</text:p>
          </table:table-cell>
          <table:table-cell table:style-name="Default" table:formula="of:=&quot;= &quot;&amp;[.A50]&amp;&quot;;&quot;" office:value-type="string" office:string-value="= 47;" calcext:value-type="string">
            <text:p>= 47;</text:p>
          </table:table-cell>
          <table:table-cell/>
          <table:table-cell table:formula="of:=&quot;$tab_conv_expr['MSW']['&quot;&amp;[.B50]&amp;&quot;']&quot;" office:value-type="string" office:string-value="$tab_conv_expr['MSW']['fao']" calcext:value-type="string">
            <text:p>$tab_conv_expr['MSW']['fao']</text:p>
          </table:table-cell>
          <table:table-cell table:style-name="ce13" table:formula="of:=&quot;= $tab_conv_expr['MU']['&quot;&amp;[.B50]&amp;&quot;']&quot;" office:value-type="string" office:string-value="= $tab_conv_expr['MU']['fao']" calcext:value-type="string">
            <text:p>= $tab_conv_expr['MU']['fao']</text:p>
          </table:table-cell>
          <table:table-cell table:formula="of:=&quot;= &amp;&quot;&amp;[.P50]&amp;&quot;;&quot;" office:value-type="string" office:string-value="= &amp;$tab_conv_expr['UNI']['fao'];" calcext:value-type="string">
            <text:p>= &amp;$tab_conv_expr['UNI']['fao'];</text:p>
          </table:table-cell>
          <table:table-cell table:number-columns-repeated="100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çais ; langue française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1]&amp;CHAR(34)&amp;&quot;,&quot;" office:value-type="string" office:string-value="&quot;48&quot;," calcext:value-type="string">
            <text:p>"48",</text:p>
          </table:table-cell>
          <table:table-cell table:formula="of:=CHAR(34)&amp;[.B51]&amp;CHAR(34)&amp;&quot;,&quot;" office:value-type="string" office:string-value="&quot;fra&quot;," calcext:value-type="string">
            <text:p>"fra",</text:p>
          </table:table-cell>
          <table:table-cell table:formula="of:=CHAR(34)&amp;[.C51]&amp;CHAR(34)&amp;&quot;,&quot;" office:value-type="string" office:string-value="&quot;Français ; langue française&quot;," calcext:value-type="string">
            <text:p>"Français ; langue française",</text:p>
          </table:table-cell>
          <table:table-cell table:formula="of:=CHAR(34)&amp;[.D51]&amp;CHAR(34)&amp;&quot;,&quot;" office:value-type="string" office:string-value="&quot;fre/fra&quot;," calcext:value-type="string">
            <text:p>"fre/fra",</text:p>
          </table:table-cell>
          <table:table-cell table:formula="of:=CHAR(34)&amp;[.E51]&amp;CHAR(34)&amp;&quot;,&quot;" office:value-type="string" office:string-value="&quot;fr&quot;," calcext:value-type="string">
            <text:p>"fr",</text:p>
          </table:table-cell>
          <table:table-cell table:formula="of:=CHAR(34)&amp;&quot;tl_&quot;&amp;[.B51]&amp;&quot;.png&quot;&amp;CHAR(34)" office:value-type="string" office:string-value="&quot;tl_fra.png&quot;" calcext:value-type="string">
            <text:p>"tl_fr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1]&amp;&quot;']&quot;" office:value-type="string" office:string-value="$tab_conv_expr['UNI']['fra']" calcext:value-type="string">
            <text:p>$tab_conv_expr['UNI']['fra']</text:p>
          </table:table-cell>
          <table:table-cell table:style-name="Default" table:formula="of:=&quot;= &quot;&amp;[.A51]&amp;&quot;;&quot;" office:value-type="string" office:string-value="= 48;" calcext:value-type="string">
            <text:p>= 48;</text:p>
          </table:table-cell>
          <table:table-cell/>
          <table:table-cell table:formula="of:=&quot;$tab_conv_expr['MSW']['&quot;&amp;[.B51]&amp;&quot;']&quot;" office:value-type="string" office:string-value="$tab_conv_expr['MSW']['fra']" calcext:value-type="string">
            <text:p>$tab_conv_expr['MSW']['fra']</text:p>
          </table:table-cell>
          <table:table-cell table:style-name="ce13" table:formula="of:=&quot;= $tab_conv_expr['MU']['&quot;&amp;[.B51]&amp;&quot;']&quot;" office:value-type="string" office:string-value="= $tab_conv_expr['MU']['fra']" calcext:value-type="string">
            <text:p>= $tab_conv_expr['MU']['fra']</text:p>
          </table:table-cell>
          <table:table-cell table:formula="of:=&quot;= &amp;&quot;&amp;[.P51]&amp;&quot;;&quot;" office:value-type="string" office:string-value="= &amp;$tab_conv_expr['UNI']['fra'];" calcext:value-type="string">
            <text:p>= &amp;$tab_conv_expr['UNI']['fra'];</text:p>
          </table:table-cell>
          <table:table-cell table:number-columns-repeated="100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2]&amp;CHAR(34)&amp;&quot;,&quot;" office:value-type="string" office:string-value="&quot;49&quot;," calcext:value-type="string">
            <text:p>"49",</text:p>
          </table:table-cell>
          <table:table-cell table:formula="of:=CHAR(34)&amp;[.B52]&amp;CHAR(34)&amp;&quot;,&quot;" office:value-type="string" office:string-value="&quot;fry&quot;," calcext:value-type="string">
            <text:p>"fry",</text:p>
          </table:table-cell>
          <table:table-cell table:formula="of:=CHAR(34)&amp;[.C52]&amp;CHAR(34)&amp;&quot;,&quot;" office:value-type="string" office:string-value="&quot;Frysk&quot;," calcext:value-type="string">
            <text:p>"Frysk",</text:p>
          </table:table-cell>
          <table:table-cell table:formula="of:=CHAR(34)&amp;[.D52]&amp;CHAR(34)&amp;&quot;,&quot;" office:value-type="string" office:string-value="&quot;fry&quot;," calcext:value-type="string">
            <text:p>"fry",</text:p>
          </table:table-cell>
          <table:table-cell table:formula="of:=CHAR(34)&amp;[.E52]&amp;CHAR(34)&amp;&quot;,&quot;" office:value-type="string" office:string-value="&quot;fy&quot;," calcext:value-type="string">
            <text:p>"fy",</text:p>
          </table:table-cell>
          <table:table-cell table:formula="of:=CHAR(34)&amp;&quot;tl_&quot;&amp;[.B52]&amp;&quot;.png&quot;&amp;CHAR(34)" office:value-type="string" office:string-value="&quot;tl_fry.png&quot;" calcext:value-type="string">
            <text:p>"tl_fry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2]&amp;&quot;']&quot;" office:value-type="string" office:string-value="$tab_conv_expr['UNI']['fry']" calcext:value-type="string">
            <text:p>$tab_conv_expr['UNI']['fry']</text:p>
          </table:table-cell>
          <table:table-cell table:style-name="Default" table:formula="of:=&quot;= &quot;&amp;[.A52]&amp;&quot;;&quot;" office:value-type="string" office:string-value="= 49;" calcext:value-type="string">
            <text:p>= 49;</text:p>
          </table:table-cell>
          <table:table-cell/>
          <table:table-cell table:formula="of:=&quot;$tab_conv_expr['MSW']['&quot;&amp;[.B52]&amp;&quot;']&quot;" office:value-type="string" office:string-value="$tab_conv_expr['MSW']['fry']" calcext:value-type="string">
            <text:p>$tab_conv_expr['MSW']['fry']</text:p>
          </table:table-cell>
          <table:table-cell table:style-name="ce13" table:formula="of:=&quot;= $tab_conv_expr['MU']['&quot;&amp;[.B52]&amp;&quot;']&quot;" office:value-type="string" office:string-value="= $tab_conv_expr['MU']['fry']" calcext:value-type="string">
            <text:p>= $tab_conv_expr['MU']['fry']</text:p>
          </table:table-cell>
          <table:table-cell table:formula="of:=&quot;= &amp;&quot;&amp;[.P52]&amp;&quot;;&quot;" office:value-type="string" office:string-value="= &amp;$tab_conv_expr['UNI']['fry'];" calcext:value-type="string">
            <text:p>= &amp;$tab_conv_expr['UNI']['fry'];</text:p>
          </table:table-cell>
          <table:table-cell table:number-columns-repeated="100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3]&amp;CHAR(34)&amp;&quot;,&quot;" office:value-type="string" office:string-value="&quot;50&quot;," calcext:value-type="string">
            <text:p>"50",</text:p>
          </table:table-cell>
          <table:table-cell table:formula="of:=CHAR(34)&amp;[.B53]&amp;CHAR(34)&amp;&quot;,&quot;" office:value-type="string" office:string-value="&quot;gle&quot;," calcext:value-type="string">
            <text:p>"gle",</text:p>
          </table:table-cell>
          <table:table-cell table:formula="of:=CHAR(34)&amp;[.C53]&amp;CHAR(34)&amp;&quot;,&quot;" office:value-type="string" office:string-value="&quot;Gaeilge&quot;," calcext:value-type="string">
            <text:p>"Gaeilge",</text:p>
          </table:table-cell>
          <table:table-cell table:formula="of:=CHAR(34)&amp;[.D53]&amp;CHAR(34)&amp;&quot;,&quot;" office:value-type="string" office:string-value="&quot;gle&quot;," calcext:value-type="string">
            <text:p>"gle",</text:p>
          </table:table-cell>
          <table:table-cell table:formula="of:=CHAR(34)&amp;[.E53]&amp;CHAR(34)&amp;&quot;,&quot;" office:value-type="string" office:string-value="&quot;ga&quot;," calcext:value-type="string">
            <text:p>"ga",</text:p>
          </table:table-cell>
          <table:table-cell table:formula="of:=CHAR(34)&amp;&quot;tl_&quot;&amp;[.B53]&amp;&quot;.png&quot;&amp;CHAR(34)" office:value-type="string" office:string-value="&quot;tl_gle.png&quot;" calcext:value-type="string">
            <text:p>"tl_gl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3]&amp;&quot;']&quot;" office:value-type="string" office:string-value="$tab_conv_expr['UNI']['gle']" calcext:value-type="string">
            <text:p>$tab_conv_expr['UNI']['gle']</text:p>
          </table:table-cell>
          <table:table-cell table:style-name="Default" table:formula="of:=&quot;= &quot;&amp;[.A53]&amp;&quot;;&quot;" office:value-type="string" office:string-value="= 50;" calcext:value-type="string">
            <text:p>= 50;</text:p>
          </table:table-cell>
          <table:table-cell/>
          <table:table-cell table:formula="of:=&quot;$tab_conv_expr['MSW']['&quot;&amp;[.B53]&amp;&quot;']&quot;" office:value-type="string" office:string-value="$tab_conv_expr['MSW']['gle']" calcext:value-type="string">
            <text:p>$tab_conv_expr['MSW']['gle']</text:p>
          </table:table-cell>
          <table:table-cell table:style-name="ce13" table:formula="of:=&quot;= $tab_conv_expr['MU']['&quot;&amp;[.B53]&amp;&quot;']&quot;" office:value-type="string" office:string-value="= $tab_conv_expr['MU']['gle']" calcext:value-type="string">
            <text:p>= $tab_conv_expr['MU']['gle']</text:p>
          </table:table-cell>
          <table:table-cell table:formula="of:=&quot;= &amp;&quot;&amp;[.P53]&amp;&quot;;&quot;" office:value-type="string" office:string-value="= &amp;$tab_conv_expr['UNI']['gle'];" calcext:value-type="string">
            <text:p>= &amp;$tab_conv_expr['UNI']['gle'];</text:p>
          </table:table-cell>
          <table:table-cell table:number-columns-repeated="100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4]&amp;CHAR(34)&amp;&quot;,&quot;" office:value-type="string" office:string-value="&quot;51&quot;," calcext:value-type="string">
            <text:p>"51",</text:p>
          </table:table-cell>
          <table:table-cell table:formula="of:=CHAR(34)&amp;[.B54]&amp;CHAR(34)&amp;&quot;,&quot;" office:value-type="string" office:string-value="&quot;gla&quot;," calcext:value-type="string">
            <text:p>"gla",</text:p>
          </table:table-cell>
          <table:table-cell table:formula="of:=CHAR(34)&amp;[.C54]&amp;CHAR(34)&amp;&quot;,&quot;" office:value-type="string" office:string-value="&quot;Gàidhlig&quot;," calcext:value-type="string">
            <text:p>"Gàidhlig",</text:p>
          </table:table-cell>
          <table:table-cell table:formula="of:=CHAR(34)&amp;[.D54]&amp;CHAR(34)&amp;&quot;,&quot;" office:value-type="string" office:string-value="&quot;gla&quot;," calcext:value-type="string">
            <text:p>"gla",</text:p>
          </table:table-cell>
          <table:table-cell table:formula="of:=CHAR(34)&amp;[.E54]&amp;CHAR(34)&amp;&quot;,&quot;" office:value-type="string" office:string-value="&quot;gd&quot;," calcext:value-type="string">
            <text:p>"gd",</text:p>
          </table:table-cell>
          <table:table-cell table:formula="of:=CHAR(34)&amp;&quot;tl_&quot;&amp;[.B54]&amp;&quot;.png&quot;&amp;CHAR(34)" office:value-type="string" office:string-value="&quot;tl_gla.png&quot;" calcext:value-type="string">
            <text:p>"tl_gl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4]&amp;&quot;']&quot;" office:value-type="string" office:string-value="$tab_conv_expr['UNI']['gla']" calcext:value-type="string">
            <text:p>$tab_conv_expr['UNI']['gla']</text:p>
          </table:table-cell>
          <table:table-cell table:style-name="Default" table:formula="of:=&quot;= &quot;&amp;[.A54]&amp;&quot;;&quot;" office:value-type="string" office:string-value="= 51;" calcext:value-type="string">
            <text:p>= 51;</text:p>
          </table:table-cell>
          <table:table-cell/>
          <table:table-cell table:formula="of:=&quot;$tab_conv_expr['MSW']['&quot;&amp;[.B54]&amp;&quot;']&quot;" office:value-type="string" office:string-value="$tab_conv_expr['MSW']['gla']" calcext:value-type="string">
            <text:p>$tab_conv_expr['MSW']['gla']</text:p>
          </table:table-cell>
          <table:table-cell table:style-name="ce13" table:formula="of:=&quot;= $tab_conv_expr['MU']['&quot;&amp;[.B54]&amp;&quot;']&quot;" office:value-type="string" office:string-value="= $tab_conv_expr['MU']['gla']" calcext:value-type="string">
            <text:p>= $tab_conv_expr['MU']['gla']</text:p>
          </table:table-cell>
          <table:table-cell table:formula="of:=&quot;= &amp;&quot;&amp;[.P54]&amp;&quot;;&quot;" office:value-type="string" office:string-value="= &amp;$tab_conv_expr['UNI']['gla'];" calcext:value-type="string">
            <text:p>= &amp;$tab_conv_expr['UNI']['gla'];</text:p>
          </table:table-cell>
          <table:table-cell table:number-columns-repeated="100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glg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5]&amp;CHAR(34)&amp;&quot;,&quot;" office:value-type="string" office:string-value="&quot;52&quot;," calcext:value-type="string">
            <text:p>"52",</text:p>
          </table:table-cell>
          <table:table-cell table:formula="of:=CHAR(34)&amp;[.B55]&amp;CHAR(34)&amp;&quot;,&quot;" office:value-type="string" office:string-value="&quot;glg&quot;," calcext:value-type="string">
            <text:p>"glg",</text:p>
          </table:table-cell>
          <table:table-cell table:formula="of:=CHAR(34)&amp;[.C55]&amp;CHAR(34)&amp;&quot;,&quot;" office:value-type="string" office:string-value="&quot;Galego&quot;," calcext:value-type="string">
            <text:p>"Galego",</text:p>
          </table:table-cell>
          <table:table-cell table:formula="of:=CHAR(34)&amp;[.D55]&amp;CHAR(34)&amp;&quot;,&quot;" office:value-type="string" office:string-value="&quot;glg&quot;," calcext:value-type="string">
            <text:p>"glg",</text:p>
          </table:table-cell>
          <table:table-cell table:formula="of:=CHAR(34)&amp;[.E55]&amp;CHAR(34)&amp;&quot;,&quot;" office:value-type="string" office:string-value="&quot;gl&quot;," calcext:value-type="string">
            <text:p>"gl",</text:p>
          </table:table-cell>
          <table:table-cell table:formula="of:=CHAR(34)&amp;&quot;tl_&quot;&amp;[.B55]&amp;&quot;.png&quot;&amp;CHAR(34)" office:value-type="string" office:string-value="&quot;tl_glg.png&quot;" calcext:value-type="string">
            <text:p>"tl_gl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5]&amp;&quot;']&quot;" office:value-type="string" office:string-value="$tab_conv_expr['UNI']['glg']" calcext:value-type="string">
            <text:p>$tab_conv_expr['UNI']['glg']</text:p>
          </table:table-cell>
          <table:table-cell table:style-name="Default" table:formula="of:=&quot;= &quot;&amp;[.A55]&amp;&quot;;&quot;" office:value-type="string" office:string-value="= 52;" calcext:value-type="string">
            <text:p>= 52;</text:p>
          </table:table-cell>
          <table:table-cell/>
          <table:table-cell table:formula="of:=&quot;$tab_conv_expr['MSW']['&quot;&amp;[.B55]&amp;&quot;']&quot;" office:value-type="string" office:string-value="$tab_conv_expr['MSW']['glg']" calcext:value-type="string">
            <text:p>$tab_conv_expr['MSW']['glg']</text:p>
          </table:table-cell>
          <table:table-cell table:style-name="ce13" table:formula="of:=&quot;= $tab_conv_expr['MU']['&quot;&amp;[.B55]&amp;&quot;']&quot;" office:value-type="string" office:string-value="= $tab_conv_expr['MU']['glg']" calcext:value-type="string">
            <text:p>= $tab_conv_expr['MU']['glg']</text:p>
          </table:table-cell>
          <table:table-cell table:formula="of:=&quot;= &amp;&quot;&amp;[.P55]&amp;&quot;;&quot;" office:value-type="string" office:string-value="= &amp;$tab_conv_expr['UNI']['glg'];" calcext:value-type="string">
            <text:p>= &amp;$tab_conv_expr['UNI']['glg'];</text:p>
          </table:table-cell>
          <table:table-cell table:number-columns-repeated="100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6]&amp;CHAR(34)&amp;&quot;,&quot;" office:value-type="string" office:string-value="&quot;53&quot;," calcext:value-type="string">
            <text:p>"53",</text:p>
          </table:table-cell>
          <table:table-cell table:formula="of:=CHAR(34)&amp;[.B56]&amp;CHAR(34)&amp;&quot;,&quot;" office:value-type="string" office:string-value="&quot;grn&quot;," calcext:value-type="string">
            <text:p>"grn",</text:p>
          </table:table-cell>
          <table:table-cell table:formula="of:=CHAR(34)&amp;[.C56]&amp;CHAR(34)&amp;&quot;,&quot;" office:value-type="string" office:string-value="&quot;Avañe'ẽ&quot;," calcext:value-type="string">
            <text:p>"Avañe'ẽ",</text:p>
          </table:table-cell>
          <table:table-cell table:formula="of:=CHAR(34)&amp;[.D56]&amp;CHAR(34)&amp;&quot;,&quot;" office:value-type="string" office:string-value="&quot;grn&quot;," calcext:value-type="string">
            <text:p>"grn",</text:p>
          </table:table-cell>
          <table:table-cell table:formula="of:=CHAR(34)&amp;[.E56]&amp;CHAR(34)&amp;&quot;,&quot;" office:value-type="string" office:string-value="&quot;gn&quot;," calcext:value-type="string">
            <text:p>"gn",</text:p>
          </table:table-cell>
          <table:table-cell table:formula="of:=CHAR(34)&amp;&quot;tl_&quot;&amp;[.B56]&amp;&quot;.png&quot;&amp;CHAR(34)" office:value-type="string" office:string-value="&quot;tl_grn.png&quot;" calcext:value-type="string">
            <text:p>"tl_gr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6]&amp;&quot;']&quot;" office:value-type="string" office:string-value="$tab_conv_expr['UNI']['grn']" calcext:value-type="string">
            <text:p>$tab_conv_expr['UNI']['grn']</text:p>
          </table:table-cell>
          <table:table-cell table:style-name="Default" table:formula="of:=&quot;= &quot;&amp;[.A56]&amp;&quot;;&quot;" office:value-type="string" office:string-value="= 53;" calcext:value-type="string">
            <text:p>= 53;</text:p>
          </table:table-cell>
          <table:table-cell/>
          <table:table-cell table:formula="of:=&quot;$tab_conv_expr['MSW']['&quot;&amp;[.B56]&amp;&quot;']&quot;" office:value-type="string" office:string-value="$tab_conv_expr['MSW']['grn']" calcext:value-type="string">
            <text:p>$tab_conv_expr['MSW']['grn']</text:p>
          </table:table-cell>
          <table:table-cell table:style-name="ce13" table:formula="of:=&quot;= $tab_conv_expr['MU']['&quot;&amp;[.B56]&amp;&quot;']&quot;" office:value-type="string" office:string-value="= $tab_conv_expr['MU']['grn']" calcext:value-type="string">
            <text:p>= $tab_conv_expr['MU']['grn']</text:p>
          </table:table-cell>
          <table:table-cell table:formula="of:=&quot;= &amp;&quot;&amp;[.P56]&amp;&quot;;&quot;" office:value-type="string" office:string-value="= &amp;$tab_conv_expr['UNI']['grn'];" calcext:value-type="string">
            <text:p>= &amp;$tab_conv_expr['UNI']['grn'];</text:p>
          </table:table-cell>
          <table:table-cell table:number-columns-repeated="100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uj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7]&amp;CHAR(34)&amp;&quot;,&quot;" office:value-type="string" office:string-value="&quot;54&quot;," calcext:value-type="string">
            <text:p>"54",</text:p>
          </table:table-cell>
          <table:table-cell table:formula="of:=CHAR(34)&amp;[.B57]&amp;CHAR(34)&amp;&quot;,&quot;" office:value-type="string" office:string-value="&quot;guj&quot;," calcext:value-type="string">
            <text:p>"guj",</text:p>
          </table:table-cell>
          <table:table-cell table:formula="of:=CHAR(34)&amp;[.C57]&amp;CHAR(34)&amp;&quot;,&quot;" office:value-type="string" office:string-value="&quot;ગુજરાતી&quot;," calcext:value-type="string">
            <text:p>"ગુજરાતી",</text:p>
          </table:table-cell>
          <table:table-cell table:formula="of:=CHAR(34)&amp;[.D57]&amp;CHAR(34)&amp;&quot;,&quot;" office:value-type="string" office:string-value="&quot;guj&quot;," calcext:value-type="string">
            <text:p>"guj",</text:p>
          </table:table-cell>
          <table:table-cell table:formula="of:=CHAR(34)&amp;[.E57]&amp;CHAR(34)&amp;&quot;,&quot;" office:value-type="string" office:string-value="&quot;gu&quot;," calcext:value-type="string">
            <text:p>"gu",</text:p>
          </table:table-cell>
          <table:table-cell table:formula="of:=CHAR(34)&amp;&quot;tl_&quot;&amp;[.B57]&amp;&quot;.png&quot;&amp;CHAR(34)" office:value-type="string" office:string-value="&quot;tl_guj.png&quot;" calcext:value-type="string">
            <text:p>"tl_guj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7]&amp;&quot;']&quot;" office:value-type="string" office:string-value="$tab_conv_expr['UNI']['guj']" calcext:value-type="string">
            <text:p>$tab_conv_expr['UNI']['guj']</text:p>
          </table:table-cell>
          <table:table-cell table:style-name="Default" table:formula="of:=&quot;= &quot;&amp;[.A57]&amp;&quot;;&quot;" office:value-type="string" office:string-value="= 54;" calcext:value-type="string">
            <text:p>= 54;</text:p>
          </table:table-cell>
          <table:table-cell/>
          <table:table-cell table:formula="of:=&quot;$tab_conv_expr['MSW']['&quot;&amp;[.B57]&amp;&quot;']&quot;" office:value-type="string" office:string-value="$tab_conv_expr['MSW']['guj']" calcext:value-type="string">
            <text:p>$tab_conv_expr['MSW']['guj']</text:p>
          </table:table-cell>
          <table:table-cell table:style-name="ce13" table:formula="of:=&quot;= $tab_conv_expr['MU']['&quot;&amp;[.B57]&amp;&quot;']&quot;" office:value-type="string" office:string-value="= $tab_conv_expr['MU']['guj']" calcext:value-type="string">
            <text:p>= $tab_conv_expr['MU']['guj']</text:p>
          </table:table-cell>
          <table:table-cell table:formula="of:=&quot;= &amp;&quot;&amp;[.P57]&amp;&quot;;&quot;" office:value-type="string" office:string-value="= &amp;$tab_conv_expr['UNI']['guj'];" calcext:value-type="string">
            <text:p>= &amp;$tab_conv_expr['UNI']['guj'];</text:p>
          </table:table-cell>
          <table:table-cell table:number-columns-repeated="100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lv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8]&amp;CHAR(34)&amp;&quot;,&quot;" office:value-type="string" office:string-value="&quot;55&quot;," calcext:value-type="string">
            <text:p>"55",</text:p>
          </table:table-cell>
          <table:table-cell table:formula="of:=CHAR(34)&amp;[.B58]&amp;CHAR(34)&amp;&quot;,&quot;" office:value-type="string" office:string-value="&quot;glv&quot;," calcext:value-type="string">
            <text:p>"glv",</text:p>
          </table:table-cell>
          <table:table-cell table:formula="of:=CHAR(34)&amp;[.C58]&amp;CHAR(34)&amp;&quot;,&quot;" office:value-type="string" office:string-value="&quot;Ghaelg&quot;," calcext:value-type="string">
            <text:p>"Ghaelg",</text:p>
          </table:table-cell>
          <table:table-cell table:formula="of:=CHAR(34)&amp;[.D58]&amp;CHAR(34)&amp;&quot;,&quot;" office:value-type="string" office:string-value="&quot;glv&quot;," calcext:value-type="string">
            <text:p>"glv",</text:p>
          </table:table-cell>
          <table:table-cell table:formula="of:=CHAR(34)&amp;[.E58]&amp;CHAR(34)&amp;&quot;,&quot;" office:value-type="string" office:string-value="&quot;gv&quot;," calcext:value-type="string">
            <text:p>"gv",</text:p>
          </table:table-cell>
          <table:table-cell table:formula="of:=CHAR(34)&amp;&quot;tl_&quot;&amp;[.B58]&amp;&quot;.png&quot;&amp;CHAR(34)" office:value-type="string" office:string-value="&quot;tl_glv.png&quot;" calcext:value-type="string">
            <text:p>"tl_gl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8]&amp;&quot;']&quot;" office:value-type="string" office:string-value="$tab_conv_expr['UNI']['glv']" calcext:value-type="string">
            <text:p>$tab_conv_expr['UNI']['glv']</text:p>
          </table:table-cell>
          <table:table-cell table:style-name="Default" table:formula="of:=&quot;= &quot;&amp;[.A58]&amp;&quot;;&quot;" office:value-type="string" office:string-value="= 55;" calcext:value-type="string">
            <text:p>= 55;</text:p>
          </table:table-cell>
          <table:table-cell/>
          <table:table-cell table:formula="of:=&quot;$tab_conv_expr['MSW']['&quot;&amp;[.B58]&amp;&quot;']&quot;" office:value-type="string" office:string-value="$tab_conv_expr['MSW']['glv']" calcext:value-type="string">
            <text:p>$tab_conv_expr['MSW']['glv']</text:p>
          </table:table-cell>
          <table:table-cell table:style-name="ce13" table:formula="of:=&quot;= $tab_conv_expr['MU']['&quot;&amp;[.B58]&amp;&quot;']&quot;" office:value-type="string" office:string-value="= $tab_conv_expr['MU']['glv']" calcext:value-type="string">
            <text:p>= $tab_conv_expr['MU']['glv']</text:p>
          </table:table-cell>
          <table:table-cell table:formula="of:=&quot;= &amp;&quot;&amp;[.P58]&amp;&quot;;&quot;" office:value-type="string" office:string-value="= &amp;$tab_conv_expr['UNI']['glv'];" calcext:value-type="string">
            <text:p>= &amp;$tab_conv_expr['UNI']['glv'];</text:p>
          </table:table-cell>
          <table:table-cell table:number-columns-repeated="100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‫هَوُسَ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59]&amp;CHAR(34)&amp;&quot;,&quot;" office:value-type="string" office:string-value="&quot;56&quot;," calcext:value-type="string">
            <text:p>"56",</text:p>
          </table:table-cell>
          <table:table-cell table:formula="of:=CHAR(34)&amp;[.B59]&amp;CHAR(34)&amp;&quot;,&quot;" office:value-type="string" office:string-value="&quot;hau&quot;," calcext:value-type="string">
            <text:p>"hau",</text:p>
          </table:table-cell>
          <table:table-cell table:formula="of:=CHAR(34)&amp;[.C59]&amp;CHAR(34)&amp;&quot;,&quot;" office:value-type="string" office:string-value="&quot;‫هَوُسَ&quot;," calcext:value-type="string">
            <text:p>"‫هَوُسَ",</text:p>
          </table:table-cell>
          <table:table-cell table:formula="of:=CHAR(34)&amp;[.D59]&amp;CHAR(34)&amp;&quot;,&quot;" office:value-type="string" office:string-value="&quot;hau&quot;," calcext:value-type="string">
            <text:p>"hau",</text:p>
          </table:table-cell>
          <table:table-cell table:formula="of:=CHAR(34)&amp;[.E59]&amp;CHAR(34)&amp;&quot;,&quot;" office:value-type="string" office:string-value="&quot;ha&quot;," calcext:value-type="string">
            <text:p>"ha",</text:p>
          </table:table-cell>
          <table:table-cell table:formula="of:=CHAR(34)&amp;&quot;tl_&quot;&amp;[.B59]&amp;&quot;.png&quot;&amp;CHAR(34)" office:value-type="string" office:string-value="&quot;tl_hau.png&quot;" calcext:value-type="string">
            <text:p>"tl_ha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59]&amp;&quot;']&quot;" office:value-type="string" office:string-value="$tab_conv_expr['UNI']['hau']" calcext:value-type="string">
            <text:p>$tab_conv_expr['UNI']['hau']</text:p>
          </table:table-cell>
          <table:table-cell table:style-name="Default" table:formula="of:=&quot;= &quot;&amp;[.A59]&amp;&quot;;&quot;" office:value-type="string" office:string-value="= 56;" calcext:value-type="string">
            <text:p>= 56;</text:p>
          </table:table-cell>
          <table:table-cell/>
          <table:table-cell table:formula="of:=&quot;$tab_conv_expr['MSW']['&quot;&amp;[.B59]&amp;&quot;']&quot;" office:value-type="string" office:string-value="$tab_conv_expr['MSW']['hau']" calcext:value-type="string">
            <text:p>$tab_conv_expr['MSW']['hau']</text:p>
          </table:table-cell>
          <table:table-cell table:style-name="ce13" table:formula="of:=&quot;= $tab_conv_expr['MU']['&quot;&amp;[.B59]&amp;&quot;']&quot;" office:value-type="string" office:string-value="= $tab_conv_expr['MU']['hau']" calcext:value-type="string">
            <text:p>= $tab_conv_expr['MU']['hau']</text:p>
          </table:table-cell>
          <table:table-cell table:formula="of:=&quot;= &amp;&quot;&amp;[.P59]&amp;&quot;;&quot;" office:value-type="string" office:string-value="= &amp;$tab_conv_expr['UNI']['hau'];" calcext:value-type="string">
            <text:p>= &amp;$tab_conv_expr['UNI']['hau'];</text:p>
          </table:table-cell>
          <table:table-cell table:number-columns-repeated="100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‫עברית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0]&amp;CHAR(34)&amp;&quot;,&quot;" office:value-type="string" office:string-value="&quot;57&quot;," calcext:value-type="string">
            <text:p>"57",</text:p>
          </table:table-cell>
          <table:table-cell table:formula="of:=CHAR(34)&amp;[.B60]&amp;CHAR(34)&amp;&quot;,&quot;" office:value-type="string" office:string-value="&quot;heb&quot;," calcext:value-type="string">
            <text:p>"heb",</text:p>
          </table:table-cell>
          <table:table-cell table:formula="of:=CHAR(34)&amp;[.C60]&amp;CHAR(34)&amp;&quot;,&quot;" office:value-type="string" office:string-value="&quot;‫עברית&quot;," calcext:value-type="string">
            <text:p>"‫עברית",</text:p>
          </table:table-cell>
          <table:table-cell table:formula="of:=CHAR(34)&amp;[.D60]&amp;CHAR(34)&amp;&quot;,&quot;" office:value-type="string" office:string-value="&quot;heb&quot;," calcext:value-type="string">
            <text:p>"heb",</text:p>
          </table:table-cell>
          <table:table-cell table:formula="of:=CHAR(34)&amp;[.E60]&amp;CHAR(34)&amp;&quot;,&quot;" office:value-type="string" office:string-value="&quot;he&quot;," calcext:value-type="string">
            <text:p>"he",</text:p>
          </table:table-cell>
          <table:table-cell table:formula="of:=CHAR(34)&amp;&quot;tl_&quot;&amp;[.B60]&amp;&quot;.png&quot;&amp;CHAR(34)" office:value-type="string" office:string-value="&quot;tl_heb.png&quot;" calcext:value-type="string">
            <text:p>"tl_heb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0]&amp;&quot;']&quot;" office:value-type="string" office:string-value="$tab_conv_expr['UNI']['heb']" calcext:value-type="string">
            <text:p>$tab_conv_expr['UNI']['heb']</text:p>
          </table:table-cell>
          <table:table-cell table:style-name="Default" table:formula="of:=&quot;= &quot;&amp;[.A60]&amp;&quot;;&quot;" office:value-type="string" office:string-value="= 57;" calcext:value-type="string">
            <text:p>= 57;</text:p>
          </table:table-cell>
          <table:table-cell/>
          <table:table-cell table:formula="of:=&quot;$tab_conv_expr['MSW']['&quot;&amp;[.B60]&amp;&quot;']&quot;" office:value-type="string" office:string-value="$tab_conv_expr['MSW']['heb']" calcext:value-type="string">
            <text:p>$tab_conv_expr['MSW']['heb']</text:p>
          </table:table-cell>
          <table:table-cell table:style-name="ce13" table:formula="of:=&quot;= $tab_conv_expr['MU']['&quot;&amp;[.B60]&amp;&quot;']&quot;" office:value-type="string" office:string-value="= $tab_conv_expr['MU']['heb']" calcext:value-type="string">
            <text:p>= $tab_conv_expr['MU']['heb']</text:p>
          </table:table-cell>
          <table:table-cell table:formula="of:=&quot;= &amp;&quot;&amp;[.P60]&amp;&quot;;&quot;" office:value-type="string" office:string-value="= &amp;$tab_conv_expr['UNI']['heb'];" calcext:value-type="string">
            <text:p>= &amp;$tab_conv_expr['UNI']['heb'];</text:p>
          </table:table-cell>
          <table:table-cell table:number-columns-repeated="100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हिन्दी ; हिंदी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1]&amp;CHAR(34)&amp;&quot;,&quot;" office:value-type="string" office:string-value="&quot;58&quot;," calcext:value-type="string">
            <text:p>"58",</text:p>
          </table:table-cell>
          <table:table-cell table:formula="of:=CHAR(34)&amp;[.B61]&amp;CHAR(34)&amp;&quot;,&quot;" office:value-type="string" office:string-value="&quot;hin&quot;," calcext:value-type="string">
            <text:p>"hin",</text:p>
          </table:table-cell>
          <table:table-cell table:formula="of:=CHAR(34)&amp;[.C61]&amp;CHAR(34)&amp;&quot;,&quot;" office:value-type="string" office:string-value="&quot;हिन्दी ; हिंदी&quot;," calcext:value-type="string">
            <text:p>"हिन्दी ; हिंदी",</text:p>
          </table:table-cell>
          <table:table-cell table:formula="of:=CHAR(34)&amp;[.D61]&amp;CHAR(34)&amp;&quot;,&quot;" office:value-type="string" office:string-value="&quot;hin&quot;," calcext:value-type="string">
            <text:p>"hin",</text:p>
          </table:table-cell>
          <table:table-cell table:formula="of:=CHAR(34)&amp;[.E61]&amp;CHAR(34)&amp;&quot;,&quot;" office:value-type="string" office:string-value="&quot;hi&quot;," calcext:value-type="string">
            <text:p>"hi",</text:p>
          </table:table-cell>
          <table:table-cell table:formula="of:=CHAR(34)&amp;&quot;tl_&quot;&amp;[.B61]&amp;&quot;.png&quot;&amp;CHAR(34)" office:value-type="string" office:string-value="&quot;tl_hin.png&quot;" calcext:value-type="string">
            <text:p>"tl_hi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1]&amp;&quot;']&quot;" office:value-type="string" office:string-value="$tab_conv_expr['UNI']['hin']" calcext:value-type="string">
            <text:p>$tab_conv_expr['UNI']['hin']</text:p>
          </table:table-cell>
          <table:table-cell table:style-name="Default" table:formula="of:=&quot;= &quot;&amp;[.A61]&amp;&quot;;&quot;" office:value-type="string" office:string-value="= 58;" calcext:value-type="string">
            <text:p>= 58;</text:p>
          </table:table-cell>
          <table:table-cell/>
          <table:table-cell table:formula="of:=&quot;$tab_conv_expr['MSW']['&quot;&amp;[.B61]&amp;&quot;']&quot;" office:value-type="string" office:string-value="$tab_conv_expr['MSW']['hin']" calcext:value-type="string">
            <text:p>$tab_conv_expr['MSW']['hin']</text:p>
          </table:table-cell>
          <table:table-cell table:style-name="ce13" table:formula="of:=&quot;= $tab_conv_expr['MU']['&quot;&amp;[.B61]&amp;&quot;']&quot;" office:value-type="string" office:string-value="= $tab_conv_expr['MU']['hin']" calcext:value-type="string">
            <text:p>= $tab_conv_expr['MU']['hin']</text:p>
          </table:table-cell>
          <table:table-cell table:formula="of:=&quot;= &amp;&quot;&amp;[.P61]&amp;&quot;;&quot;" office:value-type="string" office:string-value="= &amp;$tab_conv_expr['UNI']['hin'];" calcext:value-type="string">
            <text:p>= &amp;$tab_conv_expr['UNI']['hin'];</text:p>
          </table:table-cell>
          <table:table-cell table:number-columns-repeated="100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m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2]&amp;CHAR(34)&amp;&quot;,&quot;" office:value-type="string" office:string-value="&quot;59&quot;," calcext:value-type="string">
            <text:p>"59",</text:p>
          </table:table-cell>
          <table:table-cell table:formula="of:=CHAR(34)&amp;[.B62]&amp;CHAR(34)&amp;&quot;,&quot;" office:value-type="string" office:string-value="&quot;hmo&quot;," calcext:value-type="string">
            <text:p>"hmo",</text:p>
          </table:table-cell>
          <table:table-cell table:formula="of:=CHAR(34)&amp;[.C62]&amp;CHAR(34)&amp;&quot;,&quot;" office:value-type="string" office:string-value="&quot;Hiri Motu&quot;," calcext:value-type="string">
            <text:p>"Hiri Motu",</text:p>
          </table:table-cell>
          <table:table-cell table:formula="of:=CHAR(34)&amp;[.D62]&amp;CHAR(34)&amp;&quot;,&quot;" office:value-type="string" office:string-value="&quot;hmo&quot;," calcext:value-type="string">
            <text:p>"hmo",</text:p>
          </table:table-cell>
          <table:table-cell table:formula="of:=CHAR(34)&amp;[.E62]&amp;CHAR(34)&amp;&quot;,&quot;" office:value-type="string" office:string-value="&quot;ho&quot;," calcext:value-type="string">
            <text:p>"ho",</text:p>
          </table:table-cell>
          <table:table-cell table:formula="of:=CHAR(34)&amp;&quot;tl_&quot;&amp;[.B62]&amp;&quot;.png&quot;&amp;CHAR(34)" office:value-type="string" office:string-value="&quot;tl_hmo.png&quot;" calcext:value-type="string">
            <text:p>"tl_hm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2]&amp;&quot;']&quot;" office:value-type="string" office:string-value="$tab_conv_expr['UNI']['hmo']" calcext:value-type="string">
            <text:p>$tab_conv_expr['UNI']['hmo']</text:p>
          </table:table-cell>
          <table:table-cell table:style-name="Default" table:formula="of:=&quot;= &quot;&amp;[.A62]&amp;&quot;;&quot;" office:value-type="string" office:string-value="= 59;" calcext:value-type="string">
            <text:p>= 59;</text:p>
          </table:table-cell>
          <table:table-cell/>
          <table:table-cell table:formula="of:=&quot;$tab_conv_expr['MSW']['&quot;&amp;[.B62]&amp;&quot;']&quot;" office:value-type="string" office:string-value="$tab_conv_expr['MSW']['hmo']" calcext:value-type="string">
            <text:p>$tab_conv_expr['MSW']['hmo']</text:p>
          </table:table-cell>
          <table:table-cell table:style-name="ce13" table:formula="of:=&quot;= $tab_conv_expr['MU']['&quot;&amp;[.B62]&amp;&quot;']&quot;" office:value-type="string" office:string-value="= $tab_conv_expr['MU']['hmo']" calcext:value-type="string">
            <text:p>= $tab_conv_expr['MU']['hmo']</text:p>
          </table:table-cell>
          <table:table-cell table:formula="of:=&quot;= &amp;&quot;&amp;[.P62]&amp;&quot;;&quot;" office:value-type="string" office:string-value="= &amp;$tab_conv_expr['UNI']['hmo'];" calcext:value-type="string">
            <text:p>= &amp;$tab_conv_expr['UNI']['hmo'];</text:p>
          </table:table-cell>
          <table:table-cell table:number-columns-repeated="100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3]&amp;CHAR(34)&amp;&quot;,&quot;" office:value-type="string" office:string-value="&quot;60&quot;," calcext:value-type="string">
            <text:p>"60",</text:p>
          </table:table-cell>
          <table:table-cell table:formula="of:=CHAR(34)&amp;[.B63]&amp;CHAR(34)&amp;&quot;,&quot;" office:value-type="string" office:string-value="&quot;hrv&quot;," calcext:value-type="string">
            <text:p>"hrv",</text:p>
          </table:table-cell>
          <table:table-cell table:formula="of:=CHAR(34)&amp;[.C63]&amp;CHAR(34)&amp;&quot;,&quot;" office:value-type="string" office:string-value="&quot;Hrvatski&quot;," calcext:value-type="string">
            <text:p>"Hrvatski",</text:p>
          </table:table-cell>
          <table:table-cell table:formula="of:=CHAR(34)&amp;[.D63]&amp;CHAR(34)&amp;&quot;,&quot;" office:value-type="string" office:string-value="&quot;scr/hrv&quot;," calcext:value-type="string">
            <text:p>"scr/hrv",</text:p>
          </table:table-cell>
          <table:table-cell table:formula="of:=CHAR(34)&amp;[.E63]&amp;CHAR(34)&amp;&quot;,&quot;" office:value-type="string" office:string-value="&quot;hr&quot;," calcext:value-type="string">
            <text:p>"hr",</text:p>
          </table:table-cell>
          <table:table-cell table:formula="of:=CHAR(34)&amp;&quot;tl_&quot;&amp;[.B63]&amp;&quot;.png&quot;&amp;CHAR(34)" office:value-type="string" office:string-value="&quot;tl_hrv.png&quot;" calcext:value-type="string">
            <text:p>"tl_hr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3]&amp;&quot;']&quot;" office:value-type="string" office:string-value="$tab_conv_expr['UNI']['hrv']" calcext:value-type="string">
            <text:p>$tab_conv_expr['UNI']['hrv']</text:p>
          </table:table-cell>
          <table:table-cell table:style-name="Default" table:formula="of:=&quot;= &quot;&amp;[.A63]&amp;&quot;;&quot;" office:value-type="string" office:string-value="= 60;" calcext:value-type="string">
            <text:p>= 60;</text:p>
          </table:table-cell>
          <table:table-cell/>
          <table:table-cell table:formula="of:=&quot;$tab_conv_expr['MSW']['&quot;&amp;[.B63]&amp;&quot;']&quot;" office:value-type="string" office:string-value="$tab_conv_expr['MSW']['hrv']" calcext:value-type="string">
            <text:p>$tab_conv_expr['MSW']['hrv']</text:p>
          </table:table-cell>
          <table:table-cell table:style-name="ce13" table:formula="of:=&quot;= $tab_conv_expr['MU']['&quot;&amp;[.B63]&amp;&quot;']&quot;" office:value-type="string" office:string-value="= $tab_conv_expr['MU']['hrv']" calcext:value-type="string">
            <text:p>= $tab_conv_expr['MU']['hrv']</text:p>
          </table:table-cell>
          <table:table-cell table:formula="of:=&quot;= &amp;&quot;&amp;[.P63]&amp;&quot;;&quot;" office:value-type="string" office:string-value="= &amp;$tab_conv_expr['UNI']['hrv'];" calcext:value-type="string">
            <text:p>= &amp;$tab_conv_expr['UNI']['hrv'];</text:p>
          </table:table-cell>
          <table:table-cell table:number-columns-repeated="100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4]&amp;CHAR(34)&amp;&quot;,&quot;" office:value-type="string" office:string-value="&quot;61&quot;," calcext:value-type="string">
            <text:p>"61",</text:p>
          </table:table-cell>
          <table:table-cell table:formula="of:=CHAR(34)&amp;[.B64]&amp;CHAR(34)&amp;&quot;,&quot;" office:value-type="string" office:string-value="&quot;hat&quot;," calcext:value-type="string">
            <text:p>"hat",</text:p>
          </table:table-cell>
          <table:table-cell table:formula="of:=CHAR(34)&amp;[.C64]&amp;CHAR(34)&amp;&quot;,&quot;" office:value-type="string" office:string-value="&quot;Kreyòl ayisyen&quot;," calcext:value-type="string">
            <text:p>"Kreyòl ayisyen",</text:p>
          </table:table-cell>
          <table:table-cell table:formula="of:=CHAR(34)&amp;[.D64]&amp;CHAR(34)&amp;&quot;,&quot;" office:value-type="string" office:string-value="&quot;hat&quot;," calcext:value-type="string">
            <text:p>"hat",</text:p>
          </table:table-cell>
          <table:table-cell table:formula="of:=CHAR(34)&amp;[.E64]&amp;CHAR(34)&amp;&quot;,&quot;" office:value-type="string" office:string-value="&quot;ht&quot;," calcext:value-type="string">
            <text:p>"ht",</text:p>
          </table:table-cell>
          <table:table-cell table:formula="of:=CHAR(34)&amp;&quot;tl_&quot;&amp;[.B64]&amp;&quot;.png&quot;&amp;CHAR(34)" office:value-type="string" office:string-value="&quot;tl_hat.png&quot;" calcext:value-type="string">
            <text:p>"tl_ha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4]&amp;&quot;']&quot;" office:value-type="string" office:string-value="$tab_conv_expr['UNI']['hat']" calcext:value-type="string">
            <text:p>$tab_conv_expr['UNI']['hat']</text:p>
          </table:table-cell>
          <table:table-cell table:style-name="Default" table:formula="of:=&quot;= &quot;&amp;[.A64]&amp;&quot;;&quot;" office:value-type="string" office:string-value="= 61;" calcext:value-type="string">
            <text:p>= 61;</text:p>
          </table:table-cell>
          <table:table-cell/>
          <table:table-cell table:formula="of:=&quot;$tab_conv_expr['MSW']['&quot;&amp;[.B64]&amp;&quot;']&quot;" office:value-type="string" office:string-value="$tab_conv_expr['MSW']['hat']" calcext:value-type="string">
            <text:p>$tab_conv_expr['MSW']['hat']</text:p>
          </table:table-cell>
          <table:table-cell table:style-name="ce13" table:formula="of:=&quot;= $tab_conv_expr['MU']['&quot;&amp;[.B64]&amp;&quot;']&quot;" office:value-type="string" office:string-value="= $tab_conv_expr['MU']['hat']" calcext:value-type="string">
            <text:p>= $tab_conv_expr['MU']['hat']</text:p>
          </table:table-cell>
          <table:table-cell table:formula="of:=&quot;= &amp;&quot;&amp;[.P64]&amp;&quot;;&quot;" office:value-type="string" office:string-value="= &amp;$tab_conv_expr['UNI']['hat'];" calcext:value-type="string">
            <text:p>= &amp;$tab_conv_expr['UNI']['hat'];</text:p>
          </table:table-cell>
          <table:table-cell table:number-columns-repeated="100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5]&amp;CHAR(34)&amp;&quot;,&quot;" office:value-type="string" office:string-value="&quot;62&quot;," calcext:value-type="string">
            <text:p>"62",</text:p>
          </table:table-cell>
          <table:table-cell table:formula="of:=CHAR(34)&amp;[.B65]&amp;CHAR(34)&amp;&quot;,&quot;" office:value-type="string" office:string-value="&quot;hun&quot;," calcext:value-type="string">
            <text:p>"hun",</text:p>
          </table:table-cell>
          <table:table-cell table:formula="of:=CHAR(34)&amp;[.C65]&amp;CHAR(34)&amp;&quot;,&quot;" office:value-type="string" office:string-value="&quot;magyar&quot;," calcext:value-type="string">
            <text:p>"magyar",</text:p>
          </table:table-cell>
          <table:table-cell table:formula="of:=CHAR(34)&amp;[.D65]&amp;CHAR(34)&amp;&quot;,&quot;" office:value-type="string" office:string-value="&quot;hun&quot;," calcext:value-type="string">
            <text:p>"hun",</text:p>
          </table:table-cell>
          <table:table-cell table:formula="of:=CHAR(34)&amp;[.E65]&amp;CHAR(34)&amp;&quot;,&quot;" office:value-type="string" office:string-value="&quot;hu&quot;," calcext:value-type="string">
            <text:p>"hu",</text:p>
          </table:table-cell>
          <table:table-cell table:formula="of:=CHAR(34)&amp;&quot;tl_&quot;&amp;[.B65]&amp;&quot;.png&quot;&amp;CHAR(34)" office:value-type="string" office:string-value="&quot;tl_hun.png&quot;" calcext:value-type="string">
            <text:p>"tl_hu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5]&amp;&quot;']&quot;" office:value-type="string" office:string-value="$tab_conv_expr['UNI']['hun']" calcext:value-type="string">
            <text:p>$tab_conv_expr['UNI']['hun']</text:p>
          </table:table-cell>
          <table:table-cell table:style-name="Default" table:formula="of:=&quot;= &quot;&amp;[.A65]&amp;&quot;;&quot;" office:value-type="string" office:string-value="= 62;" calcext:value-type="string">
            <text:p>= 62;</text:p>
          </table:table-cell>
          <table:table-cell/>
          <table:table-cell table:formula="of:=&quot;$tab_conv_expr['MSW']['&quot;&amp;[.B65]&amp;&quot;']&quot;" office:value-type="string" office:string-value="$tab_conv_expr['MSW']['hun']" calcext:value-type="string">
            <text:p>$tab_conv_expr['MSW']['hun']</text:p>
          </table:table-cell>
          <table:table-cell table:style-name="ce13" table:formula="of:=&quot;= $tab_conv_expr['MU']['&quot;&amp;[.B65]&amp;&quot;']&quot;" office:value-type="string" office:string-value="= $tab_conv_expr['MU']['hun']" calcext:value-type="string">
            <text:p>= $tab_conv_expr['MU']['hun']</text:p>
          </table:table-cell>
          <table:table-cell table:formula="of:=&quot;= &amp;&quot;&amp;[.P65]&amp;&quot;;&quot;" office:value-type="string" office:string-value="= &amp;$tab_conv_expr['UNI']['hun'];" calcext:value-type="string">
            <text:p>= &amp;$tab_conv_expr['UNI']['hun'];</text:p>
          </table:table-cell>
          <table:table-cell table:number-columns-repeated="100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6]&amp;CHAR(34)&amp;&quot;,&quot;" office:value-type="string" office:string-value="&quot;63&quot;," calcext:value-type="string">
            <text:p>"63",</text:p>
          </table:table-cell>
          <table:table-cell table:formula="of:=CHAR(34)&amp;[.B66]&amp;CHAR(34)&amp;&quot;,&quot;" office:value-type="string" office:string-value="&quot;hye&quot;," calcext:value-type="string">
            <text:p>"hye",</text:p>
          </table:table-cell>
          <table:table-cell table:formula="of:=CHAR(34)&amp;[.C66]&amp;CHAR(34)&amp;&quot;,&quot;" office:value-type="string" office:string-value="&quot;Հայերեն&quot;," calcext:value-type="string">
            <text:p>"Հայերեն",</text:p>
          </table:table-cell>
          <table:table-cell table:formula="of:=CHAR(34)&amp;[.D66]&amp;CHAR(34)&amp;&quot;,&quot;" office:value-type="string" office:string-value="&quot;arm/hye&quot;," calcext:value-type="string">
            <text:p>"arm/hye",</text:p>
          </table:table-cell>
          <table:table-cell table:formula="of:=CHAR(34)&amp;[.E66]&amp;CHAR(34)&amp;&quot;,&quot;" office:value-type="string" office:string-value="&quot;hy&quot;," calcext:value-type="string">
            <text:p>"hy",</text:p>
          </table:table-cell>
          <table:table-cell table:formula="of:=CHAR(34)&amp;&quot;tl_&quot;&amp;[.B66]&amp;&quot;.png&quot;&amp;CHAR(34)" office:value-type="string" office:string-value="&quot;tl_hye.png&quot;" calcext:value-type="string">
            <text:p>"tl_hy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6]&amp;&quot;']&quot;" office:value-type="string" office:string-value="$tab_conv_expr['UNI']['hye']" calcext:value-type="string">
            <text:p>$tab_conv_expr['UNI']['hye']</text:p>
          </table:table-cell>
          <table:table-cell table:style-name="Default" table:formula="of:=&quot;= &quot;&amp;[.A66]&amp;&quot;;&quot;" office:value-type="string" office:string-value="= 63;" calcext:value-type="string">
            <text:p>= 63;</text:p>
          </table:table-cell>
          <table:table-cell/>
          <table:table-cell table:formula="of:=&quot;$tab_conv_expr['MSW']['&quot;&amp;[.B66]&amp;&quot;']&quot;" office:value-type="string" office:string-value="$tab_conv_expr['MSW']['hye']" calcext:value-type="string">
            <text:p>$tab_conv_expr['MSW']['hye']</text:p>
          </table:table-cell>
          <table:table-cell table:style-name="ce13" table:formula="of:=&quot;= $tab_conv_expr['MU']['&quot;&amp;[.B66]&amp;&quot;']&quot;" office:value-type="string" office:string-value="= $tab_conv_expr['MU']['hye']" calcext:value-type="string">
            <text:p>= $tab_conv_expr['MU']['hye']</text:p>
          </table:table-cell>
          <table:table-cell table:formula="of:=&quot;= &amp;&quot;&amp;[.P66]&amp;&quot;;&quot;" office:value-type="string" office:string-value="= &amp;$tab_conv_expr['UNI']['hye'];" calcext:value-type="string">
            <text:p>= &amp;$tab_conv_expr['UNI']['hye'];</text:p>
          </table:table-cell>
          <table:table-cell table:number-columns-repeated="100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7]&amp;CHAR(34)&amp;&quot;,&quot;" office:value-type="string" office:string-value="&quot;64&quot;," calcext:value-type="string">
            <text:p>"64",</text:p>
          </table:table-cell>
          <table:table-cell table:formula="of:=CHAR(34)&amp;[.B67]&amp;CHAR(34)&amp;&quot;,&quot;" office:value-type="string" office:string-value="&quot;her&quot;," calcext:value-type="string">
            <text:p>"her",</text:p>
          </table:table-cell>
          <table:table-cell table:formula="of:=CHAR(34)&amp;[.C67]&amp;CHAR(34)&amp;&quot;,&quot;" office:value-type="string" office:string-value="&quot;Otjiherero&quot;," calcext:value-type="string">
            <text:p>"Otjiherero",</text:p>
          </table:table-cell>
          <table:table-cell table:formula="of:=CHAR(34)&amp;[.D67]&amp;CHAR(34)&amp;&quot;,&quot;" office:value-type="string" office:string-value="&quot;her&quot;," calcext:value-type="string">
            <text:p>"her",</text:p>
          </table:table-cell>
          <table:table-cell table:formula="of:=CHAR(34)&amp;[.E67]&amp;CHAR(34)&amp;&quot;,&quot;" office:value-type="string" office:string-value="&quot;hz&quot;," calcext:value-type="string">
            <text:p>"hz",</text:p>
          </table:table-cell>
          <table:table-cell table:formula="of:=CHAR(34)&amp;&quot;tl_&quot;&amp;[.B67]&amp;&quot;.png&quot;&amp;CHAR(34)" office:value-type="string" office:string-value="&quot;tl_her.png&quot;" calcext:value-type="string">
            <text:p>"tl_he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7]&amp;&quot;']&quot;" office:value-type="string" office:string-value="$tab_conv_expr['UNI']['her']" calcext:value-type="string">
            <text:p>$tab_conv_expr['UNI']['her']</text:p>
          </table:table-cell>
          <table:table-cell table:style-name="Default" table:formula="of:=&quot;= &quot;&amp;[.A67]&amp;&quot;;&quot;" office:value-type="string" office:string-value="= 64;" calcext:value-type="string">
            <text:p>= 64;</text:p>
          </table:table-cell>
          <table:table-cell/>
          <table:table-cell table:formula="of:=&quot;$tab_conv_expr['MSW']['&quot;&amp;[.B67]&amp;&quot;']&quot;" office:value-type="string" office:string-value="$tab_conv_expr['MSW']['her']" calcext:value-type="string">
            <text:p>$tab_conv_expr['MSW']['her']</text:p>
          </table:table-cell>
          <table:table-cell table:style-name="ce13" table:formula="of:=&quot;= $tab_conv_expr['MU']['&quot;&amp;[.B67]&amp;&quot;']&quot;" office:value-type="string" office:string-value="= $tab_conv_expr['MU']['her']" calcext:value-type="string">
            <text:p>= $tab_conv_expr['MU']['her']</text:p>
          </table:table-cell>
          <table:table-cell table:formula="of:=&quot;= &amp;&quot;&amp;[.P67]&amp;&quot;;&quot;" office:value-type="string" office:string-value="= &amp;$tab_conv_expr['UNI']['her'];" calcext:value-type="string">
            <text:p>= &amp;$tab_conv_expr['UNI']['her'];</text:p>
          </table:table-cell>
          <table:table-cell table:number-columns-repeated="100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8]&amp;CHAR(34)&amp;&quot;,&quot;" office:value-type="string" office:string-value="&quot;65&quot;," calcext:value-type="string">
            <text:p>"65",</text:p>
          </table:table-cell>
          <table:table-cell table:formula="of:=CHAR(34)&amp;[.B68]&amp;CHAR(34)&amp;&quot;,&quot;" office:value-type="string" office:string-value="&quot;ina&quot;," calcext:value-type="string">
            <text:p>"ina",</text:p>
          </table:table-cell>
          <table:table-cell table:formula="of:=CHAR(34)&amp;[.C68]&amp;CHAR(34)&amp;&quot;,&quot;" office:value-type="string" office:string-value="&quot;Interlingua&quot;," calcext:value-type="string">
            <text:p>"Interlingua",</text:p>
          </table:table-cell>
          <table:table-cell table:formula="of:=CHAR(34)&amp;[.D68]&amp;CHAR(34)&amp;&quot;,&quot;" office:value-type="string" office:string-value="&quot;ina&quot;," calcext:value-type="string">
            <text:p>"ina",</text:p>
          </table:table-cell>
          <table:table-cell table:formula="of:=CHAR(34)&amp;[.E68]&amp;CHAR(34)&amp;&quot;,&quot;" office:value-type="string" office:string-value="&quot;ia&quot;," calcext:value-type="string">
            <text:p>"ia",</text:p>
          </table:table-cell>
          <table:table-cell table:formula="of:=CHAR(34)&amp;&quot;tl_&quot;&amp;[.B68]&amp;&quot;.png&quot;&amp;CHAR(34)" office:value-type="string" office:string-value="&quot;tl_ina.png&quot;" calcext:value-type="string">
            <text:p>"tl_in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8]&amp;&quot;']&quot;" office:value-type="string" office:string-value="$tab_conv_expr['UNI']['ina']" calcext:value-type="string">
            <text:p>$tab_conv_expr['UNI']['ina']</text:p>
          </table:table-cell>
          <table:table-cell table:style-name="Default" table:formula="of:=&quot;= &quot;&amp;[.A68]&amp;&quot;;&quot;" office:value-type="string" office:string-value="= 65;" calcext:value-type="string">
            <text:p>= 65;</text:p>
          </table:table-cell>
          <table:table-cell/>
          <table:table-cell table:formula="of:=&quot;$tab_conv_expr['MSW']['&quot;&amp;[.B68]&amp;&quot;']&quot;" office:value-type="string" office:string-value="$tab_conv_expr['MSW']['ina']" calcext:value-type="string">
            <text:p>$tab_conv_expr['MSW']['ina']</text:p>
          </table:table-cell>
          <table:table-cell table:style-name="ce13" table:formula="of:=&quot;= $tab_conv_expr['MU']['&quot;&amp;[.B68]&amp;&quot;']&quot;" office:value-type="string" office:string-value="= $tab_conv_expr['MU']['ina']" calcext:value-type="string">
            <text:p>= $tab_conv_expr['MU']['ina']</text:p>
          </table:table-cell>
          <table:table-cell table:formula="of:=&quot;= &amp;&quot;&amp;[.P68]&amp;&quot;;&quot;" office:value-type="string" office:string-value="= &amp;$tab_conv_expr['UNI']['ina'];" calcext:value-type="string">
            <text:p>= &amp;$tab_conv_expr['UNI']['ina'];</text:p>
          </table:table-cell>
          <table:table-cell table:number-columns-repeated="100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69]&amp;CHAR(34)&amp;&quot;,&quot;" office:value-type="string" office:string-value="&quot;66&quot;," calcext:value-type="string">
            <text:p>"66",</text:p>
          </table:table-cell>
          <table:table-cell table:formula="of:=CHAR(34)&amp;[.B69]&amp;CHAR(34)&amp;&quot;,&quot;" office:value-type="string" office:string-value="&quot;ind&quot;," calcext:value-type="string">
            <text:p>"ind",</text:p>
          </table:table-cell>
          <table:table-cell table:formula="of:=CHAR(34)&amp;[.C69]&amp;CHAR(34)&amp;&quot;,&quot;" office:value-type="string" office:string-value="&quot;Bahasa Indonesia&quot;," calcext:value-type="string">
            <text:p>"Bahasa Indonesia",</text:p>
          </table:table-cell>
          <table:table-cell table:formula="of:=CHAR(34)&amp;[.D69]&amp;CHAR(34)&amp;&quot;,&quot;" office:value-type="string" office:string-value="&quot;ind&quot;," calcext:value-type="string">
            <text:p>"ind",</text:p>
          </table:table-cell>
          <table:table-cell table:formula="of:=CHAR(34)&amp;[.E69]&amp;CHAR(34)&amp;&quot;,&quot;" office:value-type="string" office:string-value="&quot;id&quot;," calcext:value-type="string">
            <text:p>"id",</text:p>
          </table:table-cell>
          <table:table-cell table:formula="of:=CHAR(34)&amp;&quot;tl_&quot;&amp;[.B69]&amp;&quot;.png&quot;&amp;CHAR(34)" office:value-type="string" office:string-value="&quot;tl_ind.png&quot;" calcext:value-type="string">
            <text:p>"tl_in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69]&amp;&quot;']&quot;" office:value-type="string" office:string-value="$tab_conv_expr['UNI']['ind']" calcext:value-type="string">
            <text:p>$tab_conv_expr['UNI']['ind']</text:p>
          </table:table-cell>
          <table:table-cell table:style-name="Default" table:formula="of:=&quot;= &quot;&amp;[.A69]&amp;&quot;;&quot;" office:value-type="string" office:string-value="= 66;" calcext:value-type="string">
            <text:p>= 66;</text:p>
          </table:table-cell>
          <table:table-cell/>
          <table:table-cell table:formula="of:=&quot;$tab_conv_expr['MSW']['&quot;&amp;[.B69]&amp;&quot;']&quot;" office:value-type="string" office:string-value="$tab_conv_expr['MSW']['ind']" calcext:value-type="string">
            <text:p>$tab_conv_expr['MSW']['ind']</text:p>
          </table:table-cell>
          <table:table-cell table:style-name="ce13" table:formula="of:=&quot;= $tab_conv_expr['MU']['&quot;&amp;[.B69]&amp;&quot;']&quot;" office:value-type="string" office:string-value="= $tab_conv_expr['MU']['ind']" calcext:value-type="string">
            <text:p>= $tab_conv_expr['MU']['ind']</text:p>
          </table:table-cell>
          <table:table-cell table:formula="of:=&quot;= &amp;&quot;&amp;[.P69]&amp;&quot;;&quot;" office:value-type="string" office:string-value="= &amp;$tab_conv_expr['UNI']['ind'];" calcext:value-type="string">
            <text:p>= &amp;$tab_conv_expr['UNI']['ind'];</text:p>
          </table:table-cell>
          <table:table-cell table:number-columns-repeated="100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0]&amp;CHAR(34)&amp;&quot;,&quot;" office:value-type="string" office:string-value="&quot;67&quot;," calcext:value-type="string">
            <text:p>"67",</text:p>
          </table:table-cell>
          <table:table-cell table:formula="of:=CHAR(34)&amp;[.B70]&amp;CHAR(34)&amp;&quot;,&quot;" office:value-type="string" office:string-value="&quot;ile&quot;," calcext:value-type="string">
            <text:p>"ile",</text:p>
          </table:table-cell>
          <table:table-cell table:formula="of:=CHAR(34)&amp;[.C70]&amp;CHAR(34)&amp;&quot;,&quot;" office:value-type="string" office:string-value="&quot;Interlingue&quot;," calcext:value-type="string">
            <text:p>"Interlingue",</text:p>
          </table:table-cell>
          <table:table-cell table:formula="of:=CHAR(34)&amp;[.D70]&amp;CHAR(34)&amp;&quot;,&quot;" office:value-type="string" office:string-value="&quot;ile&quot;," calcext:value-type="string">
            <text:p>"ile",</text:p>
          </table:table-cell>
          <table:table-cell table:formula="of:=CHAR(34)&amp;[.E70]&amp;CHAR(34)&amp;&quot;,&quot;" office:value-type="string" office:string-value="&quot;ie&quot;," calcext:value-type="string">
            <text:p>"ie",</text:p>
          </table:table-cell>
          <table:table-cell table:formula="of:=CHAR(34)&amp;&quot;tl_&quot;&amp;[.B70]&amp;&quot;.png&quot;&amp;CHAR(34)" office:value-type="string" office:string-value="&quot;tl_ile.png&quot;" calcext:value-type="string">
            <text:p>"tl_il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0]&amp;&quot;']&quot;" office:value-type="string" office:string-value="$tab_conv_expr['UNI']['ile']" calcext:value-type="string">
            <text:p>$tab_conv_expr['UNI']['ile']</text:p>
          </table:table-cell>
          <table:table-cell table:style-name="Default" table:formula="of:=&quot;= &quot;&amp;[.A70]&amp;&quot;;&quot;" office:value-type="string" office:string-value="= 67;" calcext:value-type="string">
            <text:p>= 67;</text:p>
          </table:table-cell>
          <table:table-cell/>
          <table:table-cell table:formula="of:=&quot;$tab_conv_expr['MSW']['&quot;&amp;[.B70]&amp;&quot;']&quot;" office:value-type="string" office:string-value="$tab_conv_expr['MSW']['ile']" calcext:value-type="string">
            <text:p>$tab_conv_expr['MSW']['ile']</text:p>
          </table:table-cell>
          <table:table-cell table:style-name="ce13" table:formula="of:=&quot;= $tab_conv_expr['MU']['&quot;&amp;[.B70]&amp;&quot;']&quot;" office:value-type="string" office:string-value="= $tab_conv_expr['MU']['ile']" calcext:value-type="string">
            <text:p>= $tab_conv_expr['MU']['ile']</text:p>
          </table:table-cell>
          <table:table-cell table:formula="of:=&quot;= &amp;&quot;&amp;[.P70]&amp;&quot;;&quot;" office:value-type="string" office:string-value="= &amp;$tab_conv_expr['UNI']['ile'];" calcext:value-type="string">
            <text:p>= &amp;$tab_conv_expr['UNI']['ile'];</text:p>
          </table:table-cell>
          <table:table-cell table:number-columns-repeated="100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1]&amp;CHAR(34)&amp;&quot;,&quot;" office:value-type="string" office:string-value="&quot;68&quot;," calcext:value-type="string">
            <text:p>"68",</text:p>
          </table:table-cell>
          <table:table-cell table:formula="of:=CHAR(34)&amp;[.B71]&amp;CHAR(34)&amp;&quot;,&quot;" office:value-type="string" office:string-value="&quot;ibo&quot;," calcext:value-type="string">
            <text:p>"ibo",</text:p>
          </table:table-cell>
          <table:table-cell table:formula="of:=CHAR(34)&amp;[.C71]&amp;CHAR(34)&amp;&quot;,&quot;" office:value-type="string" office:string-value="&quot;Igbo&quot;," calcext:value-type="string">
            <text:p>"Igbo",</text:p>
          </table:table-cell>
          <table:table-cell table:formula="of:=CHAR(34)&amp;[.D71]&amp;CHAR(34)&amp;&quot;,&quot;" office:value-type="string" office:string-value="&quot;ibo&quot;," calcext:value-type="string">
            <text:p>"ibo",</text:p>
          </table:table-cell>
          <table:table-cell table:formula="of:=CHAR(34)&amp;[.E71]&amp;CHAR(34)&amp;&quot;,&quot;" office:value-type="string" office:string-value="&quot;ig&quot;," calcext:value-type="string">
            <text:p>"ig",</text:p>
          </table:table-cell>
          <table:table-cell table:formula="of:=CHAR(34)&amp;&quot;tl_&quot;&amp;[.B71]&amp;&quot;.png&quot;&amp;CHAR(34)" office:value-type="string" office:string-value="&quot;tl_ibo.png&quot;" calcext:value-type="string">
            <text:p>"tl_ib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1]&amp;&quot;']&quot;" office:value-type="string" office:string-value="$tab_conv_expr['UNI']['ibo']" calcext:value-type="string">
            <text:p>$tab_conv_expr['UNI']['ibo']</text:p>
          </table:table-cell>
          <table:table-cell table:style-name="Default" table:formula="of:=&quot;= &quot;&amp;[.A71]&amp;&quot;;&quot;" office:value-type="string" office:string-value="= 68;" calcext:value-type="string">
            <text:p>= 68;</text:p>
          </table:table-cell>
          <table:table-cell/>
          <table:table-cell table:formula="of:=&quot;$tab_conv_expr['MSW']['&quot;&amp;[.B71]&amp;&quot;']&quot;" office:value-type="string" office:string-value="$tab_conv_expr['MSW']['ibo']" calcext:value-type="string">
            <text:p>$tab_conv_expr['MSW']['ibo']</text:p>
          </table:table-cell>
          <table:table-cell table:style-name="ce13" table:formula="of:=&quot;= $tab_conv_expr['MU']['&quot;&amp;[.B71]&amp;&quot;']&quot;" office:value-type="string" office:string-value="= $tab_conv_expr['MU']['ibo']" calcext:value-type="string">
            <text:p>= $tab_conv_expr['MU']['ibo']</text:p>
          </table:table-cell>
          <table:table-cell table:formula="of:=&quot;= &amp;&quot;&amp;[.P71]&amp;&quot;;&quot;" office:value-type="string" office:string-value="= &amp;$tab_conv_expr['UNI']['ibo'];" calcext:value-type="string">
            <text:p>= &amp;$tab_conv_expr['UNI']['ibo'];</text:p>
          </table:table-cell>
          <table:table-cell table:number-columns-repeated="100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2]&amp;CHAR(34)&amp;&quot;,&quot;" office:value-type="string" office:string-value="&quot;69&quot;," calcext:value-type="string">
            <text:p>"69",</text:p>
          </table:table-cell>
          <table:table-cell table:formula="of:=CHAR(34)&amp;[.B72]&amp;CHAR(34)&amp;&quot;,&quot;" office:value-type="string" office:string-value="&quot;iii&quot;," calcext:value-type="string">
            <text:p>"iii",</text:p>
          </table:table-cell>
          <table:table-cell table:formula="of:=CHAR(34)&amp;[.C72]&amp;CHAR(34)&amp;&quot;,&quot;" office:value-type="string" office:string-value="&quot;ꆇꉙ&quot;," calcext:value-type="string">
            <text:p>"ꆇꉙ",</text:p>
          </table:table-cell>
          <table:table-cell table:formula="of:=CHAR(34)&amp;[.D72]&amp;CHAR(34)&amp;&quot;,&quot;" office:value-type="string" office:string-value="&quot;iii&quot;," calcext:value-type="string">
            <text:p>"iii",</text:p>
          </table:table-cell>
          <table:table-cell table:formula="of:=CHAR(34)&amp;[.E72]&amp;CHAR(34)&amp;&quot;,&quot;" office:value-type="string" office:string-value="&quot;ii&quot;," calcext:value-type="string">
            <text:p>"ii",</text:p>
          </table:table-cell>
          <table:table-cell table:formula="of:=CHAR(34)&amp;&quot;tl_&quot;&amp;[.B72]&amp;&quot;.png&quot;&amp;CHAR(34)" office:value-type="string" office:string-value="&quot;tl_iii.png&quot;" calcext:value-type="string">
            <text:p>"tl_ii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2]&amp;&quot;']&quot;" office:value-type="string" office:string-value="$tab_conv_expr['UNI']['iii']" calcext:value-type="string">
            <text:p>$tab_conv_expr['UNI']['iii']</text:p>
          </table:table-cell>
          <table:table-cell table:style-name="Default" table:formula="of:=&quot;= &quot;&amp;[.A72]&amp;&quot;;&quot;" office:value-type="string" office:string-value="= 69;" calcext:value-type="string">
            <text:p>= 69;</text:p>
          </table:table-cell>
          <table:table-cell/>
          <table:table-cell table:formula="of:=&quot;$tab_conv_expr['MSW']['&quot;&amp;[.B72]&amp;&quot;']&quot;" office:value-type="string" office:string-value="$tab_conv_expr['MSW']['iii']" calcext:value-type="string">
            <text:p>$tab_conv_expr['MSW']['iii']</text:p>
          </table:table-cell>
          <table:table-cell table:style-name="ce13" table:formula="of:=&quot;= $tab_conv_expr['MU']['&quot;&amp;[.B72]&amp;&quot;']&quot;" office:value-type="string" office:string-value="= $tab_conv_expr['MU']['iii']" calcext:value-type="string">
            <text:p>= $tab_conv_expr['MU']['iii']</text:p>
          </table:table-cell>
          <table:table-cell table:formula="of:=&quot;= &amp;&quot;&amp;[.P72]&amp;&quot;;&quot;" office:value-type="string" office:string-value="= &amp;$tab_conv_expr['UNI']['iii'];" calcext:value-type="string">
            <text:p>= &amp;$tab_conv_expr['UNI']['iii'];</text:p>
          </table:table-cell>
          <table:table-cell table:number-columns-repeated="100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ñupiaq ; Iñupiatun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3]&amp;CHAR(34)&amp;&quot;,&quot;" office:value-type="string" office:string-value="&quot;70&quot;," calcext:value-type="string">
            <text:p>"70",</text:p>
          </table:table-cell>
          <table:table-cell table:formula="of:=CHAR(34)&amp;[.B73]&amp;CHAR(34)&amp;&quot;,&quot;" office:value-type="string" office:string-value="&quot;ipk&quot;," calcext:value-type="string">
            <text:p>"ipk",</text:p>
          </table:table-cell>
          <table:table-cell table:formula="of:=CHAR(34)&amp;[.C73]&amp;CHAR(34)&amp;&quot;,&quot;" office:value-type="string" office:string-value="&quot;Iñupiaq ; Iñupiatun&quot;," calcext:value-type="string">
            <text:p>"Iñupiaq ; Iñupiatun",</text:p>
          </table:table-cell>
          <table:table-cell table:formula="of:=CHAR(34)&amp;[.D73]&amp;CHAR(34)&amp;&quot;,&quot;" office:value-type="string" office:string-value="&quot;ipk&quot;," calcext:value-type="string">
            <text:p>"ipk",</text:p>
          </table:table-cell>
          <table:table-cell table:formula="of:=CHAR(34)&amp;[.E73]&amp;CHAR(34)&amp;&quot;,&quot;" office:value-type="string" office:string-value="&quot;ik&quot;," calcext:value-type="string">
            <text:p>"ik",</text:p>
          </table:table-cell>
          <table:table-cell table:formula="of:=CHAR(34)&amp;&quot;tl_&quot;&amp;[.B73]&amp;&quot;.png&quot;&amp;CHAR(34)" office:value-type="string" office:string-value="&quot;tl_ipk.png&quot;" calcext:value-type="string">
            <text:p>"tl_ip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3]&amp;&quot;']&quot;" office:value-type="string" office:string-value="$tab_conv_expr['UNI']['ipk']" calcext:value-type="string">
            <text:p>$tab_conv_expr['UNI']['ipk']</text:p>
          </table:table-cell>
          <table:table-cell table:style-name="Default" table:formula="of:=&quot;= &quot;&amp;[.A73]&amp;&quot;;&quot;" office:value-type="string" office:string-value="= 70;" calcext:value-type="string">
            <text:p>= 70;</text:p>
          </table:table-cell>
          <table:table-cell/>
          <table:table-cell table:formula="of:=&quot;$tab_conv_expr['MSW']['&quot;&amp;[.B73]&amp;&quot;']&quot;" office:value-type="string" office:string-value="$tab_conv_expr['MSW']['ipk']" calcext:value-type="string">
            <text:p>$tab_conv_expr['MSW']['ipk']</text:p>
          </table:table-cell>
          <table:table-cell table:style-name="ce13" table:formula="of:=&quot;= $tab_conv_expr['MU']['&quot;&amp;[.B73]&amp;&quot;']&quot;" office:value-type="string" office:string-value="= $tab_conv_expr['MU']['ipk']" calcext:value-type="string">
            <text:p>= $tab_conv_expr['MU']['ipk']</text:p>
          </table:table-cell>
          <table:table-cell table:formula="of:=&quot;= &amp;&quot;&amp;[.P73]&amp;&quot;;&quot;" office:value-type="string" office:string-value="= &amp;$tab_conv_expr['UNI']['ipk'];" calcext:value-type="string">
            <text:p>= &amp;$tab_conv_expr['UNI']['ipk'];</text:p>
          </table:table-cell>
          <table:table-cell table:number-columns-repeated="100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4]&amp;CHAR(34)&amp;&quot;,&quot;" office:value-type="string" office:string-value="&quot;71&quot;," calcext:value-type="string">
            <text:p>"71",</text:p>
          </table:table-cell>
          <table:table-cell table:formula="of:=CHAR(34)&amp;[.B74]&amp;CHAR(34)&amp;&quot;,&quot;" office:value-type="string" office:string-value="&quot;ido&quot;," calcext:value-type="string">
            <text:p>"ido",</text:p>
          </table:table-cell>
          <table:table-cell table:formula="of:=CHAR(34)&amp;[.C74]&amp;CHAR(34)&amp;&quot;,&quot;" office:value-type="string" office:string-value="&quot;Ido&quot;," calcext:value-type="string">
            <text:p>"Ido",</text:p>
          </table:table-cell>
          <table:table-cell table:formula="of:=CHAR(34)&amp;[.D74]&amp;CHAR(34)&amp;&quot;,&quot;" office:value-type="string" office:string-value="&quot;ido&quot;," calcext:value-type="string">
            <text:p>"ido",</text:p>
          </table:table-cell>
          <table:table-cell table:formula="of:=CHAR(34)&amp;[.E74]&amp;CHAR(34)&amp;&quot;,&quot;" office:value-type="string" office:string-value="&quot;io&quot;," calcext:value-type="string">
            <text:p>"io",</text:p>
          </table:table-cell>
          <table:table-cell table:formula="of:=CHAR(34)&amp;&quot;tl_&quot;&amp;[.B74]&amp;&quot;.png&quot;&amp;CHAR(34)" office:value-type="string" office:string-value="&quot;tl_ido.png&quot;" calcext:value-type="string">
            <text:p>"tl_id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4]&amp;&quot;']&quot;" office:value-type="string" office:string-value="$tab_conv_expr['UNI']['ido']" calcext:value-type="string">
            <text:p>$tab_conv_expr['UNI']['ido']</text:p>
          </table:table-cell>
          <table:table-cell table:style-name="Default" table:formula="of:=&quot;= &quot;&amp;[.A74]&amp;&quot;;&quot;" office:value-type="string" office:string-value="= 71;" calcext:value-type="string">
            <text:p>= 71;</text:p>
          </table:table-cell>
          <table:table-cell/>
          <table:table-cell table:formula="of:=&quot;$tab_conv_expr['MSW']['&quot;&amp;[.B74]&amp;&quot;']&quot;" office:value-type="string" office:string-value="$tab_conv_expr['MSW']['ido']" calcext:value-type="string">
            <text:p>$tab_conv_expr['MSW']['ido']</text:p>
          </table:table-cell>
          <table:table-cell table:style-name="ce13" table:formula="of:=&quot;= $tab_conv_expr['MU']['&quot;&amp;[.B74]&amp;&quot;']&quot;" office:value-type="string" office:string-value="= $tab_conv_expr['MU']['ido']" calcext:value-type="string">
            <text:p>= $tab_conv_expr['MU']['ido']</text:p>
          </table:table-cell>
          <table:table-cell table:formula="of:=&quot;= &amp;&quot;&amp;[.P74]&amp;&quot;;&quot;" office:value-type="string" office:string-value="= &amp;$tab_conv_expr['UNI']['ido'];" calcext:value-type="string">
            <text:p>= &amp;$tab_conv_expr['UNI']['ido'];</text:p>
          </table:table-cell>
          <table:table-cell table:number-columns-repeated="100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5]&amp;CHAR(34)&amp;&quot;,&quot;" office:value-type="string" office:string-value="&quot;72&quot;," calcext:value-type="string">
            <text:p>"72",</text:p>
          </table:table-cell>
          <table:table-cell table:formula="of:=CHAR(34)&amp;[.B75]&amp;CHAR(34)&amp;&quot;,&quot;" office:value-type="string" office:string-value="&quot;isl&quot;," calcext:value-type="string">
            <text:p>"isl",</text:p>
          </table:table-cell>
          <table:table-cell table:formula="of:=CHAR(34)&amp;[.C75]&amp;CHAR(34)&amp;&quot;,&quot;" office:value-type="string" office:string-value="&quot;Íslenska&quot;," calcext:value-type="string">
            <text:p>"Íslenska",</text:p>
          </table:table-cell>
          <table:table-cell table:formula="of:=CHAR(34)&amp;[.D75]&amp;CHAR(34)&amp;&quot;,&quot;" office:value-type="string" office:string-value="&quot;ice/isl&quot;," calcext:value-type="string">
            <text:p>"ice/isl",</text:p>
          </table:table-cell>
          <table:table-cell table:formula="of:=CHAR(34)&amp;[.E75]&amp;CHAR(34)&amp;&quot;,&quot;" office:value-type="string" office:string-value="&quot;is&quot;," calcext:value-type="string">
            <text:p>"is",</text:p>
          </table:table-cell>
          <table:table-cell table:formula="of:=CHAR(34)&amp;&quot;tl_&quot;&amp;[.B75]&amp;&quot;.png&quot;&amp;CHAR(34)" office:value-type="string" office:string-value="&quot;tl_isl.png&quot;" calcext:value-type="string">
            <text:p>"tl_is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5]&amp;&quot;']&quot;" office:value-type="string" office:string-value="$tab_conv_expr['UNI']['isl']" calcext:value-type="string">
            <text:p>$tab_conv_expr['UNI']['isl']</text:p>
          </table:table-cell>
          <table:table-cell table:style-name="Default" table:formula="of:=&quot;= &quot;&amp;[.A75]&amp;&quot;;&quot;" office:value-type="string" office:string-value="= 72;" calcext:value-type="string">
            <text:p>= 72;</text:p>
          </table:table-cell>
          <table:table-cell/>
          <table:table-cell table:formula="of:=&quot;$tab_conv_expr['MSW']['&quot;&amp;[.B75]&amp;&quot;']&quot;" office:value-type="string" office:string-value="$tab_conv_expr['MSW']['isl']" calcext:value-type="string">
            <text:p>$tab_conv_expr['MSW']['isl']</text:p>
          </table:table-cell>
          <table:table-cell table:style-name="ce13" table:formula="of:=&quot;= $tab_conv_expr['MU']['&quot;&amp;[.B75]&amp;&quot;']&quot;" office:value-type="string" office:string-value="= $tab_conv_expr['MU']['isl']" calcext:value-type="string">
            <text:p>= $tab_conv_expr['MU']['isl']</text:p>
          </table:table-cell>
          <table:table-cell table:formula="of:=&quot;= &amp;&quot;&amp;[.P75]&amp;&quot;;&quot;" office:value-type="string" office:string-value="= &amp;$tab_conv_expr['UNI']['isl'];" calcext:value-type="string">
            <text:p>= &amp;$tab_conv_expr['UNI']['isl'];</text:p>
          </table:table-cell>
          <table:table-cell table:number-columns-repeated="100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6]&amp;CHAR(34)&amp;&quot;,&quot;" office:value-type="string" office:string-value="&quot;73&quot;," calcext:value-type="string">
            <text:p>"73",</text:p>
          </table:table-cell>
          <table:table-cell table:formula="of:=CHAR(34)&amp;[.B76]&amp;CHAR(34)&amp;&quot;,&quot;" office:value-type="string" office:string-value="&quot;ita&quot;," calcext:value-type="string">
            <text:p>"ita",</text:p>
          </table:table-cell>
          <table:table-cell table:formula="of:=CHAR(34)&amp;[.C76]&amp;CHAR(34)&amp;&quot;,&quot;" office:value-type="string" office:string-value="&quot;Italiano&quot;," calcext:value-type="string">
            <text:p>"Italiano",</text:p>
          </table:table-cell>
          <table:table-cell table:formula="of:=CHAR(34)&amp;[.D76]&amp;CHAR(34)&amp;&quot;,&quot;" office:value-type="string" office:string-value="&quot;ita&quot;," calcext:value-type="string">
            <text:p>"ita",</text:p>
          </table:table-cell>
          <table:table-cell table:formula="of:=CHAR(34)&amp;[.E76]&amp;CHAR(34)&amp;&quot;,&quot;" office:value-type="string" office:string-value="&quot;it&quot;," calcext:value-type="string">
            <text:p>"it",</text:p>
          </table:table-cell>
          <table:table-cell table:formula="of:=CHAR(34)&amp;&quot;tl_&quot;&amp;[.B76]&amp;&quot;.png&quot;&amp;CHAR(34)" office:value-type="string" office:string-value="&quot;tl_ita.png&quot;" calcext:value-type="string">
            <text:p>"tl_it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6]&amp;&quot;']&quot;" office:value-type="string" office:string-value="$tab_conv_expr['UNI']['ita']" calcext:value-type="string">
            <text:p>$tab_conv_expr['UNI']['ita']</text:p>
          </table:table-cell>
          <table:table-cell table:style-name="Default" table:formula="of:=&quot;= &quot;&amp;[.A76]&amp;&quot;;&quot;" office:value-type="string" office:string-value="= 73;" calcext:value-type="string">
            <text:p>= 73;</text:p>
          </table:table-cell>
          <table:table-cell/>
          <table:table-cell table:formula="of:=&quot;$tab_conv_expr['MSW']['&quot;&amp;[.B76]&amp;&quot;']&quot;" office:value-type="string" office:string-value="$tab_conv_expr['MSW']['ita']" calcext:value-type="string">
            <text:p>$tab_conv_expr['MSW']['ita']</text:p>
          </table:table-cell>
          <table:table-cell table:style-name="ce13" table:formula="of:=&quot;= $tab_conv_expr['MU']['&quot;&amp;[.B76]&amp;&quot;']&quot;" office:value-type="string" office:string-value="= $tab_conv_expr['MU']['ita']" calcext:value-type="string">
            <text:p>= $tab_conv_expr['MU']['ita']</text:p>
          </table:table-cell>
          <table:table-cell table:formula="of:=&quot;= &amp;&quot;&amp;[.P76]&amp;&quot;;&quot;" office:value-type="string" office:string-value="= &amp;$tab_conv_expr['UNI']['ita'];" calcext:value-type="string">
            <text:p>= &amp;$tab_conv_expr['UNI']['ita'];</text:p>
          </table:table-cell>
          <table:table-cell table:number-columns-repeated="100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7]&amp;CHAR(34)&amp;&quot;,&quot;" office:value-type="string" office:string-value="&quot;74&quot;," calcext:value-type="string">
            <text:p>"74",</text:p>
          </table:table-cell>
          <table:table-cell table:formula="of:=CHAR(34)&amp;[.B77]&amp;CHAR(34)&amp;&quot;,&quot;" office:value-type="string" office:string-value="&quot;iku&quot;," calcext:value-type="string">
            <text:p>"iku",</text:p>
          </table:table-cell>
          <table:table-cell table:formula="of:=CHAR(34)&amp;[.C77]&amp;CHAR(34)&amp;&quot;,&quot;" office:value-type="string" office:string-value="&quot;ᐃᓄᒃᑎᑐᑦ&quot;," calcext:value-type="string">
            <text:p>"ᐃᓄᒃᑎᑐᑦ",</text:p>
          </table:table-cell>
          <table:table-cell table:formula="of:=CHAR(34)&amp;[.D77]&amp;CHAR(34)&amp;&quot;,&quot;" office:value-type="string" office:string-value="&quot;iku&quot;," calcext:value-type="string">
            <text:p>"iku",</text:p>
          </table:table-cell>
          <table:table-cell table:formula="of:=CHAR(34)&amp;[.E77]&amp;CHAR(34)&amp;&quot;,&quot;" office:value-type="string" office:string-value="&quot;iu&quot;," calcext:value-type="string">
            <text:p>"iu",</text:p>
          </table:table-cell>
          <table:table-cell table:formula="of:=CHAR(34)&amp;&quot;tl_&quot;&amp;[.B77]&amp;&quot;.png&quot;&amp;CHAR(34)" office:value-type="string" office:string-value="&quot;tl_iku.png&quot;" calcext:value-type="string">
            <text:p>"tl_ik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7]&amp;&quot;']&quot;" office:value-type="string" office:string-value="$tab_conv_expr['UNI']['iku']" calcext:value-type="string">
            <text:p>$tab_conv_expr['UNI']['iku']</text:p>
          </table:table-cell>
          <table:table-cell table:style-name="Default" table:formula="of:=&quot;= &quot;&amp;[.A77]&amp;&quot;;&quot;" office:value-type="string" office:string-value="= 74;" calcext:value-type="string">
            <text:p>= 74;</text:p>
          </table:table-cell>
          <table:table-cell/>
          <table:table-cell table:formula="of:=&quot;$tab_conv_expr['MSW']['&quot;&amp;[.B77]&amp;&quot;']&quot;" office:value-type="string" office:string-value="$tab_conv_expr['MSW']['iku']" calcext:value-type="string">
            <text:p>$tab_conv_expr['MSW']['iku']</text:p>
          </table:table-cell>
          <table:table-cell table:style-name="ce13" table:formula="of:=&quot;= $tab_conv_expr['MU']['&quot;&amp;[.B77]&amp;&quot;']&quot;" office:value-type="string" office:string-value="= $tab_conv_expr['MU']['iku']" calcext:value-type="string">
            <text:p>= $tab_conv_expr['MU']['iku']</text:p>
          </table:table-cell>
          <table:table-cell table:formula="of:=&quot;= &amp;&quot;&amp;[.P77]&amp;&quot;;&quot;" office:value-type="string" office:string-value="= &amp;$tab_conv_expr['UNI']['iku'];" calcext:value-type="string">
            <text:p>= &amp;$tab_conv_expr['UNI']['iku'];</text:p>
          </table:table-cell>
          <table:table-cell table:number-columns-repeated="100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日本語 (にほんご)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8]&amp;CHAR(34)&amp;&quot;,&quot;" office:value-type="string" office:string-value="&quot;75&quot;," calcext:value-type="string">
            <text:p>"75",</text:p>
          </table:table-cell>
          <table:table-cell table:formula="of:=CHAR(34)&amp;[.B78]&amp;CHAR(34)&amp;&quot;,&quot;" office:value-type="string" office:string-value="&quot;jpn&quot;," calcext:value-type="string">
            <text:p>"jpn",</text:p>
          </table:table-cell>
          <table:table-cell table:formula="of:=CHAR(34)&amp;[.C78]&amp;CHAR(34)&amp;&quot;,&quot;" office:value-type="string" office:string-value="&quot;日本語 (にほんご)&quot;," calcext:value-type="string">
            <text:p>"日本語 (にほんご)",</text:p>
          </table:table-cell>
          <table:table-cell table:formula="of:=CHAR(34)&amp;[.D78]&amp;CHAR(34)&amp;&quot;,&quot;" office:value-type="string" office:string-value="&quot;jpn&quot;," calcext:value-type="string">
            <text:p>"jpn",</text:p>
          </table:table-cell>
          <table:table-cell table:formula="of:=CHAR(34)&amp;[.E78]&amp;CHAR(34)&amp;&quot;,&quot;" office:value-type="string" office:string-value="&quot;ja&quot;," calcext:value-type="string">
            <text:p>"ja",</text:p>
          </table:table-cell>
          <table:table-cell table:formula="of:=CHAR(34)&amp;&quot;tl_&quot;&amp;[.B78]&amp;&quot;.png&quot;&amp;CHAR(34)" office:value-type="string" office:string-value="&quot;tl_jpn.png&quot;" calcext:value-type="string">
            <text:p>"tl_jp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8]&amp;&quot;']&quot;" office:value-type="string" office:string-value="$tab_conv_expr['UNI']['jpn']" calcext:value-type="string">
            <text:p>$tab_conv_expr['UNI']['jpn']</text:p>
          </table:table-cell>
          <table:table-cell table:style-name="Default" table:formula="of:=&quot;= &quot;&amp;[.A78]&amp;&quot;;&quot;" office:value-type="string" office:string-value="= 75;" calcext:value-type="string">
            <text:p>= 75;</text:p>
          </table:table-cell>
          <table:table-cell/>
          <table:table-cell table:formula="of:=&quot;$tab_conv_expr['MSW']['&quot;&amp;[.B78]&amp;&quot;']&quot;" office:value-type="string" office:string-value="$tab_conv_expr['MSW']['jpn']" calcext:value-type="string">
            <text:p>$tab_conv_expr['MSW']['jpn']</text:p>
          </table:table-cell>
          <table:table-cell table:style-name="ce13" table:formula="of:=&quot;= $tab_conv_expr['MU']['&quot;&amp;[.B78]&amp;&quot;']&quot;" office:value-type="string" office:string-value="= $tab_conv_expr['MU']['jpn']" calcext:value-type="string">
            <text:p>= $tab_conv_expr['MU']['jpn']</text:p>
          </table:table-cell>
          <table:table-cell table:formula="of:=&quot;= &amp;&quot;&amp;[.P78]&amp;&quot;;&quot;" office:value-type="string" office:string-value="= &amp;$tab_conv_expr['UNI']['jpn'];" calcext:value-type="string">
            <text:p>= &amp;$tab_conv_expr['UNI']['jpn'];</text:p>
          </table:table-cell>
          <table:table-cell table:number-columns-repeated="100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jav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79]&amp;CHAR(34)&amp;&quot;,&quot;" office:value-type="string" office:string-value="&quot;76&quot;," calcext:value-type="string">
            <text:p>"76",</text:p>
          </table:table-cell>
          <table:table-cell table:formula="of:=CHAR(34)&amp;[.B79]&amp;CHAR(34)&amp;&quot;,&quot;" office:value-type="string" office:string-value="&quot;jav&quot;," calcext:value-type="string">
            <text:p>"jav",</text:p>
          </table:table-cell>
          <table:table-cell table:formula="of:=CHAR(34)&amp;[.C79]&amp;CHAR(34)&amp;&quot;,&quot;" office:value-type="string" office:string-value="&quot;Basa Jawa&quot;," calcext:value-type="string">
            <text:p>"Basa Jawa",</text:p>
          </table:table-cell>
          <table:table-cell table:formula="of:=CHAR(34)&amp;[.D79]&amp;CHAR(34)&amp;&quot;,&quot;" office:value-type="string" office:string-value="&quot;jav&quot;," calcext:value-type="string">
            <text:p>"jav",</text:p>
          </table:table-cell>
          <table:table-cell table:formula="of:=CHAR(34)&amp;[.E79]&amp;CHAR(34)&amp;&quot;,&quot;" office:value-type="string" office:string-value="&quot;jv&quot;," calcext:value-type="string">
            <text:p>"jv",</text:p>
          </table:table-cell>
          <table:table-cell table:formula="of:=CHAR(34)&amp;&quot;tl_&quot;&amp;[.B79]&amp;&quot;.png&quot;&amp;CHAR(34)" office:value-type="string" office:string-value="&quot;tl_jav.png&quot;" calcext:value-type="string">
            <text:p>"tl_ja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79]&amp;&quot;']&quot;" office:value-type="string" office:string-value="$tab_conv_expr['UNI']['jav']" calcext:value-type="string">
            <text:p>$tab_conv_expr['UNI']['jav']</text:p>
          </table:table-cell>
          <table:table-cell table:style-name="Default" table:formula="of:=&quot;= &quot;&amp;[.A79]&amp;&quot;;&quot;" office:value-type="string" office:string-value="= 76;" calcext:value-type="string">
            <text:p>= 76;</text:p>
          </table:table-cell>
          <table:table-cell/>
          <table:table-cell table:formula="of:=&quot;$tab_conv_expr['MSW']['&quot;&amp;[.B79]&amp;&quot;']&quot;" office:value-type="string" office:string-value="$tab_conv_expr['MSW']['jav']" calcext:value-type="string">
            <text:p>$tab_conv_expr['MSW']['jav']</text:p>
          </table:table-cell>
          <table:table-cell table:style-name="ce13" table:formula="of:=&quot;= $tab_conv_expr['MU']['&quot;&amp;[.B79]&amp;&quot;']&quot;" office:value-type="string" office:string-value="= $tab_conv_expr['MU']['jav']" calcext:value-type="string">
            <text:p>= $tab_conv_expr['MU']['jav']</text:p>
          </table:table-cell>
          <table:table-cell table:formula="of:=&quot;= &amp;&quot;&amp;[.P79]&amp;&quot;;&quot;" office:value-type="string" office:string-value="= &amp;$tab_conv_expr['UNI']['jav'];" calcext:value-type="string">
            <text:p>= &amp;$tab_conv_expr['UNI']['jav'];</text:p>
          </table:table-cell>
          <table:table-cell table:number-columns-repeated="100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0]&amp;CHAR(34)&amp;&quot;,&quot;" office:value-type="string" office:string-value="&quot;77&quot;," calcext:value-type="string">
            <text:p>"77",</text:p>
          </table:table-cell>
          <table:table-cell table:formula="of:=CHAR(34)&amp;[.B80]&amp;CHAR(34)&amp;&quot;,&quot;" office:value-type="string" office:string-value="&quot;kat&quot;," calcext:value-type="string">
            <text:p>"kat",</text:p>
          </table:table-cell>
          <table:table-cell table:formula="of:=CHAR(34)&amp;[.C80]&amp;CHAR(34)&amp;&quot;,&quot;" office:value-type="string" office:string-value="&quot;ქართული&quot;," calcext:value-type="string">
            <text:p>"ქართული",</text:p>
          </table:table-cell>
          <table:table-cell table:formula="of:=CHAR(34)&amp;[.D80]&amp;CHAR(34)&amp;&quot;,&quot;" office:value-type="string" office:string-value="&quot;geo/kat&quot;," calcext:value-type="string">
            <text:p>"geo/kat",</text:p>
          </table:table-cell>
          <table:table-cell table:formula="of:=CHAR(34)&amp;[.E80]&amp;CHAR(34)&amp;&quot;,&quot;" office:value-type="string" office:string-value="&quot;ka&quot;," calcext:value-type="string">
            <text:p>"ka",</text:p>
          </table:table-cell>
          <table:table-cell table:formula="of:=CHAR(34)&amp;&quot;tl_&quot;&amp;[.B80]&amp;&quot;.png&quot;&amp;CHAR(34)" office:value-type="string" office:string-value="&quot;tl_kat.png&quot;" calcext:value-type="string">
            <text:p>"tl_ka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0]&amp;&quot;']&quot;" office:value-type="string" office:string-value="$tab_conv_expr['UNI']['kat']" calcext:value-type="string">
            <text:p>$tab_conv_expr['UNI']['kat']</text:p>
          </table:table-cell>
          <table:table-cell table:style-name="Default" table:formula="of:=&quot;= &quot;&amp;[.A80]&amp;&quot;;&quot;" office:value-type="string" office:string-value="= 77;" calcext:value-type="string">
            <text:p>= 77;</text:p>
          </table:table-cell>
          <table:table-cell/>
          <table:table-cell table:formula="of:=&quot;$tab_conv_expr['MSW']['&quot;&amp;[.B80]&amp;&quot;']&quot;" office:value-type="string" office:string-value="$tab_conv_expr['MSW']['kat']" calcext:value-type="string">
            <text:p>$tab_conv_expr['MSW']['kat']</text:p>
          </table:table-cell>
          <table:table-cell table:style-name="ce13" table:formula="of:=&quot;= $tab_conv_expr['MU']['&quot;&amp;[.B80]&amp;&quot;']&quot;" office:value-type="string" office:string-value="= $tab_conv_expr['MU']['kat']" calcext:value-type="string">
            <text:p>= $tab_conv_expr['MU']['kat']</text:p>
          </table:table-cell>
          <table:table-cell table:formula="of:=&quot;= &amp;&quot;&amp;[.P80]&amp;&quot;;&quot;" office:value-type="string" office:string-value="= &amp;$tab_conv_expr['UNI']['kat'];" calcext:value-type="string">
            <text:p>= &amp;$tab_conv_expr['UNI']['kat'];</text:p>
          </table:table-cell>
          <table:table-cell table:number-columns-repeated="100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1]&amp;CHAR(34)&amp;&quot;,&quot;" office:value-type="string" office:string-value="&quot;78&quot;," calcext:value-type="string">
            <text:p>"78",</text:p>
          </table:table-cell>
          <table:table-cell table:formula="of:=CHAR(34)&amp;[.B81]&amp;CHAR(34)&amp;&quot;,&quot;" office:value-type="string" office:string-value="&quot;kon&quot;," calcext:value-type="string">
            <text:p>"kon",</text:p>
          </table:table-cell>
          <table:table-cell table:formula="of:=CHAR(34)&amp;[.C81]&amp;CHAR(34)&amp;&quot;,&quot;" office:value-type="string" office:string-value="&quot;KiKongo&quot;," calcext:value-type="string">
            <text:p>"KiKongo",</text:p>
          </table:table-cell>
          <table:table-cell table:formula="of:=CHAR(34)&amp;[.D81]&amp;CHAR(34)&amp;&quot;,&quot;" office:value-type="string" office:string-value="&quot;kon&quot;," calcext:value-type="string">
            <text:p>"kon",</text:p>
          </table:table-cell>
          <table:table-cell table:formula="of:=CHAR(34)&amp;[.E81]&amp;CHAR(34)&amp;&quot;,&quot;" office:value-type="string" office:string-value="&quot;kg&quot;," calcext:value-type="string">
            <text:p>"kg",</text:p>
          </table:table-cell>
          <table:table-cell table:formula="of:=CHAR(34)&amp;&quot;tl_&quot;&amp;[.B81]&amp;&quot;.png&quot;&amp;CHAR(34)" office:value-type="string" office:string-value="&quot;tl_kon.png&quot;" calcext:value-type="string">
            <text:p>"tl_ko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1]&amp;&quot;']&quot;" office:value-type="string" office:string-value="$tab_conv_expr['UNI']['kon']" calcext:value-type="string">
            <text:p>$tab_conv_expr['UNI']['kon']</text:p>
          </table:table-cell>
          <table:table-cell table:style-name="Default" table:formula="of:=&quot;= &quot;&amp;[.A81]&amp;&quot;;&quot;" office:value-type="string" office:string-value="= 78;" calcext:value-type="string">
            <text:p>= 78;</text:p>
          </table:table-cell>
          <table:table-cell/>
          <table:table-cell table:formula="of:=&quot;$tab_conv_expr['MSW']['&quot;&amp;[.B81]&amp;&quot;']&quot;" office:value-type="string" office:string-value="$tab_conv_expr['MSW']['kon']" calcext:value-type="string">
            <text:p>$tab_conv_expr['MSW']['kon']</text:p>
          </table:table-cell>
          <table:table-cell table:style-name="ce13" table:formula="of:=&quot;= $tab_conv_expr['MU']['&quot;&amp;[.B81]&amp;&quot;']&quot;" office:value-type="string" office:string-value="= $tab_conv_expr['MU']['kon']" calcext:value-type="string">
            <text:p>= $tab_conv_expr['MU']['kon']</text:p>
          </table:table-cell>
          <table:table-cell table:formula="of:=&quot;= &amp;&quot;&amp;[.P81]&amp;&quot;;&quot;" office:value-type="string" office:string-value="= &amp;$tab_conv_expr['UNI']['kon'];" calcext:value-type="string">
            <text:p>= &amp;$tab_conv_expr['UNI']['kon'];</text:p>
          </table:table-cell>
          <table:table-cell table:number-columns-repeated="100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2]&amp;CHAR(34)&amp;&quot;,&quot;" office:value-type="string" office:string-value="&quot;79&quot;," calcext:value-type="string">
            <text:p>"79",</text:p>
          </table:table-cell>
          <table:table-cell table:formula="of:=CHAR(34)&amp;[.B82]&amp;CHAR(34)&amp;&quot;,&quot;" office:value-type="string" office:string-value="&quot;kik&quot;," calcext:value-type="string">
            <text:p>"kik",</text:p>
          </table:table-cell>
          <table:table-cell table:formula="of:=CHAR(34)&amp;[.C82]&amp;CHAR(34)&amp;&quot;,&quot;" office:value-type="string" office:string-value="&quot;Gĩkũyũ&quot;," calcext:value-type="string">
            <text:p>"Gĩkũyũ",</text:p>
          </table:table-cell>
          <table:table-cell table:formula="of:=CHAR(34)&amp;[.D82]&amp;CHAR(34)&amp;&quot;,&quot;" office:value-type="string" office:string-value="&quot;kik&quot;," calcext:value-type="string">
            <text:p>"kik",</text:p>
          </table:table-cell>
          <table:table-cell table:formula="of:=CHAR(34)&amp;[.E82]&amp;CHAR(34)&amp;&quot;,&quot;" office:value-type="string" office:string-value="&quot;ki&quot;," calcext:value-type="string">
            <text:p>"ki",</text:p>
          </table:table-cell>
          <table:table-cell table:formula="of:=CHAR(34)&amp;&quot;tl_&quot;&amp;[.B82]&amp;&quot;.png&quot;&amp;CHAR(34)" office:value-type="string" office:string-value="&quot;tl_kik.png&quot;" calcext:value-type="string">
            <text:p>"tl_ki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2]&amp;&quot;']&quot;" office:value-type="string" office:string-value="$tab_conv_expr['UNI']['kik']" calcext:value-type="string">
            <text:p>$tab_conv_expr['UNI']['kik']</text:p>
          </table:table-cell>
          <table:table-cell table:style-name="Default" table:formula="of:=&quot;= &quot;&amp;[.A82]&amp;&quot;;&quot;" office:value-type="string" office:string-value="= 79;" calcext:value-type="string">
            <text:p>= 79;</text:p>
          </table:table-cell>
          <table:table-cell/>
          <table:table-cell table:formula="of:=&quot;$tab_conv_expr['MSW']['&quot;&amp;[.B82]&amp;&quot;']&quot;" office:value-type="string" office:string-value="$tab_conv_expr['MSW']['kik']" calcext:value-type="string">
            <text:p>$tab_conv_expr['MSW']['kik']</text:p>
          </table:table-cell>
          <table:table-cell table:style-name="ce13" table:formula="of:=&quot;= $tab_conv_expr['MU']['&quot;&amp;[.B82]&amp;&quot;']&quot;" office:value-type="string" office:string-value="= $tab_conv_expr['MU']['kik']" calcext:value-type="string">
            <text:p>= $tab_conv_expr['MU']['kik']</text:p>
          </table:table-cell>
          <table:table-cell table:formula="of:=&quot;= &amp;&quot;&amp;[.P82]&amp;&quot;;&quot;" office:value-type="string" office:string-value="= &amp;$tab_conv_expr['UNI']['kik'];" calcext:value-type="string">
            <text:p>= &amp;$tab_conv_expr['UNI']['kik'];</text:p>
          </table:table-cell>
          <table:table-cell table:number-columns-repeated="100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3]&amp;CHAR(34)&amp;&quot;,&quot;" office:value-type="string" office:string-value="&quot;80&quot;," calcext:value-type="string">
            <text:p>"80",</text:p>
          </table:table-cell>
          <table:table-cell table:formula="of:=CHAR(34)&amp;[.B83]&amp;CHAR(34)&amp;&quot;,&quot;" office:value-type="string" office:string-value="&quot;kua&quot;," calcext:value-type="string">
            <text:p>"kua",</text:p>
          </table:table-cell>
          <table:table-cell table:formula="of:=CHAR(34)&amp;[.C83]&amp;CHAR(34)&amp;&quot;,&quot;" office:value-type="string" office:string-value="&quot;Kuanyama&quot;," calcext:value-type="string">
            <text:p>"Kuanyama",</text:p>
          </table:table-cell>
          <table:table-cell table:formula="of:=CHAR(34)&amp;[.D83]&amp;CHAR(34)&amp;&quot;,&quot;" office:value-type="string" office:string-value="&quot;kua&quot;," calcext:value-type="string">
            <text:p>"kua",</text:p>
          </table:table-cell>
          <table:table-cell table:formula="of:=CHAR(34)&amp;[.E83]&amp;CHAR(34)&amp;&quot;,&quot;" office:value-type="string" office:string-value="&quot;kj&quot;," calcext:value-type="string">
            <text:p>"kj",</text:p>
          </table:table-cell>
          <table:table-cell table:formula="of:=CHAR(34)&amp;&quot;tl_&quot;&amp;[.B83]&amp;&quot;.png&quot;&amp;CHAR(34)" office:value-type="string" office:string-value="&quot;tl_kua.png&quot;" calcext:value-type="string">
            <text:p>"tl_ku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3]&amp;&quot;']&quot;" office:value-type="string" office:string-value="$tab_conv_expr['UNI']['kua']" calcext:value-type="string">
            <text:p>$tab_conv_expr['UNI']['kua']</text:p>
          </table:table-cell>
          <table:table-cell table:style-name="Default" table:formula="of:=&quot;= &quot;&amp;[.A83]&amp;&quot;;&quot;" office:value-type="string" office:string-value="= 80;" calcext:value-type="string">
            <text:p>= 80;</text:p>
          </table:table-cell>
          <table:table-cell/>
          <table:table-cell table:formula="of:=&quot;$tab_conv_expr['MSW']['&quot;&amp;[.B83]&amp;&quot;']&quot;" office:value-type="string" office:string-value="$tab_conv_expr['MSW']['kua']" calcext:value-type="string">
            <text:p>$tab_conv_expr['MSW']['kua']</text:p>
          </table:table-cell>
          <table:table-cell table:style-name="ce13" table:formula="of:=&quot;= $tab_conv_expr['MU']['&quot;&amp;[.B83]&amp;&quot;']&quot;" office:value-type="string" office:string-value="= $tab_conv_expr['MU']['kua']" calcext:value-type="string">
            <text:p>= $tab_conv_expr['MU']['kua']</text:p>
          </table:table-cell>
          <table:table-cell table:formula="of:=&quot;= &amp;&quot;&amp;[.P83]&amp;&quot;;&quot;" office:value-type="string" office:string-value="= &amp;$tab_conv_expr['UNI']['kua'];" calcext:value-type="string">
            <text:p>= &amp;$tab_conv_expr['UNI']['kua'];</text:p>
          </table:table-cell>
          <table:table-cell table:number-columns-repeated="100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4]&amp;CHAR(34)&amp;&quot;,&quot;" office:value-type="string" office:string-value="&quot;81&quot;," calcext:value-type="string">
            <text:p>"81",</text:p>
          </table:table-cell>
          <table:table-cell table:formula="of:=CHAR(34)&amp;[.B84]&amp;CHAR(34)&amp;&quot;,&quot;" office:value-type="string" office:string-value="&quot;kaz&quot;," calcext:value-type="string">
            <text:p>"kaz",</text:p>
          </table:table-cell>
          <table:table-cell table:formula="of:=CHAR(34)&amp;[.C84]&amp;CHAR(34)&amp;&quot;,&quot;" office:value-type="string" office:string-value="&quot;Қазақ тілі&quot;," calcext:value-type="string">
            <text:p>"Қазақ тілі",</text:p>
          </table:table-cell>
          <table:table-cell table:formula="of:=CHAR(34)&amp;[.D84]&amp;CHAR(34)&amp;&quot;,&quot;" office:value-type="string" office:string-value="&quot;kaz&quot;," calcext:value-type="string">
            <text:p>"kaz",</text:p>
          </table:table-cell>
          <table:table-cell table:formula="of:=CHAR(34)&amp;[.E84]&amp;CHAR(34)&amp;&quot;,&quot;" office:value-type="string" office:string-value="&quot;kk&quot;," calcext:value-type="string">
            <text:p>"kk",</text:p>
          </table:table-cell>
          <table:table-cell table:formula="of:=CHAR(34)&amp;&quot;tl_&quot;&amp;[.B84]&amp;&quot;.png&quot;&amp;CHAR(34)" office:value-type="string" office:string-value="&quot;tl_kaz.png&quot;" calcext:value-type="string">
            <text:p>"tl_kaz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4]&amp;&quot;']&quot;" office:value-type="string" office:string-value="$tab_conv_expr['UNI']['kaz']" calcext:value-type="string">
            <text:p>$tab_conv_expr['UNI']['kaz']</text:p>
          </table:table-cell>
          <table:table-cell table:style-name="Default" table:formula="of:=&quot;= &quot;&amp;[.A84]&amp;&quot;;&quot;" office:value-type="string" office:string-value="= 81;" calcext:value-type="string">
            <text:p>= 81;</text:p>
          </table:table-cell>
          <table:table-cell/>
          <table:table-cell table:formula="of:=&quot;$tab_conv_expr['MSW']['&quot;&amp;[.B84]&amp;&quot;']&quot;" office:value-type="string" office:string-value="$tab_conv_expr['MSW']['kaz']" calcext:value-type="string">
            <text:p>$tab_conv_expr['MSW']['kaz']</text:p>
          </table:table-cell>
          <table:table-cell table:style-name="ce13" table:formula="of:=&quot;= $tab_conv_expr['MU']['&quot;&amp;[.B84]&amp;&quot;']&quot;" office:value-type="string" office:string-value="= $tab_conv_expr['MU']['kaz']" calcext:value-type="string">
            <text:p>= $tab_conv_expr['MU']['kaz']</text:p>
          </table:table-cell>
          <table:table-cell table:formula="of:=&quot;= &amp;&quot;&amp;[.P84]&amp;&quot;;&quot;" office:value-type="string" office:string-value="= &amp;$tab_conv_expr['UNI']['kaz'];" calcext:value-type="string">
            <text:p>= &amp;$tab_conv_expr['UNI']['kaz'];</text:p>
          </table:table-cell>
          <table:table-cell table:number-columns-repeated="100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Kalaallisut ; kalaallit oqaasii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5]&amp;CHAR(34)&amp;&quot;,&quot;" office:value-type="string" office:string-value="&quot;82&quot;," calcext:value-type="string">
            <text:p>"82",</text:p>
          </table:table-cell>
          <table:table-cell table:formula="of:=CHAR(34)&amp;[.B85]&amp;CHAR(34)&amp;&quot;,&quot;" office:value-type="string" office:string-value="&quot;kal&quot;," calcext:value-type="string">
            <text:p>"kal",</text:p>
          </table:table-cell>
          <table:table-cell table:formula="of:=CHAR(34)&amp;[.C85]&amp;CHAR(34)&amp;&quot;,&quot;" office:value-type="string" office:string-value="&quot;Kalaallisut ; kalaallit oqaasii&quot;," calcext:value-type="string">
            <text:p>"Kalaallisut ; kalaallit oqaasii",</text:p>
          </table:table-cell>
          <table:table-cell table:formula="of:=CHAR(34)&amp;[.D85]&amp;CHAR(34)&amp;&quot;,&quot;" office:value-type="string" office:string-value="&quot;kal&quot;," calcext:value-type="string">
            <text:p>"kal",</text:p>
          </table:table-cell>
          <table:table-cell table:formula="of:=CHAR(34)&amp;[.E85]&amp;CHAR(34)&amp;&quot;,&quot;" office:value-type="string" office:string-value="&quot;kl&quot;," calcext:value-type="string">
            <text:p>"kl",</text:p>
          </table:table-cell>
          <table:table-cell table:formula="of:=CHAR(34)&amp;&quot;tl_&quot;&amp;[.B85]&amp;&quot;.png&quot;&amp;CHAR(34)" office:value-type="string" office:string-value="&quot;tl_kal.png&quot;" calcext:value-type="string">
            <text:p>"tl_ka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5]&amp;&quot;']&quot;" office:value-type="string" office:string-value="$tab_conv_expr['UNI']['kal']" calcext:value-type="string">
            <text:p>$tab_conv_expr['UNI']['kal']</text:p>
          </table:table-cell>
          <table:table-cell table:style-name="Default" table:formula="of:=&quot;= &quot;&amp;[.A85]&amp;&quot;;&quot;" office:value-type="string" office:string-value="= 82;" calcext:value-type="string">
            <text:p>= 82;</text:p>
          </table:table-cell>
          <table:table-cell/>
          <table:table-cell table:formula="of:=&quot;$tab_conv_expr['MSW']['&quot;&amp;[.B85]&amp;&quot;']&quot;" office:value-type="string" office:string-value="$tab_conv_expr['MSW']['kal']" calcext:value-type="string">
            <text:p>$tab_conv_expr['MSW']['kal']</text:p>
          </table:table-cell>
          <table:table-cell table:style-name="ce13" table:formula="of:=&quot;= $tab_conv_expr['MU']['&quot;&amp;[.B85]&amp;&quot;']&quot;" office:value-type="string" office:string-value="= $tab_conv_expr['MU']['kal']" calcext:value-type="string">
            <text:p>= $tab_conv_expr['MU']['kal']</text:p>
          </table:table-cell>
          <table:table-cell table:formula="of:=&quot;= &amp;&quot;&amp;[.P85]&amp;&quot;;&quot;" office:value-type="string" office:string-value="= &amp;$tab_conv_expr['UNI']['kal'];" calcext:value-type="string">
            <text:p>= &amp;$tab_conv_expr['UNI']['kal'];</text:p>
          </table:table-cell>
          <table:table-cell table:number-columns-repeated="100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6]&amp;CHAR(34)&amp;&quot;,&quot;" office:value-type="string" office:string-value="&quot;83&quot;," calcext:value-type="string">
            <text:p>"83",</text:p>
          </table:table-cell>
          <table:table-cell table:formula="of:=CHAR(34)&amp;[.B86]&amp;CHAR(34)&amp;&quot;,&quot;" office:value-type="string" office:string-value="&quot;khm&quot;," calcext:value-type="string">
            <text:p>"khm",</text:p>
          </table:table-cell>
          <table:table-cell table:formula="of:=CHAR(34)&amp;[.C86]&amp;CHAR(34)&amp;&quot;,&quot;" office:value-type="string" office:string-value="&quot;ភាសាខ្មែរ&quot;," calcext:value-type="string">
            <text:p>"ភាសាខ្មែរ",</text:p>
          </table:table-cell>
          <table:table-cell table:formula="of:=CHAR(34)&amp;[.D86]&amp;CHAR(34)&amp;&quot;,&quot;" office:value-type="string" office:string-value="&quot;khm&quot;," calcext:value-type="string">
            <text:p>"khm",</text:p>
          </table:table-cell>
          <table:table-cell table:formula="of:=CHAR(34)&amp;[.E86]&amp;CHAR(34)&amp;&quot;,&quot;" office:value-type="string" office:string-value="&quot;km&quot;," calcext:value-type="string">
            <text:p>"km",</text:p>
          </table:table-cell>
          <table:table-cell table:formula="of:=CHAR(34)&amp;&quot;tl_&quot;&amp;[.B86]&amp;&quot;.png&quot;&amp;CHAR(34)" office:value-type="string" office:string-value="&quot;tl_khm.png&quot;" calcext:value-type="string">
            <text:p>"tl_kh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6]&amp;&quot;']&quot;" office:value-type="string" office:string-value="$tab_conv_expr['UNI']['khm']" calcext:value-type="string">
            <text:p>$tab_conv_expr['UNI']['khm']</text:p>
          </table:table-cell>
          <table:table-cell table:style-name="Default" table:formula="of:=&quot;= &quot;&amp;[.A86]&amp;&quot;;&quot;" office:value-type="string" office:string-value="= 83;" calcext:value-type="string">
            <text:p>= 83;</text:p>
          </table:table-cell>
          <table:table-cell/>
          <table:table-cell table:formula="of:=&quot;$tab_conv_expr['MSW']['&quot;&amp;[.B86]&amp;&quot;']&quot;" office:value-type="string" office:string-value="$tab_conv_expr['MSW']['khm']" calcext:value-type="string">
            <text:p>$tab_conv_expr['MSW']['khm']</text:p>
          </table:table-cell>
          <table:table-cell table:style-name="ce13" table:formula="of:=&quot;= $tab_conv_expr['MU']['&quot;&amp;[.B86]&amp;&quot;']&quot;" office:value-type="string" office:string-value="= $tab_conv_expr['MU']['khm']" calcext:value-type="string">
            <text:p>= $tab_conv_expr['MU']['khm']</text:p>
          </table:table-cell>
          <table:table-cell table:formula="of:=&quot;= &amp;&quot;&amp;[.P86]&amp;&quot;;&quot;" office:value-type="string" office:string-value="= &amp;$tab_conv_expr['UNI']['khm'];" calcext:value-type="string">
            <text:p>= &amp;$tab_conv_expr['UNI']['khm'];</text:p>
          </table:table-cell>
          <table:table-cell table:number-columns-repeated="100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7]&amp;CHAR(34)&amp;&quot;,&quot;" office:value-type="string" office:string-value="&quot;84&quot;," calcext:value-type="string">
            <text:p>"84",</text:p>
          </table:table-cell>
          <table:table-cell table:formula="of:=CHAR(34)&amp;[.B87]&amp;CHAR(34)&amp;&quot;,&quot;" office:value-type="string" office:string-value="&quot;kan&quot;," calcext:value-type="string">
            <text:p>"kan",</text:p>
          </table:table-cell>
          <table:table-cell table:formula="of:=CHAR(34)&amp;[.C87]&amp;CHAR(34)&amp;&quot;,&quot;" office:value-type="string" office:string-value="&quot;ಕನ್ನಡ&quot;," calcext:value-type="string">
            <text:p>"ಕನ್ನಡ",</text:p>
          </table:table-cell>
          <table:table-cell table:formula="of:=CHAR(34)&amp;[.D87]&amp;CHAR(34)&amp;&quot;,&quot;" office:value-type="string" office:string-value="&quot;kan&quot;," calcext:value-type="string">
            <text:p>"kan",</text:p>
          </table:table-cell>
          <table:table-cell table:formula="of:=CHAR(34)&amp;[.E87]&amp;CHAR(34)&amp;&quot;,&quot;" office:value-type="string" office:string-value="&quot;kn&quot;," calcext:value-type="string">
            <text:p>"kn",</text:p>
          </table:table-cell>
          <table:table-cell table:formula="of:=CHAR(34)&amp;&quot;tl_&quot;&amp;[.B87]&amp;&quot;.png&quot;&amp;CHAR(34)" office:value-type="string" office:string-value="&quot;tl_kan.png&quot;" calcext:value-type="string">
            <text:p>"tl_ka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7]&amp;&quot;']&quot;" office:value-type="string" office:string-value="$tab_conv_expr['UNI']['kan']" calcext:value-type="string">
            <text:p>$tab_conv_expr['UNI']['kan']</text:p>
          </table:table-cell>
          <table:table-cell table:style-name="Default" table:formula="of:=&quot;= &quot;&amp;[.A87]&amp;&quot;;&quot;" office:value-type="string" office:string-value="= 84;" calcext:value-type="string">
            <text:p>= 84;</text:p>
          </table:table-cell>
          <table:table-cell/>
          <table:table-cell table:formula="of:=&quot;$tab_conv_expr['MSW']['&quot;&amp;[.B87]&amp;&quot;']&quot;" office:value-type="string" office:string-value="$tab_conv_expr['MSW']['kan']" calcext:value-type="string">
            <text:p>$tab_conv_expr['MSW']['kan']</text:p>
          </table:table-cell>
          <table:table-cell table:style-name="ce13" table:formula="of:=&quot;= $tab_conv_expr['MU']['&quot;&amp;[.B87]&amp;&quot;']&quot;" office:value-type="string" office:string-value="= $tab_conv_expr['MU']['kan']" calcext:value-type="string">
            <text:p>= $tab_conv_expr['MU']['kan']</text:p>
          </table:table-cell>
          <table:table-cell table:formula="of:=&quot;= &amp;&quot;&amp;[.P87]&amp;&quot;;&quot;" office:value-type="string" office:string-value="= &amp;$tab_conv_expr['UNI']['kan'];" calcext:value-type="string">
            <text:p>= &amp;$tab_conv_expr['UNI']['kan'];</text:p>
          </table:table-cell>
          <table:table-cell table:number-columns-repeated="100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한국어 (韓國語) ; 조선말 (朝鮮語)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8]&amp;CHAR(34)&amp;&quot;,&quot;" office:value-type="string" office:string-value="&quot;85&quot;," calcext:value-type="string">
            <text:p>"85",</text:p>
          </table:table-cell>
          <table:table-cell table:formula="of:=CHAR(34)&amp;[.B88]&amp;CHAR(34)&amp;&quot;,&quot;" office:value-type="string" office:string-value="&quot;kor&quot;," calcext:value-type="string">
            <text:p>"kor",</text:p>
          </table:table-cell>
          <table:table-cell table:formula="of:=CHAR(34)&amp;[.C88]&amp;CHAR(34)&amp;&quot;,&quot;" office:value-type="string" office:string-value="&quot;한국어 (韓國語) ; 조선말 (朝鮮語)&quot;," calcext:value-type="string">
            <text:p>"한국어 (韓國語) ; 조선말 (朝鮮語)",</text:p>
          </table:table-cell>
          <table:table-cell table:formula="of:=CHAR(34)&amp;[.D88]&amp;CHAR(34)&amp;&quot;,&quot;" office:value-type="string" office:string-value="&quot;kor&quot;," calcext:value-type="string">
            <text:p>"kor",</text:p>
          </table:table-cell>
          <table:table-cell table:formula="of:=CHAR(34)&amp;[.E88]&amp;CHAR(34)&amp;&quot;,&quot;" office:value-type="string" office:string-value="&quot;ko&quot;," calcext:value-type="string">
            <text:p>"ko",</text:p>
          </table:table-cell>
          <table:table-cell table:formula="of:=CHAR(34)&amp;&quot;tl_&quot;&amp;[.B88]&amp;&quot;.png&quot;&amp;CHAR(34)" office:value-type="string" office:string-value="&quot;tl_kor.png&quot;" calcext:value-type="string">
            <text:p>"tl_ko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8]&amp;&quot;']&quot;" office:value-type="string" office:string-value="$tab_conv_expr['UNI']['kor']" calcext:value-type="string">
            <text:p>$tab_conv_expr['UNI']['kor']</text:p>
          </table:table-cell>
          <table:table-cell table:style-name="Default" table:formula="of:=&quot;= &quot;&amp;[.A88]&amp;&quot;;&quot;" office:value-type="string" office:string-value="= 85;" calcext:value-type="string">
            <text:p>= 85;</text:p>
          </table:table-cell>
          <table:table-cell/>
          <table:table-cell table:formula="of:=&quot;$tab_conv_expr['MSW']['&quot;&amp;[.B88]&amp;&quot;']&quot;" office:value-type="string" office:string-value="$tab_conv_expr['MSW']['kor']" calcext:value-type="string">
            <text:p>$tab_conv_expr['MSW']['kor']</text:p>
          </table:table-cell>
          <table:table-cell table:style-name="ce13" table:formula="of:=&quot;= $tab_conv_expr['MU']['&quot;&amp;[.B88]&amp;&quot;']&quot;" office:value-type="string" office:string-value="= $tab_conv_expr['MU']['kor']" calcext:value-type="string">
            <text:p>= $tab_conv_expr['MU']['kor']</text:p>
          </table:table-cell>
          <table:table-cell table:formula="of:=&quot;= &amp;&quot;&amp;[.P88]&amp;&quot;;&quot;" office:value-type="string" office:string-value="= &amp;$tab_conv_expr['UNI']['kor'];" calcext:value-type="string">
            <text:p>= &amp;$tab_conv_expr['UNI']['kor'];</text:p>
          </table:table-cell>
          <table:table-cell table:number-columns-repeated="100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89]&amp;CHAR(34)&amp;&quot;,&quot;" office:value-type="string" office:string-value="&quot;86&quot;," calcext:value-type="string">
            <text:p>"86",</text:p>
          </table:table-cell>
          <table:table-cell table:formula="of:=CHAR(34)&amp;[.B89]&amp;CHAR(34)&amp;&quot;,&quot;" office:value-type="string" office:string-value="&quot;kau&quot;," calcext:value-type="string">
            <text:p>"kau",</text:p>
          </table:table-cell>
          <table:table-cell table:formula="of:=CHAR(34)&amp;[.C89]&amp;CHAR(34)&amp;&quot;,&quot;" office:value-type="string" office:string-value="&quot;Kanuri&quot;," calcext:value-type="string">
            <text:p>"Kanuri",</text:p>
          </table:table-cell>
          <table:table-cell table:formula="of:=CHAR(34)&amp;[.D89]&amp;CHAR(34)&amp;&quot;,&quot;" office:value-type="string" office:string-value="&quot;kau&quot;," calcext:value-type="string">
            <text:p>"kau",</text:p>
          </table:table-cell>
          <table:table-cell table:formula="of:=CHAR(34)&amp;[.E89]&amp;CHAR(34)&amp;&quot;,&quot;" office:value-type="string" office:string-value="&quot;kr&quot;," calcext:value-type="string">
            <text:p>"kr",</text:p>
          </table:table-cell>
          <table:table-cell table:formula="of:=CHAR(34)&amp;&quot;tl_&quot;&amp;[.B89]&amp;&quot;.png&quot;&amp;CHAR(34)" office:value-type="string" office:string-value="&quot;tl_kau.png&quot;" calcext:value-type="string">
            <text:p>"tl_ka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89]&amp;&quot;']&quot;" office:value-type="string" office:string-value="$tab_conv_expr['UNI']['kau']" calcext:value-type="string">
            <text:p>$tab_conv_expr['UNI']['kau']</text:p>
          </table:table-cell>
          <table:table-cell table:style-name="Default" table:formula="of:=&quot;= &quot;&amp;[.A89]&amp;&quot;;&quot;" office:value-type="string" office:string-value="= 86;" calcext:value-type="string">
            <text:p>= 86;</text:p>
          </table:table-cell>
          <table:table-cell/>
          <table:table-cell table:formula="of:=&quot;$tab_conv_expr['MSW']['&quot;&amp;[.B89]&amp;&quot;']&quot;" office:value-type="string" office:string-value="$tab_conv_expr['MSW']['kau']" calcext:value-type="string">
            <text:p>$tab_conv_expr['MSW']['kau']</text:p>
          </table:table-cell>
          <table:table-cell table:style-name="ce13" table:formula="of:=&quot;= $tab_conv_expr['MU']['&quot;&amp;[.B89]&amp;&quot;']&quot;" office:value-type="string" office:string-value="= $tab_conv_expr['MU']['kau']" calcext:value-type="string">
            <text:p>= $tab_conv_expr['MU']['kau']</text:p>
          </table:table-cell>
          <table:table-cell table:formula="of:=&quot;= &amp;&quot;&amp;[.P89]&amp;&quot;;&quot;" office:value-type="string" office:string-value="= &amp;$tab_conv_expr['UNI']['kau'];" calcext:value-type="string">
            <text:p>= &amp;$tab_conv_expr['UNI']['kau'];</text:p>
          </table:table-cell>
          <table:table-cell table:number-columns-repeated="100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कश्मीरी ; كشميري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0]&amp;CHAR(34)&amp;&quot;,&quot;" office:value-type="string" office:string-value="&quot;87&quot;," calcext:value-type="string">
            <text:p>"87",</text:p>
          </table:table-cell>
          <table:table-cell table:formula="of:=CHAR(34)&amp;[.B90]&amp;CHAR(34)&amp;&quot;,&quot;" office:value-type="string" office:string-value="&quot;kas&quot;," calcext:value-type="string">
            <text:p>"kas",</text:p>
          </table:table-cell>
          <table:table-cell table:formula="of:=CHAR(34)&amp;[.C90]&amp;CHAR(34)&amp;&quot;,&quot;" office:value-type="string" office:string-value="&quot;कश्मीरी ; كشميري&quot;," calcext:value-type="string">
            <text:p>"कश्मीरी ; كشميري",</text:p>
          </table:table-cell>
          <table:table-cell table:formula="of:=CHAR(34)&amp;[.D90]&amp;CHAR(34)&amp;&quot;,&quot;" office:value-type="string" office:string-value="&quot;kas&quot;," calcext:value-type="string">
            <text:p>"kas",</text:p>
          </table:table-cell>
          <table:table-cell table:formula="of:=CHAR(34)&amp;[.E90]&amp;CHAR(34)&amp;&quot;,&quot;" office:value-type="string" office:string-value="&quot;ks&quot;," calcext:value-type="string">
            <text:p>"ks",</text:p>
          </table:table-cell>
          <table:table-cell table:formula="of:=CHAR(34)&amp;&quot;tl_&quot;&amp;[.B90]&amp;&quot;.png&quot;&amp;CHAR(34)" office:value-type="string" office:string-value="&quot;tl_kas.png&quot;" calcext:value-type="string">
            <text:p>"tl_ka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0]&amp;&quot;']&quot;" office:value-type="string" office:string-value="$tab_conv_expr['UNI']['kas']" calcext:value-type="string">
            <text:p>$tab_conv_expr['UNI']['kas']</text:p>
          </table:table-cell>
          <table:table-cell table:style-name="Default" table:formula="of:=&quot;= &quot;&amp;[.A90]&amp;&quot;;&quot;" office:value-type="string" office:string-value="= 87;" calcext:value-type="string">
            <text:p>= 87;</text:p>
          </table:table-cell>
          <table:table-cell/>
          <table:table-cell table:formula="of:=&quot;$tab_conv_expr['MSW']['&quot;&amp;[.B90]&amp;&quot;']&quot;" office:value-type="string" office:string-value="$tab_conv_expr['MSW']['kas']" calcext:value-type="string">
            <text:p>$tab_conv_expr['MSW']['kas']</text:p>
          </table:table-cell>
          <table:table-cell table:style-name="ce13" table:formula="of:=&quot;= $tab_conv_expr['MU']['&quot;&amp;[.B90]&amp;&quot;']&quot;" office:value-type="string" office:string-value="= $tab_conv_expr['MU']['kas']" calcext:value-type="string">
            <text:p>= $tab_conv_expr['MU']['kas']</text:p>
          </table:table-cell>
          <table:table-cell table:formula="of:=&quot;= &amp;&quot;&amp;[.P90]&amp;&quot;;&quot;" office:value-type="string" office:string-value="= &amp;$tab_conv_expr['UNI']['kas'];" calcext:value-type="string">
            <text:p>= &amp;$tab_conv_expr['UNI']['kas'];</text:p>
          </table:table-cell>
          <table:table-cell table:number-columns-repeated="100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dî ; كوردی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1]&amp;CHAR(34)&amp;&quot;,&quot;" office:value-type="string" office:string-value="&quot;88&quot;," calcext:value-type="string">
            <text:p>"88",</text:p>
          </table:table-cell>
          <table:table-cell table:formula="of:=CHAR(34)&amp;[.B91]&amp;CHAR(34)&amp;&quot;,&quot;" office:value-type="string" office:string-value="&quot;kur&quot;," calcext:value-type="string">
            <text:p>"kur",</text:p>
          </table:table-cell>
          <table:table-cell table:formula="of:=CHAR(34)&amp;[.C91]&amp;CHAR(34)&amp;&quot;,&quot;" office:value-type="string" office:string-value="&quot;Kurdî ; كوردی&quot;," calcext:value-type="string">
            <text:p>"Kurdî ; كوردی",</text:p>
          </table:table-cell>
          <table:table-cell table:formula="of:=CHAR(34)&amp;[.D91]&amp;CHAR(34)&amp;&quot;,&quot;" office:value-type="string" office:string-value="&quot;kur&quot;," calcext:value-type="string">
            <text:p>"kur",</text:p>
          </table:table-cell>
          <table:table-cell table:formula="of:=CHAR(34)&amp;[.E91]&amp;CHAR(34)&amp;&quot;,&quot;" office:value-type="string" office:string-value="&quot;ku&quot;," calcext:value-type="string">
            <text:p>"ku",</text:p>
          </table:table-cell>
          <table:table-cell table:formula="of:=CHAR(34)&amp;&quot;tl_&quot;&amp;[.B91]&amp;&quot;.png&quot;&amp;CHAR(34)" office:value-type="string" office:string-value="&quot;tl_kur.png&quot;" calcext:value-type="string">
            <text:p>"tl_ku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1]&amp;&quot;']&quot;" office:value-type="string" office:string-value="$tab_conv_expr['UNI']['kur']" calcext:value-type="string">
            <text:p>$tab_conv_expr['UNI']['kur']</text:p>
          </table:table-cell>
          <table:table-cell table:style-name="Default" table:formula="of:=&quot;= &quot;&amp;[.A91]&amp;&quot;;&quot;" office:value-type="string" office:string-value="= 88;" calcext:value-type="string">
            <text:p>= 88;</text:p>
          </table:table-cell>
          <table:table-cell/>
          <table:table-cell table:formula="of:=&quot;$tab_conv_expr['MSW']['&quot;&amp;[.B91]&amp;&quot;']&quot;" office:value-type="string" office:string-value="$tab_conv_expr['MSW']['kur']" calcext:value-type="string">
            <text:p>$tab_conv_expr['MSW']['kur']</text:p>
          </table:table-cell>
          <table:table-cell table:style-name="ce13" table:formula="of:=&quot;= $tab_conv_expr['MU']['&quot;&amp;[.B91]&amp;&quot;']&quot;" office:value-type="string" office:string-value="= $tab_conv_expr['MU']['kur']" calcext:value-type="string">
            <text:p>= $tab_conv_expr['MU']['kur']</text:p>
          </table:table-cell>
          <table:table-cell table:formula="of:=&quot;= &amp;&quot;&amp;[.P91]&amp;&quot;;&quot;" office:value-type="string" office:string-value="= &amp;$tab_conv_expr['UNI']['kur'];" calcext:value-type="string">
            <text:p>= &amp;$tab_conv_expr['UNI']['kur'];</text:p>
          </table:table-cell>
          <table:table-cell table:number-columns-repeated="100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2]&amp;CHAR(34)&amp;&quot;,&quot;" office:value-type="string" office:string-value="&quot;89&quot;," calcext:value-type="string">
            <text:p>"89",</text:p>
          </table:table-cell>
          <table:table-cell table:formula="of:=CHAR(34)&amp;[.B92]&amp;CHAR(34)&amp;&quot;,&quot;" office:value-type="string" office:string-value="&quot;kom&quot;," calcext:value-type="string">
            <text:p>"kom",</text:p>
          </table:table-cell>
          <table:table-cell table:formula="of:=CHAR(34)&amp;[.C92]&amp;CHAR(34)&amp;&quot;,&quot;" office:value-type="string" office:string-value="&quot;коми кыв&quot;," calcext:value-type="string">
            <text:p>"коми кыв",</text:p>
          </table:table-cell>
          <table:table-cell table:formula="of:=CHAR(34)&amp;[.D92]&amp;CHAR(34)&amp;&quot;,&quot;" office:value-type="string" office:string-value="&quot;kom&quot;," calcext:value-type="string">
            <text:p>"kom",</text:p>
          </table:table-cell>
          <table:table-cell table:formula="of:=CHAR(34)&amp;[.E92]&amp;CHAR(34)&amp;&quot;,&quot;" office:value-type="string" office:string-value="&quot;kv&quot;," calcext:value-type="string">
            <text:p>"kv",</text:p>
          </table:table-cell>
          <table:table-cell table:formula="of:=CHAR(34)&amp;&quot;tl_&quot;&amp;[.B92]&amp;&quot;.png&quot;&amp;CHAR(34)" office:value-type="string" office:string-value="&quot;tl_kom.png&quot;" calcext:value-type="string">
            <text:p>"tl_ko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2]&amp;&quot;']&quot;" office:value-type="string" office:string-value="$tab_conv_expr['UNI']['kom']" calcext:value-type="string">
            <text:p>$tab_conv_expr['UNI']['kom']</text:p>
          </table:table-cell>
          <table:table-cell table:style-name="Default" table:formula="of:=&quot;= &quot;&amp;[.A92]&amp;&quot;;&quot;" office:value-type="string" office:string-value="= 89;" calcext:value-type="string">
            <text:p>= 89;</text:p>
          </table:table-cell>
          <table:table-cell/>
          <table:table-cell table:formula="of:=&quot;$tab_conv_expr['MSW']['&quot;&amp;[.B92]&amp;&quot;']&quot;" office:value-type="string" office:string-value="$tab_conv_expr['MSW']['kom']" calcext:value-type="string">
            <text:p>$tab_conv_expr['MSW']['kom']</text:p>
          </table:table-cell>
          <table:table-cell table:style-name="ce13" table:formula="of:=&quot;= $tab_conv_expr['MU']['&quot;&amp;[.B92]&amp;&quot;']&quot;" office:value-type="string" office:string-value="= $tab_conv_expr['MU']['kom']" calcext:value-type="string">
            <text:p>= $tab_conv_expr['MU']['kom']</text:p>
          </table:table-cell>
          <table:table-cell table:formula="of:=&quot;= &amp;&quot;&amp;[.P92]&amp;&quot;;&quot;" office:value-type="string" office:string-value="= &amp;$tab_conv_expr['UNI']['kom'];" calcext:value-type="string">
            <text:p>= &amp;$tab_conv_expr['UNI']['kom'];</text:p>
          </table:table-cell>
          <table:table-cell table:number-columns-repeated="100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3]&amp;CHAR(34)&amp;&quot;,&quot;" office:value-type="string" office:string-value="&quot;90&quot;," calcext:value-type="string">
            <text:p>"90",</text:p>
          </table:table-cell>
          <table:table-cell table:formula="of:=CHAR(34)&amp;[.B93]&amp;CHAR(34)&amp;&quot;,&quot;" office:value-type="string" office:string-value="&quot;cor&quot;," calcext:value-type="string">
            <text:p>"cor",</text:p>
          </table:table-cell>
          <table:table-cell table:formula="of:=CHAR(34)&amp;[.C93]&amp;CHAR(34)&amp;&quot;,&quot;" office:value-type="string" office:string-value="&quot;Kernewek&quot;," calcext:value-type="string">
            <text:p>"Kernewek",</text:p>
          </table:table-cell>
          <table:table-cell table:formula="of:=CHAR(34)&amp;[.D93]&amp;CHAR(34)&amp;&quot;,&quot;" office:value-type="string" office:string-value="&quot;cor&quot;," calcext:value-type="string">
            <text:p>"cor",</text:p>
          </table:table-cell>
          <table:table-cell table:formula="of:=CHAR(34)&amp;[.E93]&amp;CHAR(34)&amp;&quot;,&quot;" office:value-type="string" office:string-value="&quot;kw&quot;," calcext:value-type="string">
            <text:p>"kw",</text:p>
          </table:table-cell>
          <table:table-cell table:formula="of:=CHAR(34)&amp;&quot;tl_&quot;&amp;[.B93]&amp;&quot;.png&quot;&amp;CHAR(34)" office:value-type="string" office:string-value="&quot;tl_cor.png&quot;" calcext:value-type="string">
            <text:p>"tl_co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3]&amp;&quot;']&quot;" office:value-type="string" office:string-value="$tab_conv_expr['UNI']['cor']" calcext:value-type="string">
            <text:p>$tab_conv_expr['UNI']['cor']</text:p>
          </table:table-cell>
          <table:table-cell table:style-name="Default" table:formula="of:=&quot;= &quot;&amp;[.A93]&amp;&quot;;&quot;" office:value-type="string" office:string-value="= 90;" calcext:value-type="string">
            <text:p>= 90;</text:p>
          </table:table-cell>
          <table:table-cell/>
          <table:table-cell table:formula="of:=&quot;$tab_conv_expr['MSW']['&quot;&amp;[.B93]&amp;&quot;']&quot;" office:value-type="string" office:string-value="$tab_conv_expr['MSW']['cor']" calcext:value-type="string">
            <text:p>$tab_conv_expr['MSW']['cor']</text:p>
          </table:table-cell>
          <table:table-cell table:style-name="ce13" table:formula="of:=&quot;= $tab_conv_expr['MU']['&quot;&amp;[.B93]&amp;&quot;']&quot;" office:value-type="string" office:string-value="= $tab_conv_expr['MU']['cor']" calcext:value-type="string">
            <text:p>= $tab_conv_expr['MU']['cor']</text:p>
          </table:table-cell>
          <table:table-cell table:formula="of:=&quot;= &amp;&quot;&amp;[.P93]&amp;&quot;;&quot;" office:value-type="string" office:string-value="= &amp;$tab_conv_expr['UNI']['cor'];" calcext:value-type="string">
            <text:p>= &amp;$tab_conv_expr['UNI']['cor'];</text:p>
          </table:table-cell>
          <table:table-cell table:number-columns-repeated="100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4]&amp;CHAR(34)&amp;&quot;,&quot;" office:value-type="string" office:string-value="&quot;91&quot;," calcext:value-type="string">
            <text:p>"91",</text:p>
          </table:table-cell>
          <table:table-cell table:formula="of:=CHAR(34)&amp;[.B94]&amp;CHAR(34)&amp;&quot;,&quot;" office:value-type="string" office:string-value="&quot;kir&quot;," calcext:value-type="string">
            <text:p>"kir",</text:p>
          </table:table-cell>
          <table:table-cell table:formula="of:=CHAR(34)&amp;[.C94]&amp;CHAR(34)&amp;&quot;,&quot;" office:value-type="string" office:string-value="&quot;кыргыз тили&quot;," calcext:value-type="string">
            <text:p>"кыргыз тили",</text:p>
          </table:table-cell>
          <table:table-cell table:formula="of:=CHAR(34)&amp;[.D94]&amp;CHAR(34)&amp;&quot;,&quot;" office:value-type="string" office:string-value="&quot;kir&quot;," calcext:value-type="string">
            <text:p>"kir",</text:p>
          </table:table-cell>
          <table:table-cell table:formula="of:=CHAR(34)&amp;[.E94]&amp;CHAR(34)&amp;&quot;,&quot;" office:value-type="string" office:string-value="&quot;ky&quot;," calcext:value-type="string">
            <text:p>"ky",</text:p>
          </table:table-cell>
          <table:table-cell table:formula="of:=CHAR(34)&amp;&quot;tl_&quot;&amp;[.B94]&amp;&quot;.png&quot;&amp;CHAR(34)" office:value-type="string" office:string-value="&quot;tl_kir.png&quot;" calcext:value-type="string">
            <text:p>"tl_ki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4]&amp;&quot;']&quot;" office:value-type="string" office:string-value="$tab_conv_expr['UNI']['kir']" calcext:value-type="string">
            <text:p>$tab_conv_expr['UNI']['kir']</text:p>
          </table:table-cell>
          <table:table-cell table:style-name="Default" table:formula="of:=&quot;= &quot;&amp;[.A94]&amp;&quot;;&quot;" office:value-type="string" office:string-value="= 91;" calcext:value-type="string">
            <text:p>= 91;</text:p>
          </table:table-cell>
          <table:table-cell/>
          <table:table-cell table:formula="of:=&quot;$tab_conv_expr['MSW']['&quot;&amp;[.B94]&amp;&quot;']&quot;" office:value-type="string" office:string-value="$tab_conv_expr['MSW']['kir']" calcext:value-type="string">
            <text:p>$tab_conv_expr['MSW']['kir']</text:p>
          </table:table-cell>
          <table:table-cell table:style-name="ce13" table:formula="of:=&quot;= $tab_conv_expr['MU']['&quot;&amp;[.B94]&amp;&quot;']&quot;" office:value-type="string" office:string-value="= $tab_conv_expr['MU']['kir']" calcext:value-type="string">
            <text:p>= $tab_conv_expr['MU']['kir']</text:p>
          </table:table-cell>
          <table:table-cell table:formula="of:=&quot;= &amp;&quot;&amp;[.P94]&amp;&quot;;&quot;" office:value-type="string" office:string-value="= &amp;$tab_conv_expr['UNI']['kir'];" calcext:value-type="string">
            <text:p>= &amp;$tab_conv_expr['UNI']['kir'];</text:p>
          </table:table-cell>
          <table:table-cell table:number-columns-repeated="100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e ; lingua latin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5]&amp;CHAR(34)&amp;&quot;,&quot;" office:value-type="string" office:string-value="&quot;92&quot;," calcext:value-type="string">
            <text:p>"92",</text:p>
          </table:table-cell>
          <table:table-cell table:formula="of:=CHAR(34)&amp;[.B95]&amp;CHAR(34)&amp;&quot;,&quot;" office:value-type="string" office:string-value="&quot;lat&quot;," calcext:value-type="string">
            <text:p>"lat",</text:p>
          </table:table-cell>
          <table:table-cell table:formula="of:=CHAR(34)&amp;[.C95]&amp;CHAR(34)&amp;&quot;,&quot;" office:value-type="string" office:string-value="&quot;Latine ; lingua latina&quot;," calcext:value-type="string">
            <text:p>"Latine ; lingua latina",</text:p>
          </table:table-cell>
          <table:table-cell table:formula="of:=CHAR(34)&amp;[.D95]&amp;CHAR(34)&amp;&quot;,&quot;" office:value-type="string" office:string-value="&quot;lat&quot;," calcext:value-type="string">
            <text:p>"lat",</text:p>
          </table:table-cell>
          <table:table-cell table:formula="of:=CHAR(34)&amp;[.E95]&amp;CHAR(34)&amp;&quot;,&quot;" office:value-type="string" office:string-value="&quot;la&quot;," calcext:value-type="string">
            <text:p>"la",</text:p>
          </table:table-cell>
          <table:table-cell table:formula="of:=CHAR(34)&amp;&quot;tl_&quot;&amp;[.B95]&amp;&quot;.png&quot;&amp;CHAR(34)" office:value-type="string" office:string-value="&quot;tl_lat.png&quot;" calcext:value-type="string">
            <text:p>"tl_la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5]&amp;&quot;']&quot;" office:value-type="string" office:string-value="$tab_conv_expr['UNI']['lat']" calcext:value-type="string">
            <text:p>$tab_conv_expr['UNI']['lat']</text:p>
          </table:table-cell>
          <table:table-cell table:style-name="Default" table:formula="of:=&quot;= &quot;&amp;[.A95]&amp;&quot;;&quot;" office:value-type="string" office:string-value="= 92;" calcext:value-type="string">
            <text:p>= 92;</text:p>
          </table:table-cell>
          <table:table-cell/>
          <table:table-cell table:formula="of:=&quot;$tab_conv_expr['MSW']['&quot;&amp;[.B95]&amp;&quot;']&quot;" office:value-type="string" office:string-value="$tab_conv_expr['MSW']['lat']" calcext:value-type="string">
            <text:p>$tab_conv_expr['MSW']['lat']</text:p>
          </table:table-cell>
          <table:table-cell table:style-name="ce13" table:formula="of:=&quot;= $tab_conv_expr['MU']['&quot;&amp;[.B95]&amp;&quot;']&quot;" office:value-type="string" office:string-value="= $tab_conv_expr['MU']['lat']" calcext:value-type="string">
            <text:p>= $tab_conv_expr['MU']['lat']</text:p>
          </table:table-cell>
          <table:table-cell table:formula="of:=&quot;= &amp;&quot;&amp;[.P95]&amp;&quot;;&quot;" office:value-type="string" office:string-value="= &amp;$tab_conv_expr['UNI']['lat'];" calcext:value-type="string">
            <text:p>= &amp;$tab_conv_expr['UNI']['lat'];</text:p>
          </table:table-cell>
          <table:table-cell table:number-columns-repeated="100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6]&amp;CHAR(34)&amp;&quot;,&quot;" office:value-type="string" office:string-value="&quot;93&quot;," calcext:value-type="string">
            <text:p>"93",</text:p>
          </table:table-cell>
          <table:table-cell table:formula="of:=CHAR(34)&amp;[.B96]&amp;CHAR(34)&amp;&quot;,&quot;" office:value-type="string" office:string-value="&quot;ltz&quot;," calcext:value-type="string">
            <text:p>"ltz",</text:p>
          </table:table-cell>
          <table:table-cell table:formula="of:=CHAR(34)&amp;[.C96]&amp;CHAR(34)&amp;&quot;,&quot;" office:value-type="string" office:string-value="&quot;Lëtzebuergesch&quot;," calcext:value-type="string">
            <text:p>"Lëtzebuergesch",</text:p>
          </table:table-cell>
          <table:table-cell table:formula="of:=CHAR(34)&amp;[.D96]&amp;CHAR(34)&amp;&quot;,&quot;" office:value-type="string" office:string-value="&quot;ltz&quot;," calcext:value-type="string">
            <text:p>"ltz",</text:p>
          </table:table-cell>
          <table:table-cell table:formula="of:=CHAR(34)&amp;[.E96]&amp;CHAR(34)&amp;&quot;,&quot;" office:value-type="string" office:string-value="&quot;lb&quot;," calcext:value-type="string">
            <text:p>"lb",</text:p>
          </table:table-cell>
          <table:table-cell table:formula="of:=CHAR(34)&amp;&quot;tl_&quot;&amp;[.B96]&amp;&quot;.png&quot;&amp;CHAR(34)" office:value-type="string" office:string-value="&quot;tl_ltz.png&quot;" calcext:value-type="string">
            <text:p>"tl_ltz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6]&amp;&quot;']&quot;" office:value-type="string" office:string-value="$tab_conv_expr['UNI']['ltz']" calcext:value-type="string">
            <text:p>$tab_conv_expr['UNI']['ltz']</text:p>
          </table:table-cell>
          <table:table-cell table:style-name="Default" table:formula="of:=&quot;= &quot;&amp;[.A96]&amp;&quot;;&quot;" office:value-type="string" office:string-value="= 93;" calcext:value-type="string">
            <text:p>= 93;</text:p>
          </table:table-cell>
          <table:table-cell/>
          <table:table-cell table:formula="of:=&quot;$tab_conv_expr['MSW']['&quot;&amp;[.B96]&amp;&quot;']&quot;" office:value-type="string" office:string-value="$tab_conv_expr['MSW']['ltz']" calcext:value-type="string">
            <text:p>$tab_conv_expr['MSW']['ltz']</text:p>
          </table:table-cell>
          <table:table-cell table:style-name="ce13" table:formula="of:=&quot;= $tab_conv_expr['MU']['&quot;&amp;[.B96]&amp;&quot;']&quot;" office:value-type="string" office:string-value="= $tab_conv_expr['MU']['ltz']" calcext:value-type="string">
            <text:p>= $tab_conv_expr['MU']['ltz']</text:p>
          </table:table-cell>
          <table:table-cell table:formula="of:=&quot;= &amp;&quot;&amp;[.P96]&amp;&quot;;&quot;" office:value-type="string" office:string-value="= &amp;$tab_conv_expr['UNI']['ltz'];" calcext:value-type="string">
            <text:p>= &amp;$tab_conv_expr['UNI']['ltz'];</text:p>
          </table:table-cell>
          <table:table-cell table:number-columns-repeated="100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ug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7]&amp;CHAR(34)&amp;&quot;,&quot;" office:value-type="string" office:string-value="&quot;94&quot;," calcext:value-type="string">
            <text:p>"94",</text:p>
          </table:table-cell>
          <table:table-cell table:formula="of:=CHAR(34)&amp;[.B97]&amp;CHAR(34)&amp;&quot;,&quot;" office:value-type="string" office:string-value="&quot;lug&quot;," calcext:value-type="string">
            <text:p>"lug",</text:p>
          </table:table-cell>
          <table:table-cell table:formula="of:=CHAR(34)&amp;[.C97]&amp;CHAR(34)&amp;&quot;,&quot;" office:value-type="string" office:string-value="&quot;Luganda&quot;," calcext:value-type="string">
            <text:p>"Luganda",</text:p>
          </table:table-cell>
          <table:table-cell table:formula="of:=CHAR(34)&amp;[.D97]&amp;CHAR(34)&amp;&quot;,&quot;" office:value-type="string" office:string-value="&quot;lug&quot;," calcext:value-type="string">
            <text:p>"lug",</text:p>
          </table:table-cell>
          <table:table-cell table:formula="of:=CHAR(34)&amp;[.E97]&amp;CHAR(34)&amp;&quot;,&quot;" office:value-type="string" office:string-value="&quot;lg&quot;," calcext:value-type="string">
            <text:p>"lg",</text:p>
          </table:table-cell>
          <table:table-cell table:formula="of:=CHAR(34)&amp;&quot;tl_&quot;&amp;[.B97]&amp;&quot;.png&quot;&amp;CHAR(34)" office:value-type="string" office:string-value="&quot;tl_lug.png&quot;" calcext:value-type="string">
            <text:p>"tl_lu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7]&amp;&quot;']&quot;" office:value-type="string" office:string-value="$tab_conv_expr['UNI']['lug']" calcext:value-type="string">
            <text:p>$tab_conv_expr['UNI']['lug']</text:p>
          </table:table-cell>
          <table:table-cell table:style-name="Default" table:formula="of:=&quot;= &quot;&amp;[.A97]&amp;&quot;;&quot;" office:value-type="string" office:string-value="= 94;" calcext:value-type="string">
            <text:p>= 94;</text:p>
          </table:table-cell>
          <table:table-cell/>
          <table:table-cell table:formula="of:=&quot;$tab_conv_expr['MSW']['&quot;&amp;[.B97]&amp;&quot;']&quot;" office:value-type="string" office:string-value="$tab_conv_expr['MSW']['lug']" calcext:value-type="string">
            <text:p>$tab_conv_expr['MSW']['lug']</text:p>
          </table:table-cell>
          <table:table-cell table:style-name="ce13" table:formula="of:=&quot;= $tab_conv_expr['MU']['&quot;&amp;[.B97]&amp;&quot;']&quot;" office:value-type="string" office:string-value="= $tab_conv_expr['MU']['lug']" calcext:value-type="string">
            <text:p>= $tab_conv_expr['MU']['lug']</text:p>
          </table:table-cell>
          <table:table-cell table:formula="of:=&quot;= &amp;&quot;&amp;[.P97]&amp;&quot;;&quot;" office:value-type="string" office:string-value="= &amp;$tab_conv_expr['UNI']['lug'];" calcext:value-type="string">
            <text:p>= &amp;$tab_conv_expr['UNI']['lug'];</text:p>
          </table:table-cell>
          <table:table-cell table:number-columns-repeated="100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8]&amp;CHAR(34)&amp;&quot;,&quot;" office:value-type="string" office:string-value="&quot;95&quot;," calcext:value-type="string">
            <text:p>"95",</text:p>
          </table:table-cell>
          <table:table-cell table:formula="of:=CHAR(34)&amp;[.B98]&amp;CHAR(34)&amp;&quot;,&quot;" office:value-type="string" office:string-value="&quot;lim&quot;," calcext:value-type="string">
            <text:p>"lim",</text:p>
          </table:table-cell>
          <table:table-cell table:formula="of:=CHAR(34)&amp;[.C98]&amp;CHAR(34)&amp;&quot;,&quot;" office:value-type="string" office:string-value="&quot;Limburgs&quot;," calcext:value-type="string">
            <text:p>"Limburgs",</text:p>
          </table:table-cell>
          <table:table-cell table:formula="of:=CHAR(34)&amp;[.D98]&amp;CHAR(34)&amp;&quot;,&quot;" office:value-type="string" office:string-value="&quot;lim&quot;," calcext:value-type="string">
            <text:p>"lim",</text:p>
          </table:table-cell>
          <table:table-cell table:formula="of:=CHAR(34)&amp;[.E98]&amp;CHAR(34)&amp;&quot;,&quot;" office:value-type="string" office:string-value="&quot;li&quot;," calcext:value-type="string">
            <text:p>"li",</text:p>
          </table:table-cell>
          <table:table-cell table:formula="of:=CHAR(34)&amp;&quot;tl_&quot;&amp;[.B98]&amp;&quot;.png&quot;&amp;CHAR(34)" office:value-type="string" office:string-value="&quot;tl_lim.png&quot;" calcext:value-type="string">
            <text:p>"tl_li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8]&amp;&quot;']&quot;" office:value-type="string" office:string-value="$tab_conv_expr['UNI']['lim']" calcext:value-type="string">
            <text:p>$tab_conv_expr['UNI']['lim']</text:p>
          </table:table-cell>
          <table:table-cell table:style-name="Default" table:formula="of:=&quot;= &quot;&amp;[.A98]&amp;&quot;;&quot;" office:value-type="string" office:string-value="= 95;" calcext:value-type="string">
            <text:p>= 95;</text:p>
          </table:table-cell>
          <table:table-cell/>
          <table:table-cell table:formula="of:=&quot;$tab_conv_expr['MSW']['&quot;&amp;[.B98]&amp;&quot;']&quot;" office:value-type="string" office:string-value="$tab_conv_expr['MSW']['lim']" calcext:value-type="string">
            <text:p>$tab_conv_expr['MSW']['lim']</text:p>
          </table:table-cell>
          <table:table-cell table:style-name="ce13" table:formula="of:=&quot;= $tab_conv_expr['MU']['&quot;&amp;[.B98]&amp;&quot;']&quot;" office:value-type="string" office:string-value="= $tab_conv_expr['MU']['lim']" calcext:value-type="string">
            <text:p>= $tab_conv_expr['MU']['lim']</text:p>
          </table:table-cell>
          <table:table-cell table:formula="of:=&quot;= &amp;&quot;&amp;[.P98]&amp;&quot;;&quot;" office:value-type="string" office:string-value="= &amp;$tab_conv_expr['UNI']['lim'];" calcext:value-type="string">
            <text:p>= &amp;$tab_conv_expr['UNI']['lim'];</text:p>
          </table:table-cell>
          <table:table-cell table:number-columns-repeated="100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99]&amp;CHAR(34)&amp;&quot;,&quot;" office:value-type="string" office:string-value="&quot;96&quot;," calcext:value-type="string">
            <text:p>"96",</text:p>
          </table:table-cell>
          <table:table-cell table:formula="of:=CHAR(34)&amp;[.B99]&amp;CHAR(34)&amp;&quot;,&quot;" office:value-type="string" office:string-value="&quot;lin&quot;," calcext:value-type="string">
            <text:p>"lin",</text:p>
          </table:table-cell>
          <table:table-cell table:formula="of:=CHAR(34)&amp;[.C99]&amp;CHAR(34)&amp;&quot;,&quot;" office:value-type="string" office:string-value="&quot;Lingála&quot;," calcext:value-type="string">
            <text:p>"Lingála",</text:p>
          </table:table-cell>
          <table:table-cell table:formula="of:=CHAR(34)&amp;[.D99]&amp;CHAR(34)&amp;&quot;,&quot;" office:value-type="string" office:string-value="&quot;lin&quot;," calcext:value-type="string">
            <text:p>"lin",</text:p>
          </table:table-cell>
          <table:table-cell table:formula="of:=CHAR(34)&amp;[.E99]&amp;CHAR(34)&amp;&quot;,&quot;" office:value-type="string" office:string-value="&quot;ln&quot;," calcext:value-type="string">
            <text:p>"ln",</text:p>
          </table:table-cell>
          <table:table-cell table:formula="of:=CHAR(34)&amp;&quot;tl_&quot;&amp;[.B99]&amp;&quot;.png&quot;&amp;CHAR(34)" office:value-type="string" office:string-value="&quot;tl_lin.png&quot;" calcext:value-type="string">
            <text:p>"tl_li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99]&amp;&quot;']&quot;" office:value-type="string" office:string-value="$tab_conv_expr['UNI']['lin']" calcext:value-type="string">
            <text:p>$tab_conv_expr['UNI']['lin']</text:p>
          </table:table-cell>
          <table:table-cell table:style-name="Default" table:formula="of:=&quot;= &quot;&amp;[.A99]&amp;&quot;;&quot;" office:value-type="string" office:string-value="= 96;" calcext:value-type="string">
            <text:p>= 96;</text:p>
          </table:table-cell>
          <table:table-cell/>
          <table:table-cell table:formula="of:=&quot;$tab_conv_expr['MSW']['&quot;&amp;[.B99]&amp;&quot;']&quot;" office:value-type="string" office:string-value="$tab_conv_expr['MSW']['lin']" calcext:value-type="string">
            <text:p>$tab_conv_expr['MSW']['lin']</text:p>
          </table:table-cell>
          <table:table-cell table:style-name="ce13" table:formula="of:=&quot;= $tab_conv_expr['MU']['&quot;&amp;[.B99]&amp;&quot;']&quot;" office:value-type="string" office:string-value="= $tab_conv_expr['MU']['lin']" calcext:value-type="string">
            <text:p>= $tab_conv_expr['MU']['lin']</text:p>
          </table:table-cell>
          <table:table-cell table:formula="of:=&quot;= &amp;&quot;&amp;[.P99]&amp;&quot;;&quot;" office:value-type="string" office:string-value="= &amp;$tab_conv_expr['UNI']['lin'];" calcext:value-type="string">
            <text:p>= &amp;$tab_conv_expr['UNI']['lin'];</text:p>
          </table:table-cell>
          <table:table-cell table:number-columns-repeated="100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0]&amp;CHAR(34)&amp;&quot;,&quot;" office:value-type="string" office:string-value="&quot;97&quot;," calcext:value-type="string">
            <text:p>"97",</text:p>
          </table:table-cell>
          <table:table-cell table:formula="of:=CHAR(34)&amp;[.B100]&amp;CHAR(34)&amp;&quot;,&quot;" office:value-type="string" office:string-value="&quot;lao&quot;," calcext:value-type="string">
            <text:p>"lao",</text:p>
          </table:table-cell>
          <table:table-cell table:formula="of:=CHAR(34)&amp;[.C100]&amp;CHAR(34)&amp;&quot;,&quot;" office:value-type="string" office:string-value="&quot;ພາສາລາວ&quot;," calcext:value-type="string">
            <text:p>"ພາສາລາວ",</text:p>
          </table:table-cell>
          <table:table-cell table:formula="of:=CHAR(34)&amp;[.D100]&amp;CHAR(34)&amp;&quot;,&quot;" office:value-type="string" office:string-value="&quot;lao&quot;," calcext:value-type="string">
            <text:p>"lao",</text:p>
          </table:table-cell>
          <table:table-cell table:formula="of:=CHAR(34)&amp;[.E100]&amp;CHAR(34)&amp;&quot;,&quot;" office:value-type="string" office:string-value="&quot;lo&quot;," calcext:value-type="string">
            <text:p>"lo",</text:p>
          </table:table-cell>
          <table:table-cell table:formula="of:=CHAR(34)&amp;&quot;tl_&quot;&amp;[.B100]&amp;&quot;.png&quot;&amp;CHAR(34)" office:value-type="string" office:string-value="&quot;tl_lao.png&quot;" calcext:value-type="string">
            <text:p>"tl_la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0]&amp;&quot;']&quot;" office:value-type="string" office:string-value="$tab_conv_expr['UNI']['lao']" calcext:value-type="string">
            <text:p>$tab_conv_expr['UNI']['lao']</text:p>
          </table:table-cell>
          <table:table-cell table:style-name="Default" table:formula="of:=&quot;= &quot;&amp;[.A100]&amp;&quot;;&quot;" office:value-type="string" office:string-value="= 97;" calcext:value-type="string">
            <text:p>= 97;</text:p>
          </table:table-cell>
          <table:table-cell/>
          <table:table-cell table:formula="of:=&quot;$tab_conv_expr['MSW']['&quot;&amp;[.B100]&amp;&quot;']&quot;" office:value-type="string" office:string-value="$tab_conv_expr['MSW']['lao']" calcext:value-type="string">
            <text:p>$tab_conv_expr['MSW']['lao']</text:p>
          </table:table-cell>
          <table:table-cell table:style-name="ce13" table:formula="of:=&quot;= $tab_conv_expr['MU']['&quot;&amp;[.B100]&amp;&quot;']&quot;" office:value-type="string" office:string-value="= $tab_conv_expr['MU']['lao']" calcext:value-type="string">
            <text:p>= $tab_conv_expr['MU']['lao']</text:p>
          </table:table-cell>
          <table:table-cell table:formula="of:=&quot;= &amp;&quot;&amp;[.P100]&amp;&quot;;&quot;" office:value-type="string" office:string-value="= &amp;$tab_conv_expr['UNI']['lao'];" calcext:value-type="string">
            <text:p>= &amp;$tab_conv_expr['UNI']['lao'];</text:p>
          </table:table-cell>
          <table:table-cell table:number-columns-repeated="100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1]&amp;CHAR(34)&amp;&quot;,&quot;" office:value-type="string" office:string-value="&quot;98&quot;," calcext:value-type="string">
            <text:p>"98",</text:p>
          </table:table-cell>
          <table:table-cell table:formula="of:=CHAR(34)&amp;[.B101]&amp;CHAR(34)&amp;&quot;,&quot;" office:value-type="string" office:string-value="&quot;lit&quot;," calcext:value-type="string">
            <text:p>"lit",</text:p>
          </table:table-cell>
          <table:table-cell table:formula="of:=CHAR(34)&amp;[.C101]&amp;CHAR(34)&amp;&quot;,&quot;" office:value-type="string" office:string-value="&quot;Lietuvių kalba&quot;," calcext:value-type="string">
            <text:p>"Lietuvių kalba",</text:p>
          </table:table-cell>
          <table:table-cell table:formula="of:=CHAR(34)&amp;[.D101]&amp;CHAR(34)&amp;&quot;,&quot;" office:value-type="string" office:string-value="&quot;lit&quot;," calcext:value-type="string">
            <text:p>"lit",</text:p>
          </table:table-cell>
          <table:table-cell table:formula="of:=CHAR(34)&amp;[.E101]&amp;CHAR(34)&amp;&quot;,&quot;" office:value-type="string" office:string-value="&quot;lt&quot;," calcext:value-type="string">
            <text:p>"lt",</text:p>
          </table:table-cell>
          <table:table-cell table:formula="of:=CHAR(34)&amp;&quot;tl_&quot;&amp;[.B101]&amp;&quot;.png&quot;&amp;CHAR(34)" office:value-type="string" office:string-value="&quot;tl_lit.png&quot;" calcext:value-type="string">
            <text:p>"tl_li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1]&amp;&quot;']&quot;" office:value-type="string" office:string-value="$tab_conv_expr['UNI']['lit']" calcext:value-type="string">
            <text:p>$tab_conv_expr['UNI']['lit']</text:p>
          </table:table-cell>
          <table:table-cell table:style-name="Default" table:formula="of:=&quot;= &quot;&amp;[.A101]&amp;&quot;;&quot;" office:value-type="string" office:string-value="= 98;" calcext:value-type="string">
            <text:p>= 98;</text:p>
          </table:table-cell>
          <table:table-cell/>
          <table:table-cell table:formula="of:=&quot;$tab_conv_expr['MSW']['&quot;&amp;[.B101]&amp;&quot;']&quot;" office:value-type="string" office:string-value="$tab_conv_expr['MSW']['lit']" calcext:value-type="string">
            <text:p>$tab_conv_expr['MSW']['lit']</text:p>
          </table:table-cell>
          <table:table-cell table:style-name="ce13" table:formula="of:=&quot;= $tab_conv_expr['MU']['&quot;&amp;[.B101]&amp;&quot;']&quot;" office:value-type="string" office:string-value="= $tab_conv_expr['MU']['lit']" calcext:value-type="string">
            <text:p>= $tab_conv_expr['MU']['lit']</text:p>
          </table:table-cell>
          <table:table-cell table:formula="of:=&quot;= &amp;&quot;&amp;[.P101]&amp;&quot;;&quot;" office:value-type="string" office:string-value="= &amp;$tab_conv_expr['UNI']['lit'];" calcext:value-type="string">
            <text:p>= &amp;$tab_conv_expr['UNI']['lit'];</text:p>
          </table:table-cell>
          <table:table-cell table:number-columns-repeated="100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kiluba</text:p>
          </table:table-cell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2]&amp;CHAR(34)&amp;&quot;,&quot;" office:value-type="string" office:string-value="&quot;99&quot;," calcext:value-type="string">
            <text:p>"99",</text:p>
          </table:table-cell>
          <table:table-cell table:formula="of:=CHAR(34)&amp;[.B102]&amp;CHAR(34)&amp;&quot;,&quot;" office:value-type="string" office:string-value="&quot;lub&quot;," calcext:value-type="string">
            <text:p>"lub",</text:p>
          </table:table-cell>
          <table:table-cell table:formula="of:=CHAR(34)&amp;[.C102]&amp;CHAR(34)&amp;&quot;,&quot;" office:value-type="string" office:string-value="&quot;kiluba&quot;," calcext:value-type="string">
            <text:p>"kiluba",</text:p>
          </table:table-cell>
          <table:table-cell table:formula="of:=CHAR(34)&amp;[.D102]&amp;CHAR(34)&amp;&quot;,&quot;" office:value-type="string" office:string-value="&quot;lub&quot;," calcext:value-type="string">
            <text:p>"lub",</text:p>
          </table:table-cell>
          <table:table-cell table:formula="of:=CHAR(34)&amp;[.E102]&amp;CHAR(34)&amp;&quot;,&quot;" office:value-type="string" office:string-value="&quot;lu&quot;," calcext:value-type="string">
            <text:p>"lu",</text:p>
          </table:table-cell>
          <table:table-cell table:formula="of:=CHAR(34)&amp;&quot;tl_&quot;&amp;[.B102]&amp;&quot;.png&quot;&amp;CHAR(34)" office:value-type="string" office:string-value="&quot;tl_lub.png&quot;" calcext:value-type="string">
            <text:p>"tl_lub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2]&amp;&quot;']&quot;" office:value-type="string" office:string-value="$tab_conv_expr['UNI']['lub']" calcext:value-type="string">
            <text:p>$tab_conv_expr['UNI']['lub']</text:p>
          </table:table-cell>
          <table:table-cell table:style-name="Default" table:formula="of:=&quot;= &quot;&amp;[.A102]&amp;&quot;;&quot;" office:value-type="string" office:string-value="= 99;" calcext:value-type="string">
            <text:p>= 99;</text:p>
          </table:table-cell>
          <table:table-cell/>
          <table:table-cell table:formula="of:=&quot;$tab_conv_expr['MSW']['&quot;&amp;[.B102]&amp;&quot;']&quot;" office:value-type="string" office:string-value="$tab_conv_expr['MSW']['lub']" calcext:value-type="string">
            <text:p>$tab_conv_expr['MSW']['lub']</text:p>
          </table:table-cell>
          <table:table-cell table:style-name="ce13" table:formula="of:=&quot;= $tab_conv_expr['MU']['&quot;&amp;[.B102]&amp;&quot;']&quot;" office:value-type="string" office:string-value="= $tab_conv_expr['MU']['lub']" calcext:value-type="string">
            <text:p>= $tab_conv_expr['MU']['lub']</text:p>
          </table:table-cell>
          <table:table-cell table:formula="of:=&quot;= &amp;&quot;&amp;[.P102]&amp;&quot;;&quot;" office:value-type="string" office:string-value="= &amp;$tab_conv_expr['UNI']['lub'];" calcext:value-type="string">
            <text:p>= &amp;$tab_conv_expr['UNI']['lub'];</text:p>
          </table:table-cell>
          <table:table-cell table:number-columns-repeated="100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3]&amp;CHAR(34)&amp;&quot;,&quot;" office:value-type="string" office:string-value="&quot;100&quot;," calcext:value-type="string">
            <text:p>"100",</text:p>
          </table:table-cell>
          <table:table-cell table:formula="of:=CHAR(34)&amp;[.B103]&amp;CHAR(34)&amp;&quot;,&quot;" office:value-type="string" office:string-value="&quot;lav&quot;," calcext:value-type="string">
            <text:p>"lav",</text:p>
          </table:table-cell>
          <table:table-cell table:formula="of:=CHAR(34)&amp;[.C103]&amp;CHAR(34)&amp;&quot;,&quot;" office:value-type="string" office:string-value="&quot;Latviešu valoda&quot;," calcext:value-type="string">
            <text:p>"Latviešu valoda",</text:p>
          </table:table-cell>
          <table:table-cell table:formula="of:=CHAR(34)&amp;[.D103]&amp;CHAR(34)&amp;&quot;,&quot;" office:value-type="string" office:string-value="&quot;lav&quot;," calcext:value-type="string">
            <text:p>"lav",</text:p>
          </table:table-cell>
          <table:table-cell table:formula="of:=CHAR(34)&amp;[.E103]&amp;CHAR(34)&amp;&quot;,&quot;" office:value-type="string" office:string-value="&quot;lv&quot;," calcext:value-type="string">
            <text:p>"lv",</text:p>
          </table:table-cell>
          <table:table-cell table:formula="of:=CHAR(34)&amp;&quot;tl_&quot;&amp;[.B103]&amp;&quot;.png&quot;&amp;CHAR(34)" office:value-type="string" office:string-value="&quot;tl_lav.png&quot;" calcext:value-type="string">
            <text:p>"tl_la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3]&amp;&quot;']&quot;" office:value-type="string" office:string-value="$tab_conv_expr['UNI']['lav']" calcext:value-type="string">
            <text:p>$tab_conv_expr['UNI']['lav']</text:p>
          </table:table-cell>
          <table:table-cell table:style-name="Default" table:formula="of:=&quot;= &quot;&amp;[.A103]&amp;&quot;;&quot;" office:value-type="string" office:string-value="= 100;" calcext:value-type="string">
            <text:p>= 100;</text:p>
          </table:table-cell>
          <table:table-cell/>
          <table:table-cell table:formula="of:=&quot;$tab_conv_expr['MSW']['&quot;&amp;[.B103]&amp;&quot;']&quot;" office:value-type="string" office:string-value="$tab_conv_expr['MSW']['lav']" calcext:value-type="string">
            <text:p>$tab_conv_expr['MSW']['lav']</text:p>
          </table:table-cell>
          <table:table-cell table:style-name="ce13" table:formula="of:=&quot;= $tab_conv_expr['MU']['&quot;&amp;[.B103]&amp;&quot;']&quot;" office:value-type="string" office:string-value="= $tab_conv_expr['MU']['lav']" calcext:value-type="string">
            <text:p>= $tab_conv_expr['MU']['lav']</text:p>
          </table:table-cell>
          <table:table-cell table:formula="of:=&quot;= &amp;&quot;&amp;[.P103]&amp;&quot;;&quot;" office:value-type="string" office:string-value="= &amp;$tab_conv_expr['UNI']['lav'];" calcext:value-type="string">
            <text:p>= &amp;$tab_conv_expr['UNI']['lav'];</text:p>
          </table:table-cell>
          <table:table-cell table:number-columns-repeated="100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Fiteny malagasy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4]&amp;CHAR(34)&amp;&quot;,&quot;" office:value-type="string" office:string-value="&quot;101&quot;," calcext:value-type="string">
            <text:p>"101",</text:p>
          </table:table-cell>
          <table:table-cell table:formula="of:=CHAR(34)&amp;[.B104]&amp;CHAR(34)&amp;&quot;,&quot;" office:value-type="string" office:string-value="&quot;mlg&quot;," calcext:value-type="string">
            <text:p>"mlg",</text:p>
          </table:table-cell>
          <table:table-cell table:formula="of:=CHAR(34)&amp;[.C104]&amp;CHAR(34)&amp;&quot;,&quot;" office:value-type="string" office:string-value="&quot;Fiteny malagasy&quot;," calcext:value-type="string">
            <text:p>"Fiteny malagasy",</text:p>
          </table:table-cell>
          <table:table-cell table:formula="of:=CHAR(34)&amp;[.D104]&amp;CHAR(34)&amp;&quot;,&quot;" office:value-type="string" office:string-value="&quot;mlg&quot;," calcext:value-type="string">
            <text:p>"mlg",</text:p>
          </table:table-cell>
          <table:table-cell table:formula="of:=CHAR(34)&amp;[.E104]&amp;CHAR(34)&amp;&quot;,&quot;" office:value-type="string" office:string-value="&quot;mg&quot;," calcext:value-type="string">
            <text:p>"mg",</text:p>
          </table:table-cell>
          <table:table-cell table:formula="of:=CHAR(34)&amp;&quot;tl_&quot;&amp;[.B104]&amp;&quot;.png&quot;&amp;CHAR(34)" office:value-type="string" office:string-value="&quot;tl_mlg.png&quot;" calcext:value-type="string">
            <text:p>"tl_ml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4]&amp;&quot;']&quot;" office:value-type="string" office:string-value="$tab_conv_expr['UNI']['mlg']" calcext:value-type="string">
            <text:p>$tab_conv_expr['UNI']['mlg']</text:p>
          </table:table-cell>
          <table:table-cell table:style-name="Default" table:formula="of:=&quot;= &quot;&amp;[.A104]&amp;&quot;;&quot;" office:value-type="string" office:string-value="= 101;" calcext:value-type="string">
            <text:p>= 101;</text:p>
          </table:table-cell>
          <table:table-cell/>
          <table:table-cell table:formula="of:=&quot;$tab_conv_expr['MSW']['&quot;&amp;[.B104]&amp;&quot;']&quot;" office:value-type="string" office:string-value="$tab_conv_expr['MSW']['mlg']" calcext:value-type="string">
            <text:p>$tab_conv_expr['MSW']['mlg']</text:p>
          </table:table-cell>
          <table:table-cell table:style-name="ce13" table:formula="of:=&quot;= $tab_conv_expr['MU']['&quot;&amp;[.B104]&amp;&quot;']&quot;" office:value-type="string" office:string-value="= $tab_conv_expr['MU']['mlg']" calcext:value-type="string">
            <text:p>= $tab_conv_expr['MU']['mlg']</text:p>
          </table:table-cell>
          <table:table-cell table:formula="of:=&quot;= &amp;&quot;&amp;[.P104]&amp;&quot;;&quot;" office:value-type="string" office:string-value="= &amp;$tab_conv_expr['UNI']['mlg'];" calcext:value-type="string">
            <text:p>= &amp;$tab_conv_expr['UNI']['mlg'];</text:p>
          </table:table-cell>
          <table:table-cell table:number-columns-repeated="100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5]&amp;CHAR(34)&amp;&quot;,&quot;" office:value-type="string" office:string-value="&quot;102&quot;," calcext:value-type="string">
            <text:p>"102",</text:p>
          </table:table-cell>
          <table:table-cell table:formula="of:=CHAR(34)&amp;[.B105]&amp;CHAR(34)&amp;&quot;,&quot;" office:value-type="string" office:string-value="&quot;mah&quot;," calcext:value-type="string">
            <text:p>"mah",</text:p>
          </table:table-cell>
          <table:table-cell table:formula="of:=CHAR(34)&amp;[.C105]&amp;CHAR(34)&amp;&quot;,&quot;" office:value-type="string" office:string-value="&quot;Kajin M̧ajeļ&quot;," calcext:value-type="string">
            <text:p>"Kajin M̧ajeļ",</text:p>
          </table:table-cell>
          <table:table-cell table:formula="of:=CHAR(34)&amp;[.D105]&amp;CHAR(34)&amp;&quot;,&quot;" office:value-type="string" office:string-value="&quot;mah&quot;," calcext:value-type="string">
            <text:p>"mah",</text:p>
          </table:table-cell>
          <table:table-cell table:formula="of:=CHAR(34)&amp;[.E105]&amp;CHAR(34)&amp;&quot;,&quot;" office:value-type="string" office:string-value="&quot;mh&quot;," calcext:value-type="string">
            <text:p>"mh",</text:p>
          </table:table-cell>
          <table:table-cell table:formula="of:=CHAR(34)&amp;&quot;tl_&quot;&amp;[.B105]&amp;&quot;.png&quot;&amp;CHAR(34)" office:value-type="string" office:string-value="&quot;tl_mah.png&quot;" calcext:value-type="string">
            <text:p>"tl_mah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5]&amp;&quot;']&quot;" office:value-type="string" office:string-value="$tab_conv_expr['UNI']['mah']" calcext:value-type="string">
            <text:p>$tab_conv_expr['UNI']['mah']</text:p>
          </table:table-cell>
          <table:table-cell table:style-name="Default" table:formula="of:=&quot;= &quot;&amp;[.A105]&amp;&quot;;&quot;" office:value-type="string" office:string-value="= 102;" calcext:value-type="string">
            <text:p>= 102;</text:p>
          </table:table-cell>
          <table:table-cell/>
          <table:table-cell table:formula="of:=&quot;$tab_conv_expr['MSW']['&quot;&amp;[.B105]&amp;&quot;']&quot;" office:value-type="string" office:string-value="$tab_conv_expr['MSW']['mah']" calcext:value-type="string">
            <text:p>$tab_conv_expr['MSW']['mah']</text:p>
          </table:table-cell>
          <table:table-cell table:style-name="ce13" table:formula="of:=&quot;= $tab_conv_expr['MU']['&quot;&amp;[.B105]&amp;&quot;']&quot;" office:value-type="string" office:string-value="= $tab_conv_expr['MU']['mah']" calcext:value-type="string">
            <text:p>= $tab_conv_expr['MU']['mah']</text:p>
          </table:table-cell>
          <table:table-cell table:formula="of:=&quot;= &amp;&quot;&amp;[.P105]&amp;&quot;;&quot;" office:value-type="string" office:string-value="= &amp;$tab_conv_expr['UNI']['mah'];" calcext:value-type="string">
            <text:p>= &amp;$tab_conv_expr['UNI']['mah'];</text:p>
          </table:table-cell>
          <table:table-cell table:number-columns-repeated="100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6]&amp;CHAR(34)&amp;&quot;,&quot;" office:value-type="string" office:string-value="&quot;103&quot;," calcext:value-type="string">
            <text:p>"103",</text:p>
          </table:table-cell>
          <table:table-cell table:formula="of:=CHAR(34)&amp;[.B106]&amp;CHAR(34)&amp;&quot;,&quot;" office:value-type="string" office:string-value="&quot;mri&quot;," calcext:value-type="string">
            <text:p>"mri",</text:p>
          </table:table-cell>
          <table:table-cell table:formula="of:=CHAR(34)&amp;[.C106]&amp;CHAR(34)&amp;&quot;,&quot;" office:value-type="string" office:string-value="&quot;Te reo Māori&quot;," calcext:value-type="string">
            <text:p>"Te reo Māori",</text:p>
          </table:table-cell>
          <table:table-cell table:formula="of:=CHAR(34)&amp;[.D106]&amp;CHAR(34)&amp;&quot;,&quot;" office:value-type="string" office:string-value="&quot;mao/mri&quot;," calcext:value-type="string">
            <text:p>"mao/mri",</text:p>
          </table:table-cell>
          <table:table-cell table:formula="of:=CHAR(34)&amp;[.E106]&amp;CHAR(34)&amp;&quot;,&quot;" office:value-type="string" office:string-value="&quot;mi&quot;," calcext:value-type="string">
            <text:p>"mi",</text:p>
          </table:table-cell>
          <table:table-cell table:formula="of:=CHAR(34)&amp;&quot;tl_&quot;&amp;[.B106]&amp;&quot;.png&quot;&amp;CHAR(34)" office:value-type="string" office:string-value="&quot;tl_mri.png&quot;" calcext:value-type="string">
            <text:p>"tl_mr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6]&amp;&quot;']&quot;" office:value-type="string" office:string-value="$tab_conv_expr['UNI']['mri']" calcext:value-type="string">
            <text:p>$tab_conv_expr['UNI']['mri']</text:p>
          </table:table-cell>
          <table:table-cell table:style-name="Default" table:formula="of:=&quot;= &quot;&amp;[.A106]&amp;&quot;;&quot;" office:value-type="string" office:string-value="= 103;" calcext:value-type="string">
            <text:p>= 103;</text:p>
          </table:table-cell>
          <table:table-cell/>
          <table:table-cell table:formula="of:=&quot;$tab_conv_expr['MSW']['&quot;&amp;[.B106]&amp;&quot;']&quot;" office:value-type="string" office:string-value="$tab_conv_expr['MSW']['mri']" calcext:value-type="string">
            <text:p>$tab_conv_expr['MSW']['mri']</text:p>
          </table:table-cell>
          <table:table-cell table:style-name="ce13" table:formula="of:=&quot;= $tab_conv_expr['MU']['&quot;&amp;[.B106]&amp;&quot;']&quot;" office:value-type="string" office:string-value="= $tab_conv_expr['MU']['mri']" calcext:value-type="string">
            <text:p>= $tab_conv_expr['MU']['mri']</text:p>
          </table:table-cell>
          <table:table-cell table:formula="of:=&quot;= &amp;&quot;&amp;[.P106]&amp;&quot;;&quot;" office:value-type="string" office:string-value="= &amp;$tab_conv_expr['UNI']['mri'];" calcext:value-type="string">
            <text:p>= &amp;$tab_conv_expr['UNI']['mri'];</text:p>
          </table:table-cell>
          <table:table-cell table:number-columns-repeated="100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7]&amp;CHAR(34)&amp;&quot;,&quot;" office:value-type="string" office:string-value="&quot;104&quot;," calcext:value-type="string">
            <text:p>"104",</text:p>
          </table:table-cell>
          <table:table-cell table:formula="of:=CHAR(34)&amp;[.B107]&amp;CHAR(34)&amp;&quot;,&quot;" office:value-type="string" office:string-value="&quot;mkd&quot;," calcext:value-type="string">
            <text:p>"mkd",</text:p>
          </table:table-cell>
          <table:table-cell table:formula="of:=CHAR(34)&amp;[.C107]&amp;CHAR(34)&amp;&quot;,&quot;" office:value-type="string" office:string-value="&quot;македонски јазик&quot;," calcext:value-type="string">
            <text:p>"македонски јазик",</text:p>
          </table:table-cell>
          <table:table-cell table:formula="of:=CHAR(34)&amp;[.D107]&amp;CHAR(34)&amp;&quot;,&quot;" office:value-type="string" office:string-value="&quot;mac/mkd&quot;," calcext:value-type="string">
            <text:p>"mac/mkd",</text:p>
          </table:table-cell>
          <table:table-cell table:formula="of:=CHAR(34)&amp;[.E107]&amp;CHAR(34)&amp;&quot;,&quot;" office:value-type="string" office:string-value="&quot;mk&quot;," calcext:value-type="string">
            <text:p>"mk",</text:p>
          </table:table-cell>
          <table:table-cell table:formula="of:=CHAR(34)&amp;&quot;tl_&quot;&amp;[.B107]&amp;&quot;.png&quot;&amp;CHAR(34)" office:value-type="string" office:string-value="&quot;tl_mkd.png&quot;" calcext:value-type="string">
            <text:p>"tl_mk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7]&amp;&quot;']&quot;" office:value-type="string" office:string-value="$tab_conv_expr['UNI']['mkd']" calcext:value-type="string">
            <text:p>$tab_conv_expr['UNI']['mkd']</text:p>
          </table:table-cell>
          <table:table-cell table:style-name="Default" table:formula="of:=&quot;= &quot;&amp;[.A107]&amp;&quot;;&quot;" office:value-type="string" office:string-value="= 104;" calcext:value-type="string">
            <text:p>= 104;</text:p>
          </table:table-cell>
          <table:table-cell/>
          <table:table-cell table:formula="of:=&quot;$tab_conv_expr['MSW']['&quot;&amp;[.B107]&amp;&quot;']&quot;" office:value-type="string" office:string-value="$tab_conv_expr['MSW']['mkd']" calcext:value-type="string">
            <text:p>$tab_conv_expr['MSW']['mkd']</text:p>
          </table:table-cell>
          <table:table-cell table:style-name="ce13" table:formula="of:=&quot;= $tab_conv_expr['MU']['&quot;&amp;[.B107]&amp;&quot;']&quot;" office:value-type="string" office:string-value="= $tab_conv_expr['MU']['mkd']" calcext:value-type="string">
            <text:p>= $tab_conv_expr['MU']['mkd']</text:p>
          </table:table-cell>
          <table:table-cell table:formula="of:=&quot;= &amp;&quot;&amp;[.P107]&amp;&quot;;&quot;" office:value-type="string" office:string-value="= &amp;$tab_conv_expr['UNI']['mkd'];" calcext:value-type="string">
            <text:p>= &amp;$tab_conv_expr['UNI']['mkd'];</text:p>
          </table:table-cell>
          <table:table-cell table:number-columns-repeated="100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8]&amp;CHAR(34)&amp;&quot;,&quot;" office:value-type="string" office:string-value="&quot;105&quot;," calcext:value-type="string">
            <text:p>"105",</text:p>
          </table:table-cell>
          <table:table-cell table:formula="of:=CHAR(34)&amp;[.B108]&amp;CHAR(34)&amp;&quot;,&quot;" office:value-type="string" office:string-value="&quot;mal&quot;," calcext:value-type="string">
            <text:p>"mal",</text:p>
          </table:table-cell>
          <table:table-cell table:formula="of:=CHAR(34)&amp;[.C108]&amp;CHAR(34)&amp;&quot;,&quot;" office:value-type="string" office:string-value="&quot;മലയാളം&quot;," calcext:value-type="string">
            <text:p>"മലയാളം",</text:p>
          </table:table-cell>
          <table:table-cell table:formula="of:=CHAR(34)&amp;[.D108]&amp;CHAR(34)&amp;&quot;,&quot;" office:value-type="string" office:string-value="&quot;mal&quot;," calcext:value-type="string">
            <text:p>"mal",</text:p>
          </table:table-cell>
          <table:table-cell table:formula="of:=CHAR(34)&amp;[.E108]&amp;CHAR(34)&amp;&quot;,&quot;" office:value-type="string" office:string-value="&quot;ml&quot;," calcext:value-type="string">
            <text:p>"ml",</text:p>
          </table:table-cell>
          <table:table-cell table:formula="of:=CHAR(34)&amp;&quot;tl_&quot;&amp;[.B108]&amp;&quot;.png&quot;&amp;CHAR(34)" office:value-type="string" office:string-value="&quot;tl_mal.png&quot;" calcext:value-type="string">
            <text:p>"tl_ma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8]&amp;&quot;']&quot;" office:value-type="string" office:string-value="$tab_conv_expr['UNI']['mal']" calcext:value-type="string">
            <text:p>$tab_conv_expr['UNI']['mal']</text:p>
          </table:table-cell>
          <table:table-cell table:style-name="Default" table:formula="of:=&quot;= &quot;&amp;[.A108]&amp;&quot;;&quot;" office:value-type="string" office:string-value="= 105;" calcext:value-type="string">
            <text:p>= 105;</text:p>
          </table:table-cell>
          <table:table-cell/>
          <table:table-cell table:formula="of:=&quot;$tab_conv_expr['MSW']['&quot;&amp;[.B108]&amp;&quot;']&quot;" office:value-type="string" office:string-value="$tab_conv_expr['MSW']['mal']" calcext:value-type="string">
            <text:p>$tab_conv_expr['MSW']['mal']</text:p>
          </table:table-cell>
          <table:table-cell table:style-name="ce13" table:formula="of:=&quot;= $tab_conv_expr['MU']['&quot;&amp;[.B108]&amp;&quot;']&quot;" office:value-type="string" office:string-value="= $tab_conv_expr['MU']['mal']" calcext:value-type="string">
            <text:p>= $tab_conv_expr['MU']['mal']</text:p>
          </table:table-cell>
          <table:table-cell table:formula="of:=&quot;= &amp;&quot;&amp;[.P108]&amp;&quot;;&quot;" office:value-type="string" office:string-value="= &amp;$tab_conv_expr['UNI']['mal'];" calcext:value-type="string">
            <text:p>= &amp;$tab_conv_expr['UNI']['mal'];</text:p>
          </table:table-cell>
          <table:table-cell table:number-columns-repeated="100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09]&amp;CHAR(34)&amp;&quot;,&quot;" office:value-type="string" office:string-value="&quot;106&quot;," calcext:value-type="string">
            <text:p>"106",</text:p>
          </table:table-cell>
          <table:table-cell table:formula="of:=CHAR(34)&amp;[.B109]&amp;CHAR(34)&amp;&quot;,&quot;" office:value-type="string" office:string-value="&quot;mon&quot;," calcext:value-type="string">
            <text:p>"mon",</text:p>
          </table:table-cell>
          <table:table-cell table:formula="of:=CHAR(34)&amp;[.C109]&amp;CHAR(34)&amp;&quot;,&quot;" office:value-type="string" office:string-value="&quot;Монгол&quot;," calcext:value-type="string">
            <text:p>"Монгол",</text:p>
          </table:table-cell>
          <table:table-cell table:formula="of:=CHAR(34)&amp;[.D109]&amp;CHAR(34)&amp;&quot;,&quot;" office:value-type="string" office:string-value="&quot;mon&quot;," calcext:value-type="string">
            <text:p>"mon",</text:p>
          </table:table-cell>
          <table:table-cell table:formula="of:=CHAR(34)&amp;[.E109]&amp;CHAR(34)&amp;&quot;,&quot;" office:value-type="string" office:string-value="&quot;mn&quot;," calcext:value-type="string">
            <text:p>"mn",</text:p>
          </table:table-cell>
          <table:table-cell table:formula="of:=CHAR(34)&amp;&quot;tl_&quot;&amp;[.B109]&amp;&quot;.png&quot;&amp;CHAR(34)" office:value-type="string" office:string-value="&quot;tl_mon.png&quot;" calcext:value-type="string">
            <text:p>"tl_mo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09]&amp;&quot;']&quot;" office:value-type="string" office:string-value="$tab_conv_expr['UNI']['mon']" calcext:value-type="string">
            <text:p>$tab_conv_expr['UNI']['mon']</text:p>
          </table:table-cell>
          <table:table-cell table:style-name="Default" table:formula="of:=&quot;= &quot;&amp;[.A109]&amp;&quot;;&quot;" office:value-type="string" office:string-value="= 106;" calcext:value-type="string">
            <text:p>= 106;</text:p>
          </table:table-cell>
          <table:table-cell/>
          <table:table-cell table:formula="of:=&quot;$tab_conv_expr['MSW']['&quot;&amp;[.B109]&amp;&quot;']&quot;" office:value-type="string" office:string-value="$tab_conv_expr['MSW']['mon']" calcext:value-type="string">
            <text:p>$tab_conv_expr['MSW']['mon']</text:p>
          </table:table-cell>
          <table:table-cell table:style-name="ce13" table:formula="of:=&quot;= $tab_conv_expr['MU']['&quot;&amp;[.B109]&amp;&quot;']&quot;" office:value-type="string" office:string-value="= $tab_conv_expr['MU']['mon']" calcext:value-type="string">
            <text:p>= $tab_conv_expr['MU']['mon']</text:p>
          </table:table-cell>
          <table:table-cell table:formula="of:=&quot;= &amp;&quot;&amp;[.P109]&amp;&quot;;&quot;" office:value-type="string" office:string-value="= &amp;$tab_conv_expr['UNI']['mon'];" calcext:value-type="string">
            <text:p>= &amp;$tab_conv_expr['UNI']['mon'];</text:p>
          </table:table-cell>
          <table:table-cell table:number-columns-repeated="100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0]&amp;CHAR(34)&amp;&quot;,&quot;" office:value-type="string" office:string-value="&quot;107&quot;," calcext:value-type="string">
            <text:p>"107",</text:p>
          </table:table-cell>
          <table:table-cell table:formula="of:=CHAR(34)&amp;[.B110]&amp;CHAR(34)&amp;&quot;,&quot;" office:value-type="string" office:string-value="&quot;mol&quot;," calcext:value-type="string">
            <text:p>"mol",</text:p>
          </table:table-cell>
          <table:table-cell table:formula="of:=CHAR(34)&amp;[.C110]&amp;CHAR(34)&amp;&quot;,&quot;" office:value-type="string" office:string-value="&quot;лимба молдовеняскэ&quot;," calcext:value-type="string">
            <text:p>"лимба молдовеняскэ",</text:p>
          </table:table-cell>
          <table:table-cell table:formula="of:=CHAR(34)&amp;[.D110]&amp;CHAR(34)&amp;&quot;,&quot;" office:value-type="string" office:string-value="&quot;mol&quot;," calcext:value-type="string">
            <text:p>"mol",</text:p>
          </table:table-cell>
          <table:table-cell table:formula="of:=CHAR(34)&amp;[.E110]&amp;CHAR(34)&amp;&quot;,&quot;" office:value-type="string" office:string-value="&quot;mo&quot;," calcext:value-type="string">
            <text:p>"mo",</text:p>
          </table:table-cell>
          <table:table-cell table:formula="of:=CHAR(34)&amp;&quot;tl_&quot;&amp;[.B110]&amp;&quot;.png&quot;&amp;CHAR(34)" office:value-type="string" office:string-value="&quot;tl_mol.png&quot;" calcext:value-type="string">
            <text:p>"tl_mo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0]&amp;&quot;']&quot;" office:value-type="string" office:string-value="$tab_conv_expr['UNI']['mol']" calcext:value-type="string">
            <text:p>$tab_conv_expr['UNI']['mol']</text:p>
          </table:table-cell>
          <table:table-cell table:style-name="Default" table:formula="of:=&quot;= &quot;&amp;[.A110]&amp;&quot;;&quot;" office:value-type="string" office:string-value="= 107;" calcext:value-type="string">
            <text:p>= 107;</text:p>
          </table:table-cell>
          <table:table-cell/>
          <table:table-cell table:formula="of:=&quot;$tab_conv_expr['MSW']['&quot;&amp;[.B110]&amp;&quot;']&quot;" office:value-type="string" office:string-value="$tab_conv_expr['MSW']['mol']" calcext:value-type="string">
            <text:p>$tab_conv_expr['MSW']['mol']</text:p>
          </table:table-cell>
          <table:table-cell table:style-name="ce13" table:formula="of:=&quot;= $tab_conv_expr['MU']['&quot;&amp;[.B110]&amp;&quot;']&quot;" office:value-type="string" office:string-value="= $tab_conv_expr['MU']['mol']" calcext:value-type="string">
            <text:p>= $tab_conv_expr['MU']['mol']</text:p>
          </table:table-cell>
          <table:table-cell table:formula="of:=&quot;= &amp;&quot;&amp;[.P110]&amp;&quot;;&quot;" office:value-type="string" office:string-value="= &amp;$tab_conv_expr['UNI']['mol'];" calcext:value-type="string">
            <text:p>= &amp;$tab_conv_expr['UNI']['mol'];</text:p>
          </table:table-cell>
          <table:table-cell table:number-columns-repeated="100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1]&amp;CHAR(34)&amp;&quot;,&quot;" office:value-type="string" office:string-value="&quot;108&quot;," calcext:value-type="string">
            <text:p>"108",</text:p>
          </table:table-cell>
          <table:table-cell table:formula="of:=CHAR(34)&amp;[.B111]&amp;CHAR(34)&amp;&quot;,&quot;" office:value-type="string" office:string-value="&quot;mar&quot;," calcext:value-type="string">
            <text:p>"mar",</text:p>
          </table:table-cell>
          <table:table-cell table:formula="of:=CHAR(34)&amp;[.C111]&amp;CHAR(34)&amp;&quot;,&quot;" office:value-type="string" office:string-value="&quot;मराठी&quot;," calcext:value-type="string">
            <text:p>"मराठी",</text:p>
          </table:table-cell>
          <table:table-cell table:formula="of:=CHAR(34)&amp;[.D111]&amp;CHAR(34)&amp;&quot;,&quot;" office:value-type="string" office:string-value="&quot;mar&quot;," calcext:value-type="string">
            <text:p>"mar",</text:p>
          </table:table-cell>
          <table:table-cell table:formula="of:=CHAR(34)&amp;[.E111]&amp;CHAR(34)&amp;&quot;,&quot;" office:value-type="string" office:string-value="&quot;mr&quot;," calcext:value-type="string">
            <text:p>"mr",</text:p>
          </table:table-cell>
          <table:table-cell table:formula="of:=CHAR(34)&amp;&quot;tl_&quot;&amp;[.B111]&amp;&quot;.png&quot;&amp;CHAR(34)" office:value-type="string" office:string-value="&quot;tl_mar.png&quot;" calcext:value-type="string">
            <text:p>"tl_ma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1]&amp;&quot;']&quot;" office:value-type="string" office:string-value="$tab_conv_expr['UNI']['mar']" calcext:value-type="string">
            <text:p>$tab_conv_expr['UNI']['mar']</text:p>
          </table:table-cell>
          <table:table-cell table:style-name="Default" table:formula="of:=&quot;= &quot;&amp;[.A111]&amp;&quot;;&quot;" office:value-type="string" office:string-value="= 108;" calcext:value-type="string">
            <text:p>= 108;</text:p>
          </table:table-cell>
          <table:table-cell/>
          <table:table-cell table:formula="of:=&quot;$tab_conv_expr['MSW']['&quot;&amp;[.B111]&amp;&quot;']&quot;" office:value-type="string" office:string-value="$tab_conv_expr['MSW']['mar']" calcext:value-type="string">
            <text:p>$tab_conv_expr['MSW']['mar']</text:p>
          </table:table-cell>
          <table:table-cell table:style-name="ce13" table:formula="of:=&quot;= $tab_conv_expr['MU']['&quot;&amp;[.B111]&amp;&quot;']&quot;" office:value-type="string" office:string-value="= $tab_conv_expr['MU']['mar']" calcext:value-type="string">
            <text:p>= $tab_conv_expr['MU']['mar']</text:p>
          </table:table-cell>
          <table:table-cell table:formula="of:=&quot;= &amp;&quot;&amp;[.P111]&amp;&quot;;&quot;" office:value-type="string" office:string-value="= &amp;$tab_conv_expr['UNI']['mar'];" calcext:value-type="string">
            <text:p>= &amp;$tab_conv_expr['UNI']['mar'];</text:p>
          </table:table-cell>
          <table:table-cell table:number-columns-repeated="100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Bahasa Melayu ; بهاس ملايو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2]&amp;CHAR(34)&amp;&quot;,&quot;" office:value-type="string" office:string-value="&quot;109&quot;," calcext:value-type="string">
            <text:p>"109",</text:p>
          </table:table-cell>
          <table:table-cell table:formula="of:=CHAR(34)&amp;[.B112]&amp;CHAR(34)&amp;&quot;,&quot;" office:value-type="string" office:string-value="&quot;msa&quot;," calcext:value-type="string">
            <text:p>"msa",</text:p>
          </table:table-cell>
          <table:table-cell table:formula="of:=CHAR(34)&amp;[.C112]&amp;CHAR(34)&amp;&quot;,&quot;" office:value-type="string" office:string-value="&quot;Bahasa Melayu ; بهاس ملايو&quot;," calcext:value-type="string">
            <text:p>"Bahasa Melayu ; بهاس ملايو",</text:p>
          </table:table-cell>
          <table:table-cell table:formula="of:=CHAR(34)&amp;[.D112]&amp;CHAR(34)&amp;&quot;,&quot;" office:value-type="string" office:string-value="&quot;may/msa&quot;," calcext:value-type="string">
            <text:p>"may/msa",</text:p>
          </table:table-cell>
          <table:table-cell table:formula="of:=CHAR(34)&amp;[.E112]&amp;CHAR(34)&amp;&quot;,&quot;" office:value-type="string" office:string-value="&quot;ms&quot;," calcext:value-type="string">
            <text:p>"ms",</text:p>
          </table:table-cell>
          <table:table-cell table:formula="of:=CHAR(34)&amp;&quot;tl_&quot;&amp;[.B112]&amp;&quot;.png&quot;&amp;CHAR(34)" office:value-type="string" office:string-value="&quot;tl_msa.png&quot;" calcext:value-type="string">
            <text:p>"tl_ms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2]&amp;&quot;']&quot;" office:value-type="string" office:string-value="$tab_conv_expr['UNI']['msa']" calcext:value-type="string">
            <text:p>$tab_conv_expr['UNI']['msa']</text:p>
          </table:table-cell>
          <table:table-cell table:style-name="Default" table:formula="of:=&quot;= &quot;&amp;[.A112]&amp;&quot;;&quot;" office:value-type="string" office:string-value="= 109;" calcext:value-type="string">
            <text:p>= 109;</text:p>
          </table:table-cell>
          <table:table-cell/>
          <table:table-cell table:formula="of:=&quot;$tab_conv_expr['MSW']['&quot;&amp;[.B112]&amp;&quot;']&quot;" office:value-type="string" office:string-value="$tab_conv_expr['MSW']['msa']" calcext:value-type="string">
            <text:p>$tab_conv_expr['MSW']['msa']</text:p>
          </table:table-cell>
          <table:table-cell table:style-name="ce13" table:formula="of:=&quot;= $tab_conv_expr['MU']['&quot;&amp;[.B112]&amp;&quot;']&quot;" office:value-type="string" office:string-value="= $tab_conv_expr['MU']['msa']" calcext:value-type="string">
            <text:p>= $tab_conv_expr['MU']['msa']</text:p>
          </table:table-cell>
          <table:table-cell table:formula="of:=&quot;= &amp;&quot;&amp;[.P112]&amp;&quot;;&quot;" office:value-type="string" office:string-value="= &amp;$tab_conv_expr['UNI']['msa'];" calcext:value-type="string">
            <text:p>= &amp;$tab_conv_expr['UNI']['msa'];</text:p>
          </table:table-cell>
          <table:table-cell table:number-columns-repeated="100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3]&amp;CHAR(34)&amp;&quot;,&quot;" office:value-type="string" office:string-value="&quot;110&quot;," calcext:value-type="string">
            <text:p>"110",</text:p>
          </table:table-cell>
          <table:table-cell table:formula="of:=CHAR(34)&amp;[.B113]&amp;CHAR(34)&amp;&quot;,&quot;" office:value-type="string" office:string-value="&quot;mlt&quot;," calcext:value-type="string">
            <text:p>"mlt",</text:p>
          </table:table-cell>
          <table:table-cell table:formula="of:=CHAR(34)&amp;[.C113]&amp;CHAR(34)&amp;&quot;,&quot;" office:value-type="string" office:string-value="&quot;Malti&quot;," calcext:value-type="string">
            <text:p>"Malti",</text:p>
          </table:table-cell>
          <table:table-cell table:formula="of:=CHAR(34)&amp;[.D113]&amp;CHAR(34)&amp;&quot;,&quot;" office:value-type="string" office:string-value="&quot;mlt&quot;," calcext:value-type="string">
            <text:p>"mlt",</text:p>
          </table:table-cell>
          <table:table-cell table:formula="of:=CHAR(34)&amp;[.E113]&amp;CHAR(34)&amp;&quot;,&quot;" office:value-type="string" office:string-value="&quot;mt&quot;," calcext:value-type="string">
            <text:p>"mt",</text:p>
          </table:table-cell>
          <table:table-cell table:formula="of:=CHAR(34)&amp;&quot;tl_&quot;&amp;[.B113]&amp;&quot;.png&quot;&amp;CHAR(34)" office:value-type="string" office:string-value="&quot;tl_mlt.png&quot;" calcext:value-type="string">
            <text:p>"tl_ml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3]&amp;&quot;']&quot;" office:value-type="string" office:string-value="$tab_conv_expr['UNI']['mlt']" calcext:value-type="string">
            <text:p>$tab_conv_expr['UNI']['mlt']</text:p>
          </table:table-cell>
          <table:table-cell table:style-name="Default" table:formula="of:=&quot;= &quot;&amp;[.A113]&amp;&quot;;&quot;" office:value-type="string" office:string-value="= 110;" calcext:value-type="string">
            <text:p>= 110;</text:p>
          </table:table-cell>
          <table:table-cell/>
          <table:table-cell table:formula="of:=&quot;$tab_conv_expr['MSW']['&quot;&amp;[.B113]&amp;&quot;']&quot;" office:value-type="string" office:string-value="$tab_conv_expr['MSW']['mlt']" calcext:value-type="string">
            <text:p>$tab_conv_expr['MSW']['mlt']</text:p>
          </table:table-cell>
          <table:table-cell table:style-name="ce13" table:formula="of:=&quot;= $tab_conv_expr['MU']['&quot;&amp;[.B113]&amp;&quot;']&quot;" office:value-type="string" office:string-value="= $tab_conv_expr['MU']['mlt']" calcext:value-type="string">
            <text:p>= $tab_conv_expr['MU']['mlt']</text:p>
          </table:table-cell>
          <table:table-cell table:formula="of:=&quot;= &amp;&quot;&amp;[.P113]&amp;&quot;;&quot;" office:value-type="string" office:string-value="= &amp;$tab_conv_expr['UNI']['mlt'];" calcext:value-type="string">
            <text:p>= &amp;$tab_conv_expr['UNI']['mlt'];</text:p>
          </table:table-cell>
          <table:table-cell table:number-columns-repeated="100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ဗမာစာ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4]&amp;CHAR(34)&amp;&quot;,&quot;" office:value-type="string" office:string-value="&quot;111&quot;," calcext:value-type="string">
            <text:p>"111",</text:p>
          </table:table-cell>
          <table:table-cell table:formula="of:=CHAR(34)&amp;[.B114]&amp;CHAR(34)&amp;&quot;,&quot;" office:value-type="string" office:string-value="&quot;mya&quot;," calcext:value-type="string">
            <text:p>"mya",</text:p>
          </table:table-cell>
          <table:table-cell table:formula="of:=CHAR(34)&amp;[.C114]&amp;CHAR(34)&amp;&quot;,&quot;" office:value-type="string" office:string-value="&quot;ဗမာစာ&quot;," calcext:value-type="string">
            <text:p>"ဗမာစာ",</text:p>
          </table:table-cell>
          <table:table-cell table:formula="of:=CHAR(34)&amp;[.D114]&amp;CHAR(34)&amp;&quot;,&quot;" office:value-type="string" office:string-value="&quot;bur/mya&quot;," calcext:value-type="string">
            <text:p>"bur/mya",</text:p>
          </table:table-cell>
          <table:table-cell table:formula="of:=CHAR(34)&amp;[.E114]&amp;CHAR(34)&amp;&quot;,&quot;" office:value-type="string" office:string-value="&quot;my&quot;," calcext:value-type="string">
            <text:p>"my",</text:p>
          </table:table-cell>
          <table:table-cell table:formula="of:=CHAR(34)&amp;&quot;tl_&quot;&amp;[.B114]&amp;&quot;.png&quot;&amp;CHAR(34)" office:value-type="string" office:string-value="&quot;tl_mya.png&quot;" calcext:value-type="string">
            <text:p>"tl_my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4]&amp;&quot;']&quot;" office:value-type="string" office:string-value="$tab_conv_expr['UNI']['mya']" calcext:value-type="string">
            <text:p>$tab_conv_expr['UNI']['mya']</text:p>
          </table:table-cell>
          <table:table-cell table:style-name="Default" table:formula="of:=&quot;= &quot;&amp;[.A114]&amp;&quot;;&quot;" office:value-type="string" office:string-value="= 111;" calcext:value-type="string">
            <text:p>= 111;</text:p>
          </table:table-cell>
          <table:table-cell/>
          <table:table-cell table:formula="of:=&quot;$tab_conv_expr['MSW']['&quot;&amp;[.B114]&amp;&quot;']&quot;" office:value-type="string" office:string-value="$tab_conv_expr['MSW']['mya']" calcext:value-type="string">
            <text:p>$tab_conv_expr['MSW']['mya']</text:p>
          </table:table-cell>
          <table:table-cell table:style-name="ce13" table:formula="of:=&quot;= $tab_conv_expr['MU']['&quot;&amp;[.B114]&amp;&quot;']&quot;" office:value-type="string" office:string-value="= $tab_conv_expr['MU']['mya']" calcext:value-type="string">
            <text:p>= $tab_conv_expr['MU']['mya']</text:p>
          </table:table-cell>
          <table:table-cell table:formula="of:=&quot;= &amp;&quot;&amp;[.P114]&amp;&quot;;&quot;" office:value-type="string" office:string-value="= &amp;$tab_conv_expr['UNI']['mya'];" calcext:value-type="string">
            <text:p>= &amp;$tab_conv_expr['UNI']['mya'];</text:p>
          </table:table-cell>
          <table:table-cell table:number-columns-repeated="100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5]&amp;CHAR(34)&amp;&quot;,&quot;" office:value-type="string" office:string-value="&quot;112&quot;," calcext:value-type="string">
            <text:p>"112",</text:p>
          </table:table-cell>
          <table:table-cell table:formula="of:=CHAR(34)&amp;[.B115]&amp;CHAR(34)&amp;&quot;,&quot;" office:value-type="string" office:string-value="&quot;nau&quot;," calcext:value-type="string">
            <text:p>"nau",</text:p>
          </table:table-cell>
          <table:table-cell table:formula="of:=CHAR(34)&amp;[.C115]&amp;CHAR(34)&amp;&quot;,&quot;" office:value-type="string" office:string-value="&quot;Ekakairũ Naoero&quot;," calcext:value-type="string">
            <text:p>"Ekakairũ Naoero",</text:p>
          </table:table-cell>
          <table:table-cell table:formula="of:=CHAR(34)&amp;[.D115]&amp;CHAR(34)&amp;&quot;,&quot;" office:value-type="string" office:string-value="&quot;nau&quot;," calcext:value-type="string">
            <text:p>"nau",</text:p>
          </table:table-cell>
          <table:table-cell table:formula="of:=CHAR(34)&amp;[.E115]&amp;CHAR(34)&amp;&quot;,&quot;" office:value-type="string" office:string-value="&quot;na&quot;," calcext:value-type="string">
            <text:p>"na",</text:p>
          </table:table-cell>
          <table:table-cell table:formula="of:=CHAR(34)&amp;&quot;tl_&quot;&amp;[.B115]&amp;&quot;.png&quot;&amp;CHAR(34)" office:value-type="string" office:string-value="&quot;tl_nau.png&quot;" calcext:value-type="string">
            <text:p>"tl_nau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5]&amp;&quot;']&quot;" office:value-type="string" office:string-value="$tab_conv_expr['UNI']['nau']" calcext:value-type="string">
            <text:p>$tab_conv_expr['UNI']['nau']</text:p>
          </table:table-cell>
          <table:table-cell table:style-name="Default" table:formula="of:=&quot;= &quot;&amp;[.A115]&amp;&quot;;&quot;" office:value-type="string" office:string-value="= 112;" calcext:value-type="string">
            <text:p>= 112;</text:p>
          </table:table-cell>
          <table:table-cell/>
          <table:table-cell table:formula="of:=&quot;$tab_conv_expr['MSW']['&quot;&amp;[.B115]&amp;&quot;']&quot;" office:value-type="string" office:string-value="$tab_conv_expr['MSW']['nau']" calcext:value-type="string">
            <text:p>$tab_conv_expr['MSW']['nau']</text:p>
          </table:table-cell>
          <table:table-cell table:style-name="ce13" table:formula="of:=&quot;= $tab_conv_expr['MU']['&quot;&amp;[.B115]&amp;&quot;']&quot;" office:value-type="string" office:string-value="= $tab_conv_expr['MU']['nau']" calcext:value-type="string">
            <text:p>= $tab_conv_expr['MU']['nau']</text:p>
          </table:table-cell>
          <table:table-cell table:formula="of:=&quot;= &amp;&quot;&amp;[.P115]&amp;&quot;;&quot;" office:value-type="string" office:string-value="= &amp;$tab_conv_expr['UNI']['nau'];" calcext:value-type="string">
            <text:p>= &amp;$tab_conv_expr['UNI']['nau'];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Norsk bokmål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6]&amp;CHAR(34)&amp;&quot;,&quot;" office:value-type="string" office:string-value="&quot;113&quot;," calcext:value-type="string">
            <text:p>"113",</text:p>
          </table:table-cell>
          <table:table-cell table:formula="of:=CHAR(34)&amp;[.B116]&amp;CHAR(34)&amp;&quot;,&quot;" office:value-type="string" office:string-value="&quot;nob&quot;," calcext:value-type="string">
            <text:p>"nob",</text:p>
          </table:table-cell>
          <table:table-cell table:formula="of:=CHAR(34)&amp;[.C116]&amp;CHAR(34)&amp;&quot;,&quot;" office:value-type="string" office:string-value="&quot;Norsk bokmål&quot;," calcext:value-type="string">
            <text:p>"Norsk bokmål",</text:p>
          </table:table-cell>
          <table:table-cell table:formula="of:=CHAR(34)&amp;[.D116]&amp;CHAR(34)&amp;&quot;,&quot;" office:value-type="string" office:string-value="&quot;nob&quot;," calcext:value-type="string">
            <text:p>"nob",</text:p>
          </table:table-cell>
          <table:table-cell table:formula="of:=CHAR(34)&amp;[.E116]&amp;CHAR(34)&amp;&quot;,&quot;" office:value-type="string" office:string-value="&quot;nb&quot;," calcext:value-type="string">
            <text:p>"nb",</text:p>
          </table:table-cell>
          <table:table-cell table:formula="of:=CHAR(34)&amp;&quot;tl_&quot;&amp;[.B116]&amp;&quot;.png&quot;&amp;CHAR(34)" office:value-type="string" office:string-value="&quot;tl_nob.png&quot;" calcext:value-type="string">
            <text:p>"tl_nob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6]&amp;&quot;']&quot;" office:value-type="string" office:string-value="$tab_conv_expr['UNI']['nob']" calcext:value-type="string">
            <text:p>$tab_conv_expr['UNI']['nob']</text:p>
          </table:table-cell>
          <table:table-cell table:style-name="Default" table:formula="of:=&quot;= &quot;&amp;[.A116]&amp;&quot;;&quot;" office:value-type="string" office:string-value="= 113;" calcext:value-type="string">
            <text:p>= 113;</text:p>
          </table:table-cell>
          <table:table-cell/>
          <table:table-cell table:formula="of:=&quot;$tab_conv_expr['MSW']['&quot;&amp;[.B116]&amp;&quot;']&quot;" office:value-type="string" office:string-value="$tab_conv_expr['MSW']['nob']" calcext:value-type="string">
            <text:p>$tab_conv_expr['MSW']['nob']</text:p>
          </table:table-cell>
          <table:table-cell table:style-name="ce13" table:formula="of:=&quot;= $tab_conv_expr['MU']['&quot;&amp;[.B116]&amp;&quot;']&quot;" office:value-type="string" office:string-value="= $tab_conv_expr['MU']['nob']" calcext:value-type="string">
            <text:p>= $tab_conv_expr['MU']['nob']</text:p>
          </table:table-cell>
          <table:table-cell table:formula="of:=&quot;= &amp;&quot;&amp;[.P116]&amp;&quot;;&quot;" office:value-type="string" office:string-value="= &amp;$tab_conv_expr['UNI']['nob'];" calcext:value-type="string">
            <text:p>= &amp;$tab_conv_expr['UNI']['nob'];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7]&amp;CHAR(34)&amp;&quot;,&quot;" office:value-type="string" office:string-value="&quot;114&quot;," calcext:value-type="string">
            <text:p>"114",</text:p>
          </table:table-cell>
          <table:table-cell table:formula="of:=CHAR(34)&amp;[.B117]&amp;CHAR(34)&amp;&quot;,&quot;" office:value-type="string" office:string-value="&quot;nde&quot;," calcext:value-type="string">
            <text:p>"nde",</text:p>
          </table:table-cell>
          <table:table-cell table:formula="of:=CHAR(34)&amp;[.C117]&amp;CHAR(34)&amp;&quot;,&quot;" office:value-type="string" office:string-value="&quot;isiNdebele&quot;," calcext:value-type="string">
            <text:p>"isiNdebele",</text:p>
          </table:table-cell>
          <table:table-cell table:formula="of:=CHAR(34)&amp;[.D117]&amp;CHAR(34)&amp;&quot;,&quot;" office:value-type="string" office:string-value="&quot;nde&quot;," calcext:value-type="string">
            <text:p>"nde",</text:p>
          </table:table-cell>
          <table:table-cell table:formula="of:=CHAR(34)&amp;[.E117]&amp;CHAR(34)&amp;&quot;,&quot;" office:value-type="string" office:string-value="&quot;nd&quot;," calcext:value-type="string">
            <text:p>"nd",</text:p>
          </table:table-cell>
          <table:table-cell table:formula="of:=CHAR(34)&amp;&quot;tl_&quot;&amp;[.B117]&amp;&quot;.png&quot;&amp;CHAR(34)" office:value-type="string" office:string-value="&quot;tl_nde.png&quot;" calcext:value-type="string">
            <text:p>"tl_nd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7]&amp;&quot;']&quot;" office:value-type="string" office:string-value="$tab_conv_expr['UNI']['nde']" calcext:value-type="string">
            <text:p>$tab_conv_expr['UNI']['nde']</text:p>
          </table:table-cell>
          <table:table-cell table:style-name="Default" table:formula="of:=&quot;= &quot;&amp;[.A117]&amp;&quot;;&quot;" office:value-type="string" office:string-value="= 114;" calcext:value-type="string">
            <text:p>= 114;</text:p>
          </table:table-cell>
          <table:table-cell/>
          <table:table-cell table:formula="of:=&quot;$tab_conv_expr['MSW']['&quot;&amp;[.B117]&amp;&quot;']&quot;" office:value-type="string" office:string-value="$tab_conv_expr['MSW']['nde']" calcext:value-type="string">
            <text:p>$tab_conv_expr['MSW']['nde']</text:p>
          </table:table-cell>
          <table:table-cell table:style-name="ce13" table:formula="of:=&quot;= $tab_conv_expr['MU']['&quot;&amp;[.B117]&amp;&quot;']&quot;" office:value-type="string" office:string-value="= $tab_conv_expr['MU']['nde']" calcext:value-type="string">
            <text:p>= $tab_conv_expr['MU']['nde']</text:p>
          </table:table-cell>
          <table:table-cell table:formula="of:=&quot;= &amp;&quot;&amp;[.P117]&amp;&quot;;&quot;" office:value-type="string" office:string-value="= &amp;$tab_conv_expr['UNI']['nde'];" calcext:value-type="string">
            <text:p>= &amp;$tab_conv_expr['UNI']['nde'];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8]&amp;CHAR(34)&amp;&quot;,&quot;" office:value-type="string" office:string-value="&quot;115&quot;," calcext:value-type="string">
            <text:p>"115",</text:p>
          </table:table-cell>
          <table:table-cell table:formula="of:=CHAR(34)&amp;[.B118]&amp;CHAR(34)&amp;&quot;,&quot;" office:value-type="string" office:string-value="&quot;nep&quot;," calcext:value-type="string">
            <text:p>"nep",</text:p>
          </table:table-cell>
          <table:table-cell table:formula="of:=CHAR(34)&amp;[.C118]&amp;CHAR(34)&amp;&quot;,&quot;" office:value-type="string" office:string-value="&quot;नेपाली&quot;," calcext:value-type="string">
            <text:p>"नेपाली",</text:p>
          </table:table-cell>
          <table:table-cell table:formula="of:=CHAR(34)&amp;[.D118]&amp;CHAR(34)&amp;&quot;,&quot;" office:value-type="string" office:string-value="&quot;nep&quot;," calcext:value-type="string">
            <text:p>"nep",</text:p>
          </table:table-cell>
          <table:table-cell table:formula="of:=CHAR(34)&amp;[.E118]&amp;CHAR(34)&amp;&quot;,&quot;" office:value-type="string" office:string-value="&quot;ne&quot;," calcext:value-type="string">
            <text:p>"ne",</text:p>
          </table:table-cell>
          <table:table-cell table:formula="of:=CHAR(34)&amp;&quot;tl_&quot;&amp;[.B118]&amp;&quot;.png&quot;&amp;CHAR(34)" office:value-type="string" office:string-value="&quot;tl_nep.png&quot;" calcext:value-type="string">
            <text:p>"tl_nep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8]&amp;&quot;']&quot;" office:value-type="string" office:string-value="$tab_conv_expr['UNI']['nep']" calcext:value-type="string">
            <text:p>$tab_conv_expr['UNI']['nep']</text:p>
          </table:table-cell>
          <table:table-cell table:style-name="Default" table:formula="of:=&quot;= &quot;&amp;[.A118]&amp;&quot;;&quot;" office:value-type="string" office:string-value="= 115;" calcext:value-type="string">
            <text:p>= 115;</text:p>
          </table:table-cell>
          <table:table-cell/>
          <table:table-cell table:formula="of:=&quot;$tab_conv_expr['MSW']['&quot;&amp;[.B118]&amp;&quot;']&quot;" office:value-type="string" office:string-value="$tab_conv_expr['MSW']['nep']" calcext:value-type="string">
            <text:p>$tab_conv_expr['MSW']['nep']</text:p>
          </table:table-cell>
          <table:table-cell table:style-name="ce13" table:formula="of:=&quot;= $tab_conv_expr['MU']['&quot;&amp;[.B118]&amp;&quot;']&quot;" office:value-type="string" office:string-value="= $tab_conv_expr['MU']['nep']" calcext:value-type="string">
            <text:p>= $tab_conv_expr['MU']['nep']</text:p>
          </table:table-cell>
          <table:table-cell table:formula="of:=&quot;= &amp;&quot;&amp;[.P118]&amp;&quot;;&quot;" office:value-type="string" office:string-value="= &amp;$tab_conv_expr['UNI']['nep'];" calcext:value-type="string">
            <text:p>= &amp;$tab_conv_expr['UNI']['nep'];</text:p>
          </table:table-cell>
          <table:table-cell table:number-columns-repeated="100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ndo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19]&amp;CHAR(34)&amp;&quot;,&quot;" office:value-type="string" office:string-value="&quot;116&quot;," calcext:value-type="string">
            <text:p>"116",</text:p>
          </table:table-cell>
          <table:table-cell table:formula="of:=CHAR(34)&amp;[.B119]&amp;CHAR(34)&amp;&quot;,&quot;" office:value-type="string" office:string-value="&quot;ndo&quot;," calcext:value-type="string">
            <text:p>"ndo",</text:p>
          </table:table-cell>
          <table:table-cell table:formula="of:=CHAR(34)&amp;[.C119]&amp;CHAR(34)&amp;&quot;,&quot;" office:value-type="string" office:string-value="&quot;Owambo&quot;," calcext:value-type="string">
            <text:p>"Owambo",</text:p>
          </table:table-cell>
          <table:table-cell table:formula="of:=CHAR(34)&amp;[.D119]&amp;CHAR(34)&amp;&quot;,&quot;" office:value-type="string" office:string-value="&quot;ndo&quot;," calcext:value-type="string">
            <text:p>"ndo",</text:p>
          </table:table-cell>
          <table:table-cell table:formula="of:=CHAR(34)&amp;[.E119]&amp;CHAR(34)&amp;&quot;,&quot;" office:value-type="string" office:string-value="&quot;ng&quot;," calcext:value-type="string">
            <text:p>"ng",</text:p>
          </table:table-cell>
          <table:table-cell table:formula="of:=CHAR(34)&amp;&quot;tl_&quot;&amp;[.B119]&amp;&quot;.png&quot;&amp;CHAR(34)" office:value-type="string" office:string-value="&quot;tl_ndo.png&quot;" calcext:value-type="string">
            <text:p>"tl_nd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19]&amp;&quot;']&quot;" office:value-type="string" office:string-value="$tab_conv_expr['UNI']['ndo']" calcext:value-type="string">
            <text:p>$tab_conv_expr['UNI']['ndo']</text:p>
          </table:table-cell>
          <table:table-cell table:style-name="Default" table:formula="of:=&quot;= &quot;&amp;[.A119]&amp;&quot;;&quot;" office:value-type="string" office:string-value="= 116;" calcext:value-type="string">
            <text:p>= 116;</text:p>
          </table:table-cell>
          <table:table-cell/>
          <table:table-cell table:formula="of:=&quot;$tab_conv_expr['MSW']['&quot;&amp;[.B119]&amp;&quot;']&quot;" office:value-type="string" office:string-value="$tab_conv_expr['MSW']['ndo']" calcext:value-type="string">
            <text:p>$tab_conv_expr['MSW']['ndo']</text:p>
          </table:table-cell>
          <table:table-cell table:style-name="ce13" table:formula="of:=&quot;= $tab_conv_expr['MU']['&quot;&amp;[.B119]&amp;&quot;']&quot;" office:value-type="string" office:string-value="= $tab_conv_expr['MU']['ndo']" calcext:value-type="string">
            <text:p>= $tab_conv_expr['MU']['ndo']</text:p>
          </table:table-cell>
          <table:table-cell table:formula="of:=&quot;= &amp;&quot;&amp;[.P119]&amp;&quot;;&quot;" office:value-type="string" office:string-value="= &amp;$tab_conv_expr['UNI']['ndo'];" calcext:value-type="string">
            <text:p>= &amp;$tab_conv_expr['UNI']['ndo'];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0]&amp;CHAR(34)&amp;&quot;,&quot;" office:value-type="string" office:string-value="&quot;117&quot;," calcext:value-type="string">
            <text:p>"117",</text:p>
          </table:table-cell>
          <table:table-cell table:formula="of:=CHAR(34)&amp;[.B120]&amp;CHAR(34)&amp;&quot;,&quot;" office:value-type="string" office:string-value="&quot;nld&quot;," calcext:value-type="string">
            <text:p>"nld",</text:p>
          </table:table-cell>
          <table:table-cell table:formula="of:=CHAR(34)&amp;[.C120]&amp;CHAR(34)&amp;&quot;,&quot;" office:value-type="string" office:string-value="&quot;Nederlands&quot;," calcext:value-type="string">
            <text:p>"Nederlands",</text:p>
          </table:table-cell>
          <table:table-cell table:formula="of:=CHAR(34)&amp;[.D120]&amp;CHAR(34)&amp;&quot;,&quot;" office:value-type="string" office:string-value="&quot;dut/nld&quot;," calcext:value-type="string">
            <text:p>"dut/nld",</text:p>
          </table:table-cell>
          <table:table-cell table:formula="of:=CHAR(34)&amp;[.E120]&amp;CHAR(34)&amp;&quot;,&quot;" office:value-type="string" office:string-value="&quot;nl&quot;," calcext:value-type="string">
            <text:p>"nl",</text:p>
          </table:table-cell>
          <table:table-cell table:formula="of:=CHAR(34)&amp;&quot;tl_&quot;&amp;[.B120]&amp;&quot;.png&quot;&amp;CHAR(34)" office:value-type="string" office:string-value="&quot;tl_nld.png&quot;" calcext:value-type="string">
            <text:p>"tl_nl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0]&amp;&quot;']&quot;" office:value-type="string" office:string-value="$tab_conv_expr['UNI']['nld']" calcext:value-type="string">
            <text:p>$tab_conv_expr['UNI']['nld']</text:p>
          </table:table-cell>
          <table:table-cell table:style-name="Default" table:formula="of:=&quot;= &quot;&amp;[.A120]&amp;&quot;;&quot;" office:value-type="string" office:string-value="= 117;" calcext:value-type="string">
            <text:p>= 117;</text:p>
          </table:table-cell>
          <table:table-cell/>
          <table:table-cell table:formula="of:=&quot;$tab_conv_expr['MSW']['&quot;&amp;[.B120]&amp;&quot;']&quot;" office:value-type="string" office:string-value="$tab_conv_expr['MSW']['nld']" calcext:value-type="string">
            <text:p>$tab_conv_expr['MSW']['nld']</text:p>
          </table:table-cell>
          <table:table-cell table:style-name="ce13" table:formula="of:=&quot;= $tab_conv_expr['MU']['&quot;&amp;[.B120]&amp;&quot;']&quot;" office:value-type="string" office:string-value="= $tab_conv_expr['MU']['nld']" calcext:value-type="string">
            <text:p>= $tab_conv_expr['MU']['nld']</text:p>
          </table:table-cell>
          <table:table-cell table:formula="of:=&quot;= &amp;&quot;&amp;[.P120]&amp;&quot;;&quot;" office:value-type="string" office:string-value="= &amp;$tab_conv_expr['UNI']['nld'];" calcext:value-type="string">
            <text:p>= &amp;$tab_conv_expr['UNI']['nld'];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no</text:p>
          </table:table-cell>
          <table:table-cell office:value-type="string" calcext:value-type="string">
            <text:p>Norsk nynorsk</text:p>
          </table:table-cell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1]&amp;CHAR(34)&amp;&quot;,&quot;" office:value-type="string" office:string-value="&quot;118&quot;," calcext:value-type="string">
            <text:p>"118",</text:p>
          </table:table-cell>
          <table:table-cell table:formula="of:=CHAR(34)&amp;[.B121]&amp;CHAR(34)&amp;&quot;,&quot;" office:value-type="string" office:string-value="&quot;nno&quot;," calcext:value-type="string">
            <text:p>"nno",</text:p>
          </table:table-cell>
          <table:table-cell table:formula="of:=CHAR(34)&amp;[.C121]&amp;CHAR(34)&amp;&quot;,&quot;" office:value-type="string" office:string-value="&quot;Norsk nynorsk&quot;," calcext:value-type="string">
            <text:p>"Norsk nynorsk",</text:p>
          </table:table-cell>
          <table:table-cell table:formula="of:=CHAR(34)&amp;[.D121]&amp;CHAR(34)&amp;&quot;,&quot;" office:value-type="string" office:string-value="&quot;nno&quot;," calcext:value-type="string">
            <text:p>"nno",</text:p>
          </table:table-cell>
          <table:table-cell table:formula="of:=CHAR(34)&amp;[.E121]&amp;CHAR(34)&amp;&quot;,&quot;" office:value-type="string" office:string-value="&quot;nn&quot;," calcext:value-type="string">
            <text:p>"nn",</text:p>
          </table:table-cell>
          <table:table-cell table:formula="of:=CHAR(34)&amp;&quot;tl_&quot;&amp;[.B121]&amp;&quot;.png&quot;&amp;CHAR(34)" office:value-type="string" office:string-value="&quot;tl_nno.png&quot;" calcext:value-type="string">
            <text:p>"tl_nn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1]&amp;&quot;']&quot;" office:value-type="string" office:string-value="$tab_conv_expr['UNI']['nno']" calcext:value-type="string">
            <text:p>$tab_conv_expr['UNI']['nno']</text:p>
          </table:table-cell>
          <table:table-cell table:style-name="Default" table:formula="of:=&quot;= &quot;&amp;[.A121]&amp;&quot;;&quot;" office:value-type="string" office:string-value="= 118;" calcext:value-type="string">
            <text:p>= 118;</text:p>
          </table:table-cell>
          <table:table-cell/>
          <table:table-cell table:formula="of:=&quot;$tab_conv_expr['MSW']['&quot;&amp;[.B121]&amp;&quot;']&quot;" office:value-type="string" office:string-value="$tab_conv_expr['MSW']['nno']" calcext:value-type="string">
            <text:p>$tab_conv_expr['MSW']['nno']</text:p>
          </table:table-cell>
          <table:table-cell table:style-name="ce13" table:formula="of:=&quot;= $tab_conv_expr['MU']['&quot;&amp;[.B121]&amp;&quot;']&quot;" office:value-type="string" office:string-value="= $tab_conv_expr['MU']['nno']" calcext:value-type="string">
            <text:p>= $tab_conv_expr['MU']['nno']</text:p>
          </table:table-cell>
          <table:table-cell table:formula="of:=&quot;= &amp;&quot;&amp;[.P121]&amp;&quot;;&quot;" office:value-type="string" office:string-value="= &amp;$tab_conv_expr['UNI']['nno'];" calcext:value-type="string">
            <text:p>= &amp;$tab_conv_expr['UNI']['nno'];</text:p>
          </table:table-cell>
          <table:table-cell table:number-columns-repeated="100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2]&amp;CHAR(34)&amp;&quot;,&quot;" office:value-type="string" office:string-value="&quot;119&quot;," calcext:value-type="string">
            <text:p>"119",</text:p>
          </table:table-cell>
          <table:table-cell table:formula="of:=CHAR(34)&amp;[.B122]&amp;CHAR(34)&amp;&quot;,&quot;" office:value-type="string" office:string-value="&quot;nor&quot;," calcext:value-type="string">
            <text:p>"nor",</text:p>
          </table:table-cell>
          <table:table-cell table:formula="of:=CHAR(34)&amp;[.C122]&amp;CHAR(34)&amp;&quot;,&quot;" office:value-type="string" office:string-value="&quot;Norsk&quot;," calcext:value-type="string">
            <text:p>"Norsk",</text:p>
          </table:table-cell>
          <table:table-cell table:formula="of:=CHAR(34)&amp;[.D122]&amp;CHAR(34)&amp;&quot;,&quot;" office:value-type="string" office:string-value="&quot;nor&quot;," calcext:value-type="string">
            <text:p>"nor",</text:p>
          </table:table-cell>
          <table:table-cell table:formula="of:=CHAR(34)&amp;[.E122]&amp;CHAR(34)&amp;&quot;,&quot;" office:value-type="string" office:string-value="&quot;no&quot;," calcext:value-type="string">
            <text:p>"no",</text:p>
          </table:table-cell>
          <table:table-cell table:formula="of:=CHAR(34)&amp;&quot;tl_&quot;&amp;[.B122]&amp;&quot;.png&quot;&amp;CHAR(34)" office:value-type="string" office:string-value="&quot;tl_nor.png&quot;" calcext:value-type="string">
            <text:p>"tl_no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2]&amp;&quot;']&quot;" office:value-type="string" office:string-value="$tab_conv_expr['UNI']['nor']" calcext:value-type="string">
            <text:p>$tab_conv_expr['UNI']['nor']</text:p>
          </table:table-cell>
          <table:table-cell table:style-name="Default" table:formula="of:=&quot;= &quot;&amp;[.A122]&amp;&quot;;&quot;" office:value-type="string" office:string-value="= 119;" calcext:value-type="string">
            <text:p>= 119;</text:p>
          </table:table-cell>
          <table:table-cell/>
          <table:table-cell table:formula="of:=&quot;$tab_conv_expr['MSW']['&quot;&amp;[.B122]&amp;&quot;']&quot;" office:value-type="string" office:string-value="$tab_conv_expr['MSW']['nor']" calcext:value-type="string">
            <text:p>$tab_conv_expr['MSW']['nor']</text:p>
          </table:table-cell>
          <table:table-cell table:style-name="ce13" table:formula="of:=&quot;= $tab_conv_expr['MU']['&quot;&amp;[.B122]&amp;&quot;']&quot;" office:value-type="string" office:string-value="= $tab_conv_expr['MU']['nor']" calcext:value-type="string">
            <text:p>= $tab_conv_expr['MU']['nor']</text:p>
          </table:table-cell>
          <table:table-cell table:formula="of:=&quot;= &amp;&quot;&amp;[.P122]&amp;&quot;;&quot;" office:value-type="string" office:string-value="= &amp;$tab_conv_expr['UNI']['nor'];" calcext:value-type="string">
            <text:p>= &amp;$tab_conv_expr['UNI']['nor'];</text:p>
          </table:table-cell>
          <table:table-cell table:number-columns-repeated="100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bl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3]&amp;CHAR(34)&amp;&quot;,&quot;" office:value-type="string" office:string-value="&quot;120&quot;," calcext:value-type="string">
            <text:p>"120",</text:p>
          </table:table-cell>
          <table:table-cell table:formula="of:=CHAR(34)&amp;[.B123]&amp;CHAR(34)&amp;&quot;,&quot;" office:value-type="string" office:string-value="&quot;nbl&quot;," calcext:value-type="string">
            <text:p>"nbl",</text:p>
          </table:table-cell>
          <table:table-cell table:formula="of:=CHAR(34)&amp;[.C123]&amp;CHAR(34)&amp;&quot;,&quot;" office:value-type="string" office:string-value="&quot;Ndébélé&quot;," calcext:value-type="string">
            <text:p>"Ndébélé",</text:p>
          </table:table-cell>
          <table:table-cell table:formula="of:=CHAR(34)&amp;[.D123]&amp;CHAR(34)&amp;&quot;,&quot;" office:value-type="string" office:string-value="&quot;nbl&quot;," calcext:value-type="string">
            <text:p>"nbl",</text:p>
          </table:table-cell>
          <table:table-cell table:formula="of:=CHAR(34)&amp;[.E123]&amp;CHAR(34)&amp;&quot;,&quot;" office:value-type="string" office:string-value="&quot;nr&quot;," calcext:value-type="string">
            <text:p>"nr",</text:p>
          </table:table-cell>
          <table:table-cell table:formula="of:=CHAR(34)&amp;&quot;tl_&quot;&amp;[.B123]&amp;&quot;.png&quot;&amp;CHAR(34)" office:value-type="string" office:string-value="&quot;tl_nbl.png&quot;" calcext:value-type="string">
            <text:p>"tl_nb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3]&amp;&quot;']&quot;" office:value-type="string" office:string-value="$tab_conv_expr['UNI']['nbl']" calcext:value-type="string">
            <text:p>$tab_conv_expr['UNI']['nbl']</text:p>
          </table:table-cell>
          <table:table-cell table:style-name="Default" table:formula="of:=&quot;= &quot;&amp;[.A123]&amp;&quot;;&quot;" office:value-type="string" office:string-value="= 120;" calcext:value-type="string">
            <text:p>= 120;</text:p>
          </table:table-cell>
          <table:table-cell/>
          <table:table-cell table:formula="of:=&quot;$tab_conv_expr['MSW']['&quot;&amp;[.B123]&amp;&quot;']&quot;" office:value-type="string" office:string-value="$tab_conv_expr['MSW']['nbl']" calcext:value-type="string">
            <text:p>$tab_conv_expr['MSW']['nbl']</text:p>
          </table:table-cell>
          <table:table-cell table:style-name="ce13" table:formula="of:=&quot;= $tab_conv_expr['MU']['&quot;&amp;[.B123]&amp;&quot;']&quot;" office:value-type="string" office:string-value="= $tab_conv_expr['MU']['nbl']" calcext:value-type="string">
            <text:p>= $tab_conv_expr['MU']['nbl']</text:p>
          </table:table-cell>
          <table:table-cell table:formula="of:=&quot;= &amp;&quot;&amp;[.P123]&amp;&quot;;&quot;" office:value-type="string" office:string-value="= &amp;$tab_conv_expr['UNI']['nbl'];" calcext:value-type="string">
            <text:p>= &amp;$tab_conv_expr['UNI']['nbl'];</text:p>
          </table:table-cell>
          <table:table-cell table:number-columns-repeated="100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Diné bizaad ; Dinékʼehǰí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4]&amp;CHAR(34)&amp;&quot;,&quot;" office:value-type="string" office:string-value="&quot;121&quot;," calcext:value-type="string">
            <text:p>"121",</text:p>
          </table:table-cell>
          <table:table-cell table:formula="of:=CHAR(34)&amp;[.B124]&amp;CHAR(34)&amp;&quot;,&quot;" office:value-type="string" office:string-value="&quot;nav&quot;," calcext:value-type="string">
            <text:p>"nav",</text:p>
          </table:table-cell>
          <table:table-cell table:formula="of:=CHAR(34)&amp;[.C124]&amp;CHAR(34)&amp;&quot;,&quot;" office:value-type="string" office:string-value="&quot;Diné bizaad ; Dinékʼehǰí&quot;," calcext:value-type="string">
            <text:p>"Diné bizaad ; Dinékʼehǰí",</text:p>
          </table:table-cell>
          <table:table-cell table:formula="of:=CHAR(34)&amp;[.D124]&amp;CHAR(34)&amp;&quot;,&quot;" office:value-type="string" office:string-value="&quot;nav&quot;," calcext:value-type="string">
            <text:p>"nav",</text:p>
          </table:table-cell>
          <table:table-cell table:formula="of:=CHAR(34)&amp;[.E124]&amp;CHAR(34)&amp;&quot;,&quot;" office:value-type="string" office:string-value="&quot;nv&quot;," calcext:value-type="string">
            <text:p>"nv",</text:p>
          </table:table-cell>
          <table:table-cell table:formula="of:=CHAR(34)&amp;&quot;tl_&quot;&amp;[.B124]&amp;&quot;.png&quot;&amp;CHAR(34)" office:value-type="string" office:string-value="&quot;tl_nav.png&quot;" calcext:value-type="string">
            <text:p>"tl_na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4]&amp;&quot;']&quot;" office:value-type="string" office:string-value="$tab_conv_expr['UNI']['nav']" calcext:value-type="string">
            <text:p>$tab_conv_expr['UNI']['nav']</text:p>
          </table:table-cell>
          <table:table-cell table:style-name="Default" table:formula="of:=&quot;= &quot;&amp;[.A124]&amp;&quot;;&quot;" office:value-type="string" office:string-value="= 121;" calcext:value-type="string">
            <text:p>= 121;</text:p>
          </table:table-cell>
          <table:table-cell/>
          <table:table-cell table:formula="of:=&quot;$tab_conv_expr['MSW']['&quot;&amp;[.B124]&amp;&quot;']&quot;" office:value-type="string" office:string-value="$tab_conv_expr['MSW']['nav']" calcext:value-type="string">
            <text:p>$tab_conv_expr['MSW']['nav']</text:p>
          </table:table-cell>
          <table:table-cell table:style-name="ce13" table:formula="of:=&quot;= $tab_conv_expr['MU']['&quot;&amp;[.B124]&amp;&quot;']&quot;" office:value-type="string" office:string-value="= $tab_conv_expr['MU']['nav']" calcext:value-type="string">
            <text:p>= $tab_conv_expr['MU']['nav']</text:p>
          </table:table-cell>
          <table:table-cell table:formula="of:=&quot;= &amp;&quot;&amp;[.P124]&amp;&quot;;&quot;" office:value-type="string" office:string-value="= &amp;$tab_conv_expr['UNI']['nav'];" calcext:value-type="string">
            <text:p>= &amp;$tab_conv_expr['UNI']['nav'];</text:p>
          </table:table-cell>
          <table:table-cell table:number-columns-repeated="100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ChiCheŵa ; chinyanja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5]&amp;CHAR(34)&amp;&quot;,&quot;" office:value-type="string" office:string-value="&quot;122&quot;," calcext:value-type="string">
            <text:p>"122",</text:p>
          </table:table-cell>
          <table:table-cell table:formula="of:=CHAR(34)&amp;[.B125]&amp;CHAR(34)&amp;&quot;,&quot;" office:value-type="string" office:string-value="&quot;nya&quot;," calcext:value-type="string">
            <text:p>"nya",</text:p>
          </table:table-cell>
          <table:table-cell table:formula="of:=CHAR(34)&amp;[.C125]&amp;CHAR(34)&amp;&quot;,&quot;" office:value-type="string" office:string-value="&quot;ChiCheŵa ; chinyanja&quot;," calcext:value-type="string">
            <text:p>"ChiCheŵa ; chinyanja",</text:p>
          </table:table-cell>
          <table:table-cell table:formula="of:=CHAR(34)&amp;[.D125]&amp;CHAR(34)&amp;&quot;,&quot;" office:value-type="string" office:string-value="&quot;nya&quot;," calcext:value-type="string">
            <text:p>"nya",</text:p>
          </table:table-cell>
          <table:table-cell table:formula="of:=CHAR(34)&amp;[.E125]&amp;CHAR(34)&amp;&quot;,&quot;" office:value-type="string" office:string-value="&quot;ny&quot;," calcext:value-type="string">
            <text:p>"ny",</text:p>
          </table:table-cell>
          <table:table-cell table:formula="of:=CHAR(34)&amp;&quot;tl_&quot;&amp;[.B125]&amp;&quot;.png&quot;&amp;CHAR(34)" office:value-type="string" office:string-value="&quot;tl_nya.png&quot;" calcext:value-type="string">
            <text:p>"tl_ny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5]&amp;&quot;']&quot;" office:value-type="string" office:string-value="$tab_conv_expr['UNI']['nya']" calcext:value-type="string">
            <text:p>$tab_conv_expr['UNI']['nya']</text:p>
          </table:table-cell>
          <table:table-cell table:style-name="Default" table:formula="of:=&quot;= &quot;&amp;[.A125]&amp;&quot;;&quot;" office:value-type="string" office:string-value="= 122;" calcext:value-type="string">
            <text:p>= 122;</text:p>
          </table:table-cell>
          <table:table-cell/>
          <table:table-cell table:formula="of:=&quot;$tab_conv_expr['MSW']['&quot;&amp;[.B125]&amp;&quot;']&quot;" office:value-type="string" office:string-value="$tab_conv_expr['MSW']['nya']" calcext:value-type="string">
            <text:p>$tab_conv_expr['MSW']['nya']</text:p>
          </table:table-cell>
          <table:table-cell table:style-name="ce13" table:formula="of:=&quot;= $tab_conv_expr['MU']['&quot;&amp;[.B125]&amp;&quot;']&quot;" office:value-type="string" office:string-value="= $tab_conv_expr['MU']['nya']" calcext:value-type="string">
            <text:p>= $tab_conv_expr['MU']['nya']</text:p>
          </table:table-cell>
          <table:table-cell table:formula="of:=&quot;= &amp;&quot;&amp;[.P125]&amp;&quot;;&quot;" office:value-type="string" office:string-value="= &amp;$tab_conv_expr['UNI']['nya'];" calcext:value-type="string">
            <text:p>= &amp;$tab_conv_expr['UNI']['nya'];</text:p>
          </table:table-cell>
          <table:table-cell table:number-columns-repeated="100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6]&amp;CHAR(34)&amp;&quot;,&quot;" office:value-type="string" office:string-value="&quot;123&quot;," calcext:value-type="string">
            <text:p>"123",</text:p>
          </table:table-cell>
          <table:table-cell table:formula="of:=CHAR(34)&amp;[.B126]&amp;CHAR(34)&amp;&quot;,&quot;" office:value-type="string" office:string-value="&quot;oci&quot;," calcext:value-type="string">
            <text:p>"oci",</text:p>
          </table:table-cell>
          <table:table-cell table:formula="of:=CHAR(34)&amp;[.C126]&amp;CHAR(34)&amp;&quot;,&quot;" office:value-type="string" office:string-value="&quot;Occitan&quot;," calcext:value-type="string">
            <text:p>"Occitan",</text:p>
          </table:table-cell>
          <table:table-cell table:formula="of:=CHAR(34)&amp;[.D126]&amp;CHAR(34)&amp;&quot;,&quot;" office:value-type="string" office:string-value="&quot;oci&quot;," calcext:value-type="string">
            <text:p>"oci",</text:p>
          </table:table-cell>
          <table:table-cell table:formula="of:=CHAR(34)&amp;[.E126]&amp;CHAR(34)&amp;&quot;,&quot;" office:value-type="string" office:string-value="&quot;oc&quot;," calcext:value-type="string">
            <text:p>"oc",</text:p>
          </table:table-cell>
          <table:table-cell table:formula="of:=CHAR(34)&amp;&quot;tl_&quot;&amp;[.B126]&amp;&quot;.png&quot;&amp;CHAR(34)" office:value-type="string" office:string-value="&quot;tl_oci.png&quot;" calcext:value-type="string">
            <text:p>"tl_oc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6]&amp;&quot;']&quot;" office:value-type="string" office:string-value="$tab_conv_expr['UNI']['oci']" calcext:value-type="string">
            <text:p>$tab_conv_expr['UNI']['oci']</text:p>
          </table:table-cell>
          <table:table-cell table:style-name="Default" table:formula="of:=&quot;= &quot;&amp;[.A126]&amp;&quot;;&quot;" office:value-type="string" office:string-value="= 123;" calcext:value-type="string">
            <text:p>= 123;</text:p>
          </table:table-cell>
          <table:table-cell/>
          <table:table-cell table:formula="of:=&quot;$tab_conv_expr['MSW']['&quot;&amp;[.B126]&amp;&quot;']&quot;" office:value-type="string" office:string-value="$tab_conv_expr['MSW']['oci']" calcext:value-type="string">
            <text:p>$tab_conv_expr['MSW']['oci']</text:p>
          </table:table-cell>
          <table:table-cell table:style-name="ce13" table:formula="of:=&quot;= $tab_conv_expr['MU']['&quot;&amp;[.B126]&amp;&quot;']&quot;" office:value-type="string" office:string-value="= $tab_conv_expr['MU']['oci']" calcext:value-type="string">
            <text:p>= $tab_conv_expr['MU']['oci']</text:p>
          </table:table-cell>
          <table:table-cell table:formula="of:=&quot;= &amp;&quot;&amp;[.P126]&amp;&quot;;&quot;" office:value-type="string" office:string-value="= &amp;$tab_conv_expr['UNI']['oci'];" calcext:value-type="string">
            <text:p>= &amp;$tab_conv_expr['UNI']['oci'];</text:p>
          </table:table-cell>
          <table:table-cell table:number-columns-repeated="100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7]&amp;CHAR(34)&amp;&quot;,&quot;" office:value-type="string" office:string-value="&quot;124&quot;," calcext:value-type="string">
            <text:p>"124",</text:p>
          </table:table-cell>
          <table:table-cell table:formula="of:=CHAR(34)&amp;[.B127]&amp;CHAR(34)&amp;&quot;,&quot;" office:value-type="string" office:string-value="&quot;oji&quot;," calcext:value-type="string">
            <text:p>"oji",</text:p>
          </table:table-cell>
          <table:table-cell table:formula="of:=CHAR(34)&amp;[.C127]&amp;CHAR(34)&amp;&quot;,&quot;" office:value-type="string" office:string-value="&quot;ᐊᓂᔑᓈᐯᒧᐎᓐ&quot;," calcext:value-type="string">
            <text:p>"ᐊᓂᔑᓈᐯᒧᐎᓐ",</text:p>
          </table:table-cell>
          <table:table-cell table:formula="of:=CHAR(34)&amp;[.D127]&amp;CHAR(34)&amp;&quot;,&quot;" office:value-type="string" office:string-value="&quot;oji&quot;," calcext:value-type="string">
            <text:p>"oji",</text:p>
          </table:table-cell>
          <table:table-cell table:formula="of:=CHAR(34)&amp;[.E127]&amp;CHAR(34)&amp;&quot;,&quot;" office:value-type="string" office:string-value="&quot;oj&quot;," calcext:value-type="string">
            <text:p>"oj",</text:p>
          </table:table-cell>
          <table:table-cell table:formula="of:=CHAR(34)&amp;&quot;tl_&quot;&amp;[.B127]&amp;&quot;.png&quot;&amp;CHAR(34)" office:value-type="string" office:string-value="&quot;tl_oji.png&quot;" calcext:value-type="string">
            <text:p>"tl_oj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7]&amp;&quot;']&quot;" office:value-type="string" office:string-value="$tab_conv_expr['UNI']['oji']" calcext:value-type="string">
            <text:p>$tab_conv_expr['UNI']['oji']</text:p>
          </table:table-cell>
          <table:table-cell table:style-name="Default" table:formula="of:=&quot;= &quot;&amp;[.A127]&amp;&quot;;&quot;" office:value-type="string" office:string-value="= 124;" calcext:value-type="string">
            <text:p>= 124;</text:p>
          </table:table-cell>
          <table:table-cell/>
          <table:table-cell table:formula="of:=&quot;$tab_conv_expr['MSW']['&quot;&amp;[.B127]&amp;&quot;']&quot;" office:value-type="string" office:string-value="$tab_conv_expr['MSW']['oji']" calcext:value-type="string">
            <text:p>$tab_conv_expr['MSW']['oji']</text:p>
          </table:table-cell>
          <table:table-cell table:style-name="ce13" table:formula="of:=&quot;= $tab_conv_expr['MU']['&quot;&amp;[.B127]&amp;&quot;']&quot;" office:value-type="string" office:string-value="= $tab_conv_expr['MU']['oji']" calcext:value-type="string">
            <text:p>= $tab_conv_expr['MU']['oji']</text:p>
          </table:table-cell>
          <table:table-cell table:formula="of:=&quot;= &amp;&quot;&amp;[.P127]&amp;&quot;;&quot;" office:value-type="string" office:string-value="= &amp;$tab_conv_expr['UNI']['oji'];" calcext:value-type="string">
            <text:p>= &amp;$tab_conv_expr['UNI']['oji'];</text:p>
          </table:table-cell>
          <table:table-cell table:number-columns-repeated="100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8]&amp;CHAR(34)&amp;&quot;,&quot;" office:value-type="string" office:string-value="&quot;125&quot;," calcext:value-type="string">
            <text:p>"125",</text:p>
          </table:table-cell>
          <table:table-cell table:formula="of:=CHAR(34)&amp;[.B128]&amp;CHAR(34)&amp;&quot;,&quot;" office:value-type="string" office:string-value="&quot;orm&quot;," calcext:value-type="string">
            <text:p>"orm",</text:p>
          </table:table-cell>
          <table:table-cell table:formula="of:=CHAR(34)&amp;[.C128]&amp;CHAR(34)&amp;&quot;,&quot;" office:value-type="string" office:string-value="&quot;Afaan Oromoo&quot;," calcext:value-type="string">
            <text:p>"Afaan Oromoo",</text:p>
          </table:table-cell>
          <table:table-cell table:formula="of:=CHAR(34)&amp;[.D128]&amp;CHAR(34)&amp;&quot;,&quot;" office:value-type="string" office:string-value="&quot;orm&quot;," calcext:value-type="string">
            <text:p>"orm",</text:p>
          </table:table-cell>
          <table:table-cell table:formula="of:=CHAR(34)&amp;[.E128]&amp;CHAR(34)&amp;&quot;,&quot;" office:value-type="string" office:string-value="&quot;om&quot;," calcext:value-type="string">
            <text:p>"om",</text:p>
          </table:table-cell>
          <table:table-cell table:formula="of:=CHAR(34)&amp;&quot;tl_&quot;&amp;[.B128]&amp;&quot;.png&quot;&amp;CHAR(34)" office:value-type="string" office:string-value="&quot;tl_orm.png&quot;" calcext:value-type="string">
            <text:p>"tl_or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8]&amp;&quot;']&quot;" office:value-type="string" office:string-value="$tab_conv_expr['UNI']['orm']" calcext:value-type="string">
            <text:p>$tab_conv_expr['UNI']['orm']</text:p>
          </table:table-cell>
          <table:table-cell table:style-name="Default" table:formula="of:=&quot;= &quot;&amp;[.A128]&amp;&quot;;&quot;" office:value-type="string" office:string-value="= 125;" calcext:value-type="string">
            <text:p>= 125;</text:p>
          </table:table-cell>
          <table:table-cell/>
          <table:table-cell table:formula="of:=&quot;$tab_conv_expr['MSW']['&quot;&amp;[.B128]&amp;&quot;']&quot;" office:value-type="string" office:string-value="$tab_conv_expr['MSW']['orm']" calcext:value-type="string">
            <text:p>$tab_conv_expr['MSW']['orm']</text:p>
          </table:table-cell>
          <table:table-cell table:style-name="ce13" table:formula="of:=&quot;= $tab_conv_expr['MU']['&quot;&amp;[.B128]&amp;&quot;']&quot;" office:value-type="string" office:string-value="= $tab_conv_expr['MU']['orm']" calcext:value-type="string">
            <text:p>= $tab_conv_expr['MU']['orm']</text:p>
          </table:table-cell>
          <table:table-cell table:formula="of:=&quot;= &amp;&quot;&amp;[.P128]&amp;&quot;;&quot;" office:value-type="string" office:string-value="= &amp;$tab_conv_expr['UNI']['orm'];" calcext:value-type="string">
            <text:p>= &amp;$tab_conv_expr['UNI']['orm'];</text:p>
          </table:table-cell>
          <table:table-cell table:number-columns-repeated="100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29]&amp;CHAR(34)&amp;&quot;,&quot;" office:value-type="string" office:string-value="&quot;126&quot;," calcext:value-type="string">
            <text:p>"126",</text:p>
          </table:table-cell>
          <table:table-cell table:formula="of:=CHAR(34)&amp;[.B129]&amp;CHAR(34)&amp;&quot;,&quot;" office:value-type="string" office:string-value="&quot;ori&quot;," calcext:value-type="string">
            <text:p>"ori",</text:p>
          </table:table-cell>
          <table:table-cell table:formula="of:=CHAR(34)&amp;[.C129]&amp;CHAR(34)&amp;&quot;,&quot;" office:value-type="string" office:string-value="&quot;ଓଡ଼ିଆ&quot;," calcext:value-type="string">
            <text:p>"ଓଡ଼ିଆ",</text:p>
          </table:table-cell>
          <table:table-cell table:formula="of:=CHAR(34)&amp;[.D129]&amp;CHAR(34)&amp;&quot;,&quot;" office:value-type="string" office:string-value="&quot;ori&quot;," calcext:value-type="string">
            <text:p>"ori",</text:p>
          </table:table-cell>
          <table:table-cell table:formula="of:=CHAR(34)&amp;[.E129]&amp;CHAR(34)&amp;&quot;,&quot;" office:value-type="string" office:string-value="&quot;or&quot;," calcext:value-type="string">
            <text:p>"or",</text:p>
          </table:table-cell>
          <table:table-cell table:formula="of:=CHAR(34)&amp;&quot;tl_&quot;&amp;[.B129]&amp;&quot;.png&quot;&amp;CHAR(34)" office:value-type="string" office:string-value="&quot;tl_ori.png&quot;" calcext:value-type="string">
            <text:p>"tl_or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29]&amp;&quot;']&quot;" office:value-type="string" office:string-value="$tab_conv_expr['UNI']['ori']" calcext:value-type="string">
            <text:p>$tab_conv_expr['UNI']['ori']</text:p>
          </table:table-cell>
          <table:table-cell table:style-name="Default" table:formula="of:=&quot;= &quot;&amp;[.A129]&amp;&quot;;&quot;" office:value-type="string" office:string-value="= 126;" calcext:value-type="string">
            <text:p>= 126;</text:p>
          </table:table-cell>
          <table:table-cell/>
          <table:table-cell table:formula="of:=&quot;$tab_conv_expr['MSW']['&quot;&amp;[.B129]&amp;&quot;']&quot;" office:value-type="string" office:string-value="$tab_conv_expr['MSW']['ori']" calcext:value-type="string">
            <text:p>$tab_conv_expr['MSW']['ori']</text:p>
          </table:table-cell>
          <table:table-cell table:style-name="ce13" table:formula="of:=&quot;= $tab_conv_expr['MU']['&quot;&amp;[.B129]&amp;&quot;']&quot;" office:value-type="string" office:string-value="= $tab_conv_expr['MU']['ori']" calcext:value-type="string">
            <text:p>= $tab_conv_expr['MU']['ori']</text:p>
          </table:table-cell>
          <table:table-cell table:formula="of:=&quot;= &amp;&quot;&amp;[.P129]&amp;&quot;;&quot;" office:value-type="string" office:string-value="= &amp;$tab_conv_expr['UNI']['ori'];" calcext:value-type="string">
            <text:p>= &amp;$tab_conv_expr['UNI']['ori'];</text:p>
          </table:table-cell>
          <table:table-cell table:number-columns-repeated="100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0]&amp;CHAR(34)&amp;&quot;,&quot;" office:value-type="string" office:string-value="&quot;127&quot;," calcext:value-type="string">
            <text:p>"127",</text:p>
          </table:table-cell>
          <table:table-cell table:formula="of:=CHAR(34)&amp;[.B130]&amp;CHAR(34)&amp;&quot;,&quot;" office:value-type="string" office:string-value="&quot;oss&quot;," calcext:value-type="string">
            <text:p>"oss",</text:p>
          </table:table-cell>
          <table:table-cell table:formula="of:=CHAR(34)&amp;[.C130]&amp;CHAR(34)&amp;&quot;,&quot;" office:value-type="string" office:string-value="&quot;Ирон æвзаг&quot;," calcext:value-type="string">
            <text:p>"Ирон æвзаг",</text:p>
          </table:table-cell>
          <table:table-cell table:formula="of:=CHAR(34)&amp;[.D130]&amp;CHAR(34)&amp;&quot;,&quot;" office:value-type="string" office:string-value="&quot;oss&quot;," calcext:value-type="string">
            <text:p>"oss",</text:p>
          </table:table-cell>
          <table:table-cell table:formula="of:=CHAR(34)&amp;[.E130]&amp;CHAR(34)&amp;&quot;,&quot;" office:value-type="string" office:string-value="&quot;os&quot;," calcext:value-type="string">
            <text:p>"os",</text:p>
          </table:table-cell>
          <table:table-cell table:formula="of:=CHAR(34)&amp;&quot;tl_&quot;&amp;[.B130]&amp;&quot;.png&quot;&amp;CHAR(34)" office:value-type="string" office:string-value="&quot;tl_oss.png&quot;" calcext:value-type="string">
            <text:p>"tl_os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0]&amp;&quot;']&quot;" office:value-type="string" office:string-value="$tab_conv_expr['UNI']['oss']" calcext:value-type="string">
            <text:p>$tab_conv_expr['UNI']['oss']</text:p>
          </table:table-cell>
          <table:table-cell table:style-name="Default" table:formula="of:=&quot;= &quot;&amp;[.A130]&amp;&quot;;&quot;" office:value-type="string" office:string-value="= 127;" calcext:value-type="string">
            <text:p>= 127;</text:p>
          </table:table-cell>
          <table:table-cell/>
          <table:table-cell table:formula="of:=&quot;$tab_conv_expr['MSW']['&quot;&amp;[.B130]&amp;&quot;']&quot;" office:value-type="string" office:string-value="$tab_conv_expr['MSW']['oss']" calcext:value-type="string">
            <text:p>$tab_conv_expr['MSW']['oss']</text:p>
          </table:table-cell>
          <table:table-cell table:style-name="ce13" table:formula="of:=&quot;= $tab_conv_expr['MU']['&quot;&amp;[.B130]&amp;&quot;']&quot;" office:value-type="string" office:string-value="= $tab_conv_expr['MU']['oss']" calcext:value-type="string">
            <text:p>= $tab_conv_expr['MU']['oss']</text:p>
          </table:table-cell>
          <table:table-cell table:formula="of:=&quot;= &amp;&quot;&amp;[.P130]&amp;&quot;;&quot;" office:value-type="string" office:string-value="= &amp;$tab_conv_expr['UNI']['oss'];" calcext:value-type="string">
            <text:p>= &amp;$tab_conv_expr['UNI']['oss'];</text:p>
          </table:table-cell>
          <table:table-cell table:number-columns-repeated="100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ਪੰਜਾਬੀ ; پنجابی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1]&amp;CHAR(34)&amp;&quot;,&quot;" office:value-type="string" office:string-value="&quot;128&quot;," calcext:value-type="string">
            <text:p>"128",</text:p>
          </table:table-cell>
          <table:table-cell table:formula="of:=CHAR(34)&amp;[.B131]&amp;CHAR(34)&amp;&quot;,&quot;" office:value-type="string" office:string-value="&quot;pan&quot;," calcext:value-type="string">
            <text:p>"pan",</text:p>
          </table:table-cell>
          <table:table-cell table:formula="of:=CHAR(34)&amp;[.C131]&amp;CHAR(34)&amp;&quot;,&quot;" office:value-type="string" office:string-value="&quot;ਪੰਜਾਬੀ ; پنجابی&quot;," calcext:value-type="string">
            <text:p>"ਪੰਜਾਬੀ ; پنجابی",</text:p>
          </table:table-cell>
          <table:table-cell table:formula="of:=CHAR(34)&amp;[.D131]&amp;CHAR(34)&amp;&quot;,&quot;" office:value-type="string" office:string-value="&quot;pan&quot;," calcext:value-type="string">
            <text:p>"pan",</text:p>
          </table:table-cell>
          <table:table-cell table:formula="of:=CHAR(34)&amp;[.E131]&amp;CHAR(34)&amp;&quot;,&quot;" office:value-type="string" office:string-value="&quot;pa&quot;," calcext:value-type="string">
            <text:p>"pa",</text:p>
          </table:table-cell>
          <table:table-cell table:formula="of:=CHAR(34)&amp;&quot;tl_&quot;&amp;[.B131]&amp;&quot;.png&quot;&amp;CHAR(34)" office:value-type="string" office:string-value="&quot;tl_pan.png&quot;" calcext:value-type="string">
            <text:p>"tl_pa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1]&amp;&quot;']&quot;" office:value-type="string" office:string-value="$tab_conv_expr['UNI']['pan']" calcext:value-type="string">
            <text:p>$tab_conv_expr['UNI']['pan']</text:p>
          </table:table-cell>
          <table:table-cell table:style-name="Default" table:formula="of:=&quot;= &quot;&amp;[.A131]&amp;&quot;;&quot;" office:value-type="string" office:string-value="= 128;" calcext:value-type="string">
            <text:p>= 128;</text:p>
          </table:table-cell>
          <table:table-cell/>
          <table:table-cell table:formula="of:=&quot;$tab_conv_expr['MSW']['&quot;&amp;[.B131]&amp;&quot;']&quot;" office:value-type="string" office:string-value="$tab_conv_expr['MSW']['pan']" calcext:value-type="string">
            <text:p>$tab_conv_expr['MSW']['pan']</text:p>
          </table:table-cell>
          <table:table-cell table:style-name="ce13" table:formula="of:=&quot;= $tab_conv_expr['MU']['&quot;&amp;[.B131]&amp;&quot;']&quot;" office:value-type="string" office:string-value="= $tab_conv_expr['MU']['pan']" calcext:value-type="string">
            <text:p>= $tab_conv_expr['MU']['pan']</text:p>
          </table:table-cell>
          <table:table-cell table:formula="of:=&quot;= &amp;&quot;&amp;[.P131]&amp;&quot;;&quot;" office:value-type="string" office:string-value="= &amp;$tab_conv_expr['UNI']['pan'];" calcext:value-type="string">
            <text:p>= &amp;$tab_conv_expr['UNI']['pan'];</text:p>
          </table:table-cell>
          <table:table-cell table:number-columns-repeated="100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li</text:p>
          </table:table-cell>
          <table:table-cell office:value-type="string" calcext:value-type="string">
            <text:p>पािऴ</text:p>
          </table:table-cell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2]&amp;CHAR(34)&amp;&quot;,&quot;" office:value-type="string" office:string-value="&quot;129&quot;," calcext:value-type="string">
            <text:p>"129",</text:p>
          </table:table-cell>
          <table:table-cell table:formula="of:=CHAR(34)&amp;[.B132]&amp;CHAR(34)&amp;&quot;,&quot;" office:value-type="string" office:string-value="&quot;pli&quot;," calcext:value-type="string">
            <text:p>"pli",</text:p>
          </table:table-cell>
          <table:table-cell table:formula="of:=CHAR(34)&amp;[.C132]&amp;CHAR(34)&amp;&quot;,&quot;" office:value-type="string" office:string-value="&quot;पािऴ&quot;," calcext:value-type="string">
            <text:p>"पािऴ",</text:p>
          </table:table-cell>
          <table:table-cell table:formula="of:=CHAR(34)&amp;[.D132]&amp;CHAR(34)&amp;&quot;,&quot;" office:value-type="string" office:string-value="&quot;pli&quot;," calcext:value-type="string">
            <text:p>"pli",</text:p>
          </table:table-cell>
          <table:table-cell table:formula="of:=CHAR(34)&amp;[.E132]&amp;CHAR(34)&amp;&quot;,&quot;" office:value-type="string" office:string-value="&quot;pi&quot;," calcext:value-type="string">
            <text:p>"pi",</text:p>
          </table:table-cell>
          <table:table-cell table:formula="of:=CHAR(34)&amp;&quot;tl_&quot;&amp;[.B132]&amp;&quot;.png&quot;&amp;CHAR(34)" office:value-type="string" office:string-value="&quot;tl_pli.png&quot;" calcext:value-type="string">
            <text:p>"tl_pl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2]&amp;&quot;']&quot;" office:value-type="string" office:string-value="$tab_conv_expr['UNI']['pli']" calcext:value-type="string">
            <text:p>$tab_conv_expr['UNI']['pli']</text:p>
          </table:table-cell>
          <table:table-cell table:style-name="Default" table:formula="of:=&quot;= &quot;&amp;[.A132]&amp;&quot;;&quot;" office:value-type="string" office:string-value="= 129;" calcext:value-type="string">
            <text:p>= 129;</text:p>
          </table:table-cell>
          <table:table-cell/>
          <table:table-cell table:formula="of:=&quot;$tab_conv_expr['MSW']['&quot;&amp;[.B132]&amp;&quot;']&quot;" office:value-type="string" office:string-value="$tab_conv_expr['MSW']['pli']" calcext:value-type="string">
            <text:p>$tab_conv_expr['MSW']['pli']</text:p>
          </table:table-cell>
          <table:table-cell table:style-name="ce13" table:formula="of:=&quot;= $tab_conv_expr['MU']['&quot;&amp;[.B132]&amp;&quot;']&quot;" office:value-type="string" office:string-value="= $tab_conv_expr['MU']['pli']" calcext:value-type="string">
            <text:p>= $tab_conv_expr['MU']['pli']</text:p>
          </table:table-cell>
          <table:table-cell table:formula="of:=&quot;= &amp;&quot;&amp;[.P132]&amp;&quot;;&quot;" office:value-type="string" office:string-value="= &amp;$tab_conv_expr['UNI']['pli'];" calcext:value-type="string">
            <text:p>= &amp;$tab_conv_expr['UNI']['pli'];</text:p>
          </table:table-cell>
          <table:table-cell table:number-columns-repeated="100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3]&amp;CHAR(34)&amp;&quot;,&quot;" office:value-type="string" office:string-value="&quot;130&quot;," calcext:value-type="string">
            <text:p>"130",</text:p>
          </table:table-cell>
          <table:table-cell table:formula="of:=CHAR(34)&amp;[.B133]&amp;CHAR(34)&amp;&quot;,&quot;" office:value-type="string" office:string-value="&quot;pol&quot;," calcext:value-type="string">
            <text:p>"pol",</text:p>
          </table:table-cell>
          <table:table-cell table:formula="of:=CHAR(34)&amp;[.C133]&amp;CHAR(34)&amp;&quot;,&quot;" office:value-type="string" office:string-value="&quot;Polski&quot;," calcext:value-type="string">
            <text:p>"Polski",</text:p>
          </table:table-cell>
          <table:table-cell table:formula="of:=CHAR(34)&amp;[.D133]&amp;CHAR(34)&amp;&quot;,&quot;" office:value-type="string" office:string-value="&quot;pol&quot;," calcext:value-type="string">
            <text:p>"pol",</text:p>
          </table:table-cell>
          <table:table-cell table:formula="of:=CHAR(34)&amp;[.E133]&amp;CHAR(34)&amp;&quot;,&quot;" office:value-type="string" office:string-value="&quot;pl&quot;," calcext:value-type="string">
            <text:p>"pl",</text:p>
          </table:table-cell>
          <table:table-cell table:formula="of:=CHAR(34)&amp;&quot;tl_&quot;&amp;[.B133]&amp;&quot;.png&quot;&amp;CHAR(34)" office:value-type="string" office:string-value="&quot;tl_pol.png&quot;" calcext:value-type="string">
            <text:p>"tl_po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3]&amp;&quot;']&quot;" office:value-type="string" office:string-value="$tab_conv_expr['UNI']['pol']" calcext:value-type="string">
            <text:p>$tab_conv_expr['UNI']['pol']</text:p>
          </table:table-cell>
          <table:table-cell table:style-name="Default" table:formula="of:=&quot;= &quot;&amp;[.A133]&amp;&quot;;&quot;" office:value-type="string" office:string-value="= 130;" calcext:value-type="string">
            <text:p>= 130;</text:p>
          </table:table-cell>
          <table:table-cell/>
          <table:table-cell table:formula="of:=&quot;$tab_conv_expr['MSW']['&quot;&amp;[.B133]&amp;&quot;']&quot;" office:value-type="string" office:string-value="$tab_conv_expr['MSW']['pol']" calcext:value-type="string">
            <text:p>$tab_conv_expr['MSW']['pol']</text:p>
          </table:table-cell>
          <table:table-cell table:style-name="ce13" table:formula="of:=&quot;= $tab_conv_expr['MU']['&quot;&amp;[.B133]&amp;&quot;']&quot;" office:value-type="string" office:string-value="= $tab_conv_expr['MU']['pol']" calcext:value-type="string">
            <text:p>= $tab_conv_expr['MU']['pol']</text:p>
          </table:table-cell>
          <table:table-cell table:formula="of:=&quot;= &amp;&quot;&amp;[.P133]&amp;&quot;;&quot;" office:value-type="string" office:string-value="= &amp;$tab_conv_expr['UNI']['pol'];" calcext:value-type="string">
            <text:p>= &amp;$tab_conv_expr['UNI']['pol'];</text:p>
          </table:table-cell>
          <table:table-cell table:number-columns-repeated="100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‫پښتو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4]&amp;CHAR(34)&amp;&quot;,&quot;" office:value-type="string" office:string-value="&quot;131&quot;," calcext:value-type="string">
            <text:p>"131",</text:p>
          </table:table-cell>
          <table:table-cell table:formula="of:=CHAR(34)&amp;[.B134]&amp;CHAR(34)&amp;&quot;,&quot;" office:value-type="string" office:string-value="&quot;pus&quot;," calcext:value-type="string">
            <text:p>"pus",</text:p>
          </table:table-cell>
          <table:table-cell table:formula="of:=CHAR(34)&amp;[.C134]&amp;CHAR(34)&amp;&quot;,&quot;" office:value-type="string" office:string-value="&quot;‫پښتو&quot;," calcext:value-type="string">
            <text:p>"‫پښتو",</text:p>
          </table:table-cell>
          <table:table-cell table:formula="of:=CHAR(34)&amp;[.D134]&amp;CHAR(34)&amp;&quot;,&quot;" office:value-type="string" office:string-value="&quot;pus&quot;," calcext:value-type="string">
            <text:p>"pus",</text:p>
          </table:table-cell>
          <table:table-cell table:formula="of:=CHAR(34)&amp;[.E134]&amp;CHAR(34)&amp;&quot;,&quot;" office:value-type="string" office:string-value="&quot;ps&quot;," calcext:value-type="string">
            <text:p>"ps",</text:p>
          </table:table-cell>
          <table:table-cell table:formula="of:=CHAR(34)&amp;&quot;tl_&quot;&amp;[.B134]&amp;&quot;.png&quot;&amp;CHAR(34)" office:value-type="string" office:string-value="&quot;tl_pus.png&quot;" calcext:value-type="string">
            <text:p>"tl_pu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4]&amp;&quot;']&quot;" office:value-type="string" office:string-value="$tab_conv_expr['UNI']['pus']" calcext:value-type="string">
            <text:p>$tab_conv_expr['UNI']['pus']</text:p>
          </table:table-cell>
          <table:table-cell table:style-name="Default" table:formula="of:=&quot;= &quot;&amp;[.A134]&amp;&quot;;&quot;" office:value-type="string" office:string-value="= 131;" calcext:value-type="string">
            <text:p>= 131;</text:p>
          </table:table-cell>
          <table:table-cell/>
          <table:table-cell table:formula="of:=&quot;$tab_conv_expr['MSW']['&quot;&amp;[.B134]&amp;&quot;']&quot;" office:value-type="string" office:string-value="$tab_conv_expr['MSW']['pus']" calcext:value-type="string">
            <text:p>$tab_conv_expr['MSW']['pus']</text:p>
          </table:table-cell>
          <table:table-cell table:style-name="ce13" table:formula="of:=&quot;= $tab_conv_expr['MU']['&quot;&amp;[.B134]&amp;&quot;']&quot;" office:value-type="string" office:string-value="= $tab_conv_expr['MU']['pus']" calcext:value-type="string">
            <text:p>= $tab_conv_expr['MU']['pus']</text:p>
          </table:table-cell>
          <table:table-cell table:formula="of:=&quot;= &amp;&quot;&amp;[.P134]&amp;&quot;;&quot;" office:value-type="string" office:string-value="= &amp;$tab_conv_expr['UNI']['pus'];" calcext:value-type="string">
            <text:p>= &amp;$tab_conv_expr['UNI']['pus'];</text:p>
          </table:table-cell>
          <table:table-cell table:number-columns-repeated="100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5]&amp;CHAR(34)&amp;&quot;,&quot;" office:value-type="string" office:string-value="&quot;132&quot;," calcext:value-type="string">
            <text:p>"132",</text:p>
          </table:table-cell>
          <table:table-cell table:formula="of:=CHAR(34)&amp;[.B135]&amp;CHAR(34)&amp;&quot;,&quot;" office:value-type="string" office:string-value="&quot;por&quot;," calcext:value-type="string">
            <text:p>"por",</text:p>
          </table:table-cell>
          <table:table-cell table:formula="of:=CHAR(34)&amp;[.C135]&amp;CHAR(34)&amp;&quot;,&quot;" office:value-type="string" office:string-value="&quot;Português&quot;," calcext:value-type="string">
            <text:p>"Português",</text:p>
          </table:table-cell>
          <table:table-cell table:formula="of:=CHAR(34)&amp;[.D135]&amp;CHAR(34)&amp;&quot;,&quot;" office:value-type="string" office:string-value="&quot;por&quot;," calcext:value-type="string">
            <text:p>"por",</text:p>
          </table:table-cell>
          <table:table-cell table:formula="of:=CHAR(34)&amp;[.E135]&amp;CHAR(34)&amp;&quot;,&quot;" office:value-type="string" office:string-value="&quot;pt&quot;," calcext:value-type="string">
            <text:p>"pt",</text:p>
          </table:table-cell>
          <table:table-cell table:formula="of:=CHAR(34)&amp;&quot;tl_&quot;&amp;[.B135]&amp;&quot;.png&quot;&amp;CHAR(34)" office:value-type="string" office:string-value="&quot;tl_por.png&quot;" calcext:value-type="string">
            <text:p>"tl_po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5]&amp;&quot;']&quot;" office:value-type="string" office:string-value="$tab_conv_expr['UNI']['por']" calcext:value-type="string">
            <text:p>$tab_conv_expr['UNI']['por']</text:p>
          </table:table-cell>
          <table:table-cell table:style-name="Default" table:formula="of:=&quot;= &quot;&amp;[.A135]&amp;&quot;;&quot;" office:value-type="string" office:string-value="= 132;" calcext:value-type="string">
            <text:p>= 132;</text:p>
          </table:table-cell>
          <table:table-cell/>
          <table:table-cell table:formula="of:=&quot;$tab_conv_expr['MSW']['&quot;&amp;[.B135]&amp;&quot;']&quot;" office:value-type="string" office:string-value="$tab_conv_expr['MSW']['por']" calcext:value-type="string">
            <text:p>$tab_conv_expr['MSW']['por']</text:p>
          </table:table-cell>
          <table:table-cell table:style-name="ce13" table:formula="of:=&quot;= $tab_conv_expr['MU']['&quot;&amp;[.B135]&amp;&quot;']&quot;" office:value-type="string" office:string-value="= $tab_conv_expr['MU']['por']" calcext:value-type="string">
            <text:p>= $tab_conv_expr['MU']['por']</text:p>
          </table:table-cell>
          <table:table-cell table:formula="of:=&quot;= &amp;&quot;&amp;[.P135]&amp;&quot;;&quot;" office:value-type="string" office:string-value="= &amp;$tab_conv_expr['UNI']['por'];" calcext:value-type="string">
            <text:p>= &amp;$tab_conv_expr['UNI']['por'];</text:p>
          </table:table-cell>
          <table:table-cell table:number-columns-repeated="100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Runa Simi ; Kichwa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6]&amp;CHAR(34)&amp;&quot;,&quot;" office:value-type="string" office:string-value="&quot;133&quot;," calcext:value-type="string">
            <text:p>"133",</text:p>
          </table:table-cell>
          <table:table-cell table:formula="of:=CHAR(34)&amp;[.B136]&amp;CHAR(34)&amp;&quot;,&quot;" office:value-type="string" office:string-value="&quot;que&quot;," calcext:value-type="string">
            <text:p>"que",</text:p>
          </table:table-cell>
          <table:table-cell table:formula="of:=CHAR(34)&amp;[.C136]&amp;CHAR(34)&amp;&quot;,&quot;" office:value-type="string" office:string-value="&quot;Runa Simi ; Kichwa&quot;," calcext:value-type="string">
            <text:p>"Runa Simi ; Kichwa",</text:p>
          </table:table-cell>
          <table:table-cell table:formula="of:=CHAR(34)&amp;[.D136]&amp;CHAR(34)&amp;&quot;,&quot;" office:value-type="string" office:string-value="&quot;que&quot;," calcext:value-type="string">
            <text:p>"que",</text:p>
          </table:table-cell>
          <table:table-cell table:formula="of:=CHAR(34)&amp;[.E136]&amp;CHAR(34)&amp;&quot;,&quot;" office:value-type="string" office:string-value="&quot;qu&quot;," calcext:value-type="string">
            <text:p>"qu",</text:p>
          </table:table-cell>
          <table:table-cell table:formula="of:=CHAR(34)&amp;&quot;tl_&quot;&amp;[.B136]&amp;&quot;.png&quot;&amp;CHAR(34)" office:value-type="string" office:string-value="&quot;tl_que.png&quot;" calcext:value-type="string">
            <text:p>"tl_qu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6]&amp;&quot;']&quot;" office:value-type="string" office:string-value="$tab_conv_expr['UNI']['que']" calcext:value-type="string">
            <text:p>$tab_conv_expr['UNI']['que']</text:p>
          </table:table-cell>
          <table:table-cell table:style-name="Default" table:formula="of:=&quot;= &quot;&amp;[.A136]&amp;&quot;;&quot;" office:value-type="string" office:string-value="= 133;" calcext:value-type="string">
            <text:p>= 133;</text:p>
          </table:table-cell>
          <table:table-cell/>
          <table:table-cell table:formula="of:=&quot;$tab_conv_expr['MSW']['&quot;&amp;[.B136]&amp;&quot;']&quot;" office:value-type="string" office:string-value="$tab_conv_expr['MSW']['que']" calcext:value-type="string">
            <text:p>$tab_conv_expr['MSW']['que']</text:p>
          </table:table-cell>
          <table:table-cell table:style-name="ce13" table:formula="of:=&quot;= $tab_conv_expr['MU']['&quot;&amp;[.B136]&amp;&quot;']&quot;" office:value-type="string" office:string-value="= $tab_conv_expr['MU']['que']" calcext:value-type="string">
            <text:p>= $tab_conv_expr['MU']['que']</text:p>
          </table:table-cell>
          <table:table-cell table:formula="of:=&quot;= &amp;&quot;&amp;[.P136]&amp;&quot;;&quot;" office:value-type="string" office:string-value="= &amp;$tab_conv_expr['UNI']['que'];" calcext:value-type="string">
            <text:p>= &amp;$tab_conv_expr['UNI']['que'];</text:p>
          </table:table-cell>
          <table:table-cell table:number-columns-repeated="100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Kréol Rénioné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7]&amp;CHAR(34)&amp;&quot;,&quot;" office:value-type="string" office:string-value="&quot;134&quot;," calcext:value-type="string">
            <text:p>"134",</text:p>
          </table:table-cell>
          <table:table-cell table:formula="of:=CHAR(34)&amp;[.B137]&amp;CHAR(34)&amp;&quot;,&quot;" office:value-type="string" office:string-value="&quot;rcf&quot;," calcext:value-type="string">
            <text:p>"rcf",</text:p>
          </table:table-cell>
          <table:table-cell table:formula="of:=CHAR(34)&amp;[.C137]&amp;CHAR(34)&amp;&quot;,&quot;" office:value-type="string" office:string-value="&quot;Kréol Rénioné&quot;," calcext:value-type="string">
            <text:p>"Kréol Rénioné",</text:p>
          </table:table-cell>
          <table:table-cell table:formula="of:=CHAR(34)&amp;[.D137]&amp;CHAR(34)&amp;&quot;,&quot;" office:value-type="string" office:string-value="&quot;rcf&quot;," calcext:value-type="string">
            <text:p>"rcf",</text:p>
          </table:table-cell>
          <table:table-cell table:formula="of:=CHAR(34)&amp;[.E137]&amp;CHAR(34)&amp;&quot;,&quot;" office:value-type="string" office:string-value="&quot;rc&quot;," calcext:value-type="string">
            <text:p>"rc",</text:p>
          </table:table-cell>
          <table:table-cell table:formula="of:=CHAR(34)&amp;&quot;tl_&quot;&amp;[.B137]&amp;&quot;.png&quot;&amp;CHAR(34)" office:value-type="string" office:string-value="&quot;tl_rcf.png&quot;" calcext:value-type="string">
            <text:p>"tl_rcf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7]&amp;&quot;']&quot;" office:value-type="string" office:string-value="$tab_conv_expr['UNI']['rcf']" calcext:value-type="string">
            <text:p>$tab_conv_expr['UNI']['rcf']</text:p>
          </table:table-cell>
          <table:table-cell table:style-name="Default" table:formula="of:=&quot;= &quot;&amp;[.A137]&amp;&quot;;&quot;" office:value-type="string" office:string-value="= 134;" calcext:value-type="string">
            <text:p>= 134;</text:p>
          </table:table-cell>
          <table:table-cell/>
          <table:table-cell table:formula="of:=&quot;$tab_conv_expr['MSW']['&quot;&amp;[.B137]&amp;&quot;']&quot;" office:value-type="string" office:string-value="$tab_conv_expr['MSW']['rcf']" calcext:value-type="string">
            <text:p>$tab_conv_expr['MSW']['rcf']</text:p>
          </table:table-cell>
          <table:table-cell table:style-name="ce13" table:formula="of:=&quot;= $tab_conv_expr['MU']['&quot;&amp;[.B137]&amp;&quot;']&quot;" office:value-type="string" office:string-value="= $tab_conv_expr['MU']['rcf']" calcext:value-type="string">
            <text:p>= $tab_conv_expr['MU']['rcf']</text:p>
          </table:table-cell>
          <table:table-cell table:formula="of:=&quot;= &amp;&quot;&amp;[.P137]&amp;&quot;;&quot;" office:value-type="string" office:string-value="= &amp;$tab_conv_expr['UNI']['rcf'];" calcext:value-type="string">
            <text:p>= &amp;$tab_conv_expr['UNI']['rcf'];</text:p>
          </table:table-cell>
          <table:table-cell table:number-columns-repeated="100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8]&amp;CHAR(34)&amp;&quot;,&quot;" office:value-type="string" office:string-value="&quot;135&quot;," calcext:value-type="string">
            <text:p>"135",</text:p>
          </table:table-cell>
          <table:table-cell table:formula="of:=CHAR(34)&amp;[.B138]&amp;CHAR(34)&amp;&quot;,&quot;" office:value-type="string" office:string-value="&quot;roh&quot;," calcext:value-type="string">
            <text:p>"roh",</text:p>
          </table:table-cell>
          <table:table-cell table:formula="of:=CHAR(34)&amp;[.C138]&amp;CHAR(34)&amp;&quot;,&quot;" office:value-type="string" office:string-value="&quot;Rumantsch grischun&quot;," calcext:value-type="string">
            <text:p>"Rumantsch grischun",</text:p>
          </table:table-cell>
          <table:table-cell table:formula="of:=CHAR(34)&amp;[.D138]&amp;CHAR(34)&amp;&quot;,&quot;" office:value-type="string" office:string-value="&quot;roh&quot;," calcext:value-type="string">
            <text:p>"roh",</text:p>
          </table:table-cell>
          <table:table-cell table:formula="of:=CHAR(34)&amp;[.E138]&amp;CHAR(34)&amp;&quot;,&quot;" office:value-type="string" office:string-value="&quot;rm&quot;," calcext:value-type="string">
            <text:p>"rm",</text:p>
          </table:table-cell>
          <table:table-cell table:formula="of:=CHAR(34)&amp;&quot;tl_&quot;&amp;[.B138]&amp;&quot;.png&quot;&amp;CHAR(34)" office:value-type="string" office:string-value="&quot;tl_roh.png&quot;" calcext:value-type="string">
            <text:p>"tl_roh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8]&amp;&quot;']&quot;" office:value-type="string" office:string-value="$tab_conv_expr['UNI']['roh']" calcext:value-type="string">
            <text:p>$tab_conv_expr['UNI']['roh']</text:p>
          </table:table-cell>
          <table:table-cell table:style-name="Default" table:formula="of:=&quot;= &quot;&amp;[.A138]&amp;&quot;;&quot;" office:value-type="string" office:string-value="= 135;" calcext:value-type="string">
            <text:p>= 135;</text:p>
          </table:table-cell>
          <table:table-cell/>
          <table:table-cell table:formula="of:=&quot;$tab_conv_expr['MSW']['&quot;&amp;[.B138]&amp;&quot;']&quot;" office:value-type="string" office:string-value="$tab_conv_expr['MSW']['roh']" calcext:value-type="string">
            <text:p>$tab_conv_expr['MSW']['roh']</text:p>
          </table:table-cell>
          <table:table-cell table:style-name="ce13" table:formula="of:=&quot;= $tab_conv_expr['MU']['&quot;&amp;[.B138]&amp;&quot;']&quot;" office:value-type="string" office:string-value="= $tab_conv_expr['MU']['roh']" calcext:value-type="string">
            <text:p>= $tab_conv_expr['MU']['roh']</text:p>
          </table:table-cell>
          <table:table-cell table:formula="of:=&quot;= &amp;&quot;&amp;[.P138]&amp;&quot;;&quot;" office:value-type="string" office:string-value="= &amp;$tab_conv_expr['UNI']['roh'];" calcext:value-type="string">
            <text:p>= &amp;$tab_conv_expr['UNI']['roh'];</text:p>
          </table:table-cell>
          <table:table-cell table:number-columns-repeated="1003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39]&amp;CHAR(34)&amp;&quot;,&quot;" office:value-type="string" office:string-value="&quot;136&quot;," calcext:value-type="string">
            <text:p>"136",</text:p>
          </table:table-cell>
          <table:table-cell table:formula="of:=CHAR(34)&amp;[.B139]&amp;CHAR(34)&amp;&quot;,&quot;" office:value-type="string" office:string-value="&quot;run&quot;," calcext:value-type="string">
            <text:p>"run",</text:p>
          </table:table-cell>
          <table:table-cell table:formula="of:=CHAR(34)&amp;[.C139]&amp;CHAR(34)&amp;&quot;,&quot;" office:value-type="string" office:string-value="&quot;kiRundi&quot;," calcext:value-type="string">
            <text:p>"kiRundi",</text:p>
          </table:table-cell>
          <table:table-cell table:formula="of:=CHAR(34)&amp;[.D139]&amp;CHAR(34)&amp;&quot;,&quot;" office:value-type="string" office:string-value="&quot;run&quot;," calcext:value-type="string">
            <text:p>"run",</text:p>
          </table:table-cell>
          <table:table-cell table:formula="of:=CHAR(34)&amp;[.E139]&amp;CHAR(34)&amp;&quot;,&quot;" office:value-type="string" office:string-value="&quot;rn&quot;," calcext:value-type="string">
            <text:p>"rn",</text:p>
          </table:table-cell>
          <table:table-cell table:formula="of:=CHAR(34)&amp;&quot;tl_&quot;&amp;[.B139]&amp;&quot;.png&quot;&amp;CHAR(34)" office:value-type="string" office:string-value="&quot;tl_run.png&quot;" calcext:value-type="string">
            <text:p>"tl_ru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39]&amp;&quot;']&quot;" office:value-type="string" office:string-value="$tab_conv_expr['UNI']['run']" calcext:value-type="string">
            <text:p>$tab_conv_expr['UNI']['run']</text:p>
          </table:table-cell>
          <table:table-cell table:style-name="Default" table:formula="of:=&quot;= &quot;&amp;[.A139]&amp;&quot;;&quot;" office:value-type="string" office:string-value="= 136;" calcext:value-type="string">
            <text:p>= 136;</text:p>
          </table:table-cell>
          <table:table-cell/>
          <table:table-cell table:formula="of:=&quot;$tab_conv_expr['MSW']['&quot;&amp;[.B139]&amp;&quot;']&quot;" office:value-type="string" office:string-value="$tab_conv_expr['MSW']['run']" calcext:value-type="string">
            <text:p>$tab_conv_expr['MSW']['run']</text:p>
          </table:table-cell>
          <table:table-cell table:style-name="ce13" table:formula="of:=&quot;= $tab_conv_expr['MU']['&quot;&amp;[.B139]&amp;&quot;']&quot;" office:value-type="string" office:string-value="= $tab_conv_expr['MU']['run']" calcext:value-type="string">
            <text:p>= $tab_conv_expr['MU']['run']</text:p>
          </table:table-cell>
          <table:table-cell table:formula="of:=&quot;= &amp;&quot;&amp;[.P139]&amp;&quot;;&quot;" office:value-type="string" office:string-value="= &amp;$tab_conv_expr['UNI']['run'];" calcext:value-type="string">
            <text:p>= &amp;$tab_conv_expr['UNI']['run'];</text:p>
          </table:table-cell>
          <table:table-cell table:number-columns-repeated="1003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0]&amp;CHAR(34)&amp;&quot;,&quot;" office:value-type="string" office:string-value="&quot;137&quot;," calcext:value-type="string">
            <text:p>"137",</text:p>
          </table:table-cell>
          <table:table-cell table:formula="of:=CHAR(34)&amp;[.B140]&amp;CHAR(34)&amp;&quot;,&quot;" office:value-type="string" office:string-value="&quot;ron&quot;," calcext:value-type="string">
            <text:p>"ron",</text:p>
          </table:table-cell>
          <table:table-cell table:formula="of:=CHAR(34)&amp;[.C140]&amp;CHAR(34)&amp;&quot;,&quot;" office:value-type="string" office:string-value="&quot;Română&quot;," calcext:value-type="string">
            <text:p>"Română",</text:p>
          </table:table-cell>
          <table:table-cell table:formula="of:=CHAR(34)&amp;[.D140]&amp;CHAR(34)&amp;&quot;,&quot;" office:value-type="string" office:string-value="&quot;rum/ron&quot;," calcext:value-type="string">
            <text:p>"rum/ron",</text:p>
          </table:table-cell>
          <table:table-cell table:formula="of:=CHAR(34)&amp;[.E140]&amp;CHAR(34)&amp;&quot;,&quot;" office:value-type="string" office:string-value="&quot;ro&quot;," calcext:value-type="string">
            <text:p>"ro",</text:p>
          </table:table-cell>
          <table:table-cell table:formula="of:=CHAR(34)&amp;&quot;tl_&quot;&amp;[.B140]&amp;&quot;.png&quot;&amp;CHAR(34)" office:value-type="string" office:string-value="&quot;tl_ron.png&quot;" calcext:value-type="string">
            <text:p>"tl_ro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0]&amp;&quot;']&quot;" office:value-type="string" office:string-value="$tab_conv_expr['UNI']['ron']" calcext:value-type="string">
            <text:p>$tab_conv_expr['UNI']['ron']</text:p>
          </table:table-cell>
          <table:table-cell table:style-name="Default" table:formula="of:=&quot;= &quot;&amp;[.A140]&amp;&quot;;&quot;" office:value-type="string" office:string-value="= 137;" calcext:value-type="string">
            <text:p>= 137;</text:p>
          </table:table-cell>
          <table:table-cell/>
          <table:table-cell table:formula="of:=&quot;$tab_conv_expr['MSW']['&quot;&amp;[.B140]&amp;&quot;']&quot;" office:value-type="string" office:string-value="$tab_conv_expr['MSW']['ron']" calcext:value-type="string">
            <text:p>$tab_conv_expr['MSW']['ron']</text:p>
          </table:table-cell>
          <table:table-cell table:style-name="ce13" table:formula="of:=&quot;= $tab_conv_expr['MU']['&quot;&amp;[.B140]&amp;&quot;']&quot;" office:value-type="string" office:string-value="= $tab_conv_expr['MU']['ron']" calcext:value-type="string">
            <text:p>= $tab_conv_expr['MU']['ron']</text:p>
          </table:table-cell>
          <table:table-cell table:formula="of:=&quot;= &amp;&quot;&amp;[.P140]&amp;&quot;;&quot;" office:value-type="string" office:string-value="= &amp;$tab_conv_expr['UNI']['ron'];" calcext:value-type="string">
            <text:p>= &amp;$tab_conv_expr['UNI']['ron'];</text:p>
          </table:table-cell>
          <table:table-cell table:number-columns-repeated="1003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1]&amp;CHAR(34)&amp;&quot;,&quot;" office:value-type="string" office:string-value="&quot;138&quot;," calcext:value-type="string">
            <text:p>"138",</text:p>
          </table:table-cell>
          <table:table-cell table:formula="of:=CHAR(34)&amp;[.B141]&amp;CHAR(34)&amp;&quot;,&quot;" office:value-type="string" office:string-value="&quot;rus&quot;," calcext:value-type="string">
            <text:p>"rus",</text:p>
          </table:table-cell>
          <table:table-cell table:formula="of:=CHAR(34)&amp;[.C141]&amp;CHAR(34)&amp;&quot;,&quot;" office:value-type="string" office:string-value="&quot;русский язык&quot;," calcext:value-type="string">
            <text:p>"русский язык",</text:p>
          </table:table-cell>
          <table:table-cell table:formula="of:=CHAR(34)&amp;[.D141]&amp;CHAR(34)&amp;&quot;,&quot;" office:value-type="string" office:string-value="&quot;rus&quot;," calcext:value-type="string">
            <text:p>"rus",</text:p>
          </table:table-cell>
          <table:table-cell table:formula="of:=CHAR(34)&amp;[.E141]&amp;CHAR(34)&amp;&quot;,&quot;" office:value-type="string" office:string-value="&quot;ru&quot;," calcext:value-type="string">
            <text:p>"ru",</text:p>
          </table:table-cell>
          <table:table-cell table:formula="of:=CHAR(34)&amp;&quot;tl_&quot;&amp;[.B141]&amp;&quot;.png&quot;&amp;CHAR(34)" office:value-type="string" office:string-value="&quot;tl_rus.png&quot;" calcext:value-type="string">
            <text:p>"tl_ru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1]&amp;&quot;']&quot;" office:value-type="string" office:string-value="$tab_conv_expr['UNI']['rus']" calcext:value-type="string">
            <text:p>$tab_conv_expr['UNI']['rus']</text:p>
          </table:table-cell>
          <table:table-cell table:style-name="Default" table:formula="of:=&quot;= &quot;&amp;[.A141]&amp;&quot;;&quot;" office:value-type="string" office:string-value="= 138;" calcext:value-type="string">
            <text:p>= 138;</text:p>
          </table:table-cell>
          <table:table-cell/>
          <table:table-cell table:formula="of:=&quot;$tab_conv_expr['MSW']['&quot;&amp;[.B141]&amp;&quot;']&quot;" office:value-type="string" office:string-value="$tab_conv_expr['MSW']['rus']" calcext:value-type="string">
            <text:p>$tab_conv_expr['MSW']['rus']</text:p>
          </table:table-cell>
          <table:table-cell table:style-name="ce13" table:formula="of:=&quot;= $tab_conv_expr['MU']['&quot;&amp;[.B141]&amp;&quot;']&quot;" office:value-type="string" office:string-value="= $tab_conv_expr['MU']['rus']" calcext:value-type="string">
            <text:p>= $tab_conv_expr['MU']['rus']</text:p>
          </table:table-cell>
          <table:table-cell table:formula="of:=&quot;= &amp;&quot;&amp;[.P141]&amp;&quot;;&quot;" office:value-type="string" office:string-value="= &amp;$tab_conv_expr['UNI']['rus'];" calcext:value-type="string">
            <text:p>= &amp;$tab_conv_expr['UNI']['rus'];</text:p>
          </table:table-cell>
          <table:table-cell table:number-columns-repeated="1003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2]&amp;CHAR(34)&amp;&quot;,&quot;" office:value-type="string" office:string-value="&quot;139&quot;," calcext:value-type="string">
            <text:p>"139",</text:p>
          </table:table-cell>
          <table:table-cell table:formula="of:=CHAR(34)&amp;[.B142]&amp;CHAR(34)&amp;&quot;,&quot;" office:value-type="string" office:string-value="&quot;kin&quot;," calcext:value-type="string">
            <text:p>"kin",</text:p>
          </table:table-cell>
          <table:table-cell table:formula="of:=CHAR(34)&amp;[.C142]&amp;CHAR(34)&amp;&quot;,&quot;" office:value-type="string" office:string-value="&quot;Kinyarwanda&quot;," calcext:value-type="string">
            <text:p>"Kinyarwanda",</text:p>
          </table:table-cell>
          <table:table-cell table:formula="of:=CHAR(34)&amp;[.D142]&amp;CHAR(34)&amp;&quot;,&quot;" office:value-type="string" office:string-value="&quot;kin&quot;," calcext:value-type="string">
            <text:p>"kin",</text:p>
          </table:table-cell>
          <table:table-cell table:formula="of:=CHAR(34)&amp;[.E142]&amp;CHAR(34)&amp;&quot;,&quot;" office:value-type="string" office:string-value="&quot;rw&quot;," calcext:value-type="string">
            <text:p>"rw",</text:p>
          </table:table-cell>
          <table:table-cell table:formula="of:=CHAR(34)&amp;&quot;tl_&quot;&amp;[.B142]&amp;&quot;.png&quot;&amp;CHAR(34)" office:value-type="string" office:string-value="&quot;tl_kin.png&quot;" calcext:value-type="string">
            <text:p>"tl_ki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2]&amp;&quot;']&quot;" office:value-type="string" office:string-value="$tab_conv_expr['UNI']['kin']" calcext:value-type="string">
            <text:p>$tab_conv_expr['UNI']['kin']</text:p>
          </table:table-cell>
          <table:table-cell table:style-name="Default" table:formula="of:=&quot;= &quot;&amp;[.A142]&amp;&quot;;&quot;" office:value-type="string" office:string-value="= 139;" calcext:value-type="string">
            <text:p>= 139;</text:p>
          </table:table-cell>
          <table:table-cell/>
          <table:table-cell table:formula="of:=&quot;$tab_conv_expr['MSW']['&quot;&amp;[.B142]&amp;&quot;']&quot;" office:value-type="string" office:string-value="$tab_conv_expr['MSW']['kin']" calcext:value-type="string">
            <text:p>$tab_conv_expr['MSW']['kin']</text:p>
          </table:table-cell>
          <table:table-cell table:style-name="ce13" table:formula="of:=&quot;= $tab_conv_expr['MU']['&quot;&amp;[.B142]&amp;&quot;']&quot;" office:value-type="string" office:string-value="= $tab_conv_expr['MU']['kin']" calcext:value-type="string">
            <text:p>= $tab_conv_expr['MU']['kin']</text:p>
          </table:table-cell>
          <table:table-cell table:formula="of:=&quot;= &amp;&quot;&amp;[.P142]&amp;&quot;;&quot;" office:value-type="string" office:string-value="= &amp;$tab_conv_expr['UNI']['kin'];" calcext:value-type="string">
            <text:p>= &amp;$tab_conv_expr['UNI']['kin'];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3]&amp;CHAR(34)&amp;&quot;,&quot;" office:value-type="string" office:string-value="&quot;140&quot;," calcext:value-type="string">
            <text:p>"140",</text:p>
          </table:table-cell>
          <table:table-cell table:formula="of:=CHAR(34)&amp;[.B143]&amp;CHAR(34)&amp;&quot;,&quot;" office:value-type="string" office:string-value="&quot;san&quot;," calcext:value-type="string">
            <text:p>"san",</text:p>
          </table:table-cell>
          <table:table-cell table:formula="of:=CHAR(34)&amp;[.C143]&amp;CHAR(34)&amp;&quot;,&quot;" office:value-type="string" office:string-value="&quot;संस्कृतम्&quot;," calcext:value-type="string">
            <text:p>"संस्कृतम्",</text:p>
          </table:table-cell>
          <table:table-cell table:formula="of:=CHAR(34)&amp;[.D143]&amp;CHAR(34)&amp;&quot;,&quot;" office:value-type="string" office:string-value="&quot;san&quot;," calcext:value-type="string">
            <text:p>"san",</text:p>
          </table:table-cell>
          <table:table-cell table:formula="of:=CHAR(34)&amp;[.E143]&amp;CHAR(34)&amp;&quot;,&quot;" office:value-type="string" office:string-value="&quot;sa&quot;," calcext:value-type="string">
            <text:p>"sa",</text:p>
          </table:table-cell>
          <table:table-cell table:formula="of:=CHAR(34)&amp;&quot;tl_&quot;&amp;[.B143]&amp;&quot;.png&quot;&amp;CHAR(34)" office:value-type="string" office:string-value="&quot;tl_san.png&quot;" calcext:value-type="string">
            <text:p>"tl_sa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3]&amp;&quot;']&quot;" office:value-type="string" office:string-value="$tab_conv_expr['UNI']['san']" calcext:value-type="string">
            <text:p>$tab_conv_expr['UNI']['san']</text:p>
          </table:table-cell>
          <table:table-cell table:style-name="Default" table:formula="of:=&quot;= &quot;&amp;[.A143]&amp;&quot;;&quot;" office:value-type="string" office:string-value="= 140;" calcext:value-type="string">
            <text:p>= 140;</text:p>
          </table:table-cell>
          <table:table-cell/>
          <table:table-cell table:formula="of:=&quot;$tab_conv_expr['MSW']['&quot;&amp;[.B143]&amp;&quot;']&quot;" office:value-type="string" office:string-value="$tab_conv_expr['MSW']['san']" calcext:value-type="string">
            <text:p>$tab_conv_expr['MSW']['san']</text:p>
          </table:table-cell>
          <table:table-cell table:style-name="ce13" table:formula="of:=&quot;= $tab_conv_expr['MU']['&quot;&amp;[.B143]&amp;&quot;']&quot;" office:value-type="string" office:string-value="= $tab_conv_expr['MU']['san']" calcext:value-type="string">
            <text:p>= $tab_conv_expr['MU']['san']</text:p>
          </table:table-cell>
          <table:table-cell table:formula="of:=&quot;= &amp;&quot;&amp;[.P143]&amp;&quot;;&quot;" office:value-type="string" office:string-value="= &amp;$tab_conv_expr['UNI']['san'];" calcext:value-type="string">
            <text:p>= &amp;$tab_conv_expr['UNI']['san'];</text:p>
          </table:table-cell>
          <table:table-cell table:number-columns-repeated="1003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4]&amp;CHAR(34)&amp;&quot;,&quot;" office:value-type="string" office:string-value="&quot;141&quot;," calcext:value-type="string">
            <text:p>"141",</text:p>
          </table:table-cell>
          <table:table-cell table:formula="of:=CHAR(34)&amp;[.B144]&amp;CHAR(34)&amp;&quot;,&quot;" office:value-type="string" office:string-value="&quot;srd&quot;," calcext:value-type="string">
            <text:p>"srd",</text:p>
          </table:table-cell>
          <table:table-cell table:formula="of:=CHAR(34)&amp;[.C144]&amp;CHAR(34)&amp;&quot;,&quot;" office:value-type="string" office:string-value="&quot;sardu&quot;," calcext:value-type="string">
            <text:p>"sardu",</text:p>
          </table:table-cell>
          <table:table-cell table:formula="of:=CHAR(34)&amp;[.D144]&amp;CHAR(34)&amp;&quot;,&quot;" office:value-type="string" office:string-value="&quot;srd&quot;," calcext:value-type="string">
            <text:p>"srd",</text:p>
          </table:table-cell>
          <table:table-cell table:formula="of:=CHAR(34)&amp;[.E144]&amp;CHAR(34)&amp;&quot;,&quot;" office:value-type="string" office:string-value="&quot;sc&quot;," calcext:value-type="string">
            <text:p>"sc",</text:p>
          </table:table-cell>
          <table:table-cell table:formula="of:=CHAR(34)&amp;&quot;tl_&quot;&amp;[.B144]&amp;&quot;.png&quot;&amp;CHAR(34)" office:value-type="string" office:string-value="&quot;tl_srd.png&quot;" calcext:value-type="string">
            <text:p>"tl_sr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4]&amp;&quot;']&quot;" office:value-type="string" office:string-value="$tab_conv_expr['UNI']['srd']" calcext:value-type="string">
            <text:p>$tab_conv_expr['UNI']['srd']</text:p>
          </table:table-cell>
          <table:table-cell table:style-name="Default" table:formula="of:=&quot;= &quot;&amp;[.A144]&amp;&quot;;&quot;" office:value-type="string" office:string-value="= 141;" calcext:value-type="string">
            <text:p>= 141;</text:p>
          </table:table-cell>
          <table:table-cell/>
          <table:table-cell table:formula="of:=&quot;$tab_conv_expr['MSW']['&quot;&amp;[.B144]&amp;&quot;']&quot;" office:value-type="string" office:string-value="$tab_conv_expr['MSW']['srd']" calcext:value-type="string">
            <text:p>$tab_conv_expr['MSW']['srd']</text:p>
          </table:table-cell>
          <table:table-cell table:style-name="ce13" table:formula="of:=&quot;= $tab_conv_expr['MU']['&quot;&amp;[.B144]&amp;&quot;']&quot;" office:value-type="string" office:string-value="= $tab_conv_expr['MU']['srd']" calcext:value-type="string">
            <text:p>= $tab_conv_expr['MU']['srd']</text:p>
          </table:table-cell>
          <table:table-cell table:formula="of:=&quot;= &amp;&quot;&amp;[.P144]&amp;&quot;;&quot;" office:value-type="string" office:string-value="= &amp;$tab_conv_expr['UNI']['srd'];" calcext:value-type="string">
            <text:p>= &amp;$tab_conv_expr['UNI']['srd'];</text:p>
          </table:table-cell>
          <table:table-cell table:number-columns-repeated="100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सिन्धी ; ‫سنڌي، سندھی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5]&amp;CHAR(34)&amp;&quot;,&quot;" office:value-type="string" office:string-value="&quot;142&quot;," calcext:value-type="string">
            <text:p>"142",</text:p>
          </table:table-cell>
          <table:table-cell table:formula="of:=CHAR(34)&amp;[.B145]&amp;CHAR(34)&amp;&quot;,&quot;" office:value-type="string" office:string-value="&quot;snd&quot;," calcext:value-type="string">
            <text:p>"snd",</text:p>
          </table:table-cell>
          <table:table-cell table:formula="of:=CHAR(34)&amp;[.C145]&amp;CHAR(34)&amp;&quot;,&quot;" office:value-type="string" office:string-value="&quot;सिन्धी ; ‫سنڌي، سندھی&quot;," calcext:value-type="string">
            <text:p>"सिन्धी ; ‫سنڌي، سندھی",</text:p>
          </table:table-cell>
          <table:table-cell table:formula="of:=CHAR(34)&amp;[.D145]&amp;CHAR(34)&amp;&quot;,&quot;" office:value-type="string" office:string-value="&quot;snd&quot;," calcext:value-type="string">
            <text:p>"snd",</text:p>
          </table:table-cell>
          <table:table-cell table:formula="of:=CHAR(34)&amp;[.E145]&amp;CHAR(34)&amp;&quot;,&quot;" office:value-type="string" office:string-value="&quot;sd&quot;," calcext:value-type="string">
            <text:p>"sd",</text:p>
          </table:table-cell>
          <table:table-cell table:formula="of:=CHAR(34)&amp;&quot;tl_&quot;&amp;[.B145]&amp;&quot;.png&quot;&amp;CHAR(34)" office:value-type="string" office:string-value="&quot;tl_snd.png&quot;" calcext:value-type="string">
            <text:p>"tl_sn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5]&amp;&quot;']&quot;" office:value-type="string" office:string-value="$tab_conv_expr['UNI']['snd']" calcext:value-type="string">
            <text:p>$tab_conv_expr['UNI']['snd']</text:p>
          </table:table-cell>
          <table:table-cell table:style-name="Default" table:formula="of:=&quot;= &quot;&amp;[.A145]&amp;&quot;;&quot;" office:value-type="string" office:string-value="= 142;" calcext:value-type="string">
            <text:p>= 142;</text:p>
          </table:table-cell>
          <table:table-cell/>
          <table:table-cell table:formula="of:=&quot;$tab_conv_expr['MSW']['&quot;&amp;[.B145]&amp;&quot;']&quot;" office:value-type="string" office:string-value="$tab_conv_expr['MSW']['snd']" calcext:value-type="string">
            <text:p>$tab_conv_expr['MSW']['snd']</text:p>
          </table:table-cell>
          <table:table-cell table:style-name="ce13" table:formula="of:=&quot;= $tab_conv_expr['MU']['&quot;&amp;[.B145]&amp;&quot;']&quot;" office:value-type="string" office:string-value="= $tab_conv_expr['MU']['snd']" calcext:value-type="string">
            <text:p>= $tab_conv_expr['MU']['snd']</text:p>
          </table:table-cell>
          <table:table-cell table:formula="of:=&quot;= &amp;&quot;&amp;[.P145]&amp;&quot;;&quot;" office:value-type="string" office:string-value="= &amp;$tab_conv_expr['UNI']['snd'];" calcext:value-type="string">
            <text:p>= &amp;$tab_conv_expr['UNI']['snd'];</text:p>
          </table:table-cell>
          <table:table-cell table:number-columns-repeated="100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6]&amp;CHAR(34)&amp;&quot;,&quot;" office:value-type="string" office:string-value="&quot;143&quot;," calcext:value-type="string">
            <text:p>"143",</text:p>
          </table:table-cell>
          <table:table-cell table:formula="of:=CHAR(34)&amp;[.B146]&amp;CHAR(34)&amp;&quot;,&quot;" office:value-type="string" office:string-value="&quot;sme&quot;," calcext:value-type="string">
            <text:p>"sme",</text:p>
          </table:table-cell>
          <table:table-cell table:formula="of:=CHAR(34)&amp;[.C146]&amp;CHAR(34)&amp;&quot;,&quot;" office:value-type="string" office:string-value="&quot;Davvisámegiella&quot;," calcext:value-type="string">
            <text:p>"Davvisámegiella",</text:p>
          </table:table-cell>
          <table:table-cell table:formula="of:=CHAR(34)&amp;[.D146]&amp;CHAR(34)&amp;&quot;,&quot;" office:value-type="string" office:string-value="&quot;sme&quot;," calcext:value-type="string">
            <text:p>"sme",</text:p>
          </table:table-cell>
          <table:table-cell table:formula="of:=CHAR(34)&amp;[.E146]&amp;CHAR(34)&amp;&quot;,&quot;" office:value-type="string" office:string-value="&quot;se&quot;," calcext:value-type="string">
            <text:p>"se",</text:p>
          </table:table-cell>
          <table:table-cell table:formula="of:=CHAR(34)&amp;&quot;tl_&quot;&amp;[.B146]&amp;&quot;.png&quot;&amp;CHAR(34)" office:value-type="string" office:string-value="&quot;tl_sme.png&quot;" calcext:value-type="string">
            <text:p>"tl_sm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6]&amp;&quot;']&quot;" office:value-type="string" office:string-value="$tab_conv_expr['UNI']['sme']" calcext:value-type="string">
            <text:p>$tab_conv_expr['UNI']['sme']</text:p>
          </table:table-cell>
          <table:table-cell table:style-name="Default" table:formula="of:=&quot;= &quot;&amp;[.A146]&amp;&quot;;&quot;" office:value-type="string" office:string-value="= 143;" calcext:value-type="string">
            <text:p>= 143;</text:p>
          </table:table-cell>
          <table:table-cell/>
          <table:table-cell table:formula="of:=&quot;$tab_conv_expr['MSW']['&quot;&amp;[.B146]&amp;&quot;']&quot;" office:value-type="string" office:string-value="$tab_conv_expr['MSW']['sme']" calcext:value-type="string">
            <text:p>$tab_conv_expr['MSW']['sme']</text:p>
          </table:table-cell>
          <table:table-cell table:style-name="ce13" table:formula="of:=&quot;= $tab_conv_expr['MU']['&quot;&amp;[.B146]&amp;&quot;']&quot;" office:value-type="string" office:string-value="= $tab_conv_expr['MU']['sme']" calcext:value-type="string">
            <text:p>= $tab_conv_expr['MU']['sme']</text:p>
          </table:table-cell>
          <table:table-cell table:formula="of:=&quot;= &amp;&quot;&amp;[.P146]&amp;&quot;;&quot;" office:value-type="string" office:string-value="= &amp;$tab_conv_expr['UNI']['sme'];" calcext:value-type="string">
            <text:p>= &amp;$tab_conv_expr['UNI']['sme'];</text:p>
          </table:table-cell>
          <table:table-cell table:number-columns-repeated="100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7]&amp;CHAR(34)&amp;&quot;,&quot;" office:value-type="string" office:string-value="&quot;144&quot;," calcext:value-type="string">
            <text:p>"144",</text:p>
          </table:table-cell>
          <table:table-cell table:formula="of:=CHAR(34)&amp;[.B147]&amp;CHAR(34)&amp;&quot;,&quot;" office:value-type="string" office:string-value="&quot;sag&quot;," calcext:value-type="string">
            <text:p>"sag",</text:p>
          </table:table-cell>
          <table:table-cell table:formula="of:=CHAR(34)&amp;[.C147]&amp;CHAR(34)&amp;&quot;,&quot;" office:value-type="string" office:string-value="&quot;Yângâ tî sängö&quot;," calcext:value-type="string">
            <text:p>"Yângâ tî sängö",</text:p>
          </table:table-cell>
          <table:table-cell table:formula="of:=CHAR(34)&amp;[.D147]&amp;CHAR(34)&amp;&quot;,&quot;" office:value-type="string" office:string-value="&quot;sag&quot;," calcext:value-type="string">
            <text:p>"sag",</text:p>
          </table:table-cell>
          <table:table-cell table:formula="of:=CHAR(34)&amp;[.E147]&amp;CHAR(34)&amp;&quot;,&quot;" office:value-type="string" office:string-value="&quot;sg&quot;," calcext:value-type="string">
            <text:p>"sg",</text:p>
          </table:table-cell>
          <table:table-cell table:formula="of:=CHAR(34)&amp;&quot;tl_&quot;&amp;[.B147]&amp;&quot;.png&quot;&amp;CHAR(34)" office:value-type="string" office:string-value="&quot;tl_sag.png&quot;" calcext:value-type="string">
            <text:p>"tl_sa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7]&amp;&quot;']&quot;" office:value-type="string" office:string-value="$tab_conv_expr['UNI']['sag']" calcext:value-type="string">
            <text:p>$tab_conv_expr['UNI']['sag']</text:p>
          </table:table-cell>
          <table:table-cell table:style-name="Default" table:formula="of:=&quot;= &quot;&amp;[.A147]&amp;&quot;;&quot;" office:value-type="string" office:string-value="= 144;" calcext:value-type="string">
            <text:p>= 144;</text:p>
          </table:table-cell>
          <table:table-cell/>
          <table:table-cell table:formula="of:=&quot;$tab_conv_expr['MSW']['&quot;&amp;[.B147]&amp;&quot;']&quot;" office:value-type="string" office:string-value="$tab_conv_expr['MSW']['sag']" calcext:value-type="string">
            <text:p>$tab_conv_expr['MSW']['sag']</text:p>
          </table:table-cell>
          <table:table-cell table:style-name="ce13" table:formula="of:=&quot;= $tab_conv_expr['MU']['&quot;&amp;[.B147]&amp;&quot;']&quot;" office:value-type="string" office:string-value="= $tab_conv_expr['MU']['sag']" calcext:value-type="string">
            <text:p>= $tab_conv_expr['MU']['sag']</text:p>
          </table:table-cell>
          <table:table-cell table:formula="of:=&quot;= &amp;&quot;&amp;[.P147]&amp;&quot;;&quot;" office:value-type="string" office:string-value="= &amp;$tab_conv_expr['UNI']['sag'];" calcext:value-type="string">
            <text:p>= &amp;$tab_conv_expr['UNI']['sag'];</text:p>
          </table:table-cell>
          <table:table-cell table:number-columns-repeated="1003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hbs</text:p>
          </table:table-cell>
          <table:table-cell office:value-type="string" calcext:value-type="string">
            <text:p>srpskohrvatski jezik ; српскохрватски језик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8]&amp;CHAR(34)&amp;&quot;,&quot;" office:value-type="string" office:string-value="&quot;145&quot;," calcext:value-type="string">
            <text:p>"145",</text:p>
          </table:table-cell>
          <table:table-cell table:formula="of:=CHAR(34)&amp;[.B148]&amp;CHAR(34)&amp;&quot;,&quot;" office:value-type="string" office:string-value="&quot;hbs&quot;," calcext:value-type="string">
            <text:p>"hbs",</text:p>
          </table:table-cell>
          <table:table-cell table:formula="of:=CHAR(34)&amp;[.C148]&amp;CHAR(34)&amp;&quot;,&quot;" office:value-type="string" office:string-value="&quot;srpskohrvatski jezik ; српскохрватски језик&quot;," calcext:value-type="string">
            <text:p>"srpskohrvatski jezik ; српскохрватски језик",</text:p>
          </table:table-cell>
          <table:table-cell table:formula="of:=CHAR(34)&amp;[.D148]&amp;CHAR(34)&amp;&quot;,&quot;" office:value-type="string" office:string-value="&quot;&quot;," calcext:value-type="string">
            <text:p>"",</text:p>
          </table:table-cell>
          <table:table-cell table:formula="of:=CHAR(34)&amp;[.E148]&amp;CHAR(34)&amp;&quot;,&quot;" office:value-type="string" office:string-value="&quot;sh&quot;," calcext:value-type="string">
            <text:p>"sh",</text:p>
          </table:table-cell>
          <table:table-cell table:formula="of:=CHAR(34)&amp;&quot;tl_&quot;&amp;[.B148]&amp;&quot;.png&quot;&amp;CHAR(34)" office:value-type="string" office:string-value="&quot;tl_hbs.png&quot;" calcext:value-type="string">
            <text:p>"tl_hbs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8]&amp;&quot;']&quot;" office:value-type="string" office:string-value="$tab_conv_expr['UNI']['hbs']" calcext:value-type="string">
            <text:p>$tab_conv_expr['UNI']['hbs']</text:p>
          </table:table-cell>
          <table:table-cell table:style-name="Default" table:formula="of:=&quot;= &quot;&amp;[.A148]&amp;&quot;;&quot;" office:value-type="string" office:string-value="= 145;" calcext:value-type="string">
            <text:p>= 145;</text:p>
          </table:table-cell>
          <table:table-cell/>
          <table:table-cell table:formula="of:=&quot;$tab_conv_expr['MSW']['&quot;&amp;[.B148]&amp;&quot;']&quot;" office:value-type="string" office:string-value="$tab_conv_expr['MSW']['hbs']" calcext:value-type="string">
            <text:p>$tab_conv_expr['MSW']['hbs']</text:p>
          </table:table-cell>
          <table:table-cell table:style-name="ce13" table:formula="of:=&quot;= $tab_conv_expr['MU']['&quot;&amp;[.B148]&amp;&quot;']&quot;" office:value-type="string" office:string-value="= $tab_conv_expr['MU']['hbs']" calcext:value-type="string">
            <text:p>= $tab_conv_expr['MU']['hbs']</text:p>
          </table:table-cell>
          <table:table-cell table:formula="of:=&quot;= &amp;&quot;&amp;[.P148]&amp;&quot;;&quot;" office:value-type="string" office:string-value="= &amp;$tab_conv_expr['UNI']['hbs'];" calcext:value-type="string">
            <text:p>= &amp;$tab_conv_expr['UNI']['hbs'];</text:p>
          </table:table-cell>
          <table:table-cell table:number-columns-repeated="100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49]&amp;CHAR(34)&amp;&quot;,&quot;" office:value-type="string" office:string-value="&quot;146&quot;," calcext:value-type="string">
            <text:p>"146",</text:p>
          </table:table-cell>
          <table:table-cell table:formula="of:=CHAR(34)&amp;[.B149]&amp;CHAR(34)&amp;&quot;,&quot;" office:value-type="string" office:string-value="&quot;sin&quot;," calcext:value-type="string">
            <text:p>"sin",</text:p>
          </table:table-cell>
          <table:table-cell table:formula="of:=CHAR(34)&amp;[.C149]&amp;CHAR(34)&amp;&quot;,&quot;" office:value-type="string" office:string-value="&quot;සිංහල&quot;," calcext:value-type="string">
            <text:p>"සිංහල",</text:p>
          </table:table-cell>
          <table:table-cell table:formula="of:=CHAR(34)&amp;[.D149]&amp;CHAR(34)&amp;&quot;,&quot;" office:value-type="string" office:string-value="&quot;sin&quot;," calcext:value-type="string">
            <text:p>"sin",</text:p>
          </table:table-cell>
          <table:table-cell table:formula="of:=CHAR(34)&amp;[.E149]&amp;CHAR(34)&amp;&quot;,&quot;" office:value-type="string" office:string-value="&quot;si&quot;," calcext:value-type="string">
            <text:p>"si",</text:p>
          </table:table-cell>
          <table:table-cell table:formula="of:=CHAR(34)&amp;&quot;tl_&quot;&amp;[.B149]&amp;&quot;.png&quot;&amp;CHAR(34)" office:value-type="string" office:string-value="&quot;tl_sin.png&quot;" calcext:value-type="string">
            <text:p>"tl_si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49]&amp;&quot;']&quot;" office:value-type="string" office:string-value="$tab_conv_expr['UNI']['sin']" calcext:value-type="string">
            <text:p>$tab_conv_expr['UNI']['sin']</text:p>
          </table:table-cell>
          <table:table-cell table:style-name="Default" table:formula="of:=&quot;= &quot;&amp;[.A149]&amp;&quot;;&quot;" office:value-type="string" office:string-value="= 146;" calcext:value-type="string">
            <text:p>= 146;</text:p>
          </table:table-cell>
          <table:table-cell/>
          <table:table-cell table:formula="of:=&quot;$tab_conv_expr['MSW']['&quot;&amp;[.B149]&amp;&quot;']&quot;" office:value-type="string" office:string-value="$tab_conv_expr['MSW']['sin']" calcext:value-type="string">
            <text:p>$tab_conv_expr['MSW']['sin']</text:p>
          </table:table-cell>
          <table:table-cell table:style-name="ce13" table:formula="of:=&quot;= $tab_conv_expr['MU']['&quot;&amp;[.B149]&amp;&quot;']&quot;" office:value-type="string" office:string-value="= $tab_conv_expr['MU']['sin']" calcext:value-type="string">
            <text:p>= $tab_conv_expr['MU']['sin']</text:p>
          </table:table-cell>
          <table:table-cell table:formula="of:=&quot;= &amp;&quot;&amp;[.P149]&amp;&quot;;&quot;" office:value-type="string" office:string-value="= &amp;$tab_conv_expr['UNI']['sin'];" calcext:value-type="string">
            <text:p>= &amp;$tab_conv_expr['UNI']['sin'];</text:p>
          </table:table-cell>
          <table:table-cell table:number-columns-repeated="100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0]&amp;CHAR(34)&amp;&quot;,&quot;" office:value-type="string" office:string-value="&quot;147&quot;," calcext:value-type="string">
            <text:p>"147",</text:p>
          </table:table-cell>
          <table:table-cell table:formula="of:=CHAR(34)&amp;[.B150]&amp;CHAR(34)&amp;&quot;,&quot;" office:value-type="string" office:string-value="&quot;slk&quot;," calcext:value-type="string">
            <text:p>"slk",</text:p>
          </table:table-cell>
          <table:table-cell table:formula="of:=CHAR(34)&amp;[.C150]&amp;CHAR(34)&amp;&quot;,&quot;" office:value-type="string" office:string-value="&quot;Slovenčina&quot;," calcext:value-type="string">
            <text:p>"Slovenčina",</text:p>
          </table:table-cell>
          <table:table-cell table:formula="of:=CHAR(34)&amp;[.D150]&amp;CHAR(34)&amp;&quot;,&quot;" office:value-type="string" office:string-value="&quot;slo/slk&quot;," calcext:value-type="string">
            <text:p>"slo/slk",</text:p>
          </table:table-cell>
          <table:table-cell table:formula="of:=CHAR(34)&amp;[.E150]&amp;CHAR(34)&amp;&quot;,&quot;" office:value-type="string" office:string-value="&quot;sk&quot;," calcext:value-type="string">
            <text:p>"sk",</text:p>
          </table:table-cell>
          <table:table-cell table:formula="of:=CHAR(34)&amp;&quot;tl_&quot;&amp;[.B150]&amp;&quot;.png&quot;&amp;CHAR(34)" office:value-type="string" office:string-value="&quot;tl_slk.png&quot;" calcext:value-type="string">
            <text:p>"tl_sl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0]&amp;&quot;']&quot;" office:value-type="string" office:string-value="$tab_conv_expr['UNI']['slk']" calcext:value-type="string">
            <text:p>$tab_conv_expr['UNI']['slk']</text:p>
          </table:table-cell>
          <table:table-cell table:style-name="Default" table:formula="of:=&quot;= &quot;&amp;[.A150]&amp;&quot;;&quot;" office:value-type="string" office:string-value="= 147;" calcext:value-type="string">
            <text:p>= 147;</text:p>
          </table:table-cell>
          <table:table-cell/>
          <table:table-cell table:formula="of:=&quot;$tab_conv_expr['MSW']['&quot;&amp;[.B150]&amp;&quot;']&quot;" office:value-type="string" office:string-value="$tab_conv_expr['MSW']['slk']" calcext:value-type="string">
            <text:p>$tab_conv_expr['MSW']['slk']</text:p>
          </table:table-cell>
          <table:table-cell table:style-name="ce13" table:formula="of:=&quot;= $tab_conv_expr['MU']['&quot;&amp;[.B150]&amp;&quot;']&quot;" office:value-type="string" office:string-value="= $tab_conv_expr['MU']['slk']" calcext:value-type="string">
            <text:p>= $tab_conv_expr['MU']['slk']</text:p>
          </table:table-cell>
          <table:table-cell table:formula="of:=&quot;= &amp;&quot;&amp;[.P150]&amp;&quot;;&quot;" office:value-type="string" office:string-value="= &amp;$tab_conv_expr['UNI']['slk'];" calcext:value-type="string">
            <text:p>= &amp;$tab_conv_expr['UNI']['slk'];</text:p>
          </table:table-cell>
          <table:table-cell table:number-columns-repeated="1003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1]&amp;CHAR(34)&amp;&quot;,&quot;" office:value-type="string" office:string-value="&quot;148&quot;," calcext:value-type="string">
            <text:p>"148",</text:p>
          </table:table-cell>
          <table:table-cell table:formula="of:=CHAR(34)&amp;[.B151]&amp;CHAR(34)&amp;&quot;,&quot;" office:value-type="string" office:string-value="&quot;slv&quot;," calcext:value-type="string">
            <text:p>"slv",</text:p>
          </table:table-cell>
          <table:table-cell table:formula="of:=CHAR(34)&amp;[.C151]&amp;CHAR(34)&amp;&quot;,&quot;" office:value-type="string" office:string-value="&quot;Slovenščina&quot;," calcext:value-type="string">
            <text:p>"Slovenščina",</text:p>
          </table:table-cell>
          <table:table-cell table:formula="of:=CHAR(34)&amp;[.D151]&amp;CHAR(34)&amp;&quot;,&quot;" office:value-type="string" office:string-value="&quot;slv&quot;," calcext:value-type="string">
            <text:p>"slv",</text:p>
          </table:table-cell>
          <table:table-cell table:formula="of:=CHAR(34)&amp;[.E151]&amp;CHAR(34)&amp;&quot;,&quot;" office:value-type="string" office:string-value="&quot;sl&quot;," calcext:value-type="string">
            <text:p>"sl",</text:p>
          </table:table-cell>
          <table:table-cell table:formula="of:=CHAR(34)&amp;&quot;tl_&quot;&amp;[.B151]&amp;&quot;.png&quot;&amp;CHAR(34)" office:value-type="string" office:string-value="&quot;tl_slv.png&quot;" calcext:value-type="string">
            <text:p>"tl_slv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1]&amp;&quot;']&quot;" office:value-type="string" office:string-value="$tab_conv_expr['UNI']['slv']" calcext:value-type="string">
            <text:p>$tab_conv_expr['UNI']['slv']</text:p>
          </table:table-cell>
          <table:table-cell table:style-name="Default" table:formula="of:=&quot;= &quot;&amp;[.A151]&amp;&quot;;&quot;" office:value-type="string" office:string-value="= 148;" calcext:value-type="string">
            <text:p>= 148;</text:p>
          </table:table-cell>
          <table:table-cell/>
          <table:table-cell table:formula="of:=&quot;$tab_conv_expr['MSW']['&quot;&amp;[.B151]&amp;&quot;']&quot;" office:value-type="string" office:string-value="$tab_conv_expr['MSW']['slv']" calcext:value-type="string">
            <text:p>$tab_conv_expr['MSW']['slv']</text:p>
          </table:table-cell>
          <table:table-cell table:style-name="ce13" table:formula="of:=&quot;= $tab_conv_expr['MU']['&quot;&amp;[.B151]&amp;&quot;']&quot;" office:value-type="string" office:string-value="= $tab_conv_expr['MU']['slv']" calcext:value-type="string">
            <text:p>= $tab_conv_expr['MU']['slv']</text:p>
          </table:table-cell>
          <table:table-cell table:formula="of:=&quot;= &amp;&quot;&amp;[.P151]&amp;&quot;;&quot;" office:value-type="string" office:string-value="= &amp;$tab_conv_expr['UNI']['slv'];" calcext:value-type="string">
            <text:p>= &amp;$tab_conv_expr['UNI']['slv'];</text:p>
          </table:table-cell>
          <table:table-cell table:number-columns-repeated="100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2]&amp;CHAR(34)&amp;&quot;,&quot;" office:value-type="string" office:string-value="&quot;149&quot;," calcext:value-type="string">
            <text:p>"149",</text:p>
          </table:table-cell>
          <table:table-cell table:formula="of:=CHAR(34)&amp;[.B152]&amp;CHAR(34)&amp;&quot;,&quot;" office:value-type="string" office:string-value="&quot;smo&quot;," calcext:value-type="string">
            <text:p>"smo",</text:p>
          </table:table-cell>
          <table:table-cell table:formula="of:=CHAR(34)&amp;[.C152]&amp;CHAR(34)&amp;&quot;,&quot;" office:value-type="string" office:string-value="&quot;Gagana fa'a Samoa&quot;," calcext:value-type="string">
            <text:p>"Gagana fa'a Samoa",</text:p>
          </table:table-cell>
          <table:table-cell table:formula="of:=CHAR(34)&amp;[.D152]&amp;CHAR(34)&amp;&quot;,&quot;" office:value-type="string" office:string-value="&quot;smo&quot;," calcext:value-type="string">
            <text:p>"smo",</text:p>
          </table:table-cell>
          <table:table-cell table:formula="of:=CHAR(34)&amp;[.E152]&amp;CHAR(34)&amp;&quot;,&quot;" office:value-type="string" office:string-value="&quot;sm&quot;," calcext:value-type="string">
            <text:p>"sm",</text:p>
          </table:table-cell>
          <table:table-cell table:formula="of:=CHAR(34)&amp;&quot;tl_&quot;&amp;[.B152]&amp;&quot;.png&quot;&amp;CHAR(34)" office:value-type="string" office:string-value="&quot;tl_smo.png&quot;" calcext:value-type="string">
            <text:p>"tl_sm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2]&amp;&quot;']&quot;" office:value-type="string" office:string-value="$tab_conv_expr['UNI']['smo']" calcext:value-type="string">
            <text:p>$tab_conv_expr['UNI']['smo']</text:p>
          </table:table-cell>
          <table:table-cell table:style-name="Default" table:formula="of:=&quot;= &quot;&amp;[.A152]&amp;&quot;;&quot;" office:value-type="string" office:string-value="= 149;" calcext:value-type="string">
            <text:p>= 149;</text:p>
          </table:table-cell>
          <table:table-cell/>
          <table:table-cell table:formula="of:=&quot;$tab_conv_expr['MSW']['&quot;&amp;[.B152]&amp;&quot;']&quot;" office:value-type="string" office:string-value="$tab_conv_expr['MSW']['smo']" calcext:value-type="string">
            <text:p>$tab_conv_expr['MSW']['smo']</text:p>
          </table:table-cell>
          <table:table-cell table:style-name="ce13" table:formula="of:=&quot;= $tab_conv_expr['MU']['&quot;&amp;[.B152]&amp;&quot;']&quot;" office:value-type="string" office:string-value="= $tab_conv_expr['MU']['smo']" calcext:value-type="string">
            <text:p>= $tab_conv_expr['MU']['smo']</text:p>
          </table:table-cell>
          <table:table-cell table:formula="of:=&quot;= &amp;&quot;&amp;[.P152]&amp;&quot;;&quot;" office:value-type="string" office:string-value="= &amp;$tab_conv_expr['UNI']['smo'];" calcext:value-type="string">
            <text:p>= &amp;$tab_conv_expr['UNI']['smo'];</text:p>
          </table:table-cell>
          <table:table-cell table:number-columns-repeated="100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3]&amp;CHAR(34)&amp;&quot;,&quot;" office:value-type="string" office:string-value="&quot;150&quot;," calcext:value-type="string">
            <text:p>"150",</text:p>
          </table:table-cell>
          <table:table-cell table:formula="of:=CHAR(34)&amp;[.B153]&amp;CHAR(34)&amp;&quot;,&quot;" office:value-type="string" office:string-value="&quot;sna&quot;," calcext:value-type="string">
            <text:p>"sna",</text:p>
          </table:table-cell>
          <table:table-cell table:formula="of:=CHAR(34)&amp;[.C153]&amp;CHAR(34)&amp;&quot;,&quot;" office:value-type="string" office:string-value="&quot;chiShona&quot;," calcext:value-type="string">
            <text:p>"chiShona",</text:p>
          </table:table-cell>
          <table:table-cell table:formula="of:=CHAR(34)&amp;[.D153]&amp;CHAR(34)&amp;&quot;,&quot;" office:value-type="string" office:string-value="&quot;sna&quot;," calcext:value-type="string">
            <text:p>"sna",</text:p>
          </table:table-cell>
          <table:table-cell table:formula="of:=CHAR(34)&amp;[.E153]&amp;CHAR(34)&amp;&quot;,&quot;" office:value-type="string" office:string-value="&quot;sn&quot;," calcext:value-type="string">
            <text:p>"sn",</text:p>
          </table:table-cell>
          <table:table-cell table:formula="of:=CHAR(34)&amp;&quot;tl_&quot;&amp;[.B153]&amp;&quot;.png&quot;&amp;CHAR(34)" office:value-type="string" office:string-value="&quot;tl_sna.png&quot;" calcext:value-type="string">
            <text:p>"tl_sn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3]&amp;&quot;']&quot;" office:value-type="string" office:string-value="$tab_conv_expr['UNI']['sna']" calcext:value-type="string">
            <text:p>$tab_conv_expr['UNI']['sna']</text:p>
          </table:table-cell>
          <table:table-cell table:style-name="Default" table:formula="of:=&quot;= &quot;&amp;[.A153]&amp;&quot;;&quot;" office:value-type="string" office:string-value="= 150;" calcext:value-type="string">
            <text:p>= 150;</text:p>
          </table:table-cell>
          <table:table-cell/>
          <table:table-cell table:formula="of:=&quot;$tab_conv_expr['MSW']['&quot;&amp;[.B153]&amp;&quot;']&quot;" office:value-type="string" office:string-value="$tab_conv_expr['MSW']['sna']" calcext:value-type="string">
            <text:p>$tab_conv_expr['MSW']['sna']</text:p>
          </table:table-cell>
          <table:table-cell table:style-name="ce13" table:formula="of:=&quot;= $tab_conv_expr['MU']['&quot;&amp;[.B153]&amp;&quot;']&quot;" office:value-type="string" office:string-value="= $tab_conv_expr['MU']['sna']" calcext:value-type="string">
            <text:p>= $tab_conv_expr['MU']['sna']</text:p>
          </table:table-cell>
          <table:table-cell table:formula="of:=&quot;= &amp;&quot;&amp;[.P153]&amp;&quot;;&quot;" office:value-type="string" office:string-value="= &amp;$tab_conv_expr['UNI']['sna'];" calcext:value-type="string">
            <text:p>= &amp;$tab_conv_expr['UNI']['sna'];</text:p>
          </table:table-cell>
          <table:table-cell table:number-columns-repeated="1003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omaaliga ; af Soomaali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4]&amp;CHAR(34)&amp;&quot;,&quot;" office:value-type="string" office:string-value="&quot;151&quot;," calcext:value-type="string">
            <text:p>"151",</text:p>
          </table:table-cell>
          <table:table-cell table:formula="of:=CHAR(34)&amp;[.B154]&amp;CHAR(34)&amp;&quot;,&quot;" office:value-type="string" office:string-value="&quot;som&quot;," calcext:value-type="string">
            <text:p>"som",</text:p>
          </table:table-cell>
          <table:table-cell table:formula="of:=CHAR(34)&amp;[.C154]&amp;CHAR(34)&amp;&quot;,&quot;" office:value-type="string" office:string-value="&quot;Soomaaliga ; af Soomaali&quot;," calcext:value-type="string">
            <text:p>"Soomaaliga ; af Soomaali",</text:p>
          </table:table-cell>
          <table:table-cell table:formula="of:=CHAR(34)&amp;[.D154]&amp;CHAR(34)&amp;&quot;,&quot;" office:value-type="string" office:string-value="&quot;som&quot;," calcext:value-type="string">
            <text:p>"som",</text:p>
          </table:table-cell>
          <table:table-cell table:formula="of:=CHAR(34)&amp;[.E154]&amp;CHAR(34)&amp;&quot;,&quot;" office:value-type="string" office:string-value="&quot;so&quot;," calcext:value-type="string">
            <text:p>"so",</text:p>
          </table:table-cell>
          <table:table-cell table:formula="of:=CHAR(34)&amp;&quot;tl_&quot;&amp;[.B154]&amp;&quot;.png&quot;&amp;CHAR(34)" office:value-type="string" office:string-value="&quot;tl_som.png&quot;" calcext:value-type="string">
            <text:p>"tl_so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4]&amp;&quot;']&quot;" office:value-type="string" office:string-value="$tab_conv_expr['UNI']['som']" calcext:value-type="string">
            <text:p>$tab_conv_expr['UNI']['som']</text:p>
          </table:table-cell>
          <table:table-cell table:style-name="Default" table:formula="of:=&quot;= &quot;&amp;[.A154]&amp;&quot;;&quot;" office:value-type="string" office:string-value="= 151;" calcext:value-type="string">
            <text:p>= 151;</text:p>
          </table:table-cell>
          <table:table-cell/>
          <table:table-cell table:formula="of:=&quot;$tab_conv_expr['MSW']['&quot;&amp;[.B154]&amp;&quot;']&quot;" office:value-type="string" office:string-value="$tab_conv_expr['MSW']['som']" calcext:value-type="string">
            <text:p>$tab_conv_expr['MSW']['som']</text:p>
          </table:table-cell>
          <table:table-cell table:style-name="ce13" table:formula="of:=&quot;= $tab_conv_expr['MU']['&quot;&amp;[.B154]&amp;&quot;']&quot;" office:value-type="string" office:string-value="= $tab_conv_expr['MU']['som']" calcext:value-type="string">
            <text:p>= $tab_conv_expr['MU']['som']</text:p>
          </table:table-cell>
          <table:table-cell table:formula="of:=&quot;= &amp;&quot;&amp;[.P154]&amp;&quot;;&quot;" office:value-type="string" office:string-value="= &amp;$tab_conv_expr['UNI']['som'];" calcext:value-type="string">
            <text:p>= &amp;$tab_conv_expr['UNI']['som'];</text:p>
          </table:table-cell>
          <table:table-cell table:number-columns-repeated="100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5]&amp;CHAR(34)&amp;&quot;,&quot;" office:value-type="string" office:string-value="&quot;152&quot;," calcext:value-type="string">
            <text:p>"152",</text:p>
          </table:table-cell>
          <table:table-cell table:formula="of:=CHAR(34)&amp;[.B155]&amp;CHAR(34)&amp;&quot;,&quot;" office:value-type="string" office:string-value="&quot;sqi&quot;," calcext:value-type="string">
            <text:p>"sqi",</text:p>
          </table:table-cell>
          <table:table-cell table:formula="of:=CHAR(34)&amp;[.C155]&amp;CHAR(34)&amp;&quot;,&quot;" office:value-type="string" office:string-value="&quot;Shqip&quot;," calcext:value-type="string">
            <text:p>"Shqip",</text:p>
          </table:table-cell>
          <table:table-cell table:formula="of:=CHAR(34)&amp;[.D155]&amp;CHAR(34)&amp;&quot;,&quot;" office:value-type="string" office:string-value="&quot;alb/sqi&quot;," calcext:value-type="string">
            <text:p>"alb/sqi",</text:p>
          </table:table-cell>
          <table:table-cell table:formula="of:=CHAR(34)&amp;[.E155]&amp;CHAR(34)&amp;&quot;,&quot;" office:value-type="string" office:string-value="&quot;sq&quot;," calcext:value-type="string">
            <text:p>"sq",</text:p>
          </table:table-cell>
          <table:table-cell table:formula="of:=CHAR(34)&amp;&quot;tl_&quot;&amp;[.B155]&amp;&quot;.png&quot;&amp;CHAR(34)" office:value-type="string" office:string-value="&quot;tl_sqi.png&quot;" calcext:value-type="string">
            <text:p>"tl_sq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5]&amp;&quot;']&quot;" office:value-type="string" office:string-value="$tab_conv_expr['UNI']['sqi']" calcext:value-type="string">
            <text:p>$tab_conv_expr['UNI']['sqi']</text:p>
          </table:table-cell>
          <table:table-cell table:style-name="Default" table:formula="of:=&quot;= &quot;&amp;[.A155]&amp;&quot;;&quot;" office:value-type="string" office:string-value="= 152;" calcext:value-type="string">
            <text:p>= 152;</text:p>
          </table:table-cell>
          <table:table-cell/>
          <table:table-cell table:formula="of:=&quot;$tab_conv_expr['MSW']['&quot;&amp;[.B155]&amp;&quot;']&quot;" office:value-type="string" office:string-value="$tab_conv_expr['MSW']['sqi']" calcext:value-type="string">
            <text:p>$tab_conv_expr['MSW']['sqi']</text:p>
          </table:table-cell>
          <table:table-cell table:style-name="ce13" table:formula="of:=&quot;= $tab_conv_expr['MU']['&quot;&amp;[.B155]&amp;&quot;']&quot;" office:value-type="string" office:string-value="= $tab_conv_expr['MU']['sqi']" calcext:value-type="string">
            <text:p>= $tab_conv_expr['MU']['sqi']</text:p>
          </table:table-cell>
          <table:table-cell table:formula="of:=&quot;= &amp;&quot;&amp;[.P155]&amp;&quot;;&quot;" office:value-type="string" office:string-value="= &amp;$tab_conv_expr['UNI']['sqi'];" calcext:value-type="string">
            <text:p>= &amp;$tab_conv_expr['UNI']['sqi'];</text:p>
          </table:table-cell>
          <table:table-cell table:number-columns-repeated="1003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6]&amp;CHAR(34)&amp;&quot;,&quot;" office:value-type="string" office:string-value="&quot;153&quot;," calcext:value-type="string">
            <text:p>"153",</text:p>
          </table:table-cell>
          <table:table-cell table:formula="of:=CHAR(34)&amp;[.B156]&amp;CHAR(34)&amp;&quot;,&quot;" office:value-type="string" office:string-value="&quot;srp&quot;," calcext:value-type="string">
            <text:p>"srp",</text:p>
          </table:table-cell>
          <table:table-cell table:formula="of:=CHAR(34)&amp;[.C156]&amp;CHAR(34)&amp;&quot;,&quot;" office:value-type="string" office:string-value="&quot;српски језик&quot;," calcext:value-type="string">
            <text:p>"српски језик",</text:p>
          </table:table-cell>
          <table:table-cell table:formula="of:=CHAR(34)&amp;[.D156]&amp;CHAR(34)&amp;&quot;,&quot;" office:value-type="string" office:string-value="&quot;scc/srp&quot;," calcext:value-type="string">
            <text:p>"scc/srp",</text:p>
          </table:table-cell>
          <table:table-cell table:formula="of:=CHAR(34)&amp;[.E156]&amp;CHAR(34)&amp;&quot;,&quot;" office:value-type="string" office:string-value="&quot;sr&quot;," calcext:value-type="string">
            <text:p>"sr",</text:p>
          </table:table-cell>
          <table:table-cell table:formula="of:=CHAR(34)&amp;&quot;tl_&quot;&amp;[.B156]&amp;&quot;.png&quot;&amp;CHAR(34)" office:value-type="string" office:string-value="&quot;tl_srp.png&quot;" calcext:value-type="string">
            <text:p>"tl_srp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6]&amp;&quot;']&quot;" office:value-type="string" office:string-value="$tab_conv_expr['UNI']['srp']" calcext:value-type="string">
            <text:p>$tab_conv_expr['UNI']['srp']</text:p>
          </table:table-cell>
          <table:table-cell table:style-name="Default" table:formula="of:=&quot;= &quot;&amp;[.A156]&amp;&quot;;&quot;" office:value-type="string" office:string-value="= 153;" calcext:value-type="string">
            <text:p>= 153;</text:p>
          </table:table-cell>
          <table:table-cell/>
          <table:table-cell table:formula="of:=&quot;$tab_conv_expr['MSW']['&quot;&amp;[.B156]&amp;&quot;']&quot;" office:value-type="string" office:string-value="$tab_conv_expr['MSW']['srp']" calcext:value-type="string">
            <text:p>$tab_conv_expr['MSW']['srp']</text:p>
          </table:table-cell>
          <table:table-cell table:style-name="ce13" table:formula="of:=&quot;= $tab_conv_expr['MU']['&quot;&amp;[.B156]&amp;&quot;']&quot;" office:value-type="string" office:string-value="= $tab_conv_expr['MU']['srp']" calcext:value-type="string">
            <text:p>= $tab_conv_expr['MU']['srp']</text:p>
          </table:table-cell>
          <table:table-cell table:formula="of:=&quot;= &amp;&quot;&amp;[.P156]&amp;&quot;;&quot;" office:value-type="string" office:string-value="= &amp;$tab_conv_expr['UNI']['srp'];" calcext:value-type="string">
            <text:p>= &amp;$tab_conv_expr['UNI']['srp'];</text:p>
          </table:table-cell>
          <table:table-cell table:number-columns-repeated="100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7]&amp;CHAR(34)&amp;&quot;,&quot;" office:value-type="string" office:string-value="&quot;154&quot;," calcext:value-type="string">
            <text:p>"154",</text:p>
          </table:table-cell>
          <table:table-cell table:formula="of:=CHAR(34)&amp;[.B157]&amp;CHAR(34)&amp;&quot;,&quot;" office:value-type="string" office:string-value="&quot;ssw&quot;," calcext:value-type="string">
            <text:p>"ssw",</text:p>
          </table:table-cell>
          <table:table-cell table:formula="of:=CHAR(34)&amp;[.C157]&amp;CHAR(34)&amp;&quot;,&quot;" office:value-type="string" office:string-value="&quot;SiSwati&quot;," calcext:value-type="string">
            <text:p>"SiSwati",</text:p>
          </table:table-cell>
          <table:table-cell table:formula="of:=CHAR(34)&amp;[.D157]&amp;CHAR(34)&amp;&quot;,&quot;" office:value-type="string" office:string-value="&quot;ssw&quot;," calcext:value-type="string">
            <text:p>"ssw",</text:p>
          </table:table-cell>
          <table:table-cell table:formula="of:=CHAR(34)&amp;[.E157]&amp;CHAR(34)&amp;&quot;,&quot;" office:value-type="string" office:string-value="&quot;ss&quot;," calcext:value-type="string">
            <text:p>"ss",</text:p>
          </table:table-cell>
          <table:table-cell table:formula="of:=CHAR(34)&amp;&quot;tl_&quot;&amp;[.B157]&amp;&quot;.png&quot;&amp;CHAR(34)" office:value-type="string" office:string-value="&quot;tl_ssw.png&quot;" calcext:value-type="string">
            <text:p>"tl_ssw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7]&amp;&quot;']&quot;" office:value-type="string" office:string-value="$tab_conv_expr['UNI']['ssw']" calcext:value-type="string">
            <text:p>$tab_conv_expr['UNI']['ssw']</text:p>
          </table:table-cell>
          <table:table-cell table:style-name="Default" table:formula="of:=&quot;= &quot;&amp;[.A157]&amp;&quot;;&quot;" office:value-type="string" office:string-value="= 154;" calcext:value-type="string">
            <text:p>= 154;</text:p>
          </table:table-cell>
          <table:table-cell/>
          <table:table-cell table:formula="of:=&quot;$tab_conv_expr['MSW']['&quot;&amp;[.B157]&amp;&quot;']&quot;" office:value-type="string" office:string-value="$tab_conv_expr['MSW']['ssw']" calcext:value-type="string">
            <text:p>$tab_conv_expr['MSW']['ssw']</text:p>
          </table:table-cell>
          <table:table-cell table:style-name="ce13" table:formula="of:=&quot;= $tab_conv_expr['MU']['&quot;&amp;[.B157]&amp;&quot;']&quot;" office:value-type="string" office:string-value="= $tab_conv_expr['MU']['ssw']" calcext:value-type="string">
            <text:p>= $tab_conv_expr['MU']['ssw']</text:p>
          </table:table-cell>
          <table:table-cell table:formula="of:=&quot;= &amp;&quot;&amp;[.P157]&amp;&quot;;&quot;" office:value-type="string" office:string-value="= &amp;$tab_conv_expr['UNI']['ssw'];" calcext:value-type="string">
            <text:p>= &amp;$tab_conv_expr['UNI']['ssw'];</text:p>
          </table:table-cell>
          <table:table-cell table:number-columns-repeated="1003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8]&amp;CHAR(34)&amp;&quot;,&quot;" office:value-type="string" office:string-value="&quot;155&quot;," calcext:value-type="string">
            <text:p>"155",</text:p>
          </table:table-cell>
          <table:table-cell table:formula="of:=CHAR(34)&amp;[.B158]&amp;CHAR(34)&amp;&quot;,&quot;" office:value-type="string" office:string-value="&quot;sot&quot;," calcext:value-type="string">
            <text:p>"sot",</text:p>
          </table:table-cell>
          <table:table-cell table:formula="of:=CHAR(34)&amp;[.C158]&amp;CHAR(34)&amp;&quot;,&quot;" office:value-type="string" office:string-value="&quot;seSotho&quot;," calcext:value-type="string">
            <text:p>"seSotho",</text:p>
          </table:table-cell>
          <table:table-cell table:formula="of:=CHAR(34)&amp;[.D158]&amp;CHAR(34)&amp;&quot;,&quot;" office:value-type="string" office:string-value="&quot;sot&quot;," calcext:value-type="string">
            <text:p>"sot",</text:p>
          </table:table-cell>
          <table:table-cell table:formula="of:=CHAR(34)&amp;[.E158]&amp;CHAR(34)&amp;&quot;,&quot;" office:value-type="string" office:string-value="&quot;st&quot;," calcext:value-type="string">
            <text:p>"st",</text:p>
          </table:table-cell>
          <table:table-cell table:formula="of:=CHAR(34)&amp;&quot;tl_&quot;&amp;[.B158]&amp;&quot;.png&quot;&amp;CHAR(34)" office:value-type="string" office:string-value="&quot;tl_sot.png&quot;" calcext:value-type="string">
            <text:p>"tl_so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8]&amp;&quot;']&quot;" office:value-type="string" office:string-value="$tab_conv_expr['UNI']['sot']" calcext:value-type="string">
            <text:p>$tab_conv_expr['UNI']['sot']</text:p>
          </table:table-cell>
          <table:table-cell table:style-name="Default" table:formula="of:=&quot;= &quot;&amp;[.A158]&amp;&quot;;&quot;" office:value-type="string" office:string-value="= 155;" calcext:value-type="string">
            <text:p>= 155;</text:p>
          </table:table-cell>
          <table:table-cell/>
          <table:table-cell table:formula="of:=&quot;$tab_conv_expr['MSW']['&quot;&amp;[.B158]&amp;&quot;']&quot;" office:value-type="string" office:string-value="$tab_conv_expr['MSW']['sot']" calcext:value-type="string">
            <text:p>$tab_conv_expr['MSW']['sot']</text:p>
          </table:table-cell>
          <table:table-cell table:style-name="ce13" table:formula="of:=&quot;= $tab_conv_expr['MU']['&quot;&amp;[.B158]&amp;&quot;']&quot;" office:value-type="string" office:string-value="= $tab_conv_expr['MU']['sot']" calcext:value-type="string">
            <text:p>= $tab_conv_expr['MU']['sot']</text:p>
          </table:table-cell>
          <table:table-cell table:formula="of:=&quot;= &amp;&quot;&amp;[.P158]&amp;&quot;;&quot;" office:value-type="string" office:string-value="= &amp;$tab_conv_expr['UNI']['sot'];" calcext:value-type="string">
            <text:p>= &amp;$tab_conv_expr['UNI']['sot'];</text:p>
          </table:table-cell>
          <table:table-cell table:number-columns-repeated="100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59]&amp;CHAR(34)&amp;&quot;,&quot;" office:value-type="string" office:string-value="&quot;156&quot;," calcext:value-type="string">
            <text:p>"156",</text:p>
          </table:table-cell>
          <table:table-cell table:formula="of:=CHAR(34)&amp;[.B159]&amp;CHAR(34)&amp;&quot;,&quot;" office:value-type="string" office:string-value="&quot;sun&quot;," calcext:value-type="string">
            <text:p>"sun",</text:p>
          </table:table-cell>
          <table:table-cell table:formula="of:=CHAR(34)&amp;[.C159]&amp;CHAR(34)&amp;&quot;,&quot;" office:value-type="string" office:string-value="&quot;Basa Sunda&quot;," calcext:value-type="string">
            <text:p>"Basa Sunda",</text:p>
          </table:table-cell>
          <table:table-cell table:formula="of:=CHAR(34)&amp;[.D159]&amp;CHAR(34)&amp;&quot;,&quot;" office:value-type="string" office:string-value="&quot;sun&quot;," calcext:value-type="string">
            <text:p>"sun",</text:p>
          </table:table-cell>
          <table:table-cell table:formula="of:=CHAR(34)&amp;[.E159]&amp;CHAR(34)&amp;&quot;,&quot;" office:value-type="string" office:string-value="&quot;su&quot;," calcext:value-type="string">
            <text:p>"su",</text:p>
          </table:table-cell>
          <table:table-cell table:formula="of:=CHAR(34)&amp;&quot;tl_&quot;&amp;[.B159]&amp;&quot;.png&quot;&amp;CHAR(34)" office:value-type="string" office:string-value="&quot;tl_sun.png&quot;" calcext:value-type="string">
            <text:p>"tl_su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59]&amp;&quot;']&quot;" office:value-type="string" office:string-value="$tab_conv_expr['UNI']['sun']" calcext:value-type="string">
            <text:p>$tab_conv_expr['UNI']['sun']</text:p>
          </table:table-cell>
          <table:table-cell table:style-name="Default" table:formula="of:=&quot;= &quot;&amp;[.A159]&amp;&quot;;&quot;" office:value-type="string" office:string-value="= 156;" calcext:value-type="string">
            <text:p>= 156;</text:p>
          </table:table-cell>
          <table:table-cell/>
          <table:table-cell table:formula="of:=&quot;$tab_conv_expr['MSW']['&quot;&amp;[.B159]&amp;&quot;']&quot;" office:value-type="string" office:string-value="$tab_conv_expr['MSW']['sun']" calcext:value-type="string">
            <text:p>$tab_conv_expr['MSW']['sun']</text:p>
          </table:table-cell>
          <table:table-cell table:style-name="ce13" table:formula="of:=&quot;= $tab_conv_expr['MU']['&quot;&amp;[.B159]&amp;&quot;']&quot;" office:value-type="string" office:string-value="= $tab_conv_expr['MU']['sun']" calcext:value-type="string">
            <text:p>= $tab_conv_expr['MU']['sun']</text:p>
          </table:table-cell>
          <table:table-cell table:formula="of:=&quot;= &amp;&quot;&amp;[.P159]&amp;&quot;;&quot;" office:value-type="string" office:string-value="= &amp;$tab_conv_expr['UNI']['sun'];" calcext:value-type="string">
            <text:p>= &amp;$tab_conv_expr['UNI']['sun'];</text:p>
          </table:table-cell>
          <table:table-cell table:number-columns-repeated="1003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0]&amp;CHAR(34)&amp;&quot;,&quot;" office:value-type="string" office:string-value="&quot;157&quot;," calcext:value-type="string">
            <text:p>"157",</text:p>
          </table:table-cell>
          <table:table-cell table:formula="of:=CHAR(34)&amp;[.B160]&amp;CHAR(34)&amp;&quot;,&quot;" office:value-type="string" office:string-value="&quot;swe&quot;," calcext:value-type="string">
            <text:p>"swe",</text:p>
          </table:table-cell>
          <table:table-cell table:formula="of:=CHAR(34)&amp;[.C160]&amp;CHAR(34)&amp;&quot;,&quot;" office:value-type="string" office:string-value="&quot;Svenska&quot;," calcext:value-type="string">
            <text:p>"Svenska",</text:p>
          </table:table-cell>
          <table:table-cell table:formula="of:=CHAR(34)&amp;[.D160]&amp;CHAR(34)&amp;&quot;,&quot;" office:value-type="string" office:string-value="&quot;swe&quot;," calcext:value-type="string">
            <text:p>"swe",</text:p>
          </table:table-cell>
          <table:table-cell table:formula="of:=CHAR(34)&amp;[.E160]&amp;CHAR(34)&amp;&quot;,&quot;" office:value-type="string" office:string-value="&quot;sv&quot;," calcext:value-type="string">
            <text:p>"sv",</text:p>
          </table:table-cell>
          <table:table-cell table:formula="of:=CHAR(34)&amp;&quot;tl_&quot;&amp;[.B160]&amp;&quot;.png&quot;&amp;CHAR(34)" office:value-type="string" office:string-value="&quot;tl_swe.png&quot;" calcext:value-type="string">
            <text:p>"tl_sw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0]&amp;&quot;']&quot;" office:value-type="string" office:string-value="$tab_conv_expr['UNI']['swe']" calcext:value-type="string">
            <text:p>$tab_conv_expr['UNI']['swe']</text:p>
          </table:table-cell>
          <table:table-cell table:style-name="Default" table:formula="of:=&quot;= &quot;&amp;[.A160]&amp;&quot;;&quot;" office:value-type="string" office:string-value="= 157;" calcext:value-type="string">
            <text:p>= 157;</text:p>
          </table:table-cell>
          <table:table-cell/>
          <table:table-cell table:formula="of:=&quot;$tab_conv_expr['MSW']['&quot;&amp;[.B160]&amp;&quot;']&quot;" office:value-type="string" office:string-value="$tab_conv_expr['MSW']['swe']" calcext:value-type="string">
            <text:p>$tab_conv_expr['MSW']['swe']</text:p>
          </table:table-cell>
          <table:table-cell table:style-name="ce13" table:formula="of:=&quot;= $tab_conv_expr['MU']['&quot;&amp;[.B160]&amp;&quot;']&quot;" office:value-type="string" office:string-value="= $tab_conv_expr['MU']['swe']" calcext:value-type="string">
            <text:p>= $tab_conv_expr['MU']['swe']</text:p>
          </table:table-cell>
          <table:table-cell table:formula="of:=&quot;= &amp;&quot;&amp;[.P160]&amp;&quot;;&quot;" office:value-type="string" office:string-value="= &amp;$tab_conv_expr['UNI']['swe'];" calcext:value-type="string">
            <text:p>= &amp;$tab_conv_expr['UNI']['swe'];</text:p>
          </table:table-cell>
          <table:table-cell table:number-columns-repeated="1003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1]&amp;CHAR(34)&amp;&quot;,&quot;" office:value-type="string" office:string-value="&quot;158&quot;," calcext:value-type="string">
            <text:p>"158",</text:p>
          </table:table-cell>
          <table:table-cell table:formula="of:=CHAR(34)&amp;[.B161]&amp;CHAR(34)&amp;&quot;,&quot;" office:value-type="string" office:string-value="&quot;swa&quot;," calcext:value-type="string">
            <text:p>"swa",</text:p>
          </table:table-cell>
          <table:table-cell table:formula="of:=CHAR(34)&amp;[.C161]&amp;CHAR(34)&amp;&quot;,&quot;" office:value-type="string" office:string-value="&quot;Kiswahili&quot;," calcext:value-type="string">
            <text:p>"Kiswahili",</text:p>
          </table:table-cell>
          <table:table-cell table:formula="of:=CHAR(34)&amp;[.D161]&amp;CHAR(34)&amp;&quot;,&quot;" office:value-type="string" office:string-value="&quot;swa&quot;," calcext:value-type="string">
            <text:p>"swa",</text:p>
          </table:table-cell>
          <table:table-cell table:formula="of:=CHAR(34)&amp;[.E161]&amp;CHAR(34)&amp;&quot;,&quot;" office:value-type="string" office:string-value="&quot;sw&quot;," calcext:value-type="string">
            <text:p>"sw",</text:p>
          </table:table-cell>
          <table:table-cell table:formula="of:=CHAR(34)&amp;&quot;tl_&quot;&amp;[.B161]&amp;&quot;.png&quot;&amp;CHAR(34)" office:value-type="string" office:string-value="&quot;tl_swa.png&quot;" calcext:value-type="string">
            <text:p>"tl_sw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1]&amp;&quot;']&quot;" office:value-type="string" office:string-value="$tab_conv_expr['UNI']['swa']" calcext:value-type="string">
            <text:p>$tab_conv_expr['UNI']['swa']</text:p>
          </table:table-cell>
          <table:table-cell table:style-name="Default" table:formula="of:=&quot;= &quot;&amp;[.A161]&amp;&quot;;&quot;" office:value-type="string" office:string-value="= 158;" calcext:value-type="string">
            <text:p>= 158;</text:p>
          </table:table-cell>
          <table:table-cell/>
          <table:table-cell table:formula="of:=&quot;$tab_conv_expr['MSW']['&quot;&amp;[.B161]&amp;&quot;']&quot;" office:value-type="string" office:string-value="$tab_conv_expr['MSW']['swa']" calcext:value-type="string">
            <text:p>$tab_conv_expr['MSW']['swa']</text:p>
          </table:table-cell>
          <table:table-cell table:style-name="ce13" table:formula="of:=&quot;= $tab_conv_expr['MU']['&quot;&amp;[.B161]&amp;&quot;']&quot;" office:value-type="string" office:string-value="= $tab_conv_expr['MU']['swa']" calcext:value-type="string">
            <text:p>= $tab_conv_expr['MU']['swa']</text:p>
          </table:table-cell>
          <table:table-cell table:formula="of:=&quot;= &amp;&quot;&amp;[.P161]&amp;&quot;;&quot;" office:value-type="string" office:string-value="= &amp;$tab_conv_expr['UNI']['swa'];" calcext:value-type="string">
            <text:p>= &amp;$tab_conv_expr['UNI']['swa'];</text:p>
          </table:table-cell>
          <table:table-cell table:number-columns-repeated="1003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2]&amp;CHAR(34)&amp;&quot;,&quot;" office:value-type="string" office:string-value="&quot;159&quot;," calcext:value-type="string">
            <text:p>"159",</text:p>
          </table:table-cell>
          <table:table-cell table:formula="of:=CHAR(34)&amp;[.B162]&amp;CHAR(34)&amp;&quot;,&quot;" office:value-type="string" office:string-value="&quot;tam&quot;," calcext:value-type="string">
            <text:p>"tam",</text:p>
          </table:table-cell>
          <table:table-cell table:formula="of:=CHAR(34)&amp;[.C162]&amp;CHAR(34)&amp;&quot;,&quot;" office:value-type="string" office:string-value="&quot;தமிழ்&quot;," calcext:value-type="string">
            <text:p>"தமிழ்",</text:p>
          </table:table-cell>
          <table:table-cell table:formula="of:=CHAR(34)&amp;[.D162]&amp;CHAR(34)&amp;&quot;,&quot;" office:value-type="string" office:string-value="&quot;tam&quot;," calcext:value-type="string">
            <text:p>"tam",</text:p>
          </table:table-cell>
          <table:table-cell table:formula="of:=CHAR(34)&amp;[.E162]&amp;CHAR(34)&amp;&quot;,&quot;" office:value-type="string" office:string-value="&quot;ta&quot;," calcext:value-type="string">
            <text:p>"ta",</text:p>
          </table:table-cell>
          <table:table-cell table:formula="of:=CHAR(34)&amp;&quot;tl_&quot;&amp;[.B162]&amp;&quot;.png&quot;&amp;CHAR(34)" office:value-type="string" office:string-value="&quot;tl_tam.png&quot;" calcext:value-type="string">
            <text:p>"tl_tam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2]&amp;&quot;']&quot;" office:value-type="string" office:string-value="$tab_conv_expr['UNI']['tam']" calcext:value-type="string">
            <text:p>$tab_conv_expr['UNI']['tam']</text:p>
          </table:table-cell>
          <table:table-cell table:style-name="Default" table:formula="of:=&quot;= &quot;&amp;[.A162]&amp;&quot;;&quot;" office:value-type="string" office:string-value="= 159;" calcext:value-type="string">
            <text:p>= 159;</text:p>
          </table:table-cell>
          <table:table-cell/>
          <table:table-cell table:formula="of:=&quot;$tab_conv_expr['MSW']['&quot;&amp;[.B162]&amp;&quot;']&quot;" office:value-type="string" office:string-value="$tab_conv_expr['MSW']['tam']" calcext:value-type="string">
            <text:p>$tab_conv_expr['MSW']['tam']</text:p>
          </table:table-cell>
          <table:table-cell table:style-name="ce13" table:formula="of:=&quot;= $tab_conv_expr['MU']['&quot;&amp;[.B162]&amp;&quot;']&quot;" office:value-type="string" office:string-value="= $tab_conv_expr['MU']['tam']" calcext:value-type="string">
            <text:p>= $tab_conv_expr['MU']['tam']</text:p>
          </table:table-cell>
          <table:table-cell table:formula="of:=&quot;= &amp;&quot;&amp;[.P162]&amp;&quot;;&quot;" office:value-type="string" office:string-value="= &amp;$tab_conv_expr['UNI']['tam'];" calcext:value-type="string">
            <text:p>= &amp;$tab_conv_expr['UNI']['tam'];</text:p>
          </table:table-cell>
          <table:table-cell table:number-columns-repeated="100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3]&amp;CHAR(34)&amp;&quot;,&quot;" office:value-type="string" office:string-value="&quot;160&quot;," calcext:value-type="string">
            <text:p>"160",</text:p>
          </table:table-cell>
          <table:table-cell table:formula="of:=CHAR(34)&amp;[.B163]&amp;CHAR(34)&amp;&quot;,&quot;" office:value-type="string" office:string-value="&quot;tel&quot;," calcext:value-type="string">
            <text:p>"tel",</text:p>
          </table:table-cell>
          <table:table-cell table:formula="of:=CHAR(34)&amp;[.C163]&amp;CHAR(34)&amp;&quot;,&quot;" office:value-type="string" office:string-value="&quot;తెలుగు&quot;," calcext:value-type="string">
            <text:p>"తెలుగు",</text:p>
          </table:table-cell>
          <table:table-cell table:formula="of:=CHAR(34)&amp;[.D163]&amp;CHAR(34)&amp;&quot;,&quot;" office:value-type="string" office:string-value="&quot;tel&quot;," calcext:value-type="string">
            <text:p>"tel",</text:p>
          </table:table-cell>
          <table:table-cell table:formula="of:=CHAR(34)&amp;[.E163]&amp;CHAR(34)&amp;&quot;,&quot;" office:value-type="string" office:string-value="&quot;te&quot;," calcext:value-type="string">
            <text:p>"te",</text:p>
          </table:table-cell>
          <table:table-cell table:formula="of:=CHAR(34)&amp;&quot;tl_&quot;&amp;[.B163]&amp;&quot;.png&quot;&amp;CHAR(34)" office:value-type="string" office:string-value="&quot;tl_tel.png&quot;" calcext:value-type="string">
            <text:p>"tl_te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3]&amp;&quot;']&quot;" office:value-type="string" office:string-value="$tab_conv_expr['UNI']['tel']" calcext:value-type="string">
            <text:p>$tab_conv_expr['UNI']['tel']</text:p>
          </table:table-cell>
          <table:table-cell table:style-name="Default" table:formula="of:=&quot;= &quot;&amp;[.A163]&amp;&quot;;&quot;" office:value-type="string" office:string-value="= 160;" calcext:value-type="string">
            <text:p>= 160;</text:p>
          </table:table-cell>
          <table:table-cell/>
          <table:table-cell table:formula="of:=&quot;$tab_conv_expr['MSW']['&quot;&amp;[.B163]&amp;&quot;']&quot;" office:value-type="string" office:string-value="$tab_conv_expr['MSW']['tel']" calcext:value-type="string">
            <text:p>$tab_conv_expr['MSW']['tel']</text:p>
          </table:table-cell>
          <table:table-cell table:style-name="ce13" table:formula="of:=&quot;= $tab_conv_expr['MU']['&quot;&amp;[.B163]&amp;&quot;']&quot;" office:value-type="string" office:string-value="= $tab_conv_expr['MU']['tel']" calcext:value-type="string">
            <text:p>= $tab_conv_expr['MU']['tel']</text:p>
          </table:table-cell>
          <table:table-cell table:formula="of:=&quot;= &amp;&quot;&amp;[.P163]&amp;&quot;;&quot;" office:value-type="string" office:string-value="= &amp;$tab_conv_expr['UNI']['tel'];" calcext:value-type="string">
            <text:p>= &amp;$tab_conv_expr['UNI']['tel'];</text:p>
          </table:table-cell>
          <table:table-cell table:number-columns-repeated="100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gk</text:p>
          </table:table-cell>
          <table:table-cell office:value-type="string" calcext:value-type="string">
            <text:p>тоҷикӣ ; toğikī ; ‫تاجیکی</text:p>
          </table:table-cell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4]&amp;CHAR(34)&amp;&quot;,&quot;" office:value-type="string" office:string-value="&quot;161&quot;," calcext:value-type="string">
            <text:p>"161",</text:p>
          </table:table-cell>
          <table:table-cell table:formula="of:=CHAR(34)&amp;[.B164]&amp;CHAR(34)&amp;&quot;,&quot;" office:value-type="string" office:string-value="&quot;tgk&quot;," calcext:value-type="string">
            <text:p>"tgk",</text:p>
          </table:table-cell>
          <table:table-cell table:formula="of:=CHAR(34)&amp;[.C164]&amp;CHAR(34)&amp;&quot;,&quot;" office:value-type="string" office:string-value="&quot;тоҷикӣ ; toğikī ; ‫تاجیکی&quot;," calcext:value-type="string">
            <text:p>"тоҷикӣ ; toğikī ; ‫تاجیکی",</text:p>
          </table:table-cell>
          <table:table-cell table:formula="of:=CHAR(34)&amp;[.D164]&amp;CHAR(34)&amp;&quot;,&quot;" office:value-type="string" office:string-value="&quot;tgk&quot;," calcext:value-type="string">
            <text:p>"tgk",</text:p>
          </table:table-cell>
          <table:table-cell table:formula="of:=CHAR(34)&amp;[.E164]&amp;CHAR(34)&amp;&quot;,&quot;" office:value-type="string" office:string-value="&quot;tg&quot;," calcext:value-type="string">
            <text:p>"tg",</text:p>
          </table:table-cell>
          <table:table-cell table:formula="of:=CHAR(34)&amp;&quot;tl_&quot;&amp;[.B164]&amp;&quot;.png&quot;&amp;CHAR(34)" office:value-type="string" office:string-value="&quot;tl_tgk.png&quot;" calcext:value-type="string">
            <text:p>"tl_tg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4]&amp;&quot;']&quot;" office:value-type="string" office:string-value="$tab_conv_expr['UNI']['tgk']" calcext:value-type="string">
            <text:p>$tab_conv_expr['UNI']['tgk']</text:p>
          </table:table-cell>
          <table:table-cell table:style-name="Default" table:formula="of:=&quot;= &quot;&amp;[.A164]&amp;&quot;;&quot;" office:value-type="string" office:string-value="= 161;" calcext:value-type="string">
            <text:p>= 161;</text:p>
          </table:table-cell>
          <table:table-cell/>
          <table:table-cell table:formula="of:=&quot;$tab_conv_expr['MSW']['&quot;&amp;[.B164]&amp;&quot;']&quot;" office:value-type="string" office:string-value="$tab_conv_expr['MSW']['tgk']" calcext:value-type="string">
            <text:p>$tab_conv_expr['MSW']['tgk']</text:p>
          </table:table-cell>
          <table:table-cell table:style-name="ce13" table:formula="of:=&quot;= $tab_conv_expr['MU']['&quot;&amp;[.B164]&amp;&quot;']&quot;" office:value-type="string" office:string-value="= $tab_conv_expr['MU']['tgk']" calcext:value-type="string">
            <text:p>= $tab_conv_expr['MU']['tgk']</text:p>
          </table:table-cell>
          <table:table-cell table:formula="of:=&quot;= &amp;&quot;&amp;[.P164]&amp;&quot;;&quot;" office:value-type="string" office:string-value="= &amp;$tab_conv_expr['UNI']['tgk'];" calcext:value-type="string">
            <text:p>= &amp;$tab_conv_expr['UNI']['tgk'];</text:p>
          </table:table-cell>
          <table:table-cell table:number-columns-repeated="1003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5]&amp;CHAR(34)&amp;&quot;,&quot;" office:value-type="string" office:string-value="&quot;162&quot;," calcext:value-type="string">
            <text:p>"162",</text:p>
          </table:table-cell>
          <table:table-cell table:formula="of:=CHAR(34)&amp;[.B165]&amp;CHAR(34)&amp;&quot;,&quot;" office:value-type="string" office:string-value="&quot;tha&quot;," calcext:value-type="string">
            <text:p>"tha",</text:p>
          </table:table-cell>
          <table:table-cell table:formula="of:=CHAR(34)&amp;[.C165]&amp;CHAR(34)&amp;&quot;,&quot;" office:value-type="string" office:string-value="&quot;ไทย&quot;," calcext:value-type="string">
            <text:p>"ไทย",</text:p>
          </table:table-cell>
          <table:table-cell table:formula="of:=CHAR(34)&amp;[.D165]&amp;CHAR(34)&amp;&quot;,&quot;" office:value-type="string" office:string-value="&quot;tha&quot;," calcext:value-type="string">
            <text:p>"tha",</text:p>
          </table:table-cell>
          <table:table-cell table:formula="of:=CHAR(34)&amp;[.E165]&amp;CHAR(34)&amp;&quot;,&quot;" office:value-type="string" office:string-value="&quot;th&quot;," calcext:value-type="string">
            <text:p>"th",</text:p>
          </table:table-cell>
          <table:table-cell table:formula="of:=CHAR(34)&amp;&quot;tl_&quot;&amp;[.B165]&amp;&quot;.png&quot;&amp;CHAR(34)" office:value-type="string" office:string-value="&quot;tl_tha.png&quot;" calcext:value-type="string">
            <text:p>"tl_th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5]&amp;&quot;']&quot;" office:value-type="string" office:string-value="$tab_conv_expr['UNI']['tha']" calcext:value-type="string">
            <text:p>$tab_conv_expr['UNI']['tha']</text:p>
          </table:table-cell>
          <table:table-cell table:style-name="Default" table:formula="of:=&quot;= &quot;&amp;[.A165]&amp;&quot;;&quot;" office:value-type="string" office:string-value="= 162;" calcext:value-type="string">
            <text:p>= 162;</text:p>
          </table:table-cell>
          <table:table-cell/>
          <table:table-cell table:formula="of:=&quot;$tab_conv_expr['MSW']['&quot;&amp;[.B165]&amp;&quot;']&quot;" office:value-type="string" office:string-value="$tab_conv_expr['MSW']['tha']" calcext:value-type="string">
            <text:p>$tab_conv_expr['MSW']['tha']</text:p>
          </table:table-cell>
          <table:table-cell table:style-name="ce13" table:formula="of:=&quot;= $tab_conv_expr['MU']['&quot;&amp;[.B165]&amp;&quot;']&quot;" office:value-type="string" office:string-value="= $tab_conv_expr['MU']['tha']" calcext:value-type="string">
            <text:p>= $tab_conv_expr['MU']['tha']</text:p>
          </table:table-cell>
          <table:table-cell table:formula="of:=&quot;= &amp;&quot;&amp;[.P165]&amp;&quot;;&quot;" office:value-type="string" office:string-value="= &amp;$tab_conv_expr['UNI']['tha'];" calcext:value-type="string">
            <text:p>= &amp;$tab_conv_expr['UNI']['tha'];</text:p>
          </table:table-cell>
          <table:table-cell table:number-columns-repeated="100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6]&amp;CHAR(34)&amp;&quot;,&quot;" office:value-type="string" office:string-value="&quot;163&quot;," calcext:value-type="string">
            <text:p>"163",</text:p>
          </table:table-cell>
          <table:table-cell table:formula="of:=CHAR(34)&amp;[.B166]&amp;CHAR(34)&amp;&quot;,&quot;" office:value-type="string" office:string-value="&quot;tir&quot;," calcext:value-type="string">
            <text:p>"tir",</text:p>
          </table:table-cell>
          <table:table-cell table:formula="of:=CHAR(34)&amp;[.C166]&amp;CHAR(34)&amp;&quot;,&quot;" office:value-type="string" office:string-value="&quot;ትግርኛ&quot;," calcext:value-type="string">
            <text:p>"ትግርኛ",</text:p>
          </table:table-cell>
          <table:table-cell table:formula="of:=CHAR(34)&amp;[.D166]&amp;CHAR(34)&amp;&quot;,&quot;" office:value-type="string" office:string-value="&quot;tir&quot;," calcext:value-type="string">
            <text:p>"tir",</text:p>
          </table:table-cell>
          <table:table-cell table:formula="of:=CHAR(34)&amp;[.E166]&amp;CHAR(34)&amp;&quot;,&quot;" office:value-type="string" office:string-value="&quot;ti&quot;," calcext:value-type="string">
            <text:p>"ti",</text:p>
          </table:table-cell>
          <table:table-cell table:formula="of:=CHAR(34)&amp;&quot;tl_&quot;&amp;[.B166]&amp;&quot;.png&quot;&amp;CHAR(34)" office:value-type="string" office:string-value="&quot;tl_tir.png&quot;" calcext:value-type="string">
            <text:p>"tl_ti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6]&amp;&quot;']&quot;" office:value-type="string" office:string-value="$tab_conv_expr['UNI']['tir']" calcext:value-type="string">
            <text:p>$tab_conv_expr['UNI']['tir']</text:p>
          </table:table-cell>
          <table:table-cell table:style-name="Default" table:formula="of:=&quot;= &quot;&amp;[.A166]&amp;&quot;;&quot;" office:value-type="string" office:string-value="= 163;" calcext:value-type="string">
            <text:p>= 163;</text:p>
          </table:table-cell>
          <table:table-cell/>
          <table:table-cell table:formula="of:=&quot;$tab_conv_expr['MSW']['&quot;&amp;[.B166]&amp;&quot;']&quot;" office:value-type="string" office:string-value="$tab_conv_expr['MSW']['tir']" calcext:value-type="string">
            <text:p>$tab_conv_expr['MSW']['tir']</text:p>
          </table:table-cell>
          <table:table-cell table:style-name="ce13" table:formula="of:=&quot;= $tab_conv_expr['MU']['&quot;&amp;[.B166]&amp;&quot;']&quot;" office:value-type="string" office:string-value="= $tab_conv_expr['MU']['tir']" calcext:value-type="string">
            <text:p>= $tab_conv_expr['MU']['tir']</text:p>
          </table:table-cell>
          <table:table-cell table:formula="of:=&quot;= &amp;&quot;&amp;[.P166]&amp;&quot;;&quot;" office:value-type="string" office:string-value="= &amp;$tab_conv_expr['UNI']['tir'];" calcext:value-type="string">
            <text:p>= &amp;$tab_conv_expr['UNI']['tir'];</text:p>
          </table:table-cell>
          <table:table-cell table:number-columns-repeated="1003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Türkmen ; Түркмен</text:p>
          </table:table-cell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7]&amp;CHAR(34)&amp;&quot;,&quot;" office:value-type="string" office:string-value="&quot;164&quot;," calcext:value-type="string">
            <text:p>"164",</text:p>
          </table:table-cell>
          <table:table-cell table:formula="of:=CHAR(34)&amp;[.B167]&amp;CHAR(34)&amp;&quot;,&quot;" office:value-type="string" office:string-value="&quot;tuk&quot;," calcext:value-type="string">
            <text:p>"tuk",</text:p>
          </table:table-cell>
          <table:table-cell table:formula="of:=CHAR(34)&amp;[.C167]&amp;CHAR(34)&amp;&quot;,&quot;" office:value-type="string" office:string-value="&quot;Türkmen ; Түркмен&quot;," calcext:value-type="string">
            <text:p>"Türkmen ; Түркмен",</text:p>
          </table:table-cell>
          <table:table-cell table:formula="of:=CHAR(34)&amp;[.D167]&amp;CHAR(34)&amp;&quot;,&quot;" office:value-type="string" office:string-value="&quot;tuk&quot;," calcext:value-type="string">
            <text:p>"tuk",</text:p>
          </table:table-cell>
          <table:table-cell table:formula="of:=CHAR(34)&amp;[.E167]&amp;CHAR(34)&amp;&quot;,&quot;" office:value-type="string" office:string-value="&quot;tk&quot;," calcext:value-type="string">
            <text:p>"tk",</text:p>
          </table:table-cell>
          <table:table-cell table:formula="of:=CHAR(34)&amp;&quot;tl_&quot;&amp;[.B167]&amp;&quot;.png&quot;&amp;CHAR(34)" office:value-type="string" office:string-value="&quot;tl_tuk.png&quot;" calcext:value-type="string">
            <text:p>"tl_tuk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7]&amp;&quot;']&quot;" office:value-type="string" office:string-value="$tab_conv_expr['UNI']['tuk']" calcext:value-type="string">
            <text:p>$tab_conv_expr['UNI']['tuk']</text:p>
          </table:table-cell>
          <table:table-cell table:style-name="Default" table:formula="of:=&quot;= &quot;&amp;[.A167]&amp;&quot;;&quot;" office:value-type="string" office:string-value="= 164;" calcext:value-type="string">
            <text:p>= 164;</text:p>
          </table:table-cell>
          <table:table-cell/>
          <table:table-cell table:formula="of:=&quot;$tab_conv_expr['MSW']['&quot;&amp;[.B167]&amp;&quot;']&quot;" office:value-type="string" office:string-value="$tab_conv_expr['MSW']['tuk']" calcext:value-type="string">
            <text:p>$tab_conv_expr['MSW']['tuk']</text:p>
          </table:table-cell>
          <table:table-cell table:style-name="ce13" table:formula="of:=&quot;= $tab_conv_expr['MU']['&quot;&amp;[.B167]&amp;&quot;']&quot;" office:value-type="string" office:string-value="= $tab_conv_expr['MU']['tuk']" calcext:value-type="string">
            <text:p>= $tab_conv_expr['MU']['tuk']</text:p>
          </table:table-cell>
          <table:table-cell table:formula="of:=&quot;= &amp;&quot;&amp;[.P167]&amp;&quot;;&quot;" office:value-type="string" office:string-value="= &amp;$tab_conv_expr['UNI']['tuk'];" calcext:value-type="string">
            <text:p>= &amp;$tab_conv_expr['UNI']['tuk'];</text:p>
          </table:table-cell>
          <table:table-cell table:number-columns-repeated="100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8]&amp;CHAR(34)&amp;&quot;,&quot;" office:value-type="string" office:string-value="&quot;165&quot;," calcext:value-type="string">
            <text:p>"165",</text:p>
          </table:table-cell>
          <table:table-cell table:formula="of:=CHAR(34)&amp;[.B168]&amp;CHAR(34)&amp;&quot;,&quot;" office:value-type="string" office:string-value="&quot;tgl&quot;," calcext:value-type="string">
            <text:p>"tgl",</text:p>
          </table:table-cell>
          <table:table-cell table:formula="of:=CHAR(34)&amp;[.C168]&amp;CHAR(34)&amp;&quot;,&quot;" office:value-type="string" office:string-value="&quot;Tagalog&quot;," calcext:value-type="string">
            <text:p>"Tagalog",</text:p>
          </table:table-cell>
          <table:table-cell table:formula="of:=CHAR(34)&amp;[.D168]&amp;CHAR(34)&amp;&quot;,&quot;" office:value-type="string" office:string-value="&quot;tgl&quot;," calcext:value-type="string">
            <text:p>"tgl",</text:p>
          </table:table-cell>
          <table:table-cell table:formula="of:=CHAR(34)&amp;[.E168]&amp;CHAR(34)&amp;&quot;,&quot;" office:value-type="string" office:string-value="&quot;tl&quot;," calcext:value-type="string">
            <text:p>"tl",</text:p>
          </table:table-cell>
          <table:table-cell table:formula="of:=CHAR(34)&amp;&quot;tl_&quot;&amp;[.B168]&amp;&quot;.png&quot;&amp;CHAR(34)" office:value-type="string" office:string-value="&quot;tl_tgl.png&quot;" calcext:value-type="string">
            <text:p>"tl_tg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8]&amp;&quot;']&quot;" office:value-type="string" office:string-value="$tab_conv_expr['UNI']['tgl']" calcext:value-type="string">
            <text:p>$tab_conv_expr['UNI']['tgl']</text:p>
          </table:table-cell>
          <table:table-cell table:style-name="Default" table:formula="of:=&quot;= &quot;&amp;[.A168]&amp;&quot;;&quot;" office:value-type="string" office:string-value="= 165;" calcext:value-type="string">
            <text:p>= 165;</text:p>
          </table:table-cell>
          <table:table-cell/>
          <table:table-cell table:formula="of:=&quot;$tab_conv_expr['MSW']['&quot;&amp;[.B168]&amp;&quot;']&quot;" office:value-type="string" office:string-value="$tab_conv_expr['MSW']['tgl']" calcext:value-type="string">
            <text:p>$tab_conv_expr['MSW']['tgl']</text:p>
          </table:table-cell>
          <table:table-cell table:style-name="ce13" table:formula="of:=&quot;= $tab_conv_expr['MU']['&quot;&amp;[.B168]&amp;&quot;']&quot;" office:value-type="string" office:string-value="= $tab_conv_expr['MU']['tgl']" calcext:value-type="string">
            <text:p>= $tab_conv_expr['MU']['tgl']</text:p>
          </table:table-cell>
          <table:table-cell table:formula="of:=&quot;= &amp;&quot;&amp;[.P168]&amp;&quot;;&quot;" office:value-type="string" office:string-value="= &amp;$tab_conv_expr['UNI']['tgl'];" calcext:value-type="string">
            <text:p>= &amp;$tab_conv_expr['UNI']['tgl'];</text:p>
          </table:table-cell>
          <table:table-cell table:number-columns-repeated="1003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69]&amp;CHAR(34)&amp;&quot;,&quot;" office:value-type="string" office:string-value="&quot;166&quot;," calcext:value-type="string">
            <text:p>"166",</text:p>
          </table:table-cell>
          <table:table-cell table:formula="of:=CHAR(34)&amp;[.B169]&amp;CHAR(34)&amp;&quot;,&quot;" office:value-type="string" office:string-value="&quot;tsn&quot;," calcext:value-type="string">
            <text:p>"tsn",</text:p>
          </table:table-cell>
          <table:table-cell table:formula="of:=CHAR(34)&amp;[.C169]&amp;CHAR(34)&amp;&quot;,&quot;" office:value-type="string" office:string-value="&quot;seTswana&quot;," calcext:value-type="string">
            <text:p>"seTswana",</text:p>
          </table:table-cell>
          <table:table-cell table:formula="of:=CHAR(34)&amp;[.D169]&amp;CHAR(34)&amp;&quot;,&quot;" office:value-type="string" office:string-value="&quot;tsn&quot;," calcext:value-type="string">
            <text:p>"tsn",</text:p>
          </table:table-cell>
          <table:table-cell table:formula="of:=CHAR(34)&amp;[.E169]&amp;CHAR(34)&amp;&quot;,&quot;" office:value-type="string" office:string-value="&quot;tn&quot;," calcext:value-type="string">
            <text:p>"tn",</text:p>
          </table:table-cell>
          <table:table-cell table:formula="of:=CHAR(34)&amp;&quot;tl_&quot;&amp;[.B169]&amp;&quot;.png&quot;&amp;CHAR(34)" office:value-type="string" office:string-value="&quot;tl_tsn.png&quot;" calcext:value-type="string">
            <text:p>"tl_ts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69]&amp;&quot;']&quot;" office:value-type="string" office:string-value="$tab_conv_expr['UNI']['tsn']" calcext:value-type="string">
            <text:p>$tab_conv_expr['UNI']['tsn']</text:p>
          </table:table-cell>
          <table:table-cell table:style-name="Default" table:formula="of:=&quot;= &quot;&amp;[.A169]&amp;&quot;;&quot;" office:value-type="string" office:string-value="= 166;" calcext:value-type="string">
            <text:p>= 166;</text:p>
          </table:table-cell>
          <table:table-cell/>
          <table:table-cell table:formula="of:=&quot;$tab_conv_expr['MSW']['&quot;&amp;[.B169]&amp;&quot;']&quot;" office:value-type="string" office:string-value="$tab_conv_expr['MSW']['tsn']" calcext:value-type="string">
            <text:p>$tab_conv_expr['MSW']['tsn']</text:p>
          </table:table-cell>
          <table:table-cell table:style-name="ce13" table:formula="of:=&quot;= $tab_conv_expr['MU']['&quot;&amp;[.B169]&amp;&quot;']&quot;" office:value-type="string" office:string-value="= $tab_conv_expr['MU']['tsn']" calcext:value-type="string">
            <text:p>= $tab_conv_expr['MU']['tsn']</text:p>
          </table:table-cell>
          <table:table-cell table:formula="of:=&quot;= &amp;&quot;&amp;[.P169]&amp;&quot;;&quot;" office:value-type="string" office:string-value="= &amp;$tab_conv_expr['UNI']['tsn'];" calcext:value-type="string">
            <text:p>= &amp;$tab_conv_expr['UNI']['tsn'];</text:p>
          </table:table-cell>
          <table:table-cell table:number-columns-repeated="100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0]&amp;CHAR(34)&amp;&quot;,&quot;" office:value-type="string" office:string-value="&quot;167&quot;," calcext:value-type="string">
            <text:p>"167",</text:p>
          </table:table-cell>
          <table:table-cell table:formula="of:=CHAR(34)&amp;[.B170]&amp;CHAR(34)&amp;&quot;,&quot;" office:value-type="string" office:string-value="&quot;ton&quot;," calcext:value-type="string">
            <text:p>"ton",</text:p>
          </table:table-cell>
          <table:table-cell table:formula="of:=CHAR(34)&amp;[.C170]&amp;CHAR(34)&amp;&quot;,&quot;" office:value-type="string" office:string-value="&quot;faka Tonga&quot;," calcext:value-type="string">
            <text:p>"faka Tonga",</text:p>
          </table:table-cell>
          <table:table-cell table:formula="of:=CHAR(34)&amp;[.D170]&amp;CHAR(34)&amp;&quot;,&quot;" office:value-type="string" office:string-value="&quot;ton&quot;," calcext:value-type="string">
            <text:p>"ton",</text:p>
          </table:table-cell>
          <table:table-cell table:formula="of:=CHAR(34)&amp;[.E170]&amp;CHAR(34)&amp;&quot;,&quot;" office:value-type="string" office:string-value="&quot;to&quot;," calcext:value-type="string">
            <text:p>"to",</text:p>
          </table:table-cell>
          <table:table-cell table:formula="of:=CHAR(34)&amp;&quot;tl_&quot;&amp;[.B170]&amp;&quot;.png&quot;&amp;CHAR(34)" office:value-type="string" office:string-value="&quot;tl_ton.png&quot;" calcext:value-type="string">
            <text:p>"tl_to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0]&amp;&quot;']&quot;" office:value-type="string" office:string-value="$tab_conv_expr['UNI']['ton']" calcext:value-type="string">
            <text:p>$tab_conv_expr['UNI']['ton']</text:p>
          </table:table-cell>
          <table:table-cell table:style-name="Default" table:formula="of:=&quot;= &quot;&amp;[.A170]&amp;&quot;;&quot;" office:value-type="string" office:string-value="= 167;" calcext:value-type="string">
            <text:p>= 167;</text:p>
          </table:table-cell>
          <table:table-cell/>
          <table:table-cell table:formula="of:=&quot;$tab_conv_expr['MSW']['&quot;&amp;[.B170]&amp;&quot;']&quot;" office:value-type="string" office:string-value="$tab_conv_expr['MSW']['ton']" calcext:value-type="string">
            <text:p>$tab_conv_expr['MSW']['ton']</text:p>
          </table:table-cell>
          <table:table-cell table:style-name="ce13" table:formula="of:=&quot;= $tab_conv_expr['MU']['&quot;&amp;[.B170]&amp;&quot;']&quot;" office:value-type="string" office:string-value="= $tab_conv_expr['MU']['ton']" calcext:value-type="string">
            <text:p>= $tab_conv_expr['MU']['ton']</text:p>
          </table:table-cell>
          <table:table-cell table:formula="of:=&quot;= &amp;&quot;&amp;[.P170]&amp;&quot;;&quot;" office:value-type="string" office:string-value="= &amp;$tab_conv_expr['UNI']['ton'];" calcext:value-type="string">
            <text:p>= &amp;$tab_conv_expr['UNI']['ton'];</text:p>
          </table:table-cell>
          <table:table-cell table:number-columns-repeated="100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1]&amp;CHAR(34)&amp;&quot;,&quot;" office:value-type="string" office:string-value="&quot;168&quot;," calcext:value-type="string">
            <text:p>"168",</text:p>
          </table:table-cell>
          <table:table-cell table:formula="of:=CHAR(34)&amp;[.B171]&amp;CHAR(34)&amp;&quot;,&quot;" office:value-type="string" office:string-value="&quot;tur&quot;," calcext:value-type="string">
            <text:p>"tur",</text:p>
          </table:table-cell>
          <table:table-cell table:formula="of:=CHAR(34)&amp;[.C171]&amp;CHAR(34)&amp;&quot;,&quot;" office:value-type="string" office:string-value="&quot;Türkçe&quot;," calcext:value-type="string">
            <text:p>"Türkçe",</text:p>
          </table:table-cell>
          <table:table-cell table:formula="of:=CHAR(34)&amp;[.D171]&amp;CHAR(34)&amp;&quot;,&quot;" office:value-type="string" office:string-value="&quot;tur&quot;," calcext:value-type="string">
            <text:p>"tur",</text:p>
          </table:table-cell>
          <table:table-cell table:formula="of:=CHAR(34)&amp;[.E171]&amp;CHAR(34)&amp;&quot;,&quot;" office:value-type="string" office:string-value="&quot;tr&quot;," calcext:value-type="string">
            <text:p>"tr",</text:p>
          </table:table-cell>
          <table:table-cell table:formula="of:=CHAR(34)&amp;&quot;tl_&quot;&amp;[.B171]&amp;&quot;.png&quot;&amp;CHAR(34)" office:value-type="string" office:string-value="&quot;tl_tur.png&quot;" calcext:value-type="string">
            <text:p>"tl_tu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1]&amp;&quot;']&quot;" office:value-type="string" office:string-value="$tab_conv_expr['UNI']['tur']" calcext:value-type="string">
            <text:p>$tab_conv_expr['UNI']['tur']</text:p>
          </table:table-cell>
          <table:table-cell table:style-name="Default" table:formula="of:=&quot;= &quot;&amp;[.A171]&amp;&quot;;&quot;" office:value-type="string" office:string-value="= 168;" calcext:value-type="string">
            <text:p>= 168;</text:p>
          </table:table-cell>
          <table:table-cell/>
          <table:table-cell table:formula="of:=&quot;$tab_conv_expr['MSW']['&quot;&amp;[.B171]&amp;&quot;']&quot;" office:value-type="string" office:string-value="$tab_conv_expr['MSW']['tur']" calcext:value-type="string">
            <text:p>$tab_conv_expr['MSW']['tur']</text:p>
          </table:table-cell>
          <table:table-cell table:style-name="ce13" table:formula="of:=&quot;= $tab_conv_expr['MU']['&quot;&amp;[.B171]&amp;&quot;']&quot;" office:value-type="string" office:string-value="= $tab_conv_expr['MU']['tur']" calcext:value-type="string">
            <text:p>= $tab_conv_expr['MU']['tur']</text:p>
          </table:table-cell>
          <table:table-cell table:formula="of:=&quot;= &amp;&quot;&amp;[.P171]&amp;&quot;;&quot;" office:value-type="string" office:string-value="= &amp;$tab_conv_expr['UNI']['tur'];" calcext:value-type="string">
            <text:p>= &amp;$tab_conv_expr['UNI']['tur'];</text:p>
          </table:table-cell>
          <table:table-cell table:number-columns-repeated="100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2]&amp;CHAR(34)&amp;&quot;,&quot;" office:value-type="string" office:string-value="&quot;169&quot;," calcext:value-type="string">
            <text:p>"169",</text:p>
          </table:table-cell>
          <table:table-cell table:formula="of:=CHAR(34)&amp;[.B172]&amp;CHAR(34)&amp;&quot;,&quot;" office:value-type="string" office:string-value="&quot;tso&quot;," calcext:value-type="string">
            <text:p>"tso",</text:p>
          </table:table-cell>
          <table:table-cell table:formula="of:=CHAR(34)&amp;[.C172]&amp;CHAR(34)&amp;&quot;,&quot;" office:value-type="string" office:string-value="&quot;xiTsonga&quot;," calcext:value-type="string">
            <text:p>"xiTsonga",</text:p>
          </table:table-cell>
          <table:table-cell table:formula="of:=CHAR(34)&amp;[.D172]&amp;CHAR(34)&amp;&quot;,&quot;" office:value-type="string" office:string-value="&quot;tso&quot;," calcext:value-type="string">
            <text:p>"tso",</text:p>
          </table:table-cell>
          <table:table-cell table:formula="of:=CHAR(34)&amp;[.E172]&amp;CHAR(34)&amp;&quot;,&quot;" office:value-type="string" office:string-value="&quot;ts&quot;," calcext:value-type="string">
            <text:p>"ts",</text:p>
          </table:table-cell>
          <table:table-cell table:formula="of:=CHAR(34)&amp;&quot;tl_&quot;&amp;[.B172]&amp;&quot;.png&quot;&amp;CHAR(34)" office:value-type="string" office:string-value="&quot;tl_tso.png&quot;" calcext:value-type="string">
            <text:p>"tl_ts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2]&amp;&quot;']&quot;" office:value-type="string" office:string-value="$tab_conv_expr['UNI']['tso']" calcext:value-type="string">
            <text:p>$tab_conv_expr['UNI']['tso']</text:p>
          </table:table-cell>
          <table:table-cell table:style-name="Default" table:formula="of:=&quot;= &quot;&amp;[.A172]&amp;&quot;;&quot;" office:value-type="string" office:string-value="= 169;" calcext:value-type="string">
            <text:p>= 169;</text:p>
          </table:table-cell>
          <table:table-cell/>
          <table:table-cell table:formula="of:=&quot;$tab_conv_expr['MSW']['&quot;&amp;[.B172]&amp;&quot;']&quot;" office:value-type="string" office:string-value="$tab_conv_expr['MSW']['tso']" calcext:value-type="string">
            <text:p>$tab_conv_expr['MSW']['tso']</text:p>
          </table:table-cell>
          <table:table-cell table:style-name="ce13" table:formula="of:=&quot;= $tab_conv_expr['MU']['&quot;&amp;[.B172]&amp;&quot;']&quot;" office:value-type="string" office:string-value="= $tab_conv_expr['MU']['tso']" calcext:value-type="string">
            <text:p>= $tab_conv_expr['MU']['tso']</text:p>
          </table:table-cell>
          <table:table-cell table:formula="of:=&quot;= &amp;&quot;&amp;[.P172]&amp;&quot;;&quot;" office:value-type="string" office:string-value="= &amp;$tab_conv_expr['UNI']['tso'];" calcext:value-type="string">
            <text:p>= &amp;$tab_conv_expr['UNI']['tso'];</text:p>
          </table:table-cell>
          <table:table-cell table:number-columns-repeated="100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татарча ; tatarça ; ‫تاتارچا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3]&amp;CHAR(34)&amp;&quot;,&quot;" office:value-type="string" office:string-value="&quot;170&quot;," calcext:value-type="string">
            <text:p>"170",</text:p>
          </table:table-cell>
          <table:table-cell table:formula="of:=CHAR(34)&amp;[.B173]&amp;CHAR(34)&amp;&quot;,&quot;" office:value-type="string" office:string-value="&quot;tat&quot;," calcext:value-type="string">
            <text:p>"tat",</text:p>
          </table:table-cell>
          <table:table-cell table:formula="of:=CHAR(34)&amp;[.C173]&amp;CHAR(34)&amp;&quot;,&quot;" office:value-type="string" office:string-value="&quot;татарча ; tatarça ; ‫تاتارچا&quot;," calcext:value-type="string">
            <text:p>"татарча ; tatarça ; ‫تاتارچا",</text:p>
          </table:table-cell>
          <table:table-cell table:formula="of:=CHAR(34)&amp;[.D173]&amp;CHAR(34)&amp;&quot;,&quot;" office:value-type="string" office:string-value="&quot;tat&quot;," calcext:value-type="string">
            <text:p>"tat",</text:p>
          </table:table-cell>
          <table:table-cell table:formula="of:=CHAR(34)&amp;[.E173]&amp;CHAR(34)&amp;&quot;,&quot;" office:value-type="string" office:string-value="&quot;tt&quot;," calcext:value-type="string">
            <text:p>"tt",</text:p>
          </table:table-cell>
          <table:table-cell table:formula="of:=CHAR(34)&amp;&quot;tl_&quot;&amp;[.B173]&amp;&quot;.png&quot;&amp;CHAR(34)" office:value-type="string" office:string-value="&quot;tl_tat.png&quot;" calcext:value-type="string">
            <text:p>"tl_tat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3]&amp;&quot;']&quot;" office:value-type="string" office:string-value="$tab_conv_expr['UNI']['tat']" calcext:value-type="string">
            <text:p>$tab_conv_expr['UNI']['tat']</text:p>
          </table:table-cell>
          <table:table-cell table:style-name="Default" table:formula="of:=&quot;= &quot;&amp;[.A173]&amp;&quot;;&quot;" office:value-type="string" office:string-value="= 170;" calcext:value-type="string">
            <text:p>= 170;</text:p>
          </table:table-cell>
          <table:table-cell/>
          <table:table-cell table:formula="of:=&quot;$tab_conv_expr['MSW']['&quot;&amp;[.B173]&amp;&quot;']&quot;" office:value-type="string" office:string-value="$tab_conv_expr['MSW']['tat']" calcext:value-type="string">
            <text:p>$tab_conv_expr['MSW']['tat']</text:p>
          </table:table-cell>
          <table:table-cell table:style-name="ce13" table:formula="of:=&quot;= $tab_conv_expr['MU']['&quot;&amp;[.B173]&amp;&quot;']&quot;" office:value-type="string" office:string-value="= $tab_conv_expr['MU']['tat']" calcext:value-type="string">
            <text:p>= $tab_conv_expr['MU']['tat']</text:p>
          </table:table-cell>
          <table:table-cell table:formula="of:=&quot;= &amp;&quot;&amp;[.P173]&amp;&quot;;&quot;" office:value-type="string" office:string-value="= &amp;$tab_conv_expr['UNI']['tat'];" calcext:value-type="string">
            <text:p>= &amp;$tab_conv_expr['UNI']['tat'];</text:p>
          </table:table-cell>
          <table:table-cell table:number-columns-repeated="1003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4]&amp;CHAR(34)&amp;&quot;,&quot;" office:value-type="string" office:string-value="&quot;171&quot;," calcext:value-type="string">
            <text:p>"171",</text:p>
          </table:table-cell>
          <table:table-cell table:formula="of:=CHAR(34)&amp;[.B174]&amp;CHAR(34)&amp;&quot;,&quot;" office:value-type="string" office:string-value="&quot;twi&quot;," calcext:value-type="string">
            <text:p>"twi",</text:p>
          </table:table-cell>
          <table:table-cell table:formula="of:=CHAR(34)&amp;[.C174]&amp;CHAR(34)&amp;&quot;,&quot;" office:value-type="string" office:string-value="&quot;Twi&quot;," calcext:value-type="string">
            <text:p>"Twi",</text:p>
          </table:table-cell>
          <table:table-cell table:formula="of:=CHAR(34)&amp;[.D174]&amp;CHAR(34)&amp;&quot;,&quot;" office:value-type="string" office:string-value="&quot;twi&quot;," calcext:value-type="string">
            <text:p>"twi",</text:p>
          </table:table-cell>
          <table:table-cell table:formula="of:=CHAR(34)&amp;[.E174]&amp;CHAR(34)&amp;&quot;,&quot;" office:value-type="string" office:string-value="&quot;tw&quot;," calcext:value-type="string">
            <text:p>"tw",</text:p>
          </table:table-cell>
          <table:table-cell table:formula="of:=CHAR(34)&amp;&quot;tl_&quot;&amp;[.B174]&amp;&quot;.png&quot;&amp;CHAR(34)" office:value-type="string" office:string-value="&quot;tl_twi.png&quot;" calcext:value-type="string">
            <text:p>"tl_twi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4]&amp;&quot;']&quot;" office:value-type="string" office:string-value="$tab_conv_expr['UNI']['twi']" calcext:value-type="string">
            <text:p>$tab_conv_expr['UNI']['twi']</text:p>
          </table:table-cell>
          <table:table-cell table:style-name="Default" table:formula="of:=&quot;= &quot;&amp;[.A174]&amp;&quot;;&quot;" office:value-type="string" office:string-value="= 171;" calcext:value-type="string">
            <text:p>= 171;</text:p>
          </table:table-cell>
          <table:table-cell/>
          <table:table-cell table:formula="of:=&quot;$tab_conv_expr['MSW']['&quot;&amp;[.B174]&amp;&quot;']&quot;" office:value-type="string" office:string-value="$tab_conv_expr['MSW']['twi']" calcext:value-type="string">
            <text:p>$tab_conv_expr['MSW']['twi']</text:p>
          </table:table-cell>
          <table:table-cell table:style-name="ce13" table:formula="of:=&quot;= $tab_conv_expr['MU']['&quot;&amp;[.B174]&amp;&quot;']&quot;" office:value-type="string" office:string-value="= $tab_conv_expr['MU']['twi']" calcext:value-type="string">
            <text:p>= $tab_conv_expr['MU']['twi']</text:p>
          </table:table-cell>
          <table:table-cell table:formula="of:=&quot;= &amp;&quot;&amp;[.P174]&amp;&quot;;&quot;" office:value-type="string" office:string-value="= &amp;$tab_conv_expr['UNI']['twi'];" calcext:value-type="string">
            <text:p>= &amp;$tab_conv_expr['UNI']['twi'];</text:p>
          </table:table-cell>
          <table:table-cell table:number-columns-repeated="100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5]&amp;CHAR(34)&amp;&quot;,&quot;" office:value-type="string" office:string-value="&quot;172&quot;," calcext:value-type="string">
            <text:p>"172",</text:p>
          </table:table-cell>
          <table:table-cell table:formula="of:=CHAR(34)&amp;[.B175]&amp;CHAR(34)&amp;&quot;,&quot;" office:value-type="string" office:string-value="&quot;tah&quot;," calcext:value-type="string">
            <text:p>"tah",</text:p>
          </table:table-cell>
          <table:table-cell table:formula="of:=CHAR(34)&amp;[.C175]&amp;CHAR(34)&amp;&quot;,&quot;" office:value-type="string" office:string-value="&quot;Reo Mā`ohi&quot;," calcext:value-type="string">
            <text:p>"Reo Mā`ohi",</text:p>
          </table:table-cell>
          <table:table-cell table:formula="of:=CHAR(34)&amp;[.D175]&amp;CHAR(34)&amp;&quot;,&quot;" office:value-type="string" office:string-value="&quot;tah&quot;," calcext:value-type="string">
            <text:p>"tah",</text:p>
          </table:table-cell>
          <table:table-cell table:formula="of:=CHAR(34)&amp;[.E175]&amp;CHAR(34)&amp;&quot;,&quot;" office:value-type="string" office:string-value="&quot;ty&quot;," calcext:value-type="string">
            <text:p>"ty",</text:p>
          </table:table-cell>
          <table:table-cell table:formula="of:=CHAR(34)&amp;&quot;tl_&quot;&amp;[.B175]&amp;&quot;.png&quot;&amp;CHAR(34)" office:value-type="string" office:string-value="&quot;tl_tah.png&quot;" calcext:value-type="string">
            <text:p>"tl_tah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5]&amp;&quot;']&quot;" office:value-type="string" office:string-value="$tab_conv_expr['UNI']['tah']" calcext:value-type="string">
            <text:p>$tab_conv_expr['UNI']['tah']</text:p>
          </table:table-cell>
          <table:table-cell table:style-name="Default" table:formula="of:=&quot;= &quot;&amp;[.A175]&amp;&quot;;&quot;" office:value-type="string" office:string-value="= 172;" calcext:value-type="string">
            <text:p>= 172;</text:p>
          </table:table-cell>
          <table:table-cell/>
          <table:table-cell table:formula="of:=&quot;$tab_conv_expr['MSW']['&quot;&amp;[.B175]&amp;&quot;']&quot;" office:value-type="string" office:string-value="$tab_conv_expr['MSW']['tah']" calcext:value-type="string">
            <text:p>$tab_conv_expr['MSW']['tah']</text:p>
          </table:table-cell>
          <table:table-cell table:style-name="ce13" table:formula="of:=&quot;= $tab_conv_expr['MU']['&quot;&amp;[.B175]&amp;&quot;']&quot;" office:value-type="string" office:string-value="= $tab_conv_expr['MU']['tah']" calcext:value-type="string">
            <text:p>= $tab_conv_expr['MU']['tah']</text:p>
          </table:table-cell>
          <table:table-cell table:formula="of:=&quot;= &amp;&quot;&amp;[.P175]&amp;&quot;;&quot;" office:value-type="string" office:string-value="= &amp;$tab_conv_expr['UNI']['tah'];" calcext:value-type="string">
            <text:p>= &amp;$tab_conv_expr['UNI']['tah'];</text:p>
          </table:table-cell>
          <table:table-cell table:number-columns-repeated="100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Uyƣurqə ; ‫ئۇيغۇرچ</text:p>
          </table:table-cell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6]&amp;CHAR(34)&amp;&quot;,&quot;" office:value-type="string" office:string-value="&quot;173&quot;," calcext:value-type="string">
            <text:p>"173",</text:p>
          </table:table-cell>
          <table:table-cell table:formula="of:=CHAR(34)&amp;[.B176]&amp;CHAR(34)&amp;&quot;,&quot;" office:value-type="string" office:string-value="&quot;uig&quot;," calcext:value-type="string">
            <text:p>"uig",</text:p>
          </table:table-cell>
          <table:table-cell table:formula="of:=CHAR(34)&amp;[.C176]&amp;CHAR(34)&amp;&quot;,&quot;" office:value-type="string" office:string-value="&quot;Uyƣurqə ; ‫ئۇيغۇرچ&quot;," calcext:value-type="string">
            <text:p>"Uyƣurqə ; ‫ئۇيغۇرچ",</text:p>
          </table:table-cell>
          <table:table-cell table:formula="of:=CHAR(34)&amp;[.D176]&amp;CHAR(34)&amp;&quot;,&quot;" office:value-type="string" office:string-value="&quot;uig&quot;," calcext:value-type="string">
            <text:p>"uig",</text:p>
          </table:table-cell>
          <table:table-cell table:formula="of:=CHAR(34)&amp;[.E176]&amp;CHAR(34)&amp;&quot;,&quot;" office:value-type="string" office:string-value="&quot;ug&quot;," calcext:value-type="string">
            <text:p>"ug",</text:p>
          </table:table-cell>
          <table:table-cell table:formula="of:=CHAR(34)&amp;&quot;tl_&quot;&amp;[.B176]&amp;&quot;.png&quot;&amp;CHAR(34)" office:value-type="string" office:string-value="&quot;tl_uig.png&quot;" calcext:value-type="string">
            <text:p>"tl_uig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6]&amp;&quot;']&quot;" office:value-type="string" office:string-value="$tab_conv_expr['UNI']['uig']" calcext:value-type="string">
            <text:p>$tab_conv_expr['UNI']['uig']</text:p>
          </table:table-cell>
          <table:table-cell table:style-name="Default" table:formula="of:=&quot;= &quot;&amp;[.A176]&amp;&quot;;&quot;" office:value-type="string" office:string-value="= 173;" calcext:value-type="string">
            <text:p>= 173;</text:p>
          </table:table-cell>
          <table:table-cell/>
          <table:table-cell table:formula="of:=&quot;$tab_conv_expr['MSW']['&quot;&amp;[.B176]&amp;&quot;']&quot;" office:value-type="string" office:string-value="$tab_conv_expr['MSW']['uig']" calcext:value-type="string">
            <text:p>$tab_conv_expr['MSW']['uig']</text:p>
          </table:table-cell>
          <table:table-cell table:style-name="ce13" table:formula="of:=&quot;= $tab_conv_expr['MU']['&quot;&amp;[.B176]&amp;&quot;']&quot;" office:value-type="string" office:string-value="= $tab_conv_expr['MU']['uig']" calcext:value-type="string">
            <text:p>= $tab_conv_expr['MU']['uig']</text:p>
          </table:table-cell>
          <table:table-cell table:formula="of:=&quot;= &amp;&quot;&amp;[.P176]&amp;&quot;;&quot;" office:value-type="string" office:string-value="= &amp;$tab_conv_expr['UNI']['uig'];" calcext:value-type="string">
            <text:p>= &amp;$tab_conv_expr['UNI']['uig'];</text:p>
          </table:table-cell>
          <table:table-cell table:number-columns-repeated="1003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7]&amp;CHAR(34)&amp;&quot;,&quot;" office:value-type="string" office:string-value="&quot;174&quot;," calcext:value-type="string">
            <text:p>"174",</text:p>
          </table:table-cell>
          <table:table-cell table:formula="of:=CHAR(34)&amp;[.B177]&amp;CHAR(34)&amp;&quot;,&quot;" office:value-type="string" office:string-value="&quot;ukr&quot;," calcext:value-type="string">
            <text:p>"ukr",</text:p>
          </table:table-cell>
          <table:table-cell table:formula="of:=CHAR(34)&amp;[.C177]&amp;CHAR(34)&amp;&quot;,&quot;" office:value-type="string" office:string-value="&quot;українська мова&quot;," calcext:value-type="string">
            <text:p>"українська мова",</text:p>
          </table:table-cell>
          <table:table-cell table:formula="of:=CHAR(34)&amp;[.D177]&amp;CHAR(34)&amp;&quot;,&quot;" office:value-type="string" office:string-value="&quot;ukr&quot;," calcext:value-type="string">
            <text:p>"ukr",</text:p>
          </table:table-cell>
          <table:table-cell table:formula="of:=CHAR(34)&amp;[.E177]&amp;CHAR(34)&amp;&quot;,&quot;" office:value-type="string" office:string-value="&quot;uk&quot;," calcext:value-type="string">
            <text:p>"uk",</text:p>
          </table:table-cell>
          <table:table-cell table:formula="of:=CHAR(34)&amp;&quot;tl_&quot;&amp;[.B177]&amp;&quot;.png&quot;&amp;CHAR(34)" office:value-type="string" office:string-value="&quot;tl_ukr.png&quot;" calcext:value-type="string">
            <text:p>"tl_uk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7]&amp;&quot;']&quot;" office:value-type="string" office:string-value="$tab_conv_expr['UNI']['ukr']" calcext:value-type="string">
            <text:p>$tab_conv_expr['UNI']['ukr']</text:p>
          </table:table-cell>
          <table:table-cell table:style-name="Default" table:formula="of:=&quot;= &quot;&amp;[.A177]&amp;&quot;;&quot;" office:value-type="string" office:string-value="= 174;" calcext:value-type="string">
            <text:p>= 174;</text:p>
          </table:table-cell>
          <table:table-cell/>
          <table:table-cell table:formula="of:=&quot;$tab_conv_expr['MSW']['&quot;&amp;[.B177]&amp;&quot;']&quot;" office:value-type="string" office:string-value="$tab_conv_expr['MSW']['ukr']" calcext:value-type="string">
            <text:p>$tab_conv_expr['MSW']['ukr']</text:p>
          </table:table-cell>
          <table:table-cell table:style-name="ce13" table:formula="of:=&quot;= $tab_conv_expr['MU']['&quot;&amp;[.B177]&amp;&quot;']&quot;" office:value-type="string" office:string-value="= $tab_conv_expr['MU']['ukr']" calcext:value-type="string">
            <text:p>= $tab_conv_expr['MU']['ukr']</text:p>
          </table:table-cell>
          <table:table-cell table:formula="of:=&quot;= &amp;&quot;&amp;[.P177]&amp;&quot;;&quot;" office:value-type="string" office:string-value="= &amp;$tab_conv_expr['UNI']['ukr'];" calcext:value-type="string">
            <text:p>= &amp;$tab_conv_expr['UNI']['ukr'];</text:p>
          </table:table-cell>
          <table:table-cell table:number-columns-repeated="100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‫اردو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8]&amp;CHAR(34)&amp;&quot;,&quot;" office:value-type="string" office:string-value="&quot;175&quot;," calcext:value-type="string">
            <text:p>"175",</text:p>
          </table:table-cell>
          <table:table-cell table:formula="of:=CHAR(34)&amp;[.B178]&amp;CHAR(34)&amp;&quot;,&quot;" office:value-type="string" office:string-value="&quot;urd&quot;," calcext:value-type="string">
            <text:p>"urd",</text:p>
          </table:table-cell>
          <table:table-cell table:formula="of:=CHAR(34)&amp;[.C178]&amp;CHAR(34)&amp;&quot;,&quot;" office:value-type="string" office:string-value="&quot;‫اردو&quot;," calcext:value-type="string">
            <text:p>"‫اردو",</text:p>
          </table:table-cell>
          <table:table-cell table:formula="of:=CHAR(34)&amp;[.D178]&amp;CHAR(34)&amp;&quot;,&quot;" office:value-type="string" office:string-value="&quot;urd&quot;," calcext:value-type="string">
            <text:p>"urd",</text:p>
          </table:table-cell>
          <table:table-cell table:formula="of:=CHAR(34)&amp;[.E178]&amp;CHAR(34)&amp;&quot;,&quot;" office:value-type="string" office:string-value="&quot;ur&quot;," calcext:value-type="string">
            <text:p>"ur",</text:p>
          </table:table-cell>
          <table:table-cell table:formula="of:=CHAR(34)&amp;&quot;tl_&quot;&amp;[.B178]&amp;&quot;.png&quot;&amp;CHAR(34)" office:value-type="string" office:string-value="&quot;tl_urd.png&quot;" calcext:value-type="string">
            <text:p>"tl_ur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8]&amp;&quot;']&quot;" office:value-type="string" office:string-value="$tab_conv_expr['UNI']['urd']" calcext:value-type="string">
            <text:p>$tab_conv_expr['UNI']['urd']</text:p>
          </table:table-cell>
          <table:table-cell table:style-name="Default" table:formula="of:=&quot;= &quot;&amp;[.A178]&amp;&quot;;&quot;" office:value-type="string" office:string-value="= 175;" calcext:value-type="string">
            <text:p>= 175;</text:p>
          </table:table-cell>
          <table:table-cell/>
          <table:table-cell table:formula="of:=&quot;$tab_conv_expr['MSW']['&quot;&amp;[.B178]&amp;&quot;']&quot;" office:value-type="string" office:string-value="$tab_conv_expr['MSW']['urd']" calcext:value-type="string">
            <text:p>$tab_conv_expr['MSW']['urd']</text:p>
          </table:table-cell>
          <table:table-cell table:style-name="ce13" table:formula="of:=&quot;= $tab_conv_expr['MU']['&quot;&amp;[.B178]&amp;&quot;']&quot;" office:value-type="string" office:string-value="= $tab_conv_expr['MU']['urd']" calcext:value-type="string">
            <text:p>= $tab_conv_expr['MU']['urd']</text:p>
          </table:table-cell>
          <table:table-cell table:formula="of:=&quot;= &amp;&quot;&amp;[.P178]&amp;&quot;;&quot;" office:value-type="string" office:string-value="= &amp;$tab_conv_expr['UNI']['urd'];" calcext:value-type="string">
            <text:p>= &amp;$tab_conv_expr['UNI']['urd'];</text:p>
          </table:table-cell>
          <table:table-cell table:number-columns-repeated="1003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O'zbek ; Ўзбек ; أۇزبېك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79]&amp;CHAR(34)&amp;&quot;,&quot;" office:value-type="string" office:string-value="&quot;176&quot;," calcext:value-type="string">
            <text:p>"176",</text:p>
          </table:table-cell>
          <table:table-cell table:formula="of:=CHAR(34)&amp;[.B179]&amp;CHAR(34)&amp;&quot;,&quot;" office:value-type="string" office:string-value="&quot;uzb&quot;," calcext:value-type="string">
            <text:p>"uzb",</text:p>
          </table:table-cell>
          <table:table-cell table:formula="of:=CHAR(34)&amp;[.C179]&amp;CHAR(34)&amp;&quot;,&quot;" office:value-type="string" office:string-value="&quot;O'zbek ; Ўзбек ; أۇزبېك&quot;," calcext:value-type="string">
            <text:p>"O'zbek ; Ўзбек ; أۇزبېك",</text:p>
          </table:table-cell>
          <table:table-cell table:formula="of:=CHAR(34)&amp;[.D179]&amp;CHAR(34)&amp;&quot;,&quot;" office:value-type="string" office:string-value="&quot;uzb&quot;," calcext:value-type="string">
            <text:p>"uzb",</text:p>
          </table:table-cell>
          <table:table-cell table:formula="of:=CHAR(34)&amp;[.E179]&amp;CHAR(34)&amp;&quot;,&quot;" office:value-type="string" office:string-value="&quot;uz&quot;," calcext:value-type="string">
            <text:p>"uz",</text:p>
          </table:table-cell>
          <table:table-cell table:formula="of:=CHAR(34)&amp;&quot;tl_&quot;&amp;[.B179]&amp;&quot;.png&quot;&amp;CHAR(34)" office:value-type="string" office:string-value="&quot;tl_uzb.png&quot;" calcext:value-type="string">
            <text:p>"tl_uzb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79]&amp;&quot;']&quot;" office:value-type="string" office:string-value="$tab_conv_expr['UNI']['uzb']" calcext:value-type="string">
            <text:p>$tab_conv_expr['UNI']['uzb']</text:p>
          </table:table-cell>
          <table:table-cell table:style-name="Default" table:formula="of:=&quot;= &quot;&amp;[.A179]&amp;&quot;;&quot;" office:value-type="string" office:string-value="= 176;" calcext:value-type="string">
            <text:p>= 176;</text:p>
          </table:table-cell>
          <table:table-cell/>
          <table:table-cell table:formula="of:=&quot;$tab_conv_expr['MSW']['&quot;&amp;[.B179]&amp;&quot;']&quot;" office:value-type="string" office:string-value="$tab_conv_expr['MSW']['uzb']" calcext:value-type="string">
            <text:p>$tab_conv_expr['MSW']['uzb']</text:p>
          </table:table-cell>
          <table:table-cell table:style-name="ce13" table:formula="of:=&quot;= $tab_conv_expr['MU']['&quot;&amp;[.B179]&amp;&quot;']&quot;" office:value-type="string" office:string-value="= $tab_conv_expr['MU']['uzb']" calcext:value-type="string">
            <text:p>= $tab_conv_expr['MU']['uzb']</text:p>
          </table:table-cell>
          <table:table-cell table:formula="of:=&quot;= &amp;&quot;&amp;[.P179]&amp;&quot;;&quot;" office:value-type="string" office:string-value="= &amp;$tab_conv_expr['UNI']['uzb'];" calcext:value-type="string">
            <text:p>= &amp;$tab_conv_expr['UNI']['uzb'];</text:p>
          </table:table-cell>
          <table:table-cell table:number-columns-repeated="1003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0]&amp;CHAR(34)&amp;&quot;,&quot;" office:value-type="string" office:string-value="&quot;177&quot;," calcext:value-type="string">
            <text:p>"177",</text:p>
          </table:table-cell>
          <table:table-cell table:formula="of:=CHAR(34)&amp;[.B180]&amp;CHAR(34)&amp;&quot;,&quot;" office:value-type="string" office:string-value="&quot;ven&quot;," calcext:value-type="string">
            <text:p>"ven",</text:p>
          </table:table-cell>
          <table:table-cell table:formula="of:=CHAR(34)&amp;[.C180]&amp;CHAR(34)&amp;&quot;,&quot;" office:value-type="string" office:string-value="&quot;tshiVenḓa&quot;," calcext:value-type="string">
            <text:p>"tshiVenḓa",</text:p>
          </table:table-cell>
          <table:table-cell table:formula="of:=CHAR(34)&amp;[.D180]&amp;CHAR(34)&amp;&quot;,&quot;" office:value-type="string" office:string-value="&quot;ven&quot;," calcext:value-type="string">
            <text:p>"ven",</text:p>
          </table:table-cell>
          <table:table-cell table:formula="of:=CHAR(34)&amp;[.E180]&amp;CHAR(34)&amp;&quot;,&quot;" office:value-type="string" office:string-value="&quot;ve&quot;," calcext:value-type="string">
            <text:p>"ve",</text:p>
          </table:table-cell>
          <table:table-cell table:formula="of:=CHAR(34)&amp;&quot;tl_&quot;&amp;[.B180]&amp;&quot;.png&quot;&amp;CHAR(34)" office:value-type="string" office:string-value="&quot;tl_ven.png&quot;" calcext:value-type="string">
            <text:p>"tl_ve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0]&amp;&quot;']&quot;" office:value-type="string" office:string-value="$tab_conv_expr['UNI']['ven']" calcext:value-type="string">
            <text:p>$tab_conv_expr['UNI']['ven']</text:p>
          </table:table-cell>
          <table:table-cell table:style-name="Default" table:formula="of:=&quot;= &quot;&amp;[.A180]&amp;&quot;;&quot;" office:value-type="string" office:string-value="= 177;" calcext:value-type="string">
            <text:p>= 177;</text:p>
          </table:table-cell>
          <table:table-cell/>
          <table:table-cell table:formula="of:=&quot;$tab_conv_expr['MSW']['&quot;&amp;[.B180]&amp;&quot;']&quot;" office:value-type="string" office:string-value="$tab_conv_expr['MSW']['ven']" calcext:value-type="string">
            <text:p>$tab_conv_expr['MSW']['ven']</text:p>
          </table:table-cell>
          <table:table-cell table:style-name="ce13" table:formula="of:=&quot;= $tab_conv_expr['MU']['&quot;&amp;[.B180]&amp;&quot;']&quot;" office:value-type="string" office:string-value="= $tab_conv_expr['MU']['ven']" calcext:value-type="string">
            <text:p>= $tab_conv_expr['MU']['ven']</text:p>
          </table:table-cell>
          <table:table-cell table:formula="of:=&quot;= &amp;&quot;&amp;[.P180]&amp;&quot;;&quot;" office:value-type="string" office:string-value="= &amp;$tab_conv_expr['UNI']['ven'];" calcext:value-type="string">
            <text:p>= &amp;$tab_conv_expr['UNI']['ven'];</text:p>
          </table:table-cell>
          <table:table-cell table:number-columns-repeated="100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1]&amp;CHAR(34)&amp;&quot;,&quot;" office:value-type="string" office:string-value="&quot;178&quot;," calcext:value-type="string">
            <text:p>"178",</text:p>
          </table:table-cell>
          <table:table-cell table:formula="of:=CHAR(34)&amp;[.B181]&amp;CHAR(34)&amp;&quot;,&quot;" office:value-type="string" office:string-value="&quot;vie&quot;," calcext:value-type="string">
            <text:p>"vie",</text:p>
          </table:table-cell>
          <table:table-cell table:formula="of:=CHAR(34)&amp;[.C181]&amp;CHAR(34)&amp;&quot;,&quot;" office:value-type="string" office:string-value="&quot;Tiếng Việt&quot;," calcext:value-type="string">
            <text:p>"Tiếng Việt",</text:p>
          </table:table-cell>
          <table:table-cell table:formula="of:=CHAR(34)&amp;[.D181]&amp;CHAR(34)&amp;&quot;,&quot;" office:value-type="string" office:string-value="&quot;vie&quot;," calcext:value-type="string">
            <text:p>"vie",</text:p>
          </table:table-cell>
          <table:table-cell table:formula="of:=CHAR(34)&amp;[.E181]&amp;CHAR(34)&amp;&quot;,&quot;" office:value-type="string" office:string-value="&quot;vi&quot;," calcext:value-type="string">
            <text:p>"vi",</text:p>
          </table:table-cell>
          <table:table-cell table:formula="of:=CHAR(34)&amp;&quot;tl_&quot;&amp;[.B181]&amp;&quot;.png&quot;&amp;CHAR(34)" office:value-type="string" office:string-value="&quot;tl_vie.png&quot;" calcext:value-type="string">
            <text:p>"tl_vie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1]&amp;&quot;']&quot;" office:value-type="string" office:string-value="$tab_conv_expr['UNI']['vie']" calcext:value-type="string">
            <text:p>$tab_conv_expr['UNI']['vie']</text:p>
          </table:table-cell>
          <table:table-cell table:style-name="Default" table:formula="of:=&quot;= &quot;&amp;[.A181]&amp;&quot;;&quot;" office:value-type="string" office:string-value="= 178;" calcext:value-type="string">
            <text:p>= 178;</text:p>
          </table:table-cell>
          <table:table-cell/>
          <table:table-cell table:formula="of:=&quot;$tab_conv_expr['MSW']['&quot;&amp;[.B181]&amp;&quot;']&quot;" office:value-type="string" office:string-value="$tab_conv_expr['MSW']['vie']" calcext:value-type="string">
            <text:p>$tab_conv_expr['MSW']['vie']</text:p>
          </table:table-cell>
          <table:table-cell table:style-name="ce13" table:formula="of:=&quot;= $tab_conv_expr['MU']['&quot;&amp;[.B181]&amp;&quot;']&quot;" office:value-type="string" office:string-value="= $tab_conv_expr['MU']['vie']" calcext:value-type="string">
            <text:p>= $tab_conv_expr['MU']['vie']</text:p>
          </table:table-cell>
          <table:table-cell table:formula="of:=&quot;= &amp;&quot;&amp;[.P181]&amp;&quot;;&quot;" office:value-type="string" office:string-value="= &amp;$tab_conv_expr['UNI']['vie'];" calcext:value-type="string">
            <text:p>= &amp;$tab_conv_expr['UNI']['vie'];</text:p>
          </table:table-cell>
          <table:table-cell table:number-columns-repeated="100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2]&amp;CHAR(34)&amp;&quot;,&quot;" office:value-type="string" office:string-value="&quot;179&quot;," calcext:value-type="string">
            <text:p>"179",</text:p>
          </table:table-cell>
          <table:table-cell table:formula="of:=CHAR(34)&amp;[.B182]&amp;CHAR(34)&amp;&quot;,&quot;" office:value-type="string" office:string-value="&quot;vol&quot;," calcext:value-type="string">
            <text:p>"vol",</text:p>
          </table:table-cell>
          <table:table-cell table:formula="of:=CHAR(34)&amp;[.C182]&amp;CHAR(34)&amp;&quot;,&quot;" office:value-type="string" office:string-value="&quot;Volapük&quot;," calcext:value-type="string">
            <text:p>"Volapük",</text:p>
          </table:table-cell>
          <table:table-cell table:formula="of:=CHAR(34)&amp;[.D182]&amp;CHAR(34)&amp;&quot;,&quot;" office:value-type="string" office:string-value="&quot;vol&quot;," calcext:value-type="string">
            <text:p>"vol",</text:p>
          </table:table-cell>
          <table:table-cell table:formula="of:=CHAR(34)&amp;[.E182]&amp;CHAR(34)&amp;&quot;,&quot;" office:value-type="string" office:string-value="&quot;vo&quot;," calcext:value-type="string">
            <text:p>"vo",</text:p>
          </table:table-cell>
          <table:table-cell table:formula="of:=CHAR(34)&amp;&quot;tl_&quot;&amp;[.B182]&amp;&quot;.png&quot;&amp;CHAR(34)" office:value-type="string" office:string-value="&quot;tl_vol.png&quot;" calcext:value-type="string">
            <text:p>"tl_vo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2]&amp;&quot;']&quot;" office:value-type="string" office:string-value="$tab_conv_expr['UNI']['vol']" calcext:value-type="string">
            <text:p>$tab_conv_expr['UNI']['vol']</text:p>
          </table:table-cell>
          <table:table-cell table:style-name="Default" table:formula="of:=&quot;= &quot;&amp;[.A182]&amp;&quot;;&quot;" office:value-type="string" office:string-value="= 179;" calcext:value-type="string">
            <text:p>= 179;</text:p>
          </table:table-cell>
          <table:table-cell/>
          <table:table-cell table:formula="of:=&quot;$tab_conv_expr['MSW']['&quot;&amp;[.B182]&amp;&quot;']&quot;" office:value-type="string" office:string-value="$tab_conv_expr['MSW']['vol']" calcext:value-type="string">
            <text:p>$tab_conv_expr['MSW']['vol']</text:p>
          </table:table-cell>
          <table:table-cell table:style-name="ce13" table:formula="of:=&quot;= $tab_conv_expr['MU']['&quot;&amp;[.B182]&amp;&quot;']&quot;" office:value-type="string" office:string-value="= $tab_conv_expr['MU']['vol']" calcext:value-type="string">
            <text:p>= $tab_conv_expr['MU']['vol']</text:p>
          </table:table-cell>
          <table:table-cell table:formula="of:=&quot;= &amp;&quot;&amp;[.P182]&amp;&quot;;&quot;" office:value-type="string" office:string-value="= &amp;$tab_conv_expr['UNI']['vol'];" calcext:value-type="string">
            <text:p>= &amp;$tab_conv_expr['UNI']['vol'];</text:p>
          </table:table-cell>
          <table:table-cell table:number-columns-repeated="100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wln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3]&amp;CHAR(34)&amp;&quot;,&quot;" office:value-type="string" office:string-value="&quot;180&quot;," calcext:value-type="string">
            <text:p>"180",</text:p>
          </table:table-cell>
          <table:table-cell table:formula="of:=CHAR(34)&amp;[.B183]&amp;CHAR(34)&amp;&quot;,&quot;" office:value-type="string" office:string-value="&quot;wln&quot;," calcext:value-type="string">
            <text:p>"wln",</text:p>
          </table:table-cell>
          <table:table-cell table:formula="of:=CHAR(34)&amp;[.C183]&amp;CHAR(34)&amp;&quot;,&quot;" office:value-type="string" office:string-value="&quot;Walon&quot;," calcext:value-type="string">
            <text:p>"Walon",</text:p>
          </table:table-cell>
          <table:table-cell table:formula="of:=CHAR(34)&amp;[.D183]&amp;CHAR(34)&amp;&quot;,&quot;" office:value-type="string" office:string-value="&quot;wln&quot;," calcext:value-type="string">
            <text:p>"wln",</text:p>
          </table:table-cell>
          <table:table-cell table:formula="of:=CHAR(34)&amp;[.E183]&amp;CHAR(34)&amp;&quot;,&quot;" office:value-type="string" office:string-value="&quot;wa&quot;," calcext:value-type="string">
            <text:p>"wa",</text:p>
          </table:table-cell>
          <table:table-cell table:formula="of:=CHAR(34)&amp;&quot;tl_&quot;&amp;[.B183]&amp;&quot;.png&quot;&amp;CHAR(34)" office:value-type="string" office:string-value="&quot;tl_wln.png&quot;" calcext:value-type="string">
            <text:p>"tl_wln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3]&amp;&quot;']&quot;" office:value-type="string" office:string-value="$tab_conv_expr['UNI']['wln']" calcext:value-type="string">
            <text:p>$tab_conv_expr['UNI']['wln']</text:p>
          </table:table-cell>
          <table:table-cell table:style-name="Default" table:formula="of:=&quot;= &quot;&amp;[.A183]&amp;&quot;;&quot;" office:value-type="string" office:string-value="= 180;" calcext:value-type="string">
            <text:p>= 180;</text:p>
          </table:table-cell>
          <table:table-cell/>
          <table:table-cell table:formula="of:=&quot;$tab_conv_expr['MSW']['&quot;&amp;[.B183]&amp;&quot;']&quot;" office:value-type="string" office:string-value="$tab_conv_expr['MSW']['wln']" calcext:value-type="string">
            <text:p>$tab_conv_expr['MSW']['wln']</text:p>
          </table:table-cell>
          <table:table-cell table:style-name="ce13" table:formula="of:=&quot;= $tab_conv_expr['MU']['&quot;&amp;[.B183]&amp;&quot;']&quot;" office:value-type="string" office:string-value="= $tab_conv_expr['MU']['wln']" calcext:value-type="string">
            <text:p>= $tab_conv_expr['MU']['wln']</text:p>
          </table:table-cell>
          <table:table-cell table:formula="of:=&quot;= &amp;&quot;&amp;[.P183]&amp;&quot;;&quot;" office:value-type="string" office:string-value="= &amp;$tab_conv_expr['UNI']['wln'];" calcext:value-type="string">
            <text:p>= &amp;$tab_conv_expr['UNI']['wln'];</text:p>
          </table:table-cell>
          <table:table-cell table:number-columns-repeated="1003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4]&amp;CHAR(34)&amp;&quot;,&quot;" office:value-type="string" office:string-value="&quot;181&quot;," calcext:value-type="string">
            <text:p>"181",</text:p>
          </table:table-cell>
          <table:table-cell table:formula="of:=CHAR(34)&amp;[.B184]&amp;CHAR(34)&amp;&quot;,&quot;" office:value-type="string" office:string-value="&quot;wol&quot;," calcext:value-type="string">
            <text:p>"wol",</text:p>
          </table:table-cell>
          <table:table-cell table:formula="of:=CHAR(34)&amp;[.C184]&amp;CHAR(34)&amp;&quot;,&quot;" office:value-type="string" office:string-value="&quot;Wollof&quot;," calcext:value-type="string">
            <text:p>"Wollof",</text:p>
          </table:table-cell>
          <table:table-cell table:formula="of:=CHAR(34)&amp;[.D184]&amp;CHAR(34)&amp;&quot;,&quot;" office:value-type="string" office:string-value="&quot;wol&quot;," calcext:value-type="string">
            <text:p>"wol",</text:p>
          </table:table-cell>
          <table:table-cell table:formula="of:=CHAR(34)&amp;[.E184]&amp;CHAR(34)&amp;&quot;,&quot;" office:value-type="string" office:string-value="&quot;wo&quot;," calcext:value-type="string">
            <text:p>"wo",</text:p>
          </table:table-cell>
          <table:table-cell table:formula="of:=CHAR(34)&amp;&quot;tl_&quot;&amp;[.B184]&amp;&quot;.png&quot;&amp;CHAR(34)" office:value-type="string" office:string-value="&quot;tl_wol.png&quot;" calcext:value-type="string">
            <text:p>"tl_wo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4]&amp;&quot;']&quot;" office:value-type="string" office:string-value="$tab_conv_expr['UNI']['wol']" calcext:value-type="string">
            <text:p>$tab_conv_expr['UNI']['wol']</text:p>
          </table:table-cell>
          <table:table-cell table:style-name="Default" table:formula="of:=&quot;= &quot;&amp;[.A184]&amp;&quot;;&quot;" office:value-type="string" office:string-value="= 181;" calcext:value-type="string">
            <text:p>= 181;</text:p>
          </table:table-cell>
          <table:table-cell/>
          <table:table-cell table:formula="of:=&quot;$tab_conv_expr['MSW']['&quot;&amp;[.B184]&amp;&quot;']&quot;" office:value-type="string" office:string-value="$tab_conv_expr['MSW']['wol']" calcext:value-type="string">
            <text:p>$tab_conv_expr['MSW']['wol']</text:p>
          </table:table-cell>
          <table:table-cell table:style-name="ce13" table:formula="of:=&quot;= $tab_conv_expr['MU']['&quot;&amp;[.B184]&amp;&quot;']&quot;" office:value-type="string" office:string-value="= $tab_conv_expr['MU']['wol']" calcext:value-type="string">
            <text:p>= $tab_conv_expr['MU']['wol']</text:p>
          </table:table-cell>
          <table:table-cell table:formula="of:=&quot;= &amp;&quot;&amp;[.P184]&amp;&quot;;&quot;" office:value-type="string" office:string-value="= &amp;$tab_conv_expr['UNI']['wol'];" calcext:value-type="string">
            <text:p>= &amp;$tab_conv_expr['UNI']['wol'];</text:p>
          </table:table-cell>
          <table:table-cell table:number-columns-repeated="1003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xho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5]&amp;CHAR(34)&amp;&quot;,&quot;" office:value-type="string" office:string-value="&quot;182&quot;," calcext:value-type="string">
            <text:p>"182",</text:p>
          </table:table-cell>
          <table:table-cell table:formula="of:=CHAR(34)&amp;[.B185]&amp;CHAR(34)&amp;&quot;,&quot;" office:value-type="string" office:string-value="&quot;xho&quot;," calcext:value-type="string">
            <text:p>"xho",</text:p>
          </table:table-cell>
          <table:table-cell table:formula="of:=CHAR(34)&amp;[.C185]&amp;CHAR(34)&amp;&quot;,&quot;" office:value-type="string" office:string-value="&quot;isiXhosa&quot;," calcext:value-type="string">
            <text:p>"isiXhosa",</text:p>
          </table:table-cell>
          <table:table-cell table:formula="of:=CHAR(34)&amp;[.D185]&amp;CHAR(34)&amp;&quot;,&quot;" office:value-type="string" office:string-value="&quot;xho&quot;," calcext:value-type="string">
            <text:p>"xho",</text:p>
          </table:table-cell>
          <table:table-cell table:formula="of:=CHAR(34)&amp;[.E185]&amp;CHAR(34)&amp;&quot;,&quot;" office:value-type="string" office:string-value="&quot;xh&quot;," calcext:value-type="string">
            <text:p>"xh",</text:p>
          </table:table-cell>
          <table:table-cell table:formula="of:=CHAR(34)&amp;&quot;tl_&quot;&amp;[.B185]&amp;&quot;.png&quot;&amp;CHAR(34)" office:value-type="string" office:string-value="&quot;tl_xho.png&quot;" calcext:value-type="string">
            <text:p>"tl_xh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5]&amp;&quot;']&quot;" office:value-type="string" office:string-value="$tab_conv_expr['UNI']['xho']" calcext:value-type="string">
            <text:p>$tab_conv_expr['UNI']['xho']</text:p>
          </table:table-cell>
          <table:table-cell table:style-name="Default" table:formula="of:=&quot;= &quot;&amp;[.A185]&amp;&quot;;&quot;" office:value-type="string" office:string-value="= 182;" calcext:value-type="string">
            <text:p>= 182;</text:p>
          </table:table-cell>
          <table:table-cell/>
          <table:table-cell table:formula="of:=&quot;$tab_conv_expr['MSW']['&quot;&amp;[.B185]&amp;&quot;']&quot;" office:value-type="string" office:string-value="$tab_conv_expr['MSW']['xho']" calcext:value-type="string">
            <text:p>$tab_conv_expr['MSW']['xho']</text:p>
          </table:table-cell>
          <table:table-cell table:style-name="ce13" table:formula="of:=&quot;= $tab_conv_expr['MU']['&quot;&amp;[.B185]&amp;&quot;']&quot;" office:value-type="string" office:string-value="= $tab_conv_expr['MU']['xho']" calcext:value-type="string">
            <text:p>= $tab_conv_expr['MU']['xho']</text:p>
          </table:table-cell>
          <table:table-cell table:formula="of:=&quot;= &amp;&quot;&amp;[.P185]&amp;&quot;;&quot;" office:value-type="string" office:string-value="= &amp;$tab_conv_expr['UNI']['xho'];" calcext:value-type="string">
            <text:p>= &amp;$tab_conv_expr['UNI']['xho'];</text:p>
          </table:table-cell>
          <table:table-cell table:number-columns-repeated="100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‫ייִדיש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6]&amp;CHAR(34)&amp;&quot;,&quot;" office:value-type="string" office:string-value="&quot;183&quot;," calcext:value-type="string">
            <text:p>"183",</text:p>
          </table:table-cell>
          <table:table-cell table:formula="of:=CHAR(34)&amp;[.B186]&amp;CHAR(34)&amp;&quot;,&quot;" office:value-type="string" office:string-value="&quot;yid&quot;," calcext:value-type="string">
            <text:p>"yid",</text:p>
          </table:table-cell>
          <table:table-cell table:formula="of:=CHAR(34)&amp;[.C186]&amp;CHAR(34)&amp;&quot;,&quot;" office:value-type="string" office:string-value="&quot;‫ייִדיש&quot;," calcext:value-type="string">
            <text:p>"‫ייִדיש",</text:p>
          </table:table-cell>
          <table:table-cell table:formula="of:=CHAR(34)&amp;[.D186]&amp;CHAR(34)&amp;&quot;,&quot;" office:value-type="string" office:string-value="&quot;yid&quot;," calcext:value-type="string">
            <text:p>"yid",</text:p>
          </table:table-cell>
          <table:table-cell table:formula="of:=CHAR(34)&amp;[.E186]&amp;CHAR(34)&amp;&quot;,&quot;" office:value-type="string" office:string-value="&quot;yi&quot;," calcext:value-type="string">
            <text:p>"yi",</text:p>
          </table:table-cell>
          <table:table-cell table:formula="of:=CHAR(34)&amp;&quot;tl_&quot;&amp;[.B186]&amp;&quot;.png&quot;&amp;CHAR(34)" office:value-type="string" office:string-value="&quot;tl_yid.png&quot;" calcext:value-type="string">
            <text:p>"tl_yid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6]&amp;&quot;']&quot;" office:value-type="string" office:string-value="$tab_conv_expr['UNI']['yid']" calcext:value-type="string">
            <text:p>$tab_conv_expr['UNI']['yid']</text:p>
          </table:table-cell>
          <table:table-cell table:style-name="Default" table:formula="of:=&quot;= &quot;&amp;[.A186]&amp;&quot;;&quot;" office:value-type="string" office:string-value="= 183;" calcext:value-type="string">
            <text:p>= 183;</text:p>
          </table:table-cell>
          <table:table-cell/>
          <table:table-cell table:formula="of:=&quot;$tab_conv_expr['MSW']['&quot;&amp;[.B186]&amp;&quot;']&quot;" office:value-type="string" office:string-value="$tab_conv_expr['MSW']['yid']" calcext:value-type="string">
            <text:p>$tab_conv_expr['MSW']['yid']</text:p>
          </table:table-cell>
          <table:table-cell table:style-name="ce13" table:formula="of:=&quot;= $tab_conv_expr['MU']['&quot;&amp;[.B186]&amp;&quot;']&quot;" office:value-type="string" office:string-value="= $tab_conv_expr['MU']['yid']" calcext:value-type="string">
            <text:p>= $tab_conv_expr['MU']['yid']</text:p>
          </table:table-cell>
          <table:table-cell table:formula="of:=&quot;= &amp;&quot;&amp;[.P186]&amp;&quot;;&quot;" office:value-type="string" office:string-value="= &amp;$tab_conv_expr['UNI']['yid'];" calcext:value-type="string">
            <text:p>= &amp;$tab_conv_expr['UNI']['yid'];</text:p>
          </table:table-cell>
          <table:table-cell table:number-columns-repeated="1003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7]&amp;CHAR(34)&amp;&quot;,&quot;" office:value-type="string" office:string-value="&quot;184&quot;," calcext:value-type="string">
            <text:p>"184",</text:p>
          </table:table-cell>
          <table:table-cell table:formula="of:=CHAR(34)&amp;[.B187]&amp;CHAR(34)&amp;&quot;,&quot;" office:value-type="string" office:string-value="&quot;yor&quot;," calcext:value-type="string">
            <text:p>"yor",</text:p>
          </table:table-cell>
          <table:table-cell table:formula="of:=CHAR(34)&amp;[.C187]&amp;CHAR(34)&amp;&quot;,&quot;" office:value-type="string" office:string-value="&quot;Yorùbá&quot;," calcext:value-type="string">
            <text:p>"Yorùbá",</text:p>
          </table:table-cell>
          <table:table-cell table:formula="of:=CHAR(34)&amp;[.D187]&amp;CHAR(34)&amp;&quot;,&quot;" office:value-type="string" office:string-value="&quot;yor&quot;," calcext:value-type="string">
            <text:p>"yor",</text:p>
          </table:table-cell>
          <table:table-cell table:formula="of:=CHAR(34)&amp;[.E187]&amp;CHAR(34)&amp;&quot;,&quot;" office:value-type="string" office:string-value="&quot;yo&quot;," calcext:value-type="string">
            <text:p>"yo",</text:p>
          </table:table-cell>
          <table:table-cell table:formula="of:=CHAR(34)&amp;&quot;tl_&quot;&amp;[.B187]&amp;&quot;.png&quot;&amp;CHAR(34)" office:value-type="string" office:string-value="&quot;tl_yor.png&quot;" calcext:value-type="string">
            <text:p>"tl_yor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7]&amp;&quot;']&quot;" office:value-type="string" office:string-value="$tab_conv_expr['UNI']['yor']" calcext:value-type="string">
            <text:p>$tab_conv_expr['UNI']['yor']</text:p>
          </table:table-cell>
          <table:table-cell table:style-name="Default" table:formula="of:=&quot;= &quot;&amp;[.A187]&amp;&quot;;&quot;" office:value-type="string" office:string-value="= 184;" calcext:value-type="string">
            <text:p>= 184;</text:p>
          </table:table-cell>
          <table:table-cell/>
          <table:table-cell table:formula="of:=&quot;$tab_conv_expr['MSW']['&quot;&amp;[.B187]&amp;&quot;']&quot;" office:value-type="string" office:string-value="$tab_conv_expr['MSW']['yor']" calcext:value-type="string">
            <text:p>$tab_conv_expr['MSW']['yor']</text:p>
          </table:table-cell>
          <table:table-cell table:style-name="ce13" table:formula="of:=&quot;= $tab_conv_expr['MU']['&quot;&amp;[.B187]&amp;&quot;']&quot;" office:value-type="string" office:string-value="= $tab_conv_expr['MU']['yor']" calcext:value-type="string">
            <text:p>= $tab_conv_expr['MU']['yor']</text:p>
          </table:table-cell>
          <table:table-cell table:formula="of:=&quot;= &amp;&quot;&amp;[.P187]&amp;&quot;;&quot;" office:value-type="string" office:string-value="= &amp;$tab_conv_expr['UNI']['yor'];" calcext:value-type="string">
            <text:p>= &amp;$tab_conv_expr['UNI']['yor'];</text:p>
          </table:table-cell>
          <table:table-cell table:number-columns-repeated="100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Saɯ cueŋƅ ; Saw cuengh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8]&amp;CHAR(34)&amp;&quot;,&quot;" office:value-type="string" office:string-value="&quot;185&quot;," calcext:value-type="string">
            <text:p>"185",</text:p>
          </table:table-cell>
          <table:table-cell table:formula="of:=CHAR(34)&amp;[.B188]&amp;CHAR(34)&amp;&quot;,&quot;" office:value-type="string" office:string-value="&quot;zha&quot;," calcext:value-type="string">
            <text:p>"zha",</text:p>
          </table:table-cell>
          <table:table-cell table:formula="of:=CHAR(34)&amp;[.C188]&amp;CHAR(34)&amp;&quot;,&quot;" office:value-type="string" office:string-value="&quot;Saɯ cueŋƅ ; Saw cuengh&quot;," calcext:value-type="string">
            <text:p>"Saɯ cueŋƅ ; Saw cuengh",</text:p>
          </table:table-cell>
          <table:table-cell table:formula="of:=CHAR(34)&amp;[.D188]&amp;CHAR(34)&amp;&quot;,&quot;" office:value-type="string" office:string-value="&quot;zha&quot;," calcext:value-type="string">
            <text:p>"zha",</text:p>
          </table:table-cell>
          <table:table-cell table:formula="of:=CHAR(34)&amp;[.E188]&amp;CHAR(34)&amp;&quot;,&quot;" office:value-type="string" office:string-value="&quot;za&quot;," calcext:value-type="string">
            <text:p>"za",</text:p>
          </table:table-cell>
          <table:table-cell table:formula="of:=CHAR(34)&amp;&quot;tl_&quot;&amp;[.B188]&amp;&quot;.png&quot;&amp;CHAR(34)" office:value-type="string" office:string-value="&quot;tl_zha.png&quot;" calcext:value-type="string">
            <text:p>"tl_zha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8]&amp;&quot;']&quot;" office:value-type="string" office:string-value="$tab_conv_expr['UNI']['zha']" calcext:value-type="string">
            <text:p>$tab_conv_expr['UNI']['zha']</text:p>
          </table:table-cell>
          <table:table-cell table:style-name="Default" table:formula="of:=&quot;= &quot;&amp;[.A188]&amp;&quot;;&quot;" office:value-type="string" office:string-value="= 185;" calcext:value-type="string">
            <text:p>= 185;</text:p>
          </table:table-cell>
          <table:table-cell/>
          <table:table-cell table:formula="of:=&quot;$tab_conv_expr['MSW']['&quot;&amp;[.B188]&amp;&quot;']&quot;" office:value-type="string" office:string-value="$tab_conv_expr['MSW']['zha']" calcext:value-type="string">
            <text:p>$tab_conv_expr['MSW']['zha']</text:p>
          </table:table-cell>
          <table:table-cell table:style-name="ce13" table:formula="of:=&quot;= $tab_conv_expr['MU']['&quot;&amp;[.B188]&amp;&quot;']&quot;" office:value-type="string" office:string-value="= $tab_conv_expr['MU']['zha']" calcext:value-type="string">
            <text:p>= $tab_conv_expr['MU']['zha']</text:p>
          </table:table-cell>
          <table:table-cell table:formula="of:=&quot;= &amp;&quot;&amp;[.P188]&amp;&quot;;&quot;" office:value-type="string" office:string-value="= &amp;$tab_conv_expr['UNI']['zha'];" calcext:value-type="string">
            <text:p>= &amp;$tab_conv_expr['UNI']['zha'];</text:p>
          </table:table-cell>
          <table:table-cell table:number-columns-repeated="1003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中文, 汉语, 漢語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89]&amp;CHAR(34)&amp;&quot;,&quot;" office:value-type="string" office:string-value="&quot;186&quot;," calcext:value-type="string">
            <text:p>"186",</text:p>
          </table:table-cell>
          <table:table-cell table:formula="of:=CHAR(34)&amp;[.B189]&amp;CHAR(34)&amp;&quot;,&quot;" office:value-type="string" office:string-value="&quot;zho&quot;," calcext:value-type="string">
            <text:p>"zho",</text:p>
          </table:table-cell>
          <table:table-cell table:formula="of:=CHAR(34)&amp;[.C189]&amp;CHAR(34)&amp;&quot;,&quot;" office:value-type="string" office:string-value="&quot;中文, 汉语, 漢語&quot;," calcext:value-type="string">
            <text:p>"中文, 汉语, 漢語",</text:p>
          </table:table-cell>
          <table:table-cell table:formula="of:=CHAR(34)&amp;[.D189]&amp;CHAR(34)&amp;&quot;,&quot;" office:value-type="string" office:string-value="&quot;chi/zho&quot;," calcext:value-type="string">
            <text:p>"chi/zho",</text:p>
          </table:table-cell>
          <table:table-cell table:formula="of:=CHAR(34)&amp;[.E189]&amp;CHAR(34)&amp;&quot;,&quot;" office:value-type="string" office:string-value="&quot;zh&quot;," calcext:value-type="string">
            <text:p>"zh",</text:p>
          </table:table-cell>
          <table:table-cell table:formula="of:=CHAR(34)&amp;&quot;tl_&quot;&amp;[.B189]&amp;&quot;.png&quot;&amp;CHAR(34)" office:value-type="string" office:string-value="&quot;tl_zho.png&quot;" calcext:value-type="string">
            <text:p>"tl_zho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89]&amp;&quot;']&quot;" office:value-type="string" office:string-value="$tab_conv_expr['UNI']['zho']" calcext:value-type="string">
            <text:p>$tab_conv_expr['UNI']['zho']</text:p>
          </table:table-cell>
          <table:table-cell table:style-name="Default" table:formula="of:=&quot;= &quot;&amp;[.A189]&amp;&quot;;&quot;" office:value-type="string" office:string-value="= 186;" calcext:value-type="string">
            <text:p>= 186;</text:p>
          </table:table-cell>
          <table:table-cell/>
          <table:table-cell table:formula="of:=&quot;$tab_conv_expr['MSW']['&quot;&amp;[.B189]&amp;&quot;']&quot;" office:value-type="string" office:string-value="$tab_conv_expr['MSW']['zho']" calcext:value-type="string">
            <text:p>$tab_conv_expr['MSW']['zho']</text:p>
          </table:table-cell>
          <table:table-cell table:style-name="ce13" table:formula="of:=&quot;= $tab_conv_expr['MU']['&quot;&amp;[.B189]&amp;&quot;']&quot;" office:value-type="string" office:string-value="= $tab_conv_expr['MU']['zho']" calcext:value-type="string">
            <text:p>= $tab_conv_expr['MU']['zho']</text:p>
          </table:table-cell>
          <table:table-cell table:formula="of:=&quot;= &amp;&quot;&amp;[.P189]&amp;&quot;;&quot;" office:value-type="string" office:string-value="= &amp;$tab_conv_expr['UNI']['zho'];" calcext:value-type="string">
            <text:p>= &amp;$tab_conv_expr['UNI']['zho'];</text:p>
          </table:table-cell>
          <table:table-cell table:number-columns-repeated="1003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/>
          <table:table-cell office:value-type="string" calcext:value-type="string">
            <text:p>INSERT INTO !table! VALUES (</text:p>
          </table:table-cell>
          <table:table-cell table:formula="of:=CHAR(34)&amp;[.A190]&amp;CHAR(34)&amp;&quot;,&quot;" office:value-type="string" office:string-value="&quot;187&quot;," calcext:value-type="string">
            <text:p>"187",</text:p>
          </table:table-cell>
          <table:table-cell table:formula="of:=CHAR(34)&amp;[.B190]&amp;CHAR(34)&amp;&quot;,&quot;" office:value-type="string" office:string-value="&quot;zul&quot;," calcext:value-type="string">
            <text:p>"zul",</text:p>
          </table:table-cell>
          <table:table-cell table:formula="of:=CHAR(34)&amp;[.C190]&amp;CHAR(34)&amp;&quot;,&quot;" office:value-type="string" office:string-value="&quot;isiZulu&quot;," calcext:value-type="string">
            <text:p>"isiZulu",</text:p>
          </table:table-cell>
          <table:table-cell table:formula="of:=CHAR(34)&amp;[.D190]&amp;CHAR(34)&amp;&quot;,&quot;" office:value-type="string" office:string-value="&quot;zul&quot;," calcext:value-type="string">
            <text:p>"zul",</text:p>
          </table:table-cell>
          <table:table-cell table:formula="of:=CHAR(34)&amp;[.E190]&amp;CHAR(34)&amp;&quot;,&quot;" office:value-type="string" office:string-value="&quot;zu&quot;," calcext:value-type="string">
            <text:p>"zu",</text:p>
          </table:table-cell>
          <table:table-cell table:formula="of:=CHAR(34)&amp;&quot;tl_&quot;&amp;[.B190]&amp;&quot;.png&quot;&amp;CHAR(34)" office:value-type="string" office:string-value="&quot;tl_zul.png&quot;" calcext:value-type="string">
            <text:p>"tl_zul.png"</text:p>
          </table:table-cell>
          <table:table-cell office:value-type="string" calcext:value-type="string">
            <text:p>);</text:p>
          </table:table-cell>
          <table:table-cell/>
          <table:table-cell table:formula="of:=&quot;$tab_conv_expr['UNI']['&quot;&amp;[.B190]&amp;&quot;']&quot;" office:value-type="string" office:string-value="$tab_conv_expr['UNI']['zul']" calcext:value-type="string">
            <text:p>$tab_conv_expr['UNI']['zul']</text:p>
          </table:table-cell>
          <table:table-cell table:style-name="Default" table:formula="of:=&quot;= &quot;&amp;[.A190]&amp;&quot;;&quot;" office:value-type="string" office:string-value="= 187;" calcext:value-type="string">
            <text:p>= 187;</text:p>
          </table:table-cell>
          <table:table-cell/>
          <table:table-cell table:formula="of:=&quot;$tab_conv_expr['MSW']['&quot;&amp;[.B190]&amp;&quot;']&quot;" office:value-type="string" office:string-value="$tab_conv_expr['MSW']['zul']" calcext:value-type="string">
            <text:p>$tab_conv_expr['MSW']['zul']</text:p>
          </table:table-cell>
          <table:table-cell table:style-name="ce13" table:formula="of:=&quot;= $tab_conv_expr['MU']['&quot;&amp;[.B190]&amp;&quot;']&quot;" office:value-type="string" office:string-value="= $tab_conv_expr['MU']['zul']" calcext:value-type="string">
            <text:p>= $tab_conv_expr['MU']['zul']</text:p>
          </table:table-cell>
          <table:table-cell table:formula="of:=&quot;= &amp;&quot;&amp;[.P190]&amp;&quot;;&quot;" office:value-type="string" office:string-value="= &amp;$tab_conv_expr['UNI']['zul'];" calcext:value-type="string">
            <text:p>= &amp;$tab_conv_expr['UNI']['zul'];</text:p>
          </table:table-cell>
          <table:table-cell table:number-columns-repeated="1003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22:43:13.627767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0:34:57.831080145</meta:creation-date>
    <dc:date>2017-10-10T22:50:21.400204259</dc:date>
    <meta:editing-duration>PT3H29M59S</meta:editing-duration>
    <meta:editing-cycles>6</meta:editing-cycles>
    <meta:generator>LibreOffice/4.3.3.2$Linux_X86_64 LibreOffice_project/430m0$Build-2</meta:generator>
    <meta:document-statistic meta:table-count="3" meta:cell-count="5819" meta:object-count="0"/>
  </office:meta>
</office:document-meta>
</file>